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fo:padding="0.049cm" fo:border-left="0.75pt solid #808080" fo:border-right="0.75pt solid #808080" fo:border-top="0.75pt solid #808080" fo:border-bottom="0.05pt solid #808080"/>
    </style:style>
    <style:style style:name="Tableau1.A2" style:family="table-cell">
      <style:table-cell-properties style:vertical-align="middle" fo:padding="0.049cm" fo:border-left="0.75pt solid #808080" fo:border-right="0.75pt solid #808080" fo:border-top="none" fo:border-bottom="0.75pt solid #808080"/>
    </style:style>
    <style:style style:name="Tableau2" style:family="table">
      <style:table-properties style:width="17cm" table:align="left"/>
    </style:style>
    <style:style style:name="Tableau2.A" style:family="table-column">
      <style:table-column-properties style:column-width="17cm"/>
    </style:style>
    <style:style style:name="Tableau2.A1" style:family="table-cell">
      <style:table-cell-properties fo:padding="0.049cm" fo:border-left="0.75pt solid #808080" fo:border-right="0.75pt solid #808080" fo:border-top="0.75pt solid #808080" fo:border-bottom="0.05pt solid #808080"/>
    </style:style>
    <style:style style:name="Tableau2.A2" style:family="table-cell">
      <style:table-cell-properties style:vertical-align="middle" fo:padding="0.049cm" fo:border-left="0.75pt solid #808080" fo:border-right="0.75pt solid #808080" fo:border-top="none" fo:border-bottom="0.75pt solid #808080"/>
    </style:style>
    <style:style style:name="Tableau3" style:family="table">
      <style:table-properties style:width="17cm" table:align="left"/>
    </style:style>
    <style:style style:name="Tableau3.A" style:family="table-column">
      <style:table-column-properties style:column-width="17cm"/>
    </style:style>
    <style:style style:name="Tableau3.A1" style:family="table-cell">
      <style:table-cell-properties fo:padding="0.049cm" fo:border-left="0.75pt solid #808080" fo:border-right="0.75pt solid #808080" fo:border-top="0.75pt solid #808080" fo:border-bottom="0.05pt solid #808080"/>
    </style:style>
    <style:style style:name="Tableau3.A2" style:family="table-cell">
      <style:table-cell-properties style:vertical-align="middle" fo:padding="0.049cm" fo:border-left="0.75pt solid #808080" fo:border-right="0.75pt solid #808080" fo:border-top="none" fo:border-bottom="0.75pt solid #808080"/>
    </style:style>
    <style:style style:name="Tableau4" style:family="table">
      <style:table-properties style:width="17cm" table:align="left"/>
    </style:style>
    <style:style style:name="Tableau4.A" style:family="table-column">
      <style:table-column-properties style:column-width="17cm"/>
    </style:style>
    <style:style style:name="Tableau4.A1" style:family="table-cell">
      <style:table-cell-properties fo:padding="0.049cm" fo:border-left="0.75pt solid #808080" fo:border-right="0.75pt solid #808080" fo:border-top="0.75pt solid #808080" fo:border-bottom="0.05pt solid #808080"/>
    </style:style>
    <style:style style:name="Tableau4.A2" style:family="table-cell">
      <style:table-cell-properties style:vertical-align="middle" fo:padding="0.049cm" fo:border-left="0.75pt solid #808080" fo:border-right="0.75pt solid #808080" fo:border-top="none" fo:border-bottom="0.75pt solid #808080"/>
    </style:style>
    <style:style style:name="Tableau5" style:family="table">
      <style:table-properties style:width="17cm" table:align="left"/>
    </style:style>
    <style:style style:name="Tableau5.A" style:family="table-column">
      <style:table-column-properties style:column-width="17cm"/>
    </style:style>
    <style:style style:name="Tableau5.A1" style:family="table-cell">
      <style:table-cell-properties fo:padding="0.049cm" fo:border-left="0.75pt solid #808080" fo:border-right="0.75pt solid #808080" fo:border-top="0.75pt solid #808080" fo:border-bottom="0.05pt solid #808080"/>
    </style:style>
    <style:style style:name="Tableau5.A2" style:family="table-cell">
      <style:table-cell-properties fo:padding="0.049cm" fo:border-left="0.75pt solid #808080" fo:border-right="0.75pt solid #808080" fo:border-top="none" fo:border-bottom="0.75pt solid #808080"/>
    </style:style>
    <style:style style:name="Tableau6" style:family="table">
      <style:table-properties style:width="17cm" table:align="left"/>
    </style:style>
    <style:style style:name="Tableau6.A" style:family="table-column">
      <style:table-column-properties style:column-width="13.469cm"/>
    </style:style>
    <style:style style:name="Tableau6.B" style:family="table-column">
      <style:table-column-properties style:column-width="3.531cm"/>
    </style:style>
    <style:style style:name="Tableau6.A1" style:family="table-cell">
      <style:table-cell-properties fo:padding="0.049cm" fo:border-left="0.75pt solid #808080" fo:border-right="none" fo:border-top="0.75pt solid #808080" fo:border-bottom="0.05pt solid #808080"/>
    </style:style>
    <style:style style:name="Tableau6.B1" style:family="table-cell">
      <style:table-cell-properties style:vertical-align="middle" fo:padding="0.049cm" fo:border-left="0.05pt solid #808080" fo:border-right="0.75pt solid #808080" fo:border-top="0.75pt solid #808080" fo:border-bottom="0.05pt solid #808080"/>
    </style:style>
    <style:style style:name="Tableau6.A2" style:family="table-cell">
      <style:table-cell-properties fo:padding="0.049cm" fo:border-left="0.75pt solid #808080" fo:border-right="none" fo:border-top="none" fo:border-bottom="0.05pt solid #808080"/>
    </style:style>
    <style:style style:name="Tableau6.B2" style:family="table-cell">
      <style:table-cell-properties style:vertical-align="middle" fo:padding="0.049cm" fo:border-left="0.05pt solid #808080" fo:border-right="0.75pt solid #808080" fo:border-top="none" fo:border-bottom="0.05pt solid #808080"/>
    </style:style>
    <style:style style:name="Tableau6.A3" style:family="table-cell">
      <style:table-cell-properties fo:padding="0.049cm" fo:border-left="0.75pt solid #808080" fo:border-right="none" fo:border-top="none" fo:border-bottom="0.05pt solid #808080"/>
    </style:style>
    <style:style style:name="Tableau6.A4" style:family="table-cell">
      <style:table-cell-properties fo:padding="0.049cm" fo:border-left="0.75pt solid #808080" fo:border-right="none" fo:border-top="none" fo:border-bottom="0.05pt solid #808080"/>
    </style:style>
    <style:style style:name="Tableau6.A5" style:family="table-cell">
      <style:table-cell-properties fo:padding="0.049cm" fo:border-left="0.75pt solid #808080" fo:border-right="none" fo:border-top="none" fo:border-bottom="0.75pt solid #808080"/>
    </style:style>
    <style:style style:name="Tableau6.B5" style:family="table-cell">
      <style:table-cell-properties style:vertical-align="middle" fo:padding="0.049cm" fo:border-left="0.05pt solid #808080" fo:border-right="0.75pt solid #808080" fo:border-top="none" fo:border-bottom="0.75pt solid #808080"/>
    </style:style>
    <style:style style:name="Tableau7" style:family="table">
      <style:table-properties style:width="17cm" table:align="left"/>
    </style:style>
    <style:style style:name="Tableau7.A" style:family="table-column">
      <style:table-column-properties style:column-width="9.546cm"/>
    </style:style>
    <style:style style:name="Tableau7.B" style:family="table-column">
      <style:table-column-properties style:column-width="7.454cm"/>
    </style:style>
    <style:style style:name="Tableau7.A1" style:family="table-cell">
      <style:table-cell-properties style:vertical-align="middle"/>
    </style:style>
    <style:style style:name="Tableau8" style:family="table">
      <style:table-properties style:width="16.457cm" table:align="left"/>
    </style:style>
    <style:style style:name="Tableau8.A" style:family="table-column">
      <style:table-column-properties style:column-width="8.44cm"/>
    </style:style>
    <style:style style:name="Tableau8.B" style:family="table-column">
      <style:table-column-properties style:column-width="7.911cm"/>
    </style:style>
    <style:style style:name="Tableau8.C" style:family="table-column">
      <style:table-column-properties style:column-width="0.106cm"/>
    </style:style>
    <style:style style:name="Tableau8.A1" style:family="table-cell">
      <style:table-cell-properties style:vertical-align="middle"/>
    </style:style>
    <style:style style:name="Tableau9" style:family="table">
      <style:table-properties style:width="16.457cm" table:align="left"/>
    </style:style>
    <style:style style:name="Tableau9.A" style:family="table-column">
      <style:table-column-properties style:column-width="8.44cm"/>
    </style:style>
    <style:style style:name="Tableau9.B" style:family="table-column">
      <style:table-column-properties style:column-width="7.911cm"/>
    </style:style>
    <style:style style:name="Tableau9.C" style:family="table-column">
      <style:table-column-properties style:column-width="0.106cm"/>
    </style:style>
    <style:style style:name="Tableau9.A1" style:family="table-cell">
      <style:table-cell-properties style:vertical-align="middle"/>
    </style:style>
    <style:style style:name="Tableau10" style:family="table">
      <style:table-properties style:width="17cm" table:align="left"/>
    </style:style>
    <style:style style:name="Tableau10.A" style:family="table-column">
      <style:table-column-properties style:column-width="8.714cm"/>
    </style:style>
    <style:style style:name="Tableau10.B" style:family="table-column">
      <style:table-column-properties style:column-width="8.179cm"/>
    </style:style>
    <style:style style:name="Tableau10.C" style:family="table-column">
      <style:table-column-properties style:column-width="0.108cm"/>
    </style:style>
    <style:style style:name="Tableau10.A1" style:family="table-cell">
      <style:table-cell-properties style:vertical-align="middle"/>
    </style:style>
    <style:style style:name="Tableau11" style:family="table">
      <style:table-properties style:width="17cm" table:align="left"/>
    </style:style>
    <style:style style:name="Tableau11.A" style:family="table-column">
      <style:table-column-properties style:column-width="13.284cm"/>
    </style:style>
    <style:style style:name="Tableau11.B" style:family="table-column">
      <style:table-column-properties style:column-width="3.717cm"/>
    </style:style>
    <style:style style:name="Tableau11.A1" style:family="table-cell">
      <style:table-cell-properties fo:padding="0.049cm" fo:border-left="0.75pt solid #808080" fo:border-right="none" fo:border-top="0.75pt solid #808080" fo:border-bottom="0.05pt solid #808080"/>
    </style:style>
    <style:style style:name="Tableau11.B1" style:family="table-cell">
      <style:table-cell-properties style:vertical-align="middle" fo:padding="0.049cm" fo:border-left="0.05pt solid #808080" fo:border-right="0.75pt solid #808080" fo:border-top="0.75pt solid #808080" fo:border-bottom="0.05pt solid #808080"/>
    </style:style>
    <style:style style:name="Tableau11.A2" style:family="table-cell">
      <style:table-cell-properties fo:padding="0.049cm" fo:border-left="0.75pt solid #808080" fo:border-right="none" fo:border-top="none" fo:border-bottom="0.05pt solid #808080"/>
    </style:style>
    <style:style style:name="Tableau11.B2" style:family="table-cell">
      <style:table-cell-properties style:vertical-align="middle" fo:padding="0.049cm" fo:border-left="0.05pt solid #808080" fo:border-right="0.75pt solid #808080" fo:border-top="none" fo:border-bottom="0.05pt solid #808080"/>
    </style:style>
    <style:style style:name="Tableau11.A3" style:family="table-cell">
      <style:table-cell-properties fo:padding="0.049cm" fo:border-left="0.75pt solid #808080" fo:border-right="none" fo:border-top="none" fo:border-bottom="0.05pt solid #808080"/>
    </style:style>
    <style:style style:name="Tableau11.A4" style:family="table-cell">
      <style:table-cell-properties fo:padding="0.049cm" fo:border-left="0.75pt solid #808080" fo:border-right="none" fo:border-top="none" fo:border-bottom="0.05pt solid #808080"/>
    </style:style>
    <style:style style:name="Tableau11.A5" style:family="table-cell">
      <style:table-cell-properties fo:padding="0.049cm" fo:border-left="0.75pt solid #808080" fo:border-right="none" fo:border-top="none" fo:border-bottom="0.75pt solid #808080"/>
    </style:style>
    <style:style style:name="Tableau11.B5" style:family="table-cell">
      <style:table-cell-properties style:vertical-align="middle" fo:padding="0.049cm" fo:border-left="0.05pt solid #808080" fo:border-right="0.75pt solid #808080" fo:border-top="none" fo:border-bottom="0.75pt solid #808080"/>
    </style:style>
    <style:style style:name="Tableau12" style:family="table">
      <style:table-properties style:width="17cm" table:align="left"/>
    </style:style>
    <style:style style:name="Tableau12.A" style:family="table-column">
      <style:table-column-properties style:column-width="5.292cm"/>
    </style:style>
    <style:style style:name="Tableau12.B" style:family="table-column">
      <style:table-column-properties style:column-width="5.009cm"/>
    </style:style>
    <style:style style:name="Tableau12.C" style:family="table-column">
      <style:table-column-properties style:column-width="6.699cm"/>
    </style:style>
    <style:style style:name="Tableau12.A1" style:family="table-cell">
      <style:table-cell-properties fo:padding="0.049cm" fo:border-left="0.75pt solid #808080" fo:border-right="none" fo:border-top="0.75pt solid #808080" fo:border-bottom="0.75pt solid #808080"/>
    </style:style>
    <style:style style:name="Tableau12.B1" style:family="table-cell">
      <style:table-cell-properties fo:padding="0.049cm" fo:border-left="0.05pt solid #808080" fo:border-right="none" fo:border-top="0.75pt solid #808080" fo:border-bottom="0.75pt solid #808080"/>
    </style:style>
    <style:style style:name="Tableau12.C1" style:family="table-cell">
      <style:table-cell-properties fo:padding="0.049cm" fo:border-left="0.05pt solid #808080" fo:border-right="0.75pt solid #808080" fo:border-top="0.75pt solid #808080" fo:border-bottom="0.75pt solid #808080"/>
    </style:style>
    <style:style style:name="Tableau13" style:family="table">
      <style:table-properties style:width="17cm" table:align="left"/>
    </style:style>
    <style:style style:name="Tableau13.A" style:family="table-column">
      <style:table-column-properties style:column-width="7.502cm"/>
    </style:style>
    <style:style style:name="Tableau13.B" style:family="table-column">
      <style:table-column-properties style:column-width="9.499cm"/>
    </style:style>
    <style:style style:name="Tableau13.A1" style:family="table-cell">
      <style:table-cell-properties fo:padding="0.049cm" fo:border-left="0.75pt solid #808080" fo:border-right="0.75pt solid #808080" fo:border-top="0.75pt solid #808080" fo:border-bottom="0.05pt solid #808080"/>
    </style:style>
    <style:style style:name="Tableau13.A2" style:family="table-cell">
      <style:table-cell-properties fo:padding="0.049cm" fo:border-left="0.75pt solid #808080" fo:border-right="0.75pt solid #808080" fo:border-top="none" fo:border-bottom="0.05pt solid #808080"/>
    </style:style>
    <style:style style:name="Tableau13.A3" style:family="table-cell">
      <style:table-cell-properties fo:padding="0.049cm" fo:border-left="0.75pt solid #808080" fo:border-right="none" fo:border-top="none" fo:border-bottom="0.05pt solid #808080"/>
    </style:style>
    <style:style style:name="Tableau13.B3" style:family="table-cell">
      <style:table-cell-properties fo:padding="0.049cm" fo:border-left="0.05pt solid #808080" fo:border-right="0.75pt solid #808080" fo:border-top="none" fo:border-bottom="0.05pt solid #808080"/>
    </style:style>
    <style:style style:name="Tableau13.A5" style:family="table-cell">
      <style:table-cell-properties fo:padding="0.049cm" fo:border-left="0.75pt solid #808080" fo:border-right="0.75pt solid #808080" fo:border-top="none" fo:border-bottom="0.75pt solid #808080"/>
    </style:style>
    <style:style style:name="Tableau14" style:family="table">
      <style:table-properties style:width="17cm" table:align="left"/>
    </style:style>
    <style:style style:name="Tableau14.A" style:family="table-column">
      <style:table-column-properties style:column-width="7.588cm"/>
    </style:style>
    <style:style style:name="Tableau14.B" style:family="table-column">
      <style:table-column-properties style:column-width="9.412cm"/>
    </style:style>
    <style:style style:name="Tableau14.A1" style:family="table-cell">
      <style:table-cell-properties fo:padding="0.049cm" fo:border-left="0.75pt solid #808080" fo:border-right="0.75pt solid #808080" fo:border-top="0.75pt solid #808080" fo:border-bottom="0.05pt solid #808080"/>
    </style:style>
    <style:style style:name="Tableau14.A2" style:family="table-cell">
      <style:table-cell-properties fo:padding="0.049cm" fo:border-left="0.75pt solid #808080" fo:border-right="0.75pt solid #808080" fo:border-top="none" fo:border-bottom="0.05pt solid #808080"/>
    </style:style>
    <style:style style:name="Tableau14.A3" style:family="table-cell">
      <style:table-cell-properties fo:padding="0.049cm" fo:border-left="0.75pt solid #808080" fo:border-right="none" fo:border-top="none" fo:border-bottom="0.05pt solid #808080"/>
    </style:style>
    <style:style style:name="Tableau14.B3" style:family="table-cell">
      <style:table-cell-properties fo:padding="0.049cm" fo:border-left="0.05pt solid #808080" fo:border-right="0.75pt solid #808080" fo:border-top="none" fo:border-bottom="0.05pt solid #808080"/>
    </style:style>
    <style:style style:name="Tableau14.A5" style:family="table-cell">
      <style:table-cell-properties fo:padding="0.049cm" fo:border-left="0.75pt solid #808080" fo:border-right="0.75pt solid #808080" fo:border-top="none" fo:border-bottom="0.75pt solid #808080"/>
    </style:style>
    <style:style style:name="Tableau15" style:family="table">
      <style:table-properties style:width="17cm" table:align="left"/>
    </style:style>
    <style:style style:name="Tableau15.A" style:family="table-column">
      <style:table-column-properties style:column-width="8.149cm"/>
    </style:style>
    <style:style style:name="Tableau15.B" style:family="table-column">
      <style:table-column-properties style:column-width="8.851cm"/>
    </style:style>
    <style:style style:name="Tableau15.A1" style:family="table-cell">
      <style:table-cell-properties fo:padding="0.049cm" fo:border-left="0.75pt solid #808080" fo:border-right="0.75pt solid #808080" fo:border-top="0.75pt solid #808080" fo:border-bottom="0.05pt solid #808080"/>
    </style:style>
    <style:style style:name="Tableau15.A2" style:family="table-cell">
      <style:table-cell-properties fo:padding="0.049cm" fo:border-left="0.75pt solid #808080" fo:border-right="0.75pt solid #808080" fo:border-top="none" fo:border-bottom="0.05pt solid #808080"/>
    </style:style>
    <style:style style:name="Tableau15.A3" style:family="table-cell">
      <style:table-cell-properties fo:padding="0.049cm" fo:border-left="0.75pt solid #808080" fo:border-right="none" fo:border-top="none" fo:border-bottom="0.05pt solid #808080"/>
    </style:style>
    <style:style style:name="Tableau15.B3" style:family="table-cell">
      <style:table-cell-properties fo:padding="0.049cm" fo:border-left="0.05pt solid #808080" fo:border-right="0.75pt solid #808080" fo:border-top="none" fo:border-bottom="0.05pt solid #808080"/>
    </style:style>
    <style:style style:name="Tableau15.A5" style:family="table-cell">
      <style:table-cell-properties fo:padding="0.049cm" fo:border-left="0.75pt solid #808080" fo:border-right="0.75pt solid #808080" fo:border-top="none" fo:border-bottom="0.75pt solid #808080"/>
    </style:style>
    <style:style style:name="Tableau16" style:family="table">
      <style:table-properties style:width="17cm" table:align="left"/>
    </style:style>
    <style:style style:name="Tableau16.A" style:family="table-column">
      <style:table-column-properties style:column-width="17cm"/>
    </style:style>
    <style:style style:name="Tableau16.A1" style:family="table-cell">
      <style:table-cell-properties fo:padding="0.049cm" fo:border="0.75pt solid #808080"/>
    </style:style>
    <style:style style:name="Tableau17" style:family="table">
      <style:table-properties style:width="17cm" table:align="left"/>
    </style:style>
    <style:style style:name="Tableau17.A" style:family="table-column">
      <style:table-column-properties style:column-width="13.247cm"/>
    </style:style>
    <style:style style:name="Tableau17.B" style:family="table-column">
      <style:table-column-properties style:column-width="3.754cm"/>
    </style:style>
    <style:style style:name="Tableau17.A1" style:family="table-cell">
      <style:table-cell-properties style:vertical-align="middle" fo:padding="0.049cm" fo:border-left="0.75pt solid #808080" fo:border-right="none" fo:border-top="0.75pt solid #808080" fo:border-bottom="0.05pt solid #808080"/>
    </style:style>
    <style:style style:name="Tableau17.B1" style:family="table-cell">
      <style:table-cell-properties style:vertical-align="middle" fo:padding="0.049cm" fo:border-left="0.05pt solid #808080" fo:border-right="0.75pt solid #808080" fo:border-top="0.75pt solid #808080" fo:border-bottom="0.05pt solid #808080"/>
    </style:style>
    <style:style style:name="Tableau17.A2" style:family="table-cell">
      <style:table-cell-properties style:vertical-align="middle" fo:padding="0.049cm" fo:border-left="0.75pt solid #808080" fo:border-right="none" fo:border-top="none" fo:border-bottom="0.05pt solid #808080"/>
    </style:style>
    <style:style style:name="Tableau17.B2" style:family="table-cell">
      <style:table-cell-properties style:vertical-align="middle" fo:padding="0.049cm" fo:border-left="0.05pt solid #808080" fo:border-right="0.75pt solid #808080" fo:border-top="none" fo:border-bottom="0.05pt solid #808080"/>
    </style:style>
    <style:style style:name="Tableau17.A5" style:family="table-cell">
      <style:table-cell-properties style:vertical-align="middle" fo:padding="0.049cm" fo:border-left="0.75pt solid #808080" fo:border-right="none" fo:border-top="none" fo:border-bottom="0.75pt solid #808080"/>
    </style:style>
    <style:style style:name="Tableau17.B5" style:family="table-cell">
      <style:table-cell-properties style:vertical-align="middle" fo:padding="0.049cm" fo:border-left="0.05pt solid #808080" fo:border-right="0.75pt solid #808080" fo:border-top="none" fo:border-bottom="0.75pt solid #808080"/>
    </style:style>
    <style:style style:name="Tableau18" style:family="table">
      <style:table-properties style:width="17cm" table:align="left"/>
    </style:style>
    <style:style style:name="Tableau18.A" style:family="table-column">
      <style:table-column-properties style:column-width="6.862cm"/>
    </style:style>
    <style:style style:name="Tableau18.B" style:family="table-column">
      <style:table-column-properties style:column-width="10.139cm"/>
    </style:style>
    <style:style style:name="Tableau18.A1" style:family="table-cell">
      <style:table-cell-properties fo:padding="0.049cm" fo:border-left="0.75pt solid #808080" fo:border-right="0.75pt solid #808080" fo:border-top="0.75pt solid #808080" fo:border-bottom="0.05pt solid #808080"/>
    </style:style>
    <style:style style:name="Tableau18.A2" style:family="table-cell">
      <style:table-cell-properties fo:padding="0.049cm" fo:border-left="0.75pt solid #808080" fo:border-right="0.75pt solid #808080" fo:border-top="none" fo:border-bottom="0.05pt solid #808080"/>
    </style:style>
    <style:style style:name="Tableau18.A3" style:family="table-cell">
      <style:table-cell-properties fo:padding="0.049cm" fo:border-left="0.75pt solid #808080" fo:border-right="none" fo:border-top="none" fo:border-bottom="0.05pt solid #808080"/>
    </style:style>
    <style:style style:name="Tableau18.B3" style:family="table-cell">
      <style:table-cell-properties fo:padding="0.049cm" fo:border-left="0.05pt solid #808080" fo:border-right="0.75pt solid #808080" fo:border-top="none" fo:border-bottom="0.05pt solid #808080"/>
    </style:style>
    <style:style style:name="Tableau18.A9" style:family="table-cell">
      <style:table-cell-properties fo:padding="0.049cm" fo:border-left="0.75pt solid #808080" fo:border-right="none" fo:border-top="none" fo:border-bottom="0.75pt solid #808080"/>
    </style:style>
    <style:style style:name="Tableau18.B9" style:family="table-cell">
      <style:table-cell-properties fo:padding="0.049cm" fo:border-left="0.05pt solid #808080" fo:border-right="0.75pt solid #808080" fo:border-top="none" fo:border-bottom="0.75pt solid #808080"/>
    </style:style>
    <style:style style:name="Tableau19" style:family="table">
      <style:table-properties style:width="17cm" table:align="left"/>
    </style:style>
    <style:style style:name="Tableau19.A" style:family="table-column">
      <style:table-column-properties style:column-width="13.222cm"/>
    </style:style>
    <style:style style:name="Tableau19.B" style:family="table-column">
      <style:table-column-properties style:column-width="3.778cm"/>
    </style:style>
    <style:style style:name="Tableau19.A1" style:family="table-cell">
      <style:table-cell-properties style:vertical-align="middle" fo:padding="0.049cm" fo:border-left="0.75pt solid #808080" fo:border-right="none" fo:border-top="0.75pt solid #808080" fo:border-bottom="0.05pt solid #808080"/>
    </style:style>
    <style:style style:name="Tableau19.B1" style:family="table-cell">
      <style:table-cell-properties style:vertical-align="middle" fo:padding="0.049cm" fo:border-left="0.05pt solid #808080" fo:border-right="0.75pt solid #808080" fo:border-top="0.75pt solid #808080" fo:border-bottom="0.05pt solid #808080"/>
    </style:style>
    <style:style style:name="Tableau19.A2" style:family="table-cell">
      <style:table-cell-properties style:vertical-align="middle" fo:padding="0.049cm" fo:border-left="0.75pt solid #808080" fo:border-right="none" fo:border-top="none" fo:border-bottom="0.05pt solid #808080"/>
    </style:style>
    <style:style style:name="Tableau19.B2" style:family="table-cell">
      <style:table-cell-properties style:vertical-align="middle" fo:padding="0.049cm" fo:border-left="0.05pt solid #808080" fo:border-right="0.75pt solid #808080" fo:border-top="none" fo:border-bottom="0.05pt solid #808080"/>
    </style:style>
    <style:style style:name="Tableau19.A5" style:family="table-cell">
      <style:table-cell-properties style:vertical-align="middle" fo:padding="0.049cm" fo:border-left="0.75pt solid #808080" fo:border-right="none" fo:border-top="none" fo:border-bottom="0.75pt solid #808080"/>
    </style:style>
    <style:style style:name="Tableau19.B5" style:family="table-cell">
      <style:table-cell-properties style:vertical-align="middle" fo:padding="0.049cm" fo:border-left="0.05pt solid #808080" fo:border-right="0.75pt solid #808080" fo:border-top="none" fo:border-bottom="0.75pt solid #808080"/>
    </style:style>
    <style:style style:name="Tableau20" style:family="table">
      <style:table-properties style:width="17cm" table:align="left"/>
    </style:style>
    <style:style style:name="Tableau20.A" style:family="table-column">
      <style:table-column-properties style:column-width="10.947cm"/>
    </style:style>
    <style:style style:name="Tableau20.B" style:family="table-column">
      <style:table-column-properties style:column-width="6.054cm"/>
    </style:style>
    <style:style style:name="Tableau20.A1" style:family="table-cell">
      <style:table-cell-properties fo:padding="0.049cm" fo:border-left="0.75pt solid #808080" fo:border-right="0.75pt solid #808080" fo:border-top="0.75pt solid #808080" fo:border-bottom="0.05pt solid #808080"/>
    </style:style>
    <style:style style:name="Tableau20.A2" style:family="table-cell">
      <style:table-cell-properties fo:padding="0.049cm" fo:border-left="0.75pt solid #808080" fo:border-right="0.75pt solid #808080" fo:border-top="none" fo:border-bottom="0.05pt solid #808080"/>
    </style:style>
    <style:style style:name="Tableau20.A3" style:family="table-cell">
      <style:table-cell-properties fo:padding="0.049cm" fo:border-left="0.75pt solid #808080" fo:border-right="none" fo:border-top="none" fo:border-bottom="0.05pt solid #808080"/>
    </style:style>
    <style:style style:name="Tableau20.B3" style:family="table-cell">
      <style:table-cell-properties fo:padding="0.049cm" fo:border-left="0.05pt solid #808080" fo:border-right="0.75pt solid #808080" fo:border-top="none" fo:border-bottom="0.05pt solid #808080"/>
    </style:style>
    <style:style style:name="Tableau20.A12" style:family="table-cell">
      <style:table-cell-properties fo:padding="0.049cm" fo:border-left="0.75pt solid #808080" fo:border-right="0.75pt solid #808080" fo:border-top="none" fo:border-bottom="0.75pt solid #808080"/>
    </style:style>
    <style:style style:name="Tableau21" style:family="table">
      <style:table-properties style:width="17cm" table:align="left"/>
    </style:style>
    <style:style style:name="Tableau21.A" style:family="table-column">
      <style:table-column-properties style:column-width="17cm"/>
    </style:style>
    <style:style style:name="Tableau21.A1" style:family="table-cell">
      <style:table-cell-properties fo:padding="0.049cm" fo:border="0.75pt solid #808080"/>
    </style:style>
    <style:style style:name="Tableau22" style:family="table">
      <style:table-properties style:width="17cm" table:align="left"/>
    </style:style>
    <style:style style:name="Tableau22.A" style:family="table-column">
      <style:table-column-properties style:column-width="13.469cm"/>
    </style:style>
    <style:style style:name="Tableau22.B" style:family="table-column">
      <style:table-column-properties style:column-width="3.531cm"/>
    </style:style>
    <style:style style:name="Tableau22.A1" style:family="table-cell">
      <style:table-cell-properties fo:padding="0.049cm" fo:border-left="0.75pt solid #808080" fo:border-right="none" fo:border-top="0.75pt solid #808080" fo:border-bottom="0.05pt solid #808080"/>
    </style:style>
    <style:style style:name="Tableau22.B1" style:family="table-cell">
      <style:table-cell-properties style:vertical-align="middle" fo:padding="0.049cm" fo:border-left="0.05pt solid #808080" fo:border-right="0.75pt solid #808080" fo:border-top="0.75pt solid #808080" fo:border-bottom="0.05pt solid #808080"/>
    </style:style>
    <style:style style:name="Tableau22.A2" style:family="table-cell">
      <style:table-cell-properties fo:padding="0.049cm" fo:border-left="0.75pt solid #808080" fo:border-right="none" fo:border-top="none" fo:border-bottom="0.05pt solid #808080"/>
    </style:style>
    <style:style style:name="Tableau22.B2" style:family="table-cell">
      <style:table-cell-properties style:vertical-align="middle" fo:padding="0.049cm" fo:border-left="0.05pt solid #808080" fo:border-right="0.75pt solid #808080" fo:border-top="none" fo:border-bottom="0.05pt solid #808080"/>
    </style:style>
    <style:style style:name="Tableau22.A3" style:family="table-cell">
      <style:table-cell-properties fo:padding="0.049cm" fo:border-left="0.75pt solid #808080" fo:border-right="none" fo:border-top="none" fo:border-bottom="0.05pt solid #808080"/>
    </style:style>
    <style:style style:name="Tableau22.A4" style:family="table-cell">
      <style:table-cell-properties fo:padding="0.049cm" fo:border-left="0.75pt solid #808080" fo:border-right="none" fo:border-top="none" fo:border-bottom="0.05pt solid #808080"/>
    </style:style>
    <style:style style:name="Tableau22.A5" style:family="table-cell">
      <style:table-cell-properties fo:padding="0.049cm" fo:border-left="0.75pt solid #808080" fo:border-right="none" fo:border-top="none" fo:border-bottom="0.05pt solid #808080"/>
    </style:style>
    <style:style style:name="Tableau22.A6" style:family="table-cell">
      <style:table-cell-properties fo:padding="0.049cm" fo:border-left="0.75pt solid #808080" fo:border-right="none" fo:border-top="none" fo:border-bottom="0.75pt solid #808080"/>
    </style:style>
    <style:style style:name="Tableau22.B6" style:family="table-cell">
      <style:table-cell-properties style:vertical-align="middle" fo:padding="0.049cm" fo:border-left="0.05pt solid #808080" fo:border-right="0.75pt solid #808080" fo:border-top="none" fo:border-bottom="0.75pt solid #808080"/>
    </style:style>
    <style:style style:name="Tableau23" style:family="table">
      <style:table-properties style:width="17cm" table:align="left"/>
    </style:style>
    <style:style style:name="Tableau23.A" style:family="table-column">
      <style:table-column-properties style:column-width="10.081cm"/>
    </style:style>
    <style:style style:name="Tableau23.B" style:family="table-column">
      <style:table-column-properties style:column-width="6.92cm"/>
    </style:style>
    <style:style style:name="Tableau23.A1" style:family="table-cell">
      <style:table-cell-properties style:vertical-align="middle"/>
    </style:style>
    <style:style style:name="Tableau24" style:family="table">
      <style:table-properties style:width="17cm" table:align="left"/>
    </style:style>
    <style:style style:name="Tableau24.A" style:family="table-column">
      <style:table-column-properties style:column-width="10.049cm"/>
    </style:style>
    <style:style style:name="Tableau24.B" style:family="table-column">
      <style:table-column-properties style:column-width="6.951cm"/>
    </style:style>
    <style:style style:name="Tableau24.A1" style:family="table-cell">
      <style:table-cell-properties style:vertical-align="middle"/>
    </style:style>
    <style:style style:name="Tableau25" style:family="table">
      <style:table-properties style:width="17cm" table:align="left"/>
    </style:style>
    <style:style style:name="Tableau25.A" style:family="table-column">
      <style:table-column-properties style:column-width="10.07cm"/>
    </style:style>
    <style:style style:name="Tableau25.B" style:family="table-column">
      <style:table-column-properties style:column-width="6.93cm"/>
    </style:style>
    <style:style style:name="Tableau25.A1" style:family="table-cell">
      <style:table-cell-properties style:vertical-align="middle"/>
    </style:style>
    <style:style style:name="Tableau26" style:family="table">
      <style:table-properties style:width="17cm" table:align="left"/>
    </style:style>
    <style:style style:name="Tableau26.A" style:family="table-column">
      <style:table-column-properties style:column-width="10.014cm"/>
    </style:style>
    <style:style style:name="Tableau26.B" style:family="table-column">
      <style:table-column-properties style:column-width="6.987cm"/>
    </style:style>
    <style:style style:name="Tableau26.A1" style:family="table-cell">
      <style:table-cell-properties style:vertical-align="middle"/>
    </style:style>
    <style:style style:name="Tableau27" style:family="table">
      <style:table-properties style:width="17cm" table:align="left"/>
    </style:style>
    <style:style style:name="Tableau27.A" style:family="table-column">
      <style:table-column-properties style:column-width="13.524cm"/>
    </style:style>
    <style:style style:name="Tableau27.B" style:family="table-column">
      <style:table-column-properties style:column-width="3.477cm"/>
    </style:style>
    <style:style style:name="Tableau27.A1" style:family="table-cell">
      <style:table-cell-properties fo:padding="0.049cm" fo:border-left="0.75pt solid #808080" fo:border-right="none" fo:border-top="0.75pt solid #808080" fo:border-bottom="0.05pt solid #808080"/>
    </style:style>
    <style:style style:name="Tableau27.B1" style:family="table-cell">
      <style:table-cell-properties style:vertical-align="middle" fo:padding="0.049cm" fo:border-left="0.05pt solid #808080" fo:border-right="0.75pt solid #808080" fo:border-top="0.75pt solid #808080" fo:border-bottom="0.05pt solid #808080"/>
    </style:style>
    <style:style style:name="Tableau27.A2" style:family="table-cell">
      <style:table-cell-properties fo:padding="0.049cm" fo:border-left="0.75pt solid #808080" fo:border-right="none" fo:border-top="none" fo:border-bottom="0.05pt solid #808080"/>
    </style:style>
    <style:style style:name="Tableau27.B2" style:family="table-cell">
      <style:table-cell-properties style:vertical-align="middle" fo:padding="0.049cm" fo:border-left="0.05pt solid #808080" fo:border-right="0.75pt solid #808080" fo:border-top="none" fo:border-bottom="0.05pt solid #808080"/>
    </style:style>
    <style:style style:name="Tableau27.A3" style:family="table-cell">
      <style:table-cell-properties fo:padding="0.049cm" fo:border-left="0.75pt solid #808080" fo:border-right="none" fo:border-top="none" fo:border-bottom="0.05pt solid #808080"/>
    </style:style>
    <style:style style:name="Tableau27.A4" style:family="table-cell">
      <style:table-cell-properties fo:padding="0.049cm" fo:border-left="0.75pt solid #808080" fo:border-right="none" fo:border-top="none" fo:border-bottom="0.05pt solid #808080"/>
    </style:style>
    <style:style style:name="Tableau27.A5" style:family="table-cell">
      <style:table-cell-properties fo:padding="0.049cm" fo:border-left="0.75pt solid #808080" fo:border-right="none" fo:border-top="none" fo:border-bottom="0.05pt solid #808080"/>
    </style:style>
    <style:style style:name="Tableau27.A6" style:family="table-cell">
      <style:table-cell-properties fo:padding="0.049cm" fo:border-left="0.75pt solid #808080" fo:border-right="none" fo:border-top="none" fo:border-bottom="0.05pt solid #808080"/>
    </style:style>
    <style:style style:name="Tableau27.A7" style:family="table-cell">
      <style:table-cell-properties fo:padding="0.049cm" fo:border-left="0.75pt solid #808080" fo:border-right="none" fo:border-top="none" fo:border-bottom="0.05pt solid #808080"/>
    </style:style>
    <style:style style:name="Tableau27.A8" style:family="table-cell">
      <style:table-cell-properties fo:padding="0.049cm" fo:border-left="0.75pt solid #808080" fo:border-right="none" fo:border-top="none" fo:border-bottom="0.75pt solid #808080"/>
    </style:style>
    <style:style style:name="Tableau27.B8" style:family="table-cell">
      <style:table-cell-properties style:vertical-align="middle" fo:padding="0.049cm" fo:border-left="0.05pt solid #808080" fo:border-right="0.75pt solid #808080" fo:border-top="none" fo:border-bottom="0.75pt solid #808080"/>
    </style:style>
    <style:style style:name="Tableau28" style:family="table">
      <style:table-properties style:width="20.456cm" table:align="left"/>
    </style:style>
    <style:style style:name="Tableau28.A" style:family="table-column">
      <style:table-column-properties style:column-width="9.938cm"/>
    </style:style>
    <style:style style:name="Tableau28.B" style:family="table-column">
      <style:table-column-properties style:column-width="10.518cm"/>
    </style:style>
    <style:style style:name="Tableau28.A1" style:family="table-cell">
      <style:table-cell-properties fo:padding="0.049cm" fo:border-left="0.75pt solid #808080" fo:border-right="0.75pt solid #808080" fo:border-top="0.75pt solid #808080" fo:border-bottom="0.05pt solid #808080"/>
    </style:style>
    <style:style style:name="Tableau28.A2" style:family="table-cell">
      <style:table-cell-properties fo:padding="0.049cm" fo:border-left="0.75pt solid #808080" fo:border-right="0.75pt solid #808080" fo:border-top="none" fo:border-bottom="0.05pt solid #808080"/>
    </style:style>
    <style:style style:name="Tableau28.A3" style:family="table-cell">
      <style:table-cell-properties fo:padding="0.049cm" fo:border-left="0.75pt solid #808080" fo:border-right="none" fo:border-top="none" fo:border-bottom="0.05pt solid #808080"/>
    </style:style>
    <style:style style:name="Tableau28.B3" style:family="table-cell">
      <style:table-cell-properties fo:padding="0.049cm" fo:border-left="0.05pt solid #808080" fo:border-right="0.75pt solid #808080" fo:border-top="none" fo:border-bottom="0.05pt solid #808080"/>
    </style:style>
    <style:style style:name="Tableau28.A6" style:family="table-cell">
      <style:table-cell-properties fo:padding="0.049cm" fo:border-left="0.75pt solid #808080" fo:border-right="0.75pt solid #808080" fo:border-top="none" fo:border-bottom="0.75pt solid #808080"/>
    </style:style>
    <style:style style:name="Tableau29" style:family="table">
      <style:table-properties style:width="17cm" table:align="left"/>
    </style:style>
    <style:style style:name="Tableau29.A" style:family="table-column">
      <style:table-column-properties style:column-width="10.372cm"/>
    </style:style>
    <style:style style:name="Tableau29.B" style:family="table-column">
      <style:table-column-properties style:column-width="6.629cm"/>
    </style:style>
    <style:style style:name="Tableau29.A1" style:family="table-cell">
      <style:table-cell-properties fo:padding="0.049cm" fo:border-left="0.75pt solid #808080" fo:border-right="0.75pt solid #808080" fo:border-top="0.75pt solid #808080" fo:border-bottom="0.05pt solid #808080"/>
    </style:style>
    <style:style style:name="Tableau29.A2" style:family="table-cell">
      <style:table-cell-properties fo:padding="0.049cm" fo:border-left="0.75pt solid #808080" fo:border-right="0.75pt solid #808080" fo:border-top="none" fo:border-bottom="0.05pt solid #808080"/>
    </style:style>
    <style:style style:name="Tableau29.A3" style:family="table-cell">
      <style:table-cell-properties fo:padding="0.049cm" fo:border-left="0.75pt solid #808080" fo:border-right="none" fo:border-top="none" fo:border-bottom="0.05pt solid #808080"/>
    </style:style>
    <style:style style:name="Tableau29.B3" style:family="table-cell">
      <style:table-cell-properties fo:padding="0.049cm" fo:border-left="0.05pt solid #808080" fo:border-right="0.75pt solid #808080" fo:border-top="none" fo:border-bottom="0.05pt solid #808080"/>
    </style:style>
    <style:style style:name="Tableau29.A9" style:family="table-cell">
      <style:table-cell-properties fo:padding="0.049cm" fo:border-left="0.75pt solid #808080" fo:border-right="none" fo:border-top="none" fo:border-bottom="0.75pt solid #808080"/>
    </style:style>
    <style:style style:name="Tableau29.B9" style:family="table-cell">
      <style:table-cell-properties fo:padding="0.049cm" fo:border-left="0.05pt solid #808080" fo:border-right="0.75pt solid #808080" fo:border-top="none" fo:border-bottom="0.75pt solid #808080"/>
    </style:style>
    <style:style style:name="Tableau30" style:family="table">
      <style:table-properties style:width="17cm" table:align="left"/>
    </style:style>
    <style:style style:name="Tableau30.A" style:family="table-column">
      <style:table-column-properties style:column-width="8.156cm"/>
    </style:style>
    <style:style style:name="Tableau30.B" style:family="table-column">
      <style:table-column-properties style:column-width="8.844cm"/>
    </style:style>
    <style:style style:name="Tableau31" style:family="table">
      <style:table-properties style:width="17cm" table:align="left"/>
    </style:style>
    <style:style style:name="Tableau31.A" style:family="table-column">
      <style:table-column-properties style:column-width="9.361cm"/>
    </style:style>
    <style:style style:name="Tableau31.B" style:family="table-column">
      <style:table-column-properties style:column-width="7.639cm"/>
    </style:style>
    <style:style style:name="Tableau31.A1" style:family="table-cell">
      <style:table-cell-properties fo:padding="0.049cm" fo:border-left="0.75pt solid #808080" fo:border-right="0.75pt solid #808080" fo:border-top="0.75pt solid #808080" fo:border-bottom="0.05pt solid #808080"/>
    </style:style>
    <style:style style:name="Tableau31.A2" style:family="table-cell">
      <style:table-cell-properties fo:padding="0.049cm" fo:border-left="0.75pt solid #808080" fo:border-right="0.75pt solid #808080" fo:border-top="none" fo:border-bottom="0.05pt solid #808080"/>
    </style:style>
    <style:style style:name="Tableau31.A3" style:family="table-cell">
      <style:table-cell-properties fo:padding="0.049cm" fo:border-left="0.75pt solid #808080" fo:border-right="none" fo:border-top="none" fo:border-bottom="0.05pt solid #808080"/>
    </style:style>
    <style:style style:name="Tableau31.B3" style:family="table-cell">
      <style:table-cell-properties fo:padding="0.049cm" fo:border-left="0.05pt solid #808080" fo:border-right="0.75pt solid #808080" fo:border-top="none" fo:border-bottom="0.05pt solid #808080"/>
    </style:style>
    <style:style style:name="Tableau31.A5" style:family="table-cell">
      <style:table-cell-properties fo:padding="0.049cm" fo:border-left="0.75pt solid #808080" fo:border-right="none" fo:border-top="none" fo:border-bottom="0.75pt solid #808080"/>
    </style:style>
    <style:style style:name="Tableau31.B5" style:family="table-cell">
      <style:table-cell-properties fo:padding="0.049cm" fo:border-left="0.05pt solid #808080" fo:border-right="0.75pt solid #808080" fo:border-top="none" fo:border-bottom="0.75pt solid #808080"/>
    </style:style>
    <style:style style:name="Tableau32" style:family="table">
      <style:table-properties style:width="17cm" table:align="left"/>
    </style:style>
    <style:style style:name="Tableau32.A" style:family="table-column">
      <style:table-column-properties style:column-width="9.342cm"/>
    </style:style>
    <style:style style:name="Tableau32.B" style:family="table-column">
      <style:table-column-properties style:column-width="7.659cm"/>
    </style:style>
    <style:style style:name="Tableau32.A1" style:family="table-cell">
      <style:table-cell-properties fo:padding="0.049cm" fo:border-left="0.75pt solid #808080" fo:border-right="none" fo:border-top="0.75pt solid #808080" fo:border-bottom="0.05pt solid #808080"/>
    </style:style>
    <style:style style:name="Tableau32.B1" style:family="table-cell">
      <style:table-cell-properties fo:padding="0.049cm" fo:border-left="0.05pt solid #808080" fo:border-right="0.75pt solid #808080" fo:border-top="0.75pt solid #808080" fo:border-bottom="0.05pt solid #808080"/>
    </style:style>
    <style:style style:name="Tableau32.A2" style:family="table-cell">
      <style:table-cell-properties fo:padding="0.049cm" fo:border-left="0.75pt solid #808080" fo:border-right="none" fo:border-top="none" fo:border-bottom="0.05pt solid #808080"/>
    </style:style>
    <style:style style:name="Tableau32.B2" style:family="table-cell">
      <style:table-cell-properties fo:padding="0.049cm" fo:border-left="0.05pt solid #808080" fo:border-right="0.75pt solid #808080" fo:border-top="none" fo:border-bottom="0.05pt solid #808080"/>
    </style:style>
    <style:style style:name="Tableau32.A3" style:family="table-cell">
      <style:table-cell-properties fo:padding="0.049cm" fo:border-left="0.75pt solid #808080" fo:border-right="0.75pt solid #808080" fo:border-top="none" fo:border-bottom="0.05pt solid #808080"/>
    </style:style>
    <style:style style:name="Tableau32.A5" style:family="table-cell">
      <style:table-cell-properties fo:padding="0.049cm" fo:border-left="0.75pt solid #808080" fo:border-right="0.75pt solid #808080" fo:border-top="none" fo:border-bottom="0.75pt solid #808080"/>
    </style:style>
    <style:style style:name="Tableau33" style:family="table">
      <style:table-properties style:width="17cm" table:align="left"/>
    </style:style>
    <style:style style:name="Tableau33.A" style:family="table-column">
      <style:table-column-properties style:column-width="9.352cm"/>
    </style:style>
    <style:style style:name="Tableau33.B" style:family="table-column">
      <style:table-column-properties style:column-width="7.648cm"/>
    </style:style>
    <style:style style:name="Tableau33.A1" style:family="table-cell">
      <style:table-cell-properties fo:padding="0.049cm" fo:border-left="0.75pt solid #808080" fo:border-right="0.75pt solid #808080" fo:border-top="0.75pt solid #808080" fo:border-bottom="0.05pt solid #808080"/>
    </style:style>
    <style:style style:name="Tableau33.A2" style:family="table-cell">
      <style:table-cell-properties fo:padding="0.049cm" fo:border-left="0.75pt solid #808080" fo:border-right="0.75pt solid #808080" fo:border-top="none" fo:border-bottom="0.05pt solid #808080"/>
    </style:style>
    <style:style style:name="Tableau33.A3" style:family="table-cell">
      <style:table-cell-properties fo:padding="0.049cm" fo:border-left="0.75pt solid #808080" fo:border-right="none" fo:border-top="none" fo:border-bottom="0.05pt solid #808080"/>
    </style:style>
    <style:style style:name="Tableau33.B3" style:family="table-cell">
      <style:table-cell-properties fo:padding="0.049cm" fo:border-left="0.05pt solid #808080" fo:border-right="0.75pt solid #808080" fo:border-top="none" fo:border-bottom="0.05pt solid #808080"/>
    </style:style>
    <style:style style:name="Tableau33.A7" style:family="table-cell">
      <style:table-cell-properties fo:padding="0.049cm" fo:border-left="0.75pt solid #808080" fo:border-right="none" fo:border-top="none" fo:border-bottom="0.75pt solid #808080"/>
    </style:style>
    <style:style style:name="Tableau33.B7" style:family="table-cell">
      <style:table-cell-properties fo:padding="0.049cm" fo:border-left="0.05pt solid #808080" fo:border-right="0.75pt solid #808080" fo:border-top="none" fo:border-bottom="0.75pt solid #808080"/>
    </style:style>
    <style:style style:name="Tableau34" style:family="table">
      <style:table-properties style:width="17cm" table:align="left"/>
    </style:style>
    <style:style style:name="Tableau34.A" style:family="table-column">
      <style:table-column-properties style:column-width="9.324cm"/>
    </style:style>
    <style:style style:name="Tableau34.B" style:family="table-column">
      <style:table-column-properties style:column-width="7.676cm"/>
    </style:style>
    <style:style style:name="Tableau34.A1" style:family="table-cell">
      <style:table-cell-properties fo:padding="0.049cm" fo:border-left="0.75pt solid #808080" fo:border-right="0.75pt solid #808080" fo:border-top="0.75pt solid #808080" fo:border-bottom="0.05pt solid #808080"/>
    </style:style>
    <style:style style:name="Tableau34.A2" style:family="table-cell">
      <style:table-cell-properties fo:padding="0.049cm" fo:border-left="0.75pt solid #808080" fo:border-right="none" fo:border-top="none" fo:border-bottom="0.05pt solid #808080"/>
    </style:style>
    <style:style style:name="Tableau34.B2" style:family="table-cell">
      <style:table-cell-properties fo:padding="0.049cm" fo:border-left="0.05pt solid #808080" fo:border-right="0.75pt solid #808080" fo:border-top="none" fo:border-bottom="0.05pt solid #808080"/>
    </style:style>
    <style:style style:name="Tableau34.A4" style:family="table-cell">
      <style:table-cell-properties fo:padding="0.049cm" fo:border-left="0.75pt solid #808080" fo:border-right="0.75pt solid #808080" fo:border-top="none" fo:border-bottom="0.75pt solid #808080"/>
    </style:style>
    <style:style style:name="Tableau35" style:family="table">
      <style:table-properties style:width="17cm" table:align="left"/>
    </style:style>
    <style:style style:name="Tableau35.A" style:family="table-column">
      <style:table-column-properties style:column-width="10.384cm"/>
    </style:style>
    <style:style style:name="Tableau35.B" style:family="table-column">
      <style:table-column-properties style:column-width="6.616cm"/>
    </style:style>
    <style:style style:name="Tableau35.A1" style:family="table-cell">
      <style:table-cell-properties fo:padding="0.049cm" fo:border-left="0.75pt solid #808080" fo:border-right="0.75pt solid #808080" fo:border-top="0.75pt solid #808080" fo:border-bottom="0.05pt solid #808080"/>
    </style:style>
    <style:style style:name="Tableau35.A2" style:family="table-cell">
      <style:table-cell-properties fo:padding="0.049cm" fo:border-left="0.75pt solid #808080" fo:border-right="0.75pt solid #808080" fo:border-top="none" fo:border-bottom="0.05pt solid #808080"/>
    </style:style>
    <style:style style:name="Tableau35.A3" style:family="table-cell">
      <style:table-cell-properties fo:padding="0.049cm" fo:border-left="0.75pt solid #808080" fo:border-right="none" fo:border-top="none" fo:border-bottom="0.05pt solid #808080"/>
    </style:style>
    <style:style style:name="Tableau35.B3" style:family="table-cell">
      <style:table-cell-properties fo:padding="0.049cm" fo:border-left="0.05pt solid #808080" fo:border-right="0.75pt solid #808080" fo:border-top="none" fo:border-bottom="0.05pt solid #808080"/>
    </style:style>
    <style:style style:name="Tableau35.A10" style:family="table-cell">
      <style:table-cell-properties fo:padding="0.049cm" fo:border-left="0.75pt solid #808080" fo:border-right="0.75pt solid #808080" fo:border-top="none" fo:border-bottom="0.75pt solid #808080"/>
    </style:style>
    <style:style style:name="Tableau36" style:family="table">
      <style:table-properties style:width="17cm" table:align="left"/>
    </style:style>
    <style:style style:name="Tableau36.A" style:family="table-column">
      <style:table-column-properties style:column-width="13.187cm"/>
    </style:style>
    <style:style style:name="Tableau36.B" style:family="table-column">
      <style:table-column-properties style:column-width="3.814cm"/>
    </style:style>
    <style:style style:name="Tableau36.A1" style:family="table-cell">
      <style:table-cell-properties fo:padding="0.049cm" fo:border-left="0.75pt solid #808080" fo:border-right="none" fo:border-top="0.75pt solid #808080" fo:border-bottom="0.05pt solid #808080"/>
    </style:style>
    <style:style style:name="Tableau36.B1" style:family="table-cell">
      <style:table-cell-properties style:vertical-align="middle" fo:padding="0.049cm" fo:border-left="0.05pt solid #808080" fo:border-right="0.75pt solid #808080" fo:border-top="0.75pt solid #808080" fo:border-bottom="0.05pt solid #808080"/>
    </style:style>
    <style:style style:name="Tableau36.A2" style:family="table-cell">
      <style:table-cell-properties fo:padding="0.049cm" fo:border-left="0.75pt solid #808080" fo:border-right="none" fo:border-top="none" fo:border-bottom="0.05pt solid #808080"/>
    </style:style>
    <style:style style:name="Tableau36.B2" style:family="table-cell">
      <style:table-cell-properties style:vertical-align="middle" fo:padding="0.049cm" fo:border-left="0.05pt solid #808080" fo:border-right="0.75pt solid #808080" fo:border-top="none" fo:border-bottom="0.05pt solid #808080"/>
    </style:style>
    <style:style style:name="Tableau36.A3" style:family="table-cell">
      <style:table-cell-properties fo:padding="0.049cm" fo:border-left="0.75pt solid #808080" fo:border-right="none" fo:border-top="none" fo:border-bottom="0.05pt solid #808080"/>
    </style:style>
    <style:style style:name="Tableau36.A4" style:family="table-cell">
      <style:table-cell-properties fo:padding="0.049cm" fo:border-left="0.75pt solid #808080" fo:border-right="none" fo:border-top="none" fo:border-bottom="0.05pt solid #808080"/>
    </style:style>
    <style:style style:name="Tableau36.A5" style:family="table-cell">
      <style:table-cell-properties fo:padding="0.049cm" fo:border-left="0.75pt solid #808080" fo:border-right="none" fo:border-top="none" fo:border-bottom="0.05pt solid #808080"/>
    </style:style>
    <style:style style:name="Tableau36.A6" style:family="table-cell">
      <style:table-cell-properties fo:padding="0.049cm" fo:border-left="0.75pt solid #808080" fo:border-right="none" fo:border-top="none" fo:border-bottom="0.05pt solid #808080"/>
    </style:style>
    <style:style style:name="Tableau36.A7" style:family="table-cell">
      <style:table-cell-properties fo:padding="0.049cm" fo:border-left="0.75pt solid #808080" fo:border-right="none" fo:border-top="none" fo:border-bottom="0.75pt solid #808080"/>
    </style:style>
    <style:style style:name="Tableau36.B7" style:family="table-cell">
      <style:table-cell-properties style:vertical-align="middle" fo:padding="0.049cm" fo:border-left="0.05pt solid #808080" fo:border-right="0.75pt solid #808080" fo:border-top="none" fo:border-bottom="0.75pt solid #808080"/>
    </style:style>
    <style:style style:name="Tableau37" style:family="table">
      <style:table-properties style:width="17cm" table:align="left"/>
    </style:style>
    <style:style style:name="Tableau37.A" style:family="table-column">
      <style:table-column-properties style:column-width="10.504cm"/>
    </style:style>
    <style:style style:name="Tableau37.B" style:family="table-column">
      <style:table-column-properties style:column-width="6.496cm"/>
    </style:style>
    <style:style style:name="Tableau37.A1" style:family="table-cell">
      <style:table-cell-properties fo:padding="0.049cm" fo:border-left="0.75pt solid #808080" fo:border-right="0.75pt solid #808080" fo:border-top="0.75pt solid #808080" fo:border-bottom="0.05pt solid #808080"/>
    </style:style>
    <style:style style:name="Tableau37.A2" style:family="table-cell">
      <style:table-cell-properties fo:padding="0.049cm" fo:border-left="0.75pt solid #808080" fo:border-right="0.75pt solid #808080" fo:border-top="none" fo:border-bottom="0.05pt solid #808080"/>
    </style:style>
    <style:style style:name="Tableau37.A3" style:family="table-cell">
      <style:table-cell-properties fo:padding="0.049cm" fo:border-left="0.75pt solid #808080" fo:border-right="none" fo:border-top="none" fo:border-bottom="0.05pt solid #808080"/>
    </style:style>
    <style:style style:name="Tableau37.B3" style:family="table-cell">
      <style:table-cell-properties fo:padding="0.049cm" fo:border-left="0.05pt solid #808080" fo:border-right="0.75pt solid #808080" fo:border-top="none" fo:border-bottom="0.05pt solid #808080"/>
    </style:style>
    <style:style style:name="Tableau37.A18" style:family="table-cell">
      <style:table-cell-properties fo:padding="0.049cm" fo:border-left="0.75pt solid #808080" fo:border-right="0.75pt solid #808080" fo:border-top="none" fo:border-bottom="0.75pt solid #808080"/>
    </style:style>
    <style:style style:name="Tableau38" style:family="table">
      <style:table-properties style:width="16.563cm" table:align="left"/>
    </style:style>
    <style:style style:name="Tableau38.A" style:family="table-column">
      <style:table-column-properties style:column-width="11.033cm"/>
    </style:style>
    <style:style style:name="Tableau38.B" style:family="table-column">
      <style:table-column-properties style:column-width="5.53cm"/>
    </style:style>
    <style:style style:name="Tableau38.A1" style:family="table-cell">
      <style:table-cell-properties fo:padding="0.049cm" fo:border-left="0.75pt solid #808080" fo:border-right="0.75pt solid #808080" fo:border-top="0.75pt solid #808080" fo:border-bottom="0.05pt solid #808080"/>
    </style:style>
    <style:style style:name="Tableau38.A2" style:family="table-cell">
      <style:table-cell-properties fo:padding="0.049cm" fo:border-left="0.75pt solid #808080" fo:border-right="0.75pt solid #808080" fo:border-top="none" fo:border-bottom="0.05pt solid #808080"/>
    </style:style>
    <style:style style:name="Tableau38.A3" style:family="table-cell">
      <style:table-cell-properties fo:padding="0.049cm" fo:border-left="0.75pt solid #808080" fo:border-right="none" fo:border-top="none" fo:border-bottom="0.05pt solid #808080"/>
    </style:style>
    <style:style style:name="Tableau38.B3" style:family="table-cell">
      <style:table-cell-properties fo:padding="0.049cm" fo:border-left="0.05pt solid #808080" fo:border-right="0.75pt solid #808080" fo:border-top="none" fo:border-bottom="0.05pt solid #808080"/>
    </style:style>
    <style:style style:name="Tableau38.A14" style:family="table-cell">
      <style:table-cell-properties fo:padding="0.049cm" fo:border-left="0.75pt solid #808080" fo:border-right="0.75pt solid #808080" fo:border-top="none" fo:border-bottom="0.75pt solid #808080"/>
    </style:style>
    <style:style style:name="Tableau39" style:family="table">
      <style:table-properties style:width="17cm" table:align="left"/>
    </style:style>
    <style:style style:name="Tableau39.A" style:family="table-column">
      <style:table-column-properties style:column-width="10.326cm"/>
    </style:style>
    <style:style style:name="Tableau39.B" style:family="table-column">
      <style:table-column-properties style:column-width="6.675cm"/>
    </style:style>
    <style:style style:name="Tableau39.A1" style:family="table-cell">
      <style:table-cell-properties fo:padding="0.049cm" fo:border-left="0.75pt solid #808080" fo:border-right="0.75pt solid #808080" fo:border-top="0.75pt solid #808080" fo:border-bottom="0.05pt solid #808080"/>
    </style:style>
    <style:style style:name="Tableau39.A2" style:family="table-cell">
      <style:table-cell-properties fo:padding="0.049cm" fo:border-left="0.75pt solid #808080" fo:border-right="0.75pt solid #808080" fo:border-top="none" fo:border-bottom="0.05pt solid #808080"/>
    </style:style>
    <style:style style:name="Tableau39.A3" style:family="table-cell">
      <style:table-cell-properties fo:padding="0.049cm" fo:border-left="0.75pt solid #808080" fo:border-right="none" fo:border-top="none" fo:border-bottom="0.05pt solid #808080"/>
    </style:style>
    <style:style style:name="Tableau39.B3" style:family="table-cell">
      <style:table-cell-properties fo:padding="0.049cm" fo:border-left="0.05pt solid #808080" fo:border-right="0.75pt solid #808080" fo:border-top="none" fo:border-bottom="0.05pt solid #808080"/>
    </style:style>
    <style:style style:name="Tableau39.A14" style:family="table-cell">
      <style:table-cell-properties fo:padding="0.049cm" fo:border-left="0.75pt solid #808080" fo:border-right="0.75pt solid #808080" fo:border-top="none" fo:border-bottom="0.75pt solid #808080"/>
    </style:style>
    <style:style style:name="P1" style:family="paragraph" style:parent-style-name="Standard">
      <style:text-properties officeooo:rsid="001bdcd3" officeooo:paragraph-rsid="001bdcd3"/>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text-properties officeooo:rsid="001bdcd3"/>
    </style:style>
    <style:style style:name="P7" style:family="paragraph" style:parent-style-name="Text_20_body">
      <style:text-properties officeooo:rsid="001bdcd3" officeooo:paragraph-rsid="001bdcd3"/>
    </style:style>
    <style:style style:name="P8" style:family="paragraph" style:parent-style-name="Text_20_body">
      <style:text-properties fo:font-weight="bold"/>
    </style:style>
    <style:style style:name="P9" style:family="paragraph" style:parent-style-name="Text_20_body" style:list-style-name="L18"/>
    <style:style style:name="P10" style:family="paragraph" style:parent-style-name="Text_20_body" style:list-style-name="L39"/>
    <style:style style:name="P11" style:family="paragraph" style:parent-style-name="Text_20_body" style:list-style-name="L44"/>
    <style:style style:name="P12" style:family="paragraph" style:parent-style-name="Text_20_body" style:list-style-name="L45"/>
    <style:style style:name="P13" style:family="paragraph" style:parent-style-name="Text_20_body" style:list-style-name="L46"/>
    <style:style style:name="P14" style:family="paragraph" style:parent-style-name="Text_20_body" style:list-style-name="L47"/>
    <style:style style:name="P15" style:family="paragraph" style:parent-style-name="Text_20_body">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18">
      <style:paragraph-properties fo:margin-top="0cm" fo:margin-bottom="0cm" loext:contextual-spacing="false"/>
    </style:style>
    <style:style style:name="P22" style:family="paragraph" style:parent-style-name="Table_20_Contents" style:list-style-name="L6"/>
    <style:style style:name="P23" style:family="paragraph" style:parent-style-name="Table_20_Contents" style:list-style-name="L7"/>
    <style:style style:name="P24" style:family="paragraph" style:parent-style-name="Table_20_Contents" style:list-style-name="L8"/>
    <style:style style:name="P25" style:family="paragraph" style:parent-style-name="Table_20_Contents" style:list-style-name="L9"/>
    <style:style style:name="P26" style:family="paragraph" style:parent-style-name="Table_20_Contents" style:list-style-name="L14"/>
    <style:style style:name="P27" style:family="paragraph" style:parent-style-name="Table_20_Contents" style:list-style-name="L15"/>
    <style:style style:name="P28" style:family="paragraph" style:parent-style-name="Table_20_Contents" style:list-style-name="L16"/>
    <style:style style:name="P29" style:family="paragraph" style:parent-style-name="Table_20_Contents" style:list-style-name="L17"/>
    <style:style style:name="P30" style:family="paragraph" style:parent-style-name="Table_20_Contents" style:list-style-name="L19"/>
    <style:style style:name="P31" style:family="paragraph" style:parent-style-name="Table_20_Contents" style:list-style-name="L20"/>
    <style:style style:name="P32" style:family="paragraph" style:parent-style-name="Table_20_Contents" style:list-style-name="L21"/>
    <style:style style:name="P33" style:family="paragraph" style:parent-style-name="Table_20_Contents" style:list-style-name="L22"/>
    <style:style style:name="P34" style:family="paragraph" style:parent-style-name="Table_20_Contents" style:list-style-name="L23"/>
    <style:style style:name="P35" style:family="paragraph" style:parent-style-name="Table_20_Contents" style:list-style-name="L24"/>
    <style:style style:name="P36" style:family="paragraph" style:parent-style-name="Table_20_Contents" style:list-style-name="L25"/>
    <style:style style:name="P37" style:family="paragraph" style:parent-style-name="Table_20_Contents" style:list-style-name="L26"/>
    <style:style style:name="P38" style:family="paragraph" style:parent-style-name="Table_20_Contents" style:list-style-name="L28"/>
    <style:style style:name="P39" style:family="paragraph" style:parent-style-name="Table_20_Contents" style:list-style-name="L29"/>
    <style:style style:name="P40" style:family="paragraph" style:parent-style-name="Table_20_Contents" style:list-style-name="L30"/>
    <style:style style:name="P41" style:family="paragraph" style:parent-style-name="Table_20_Contents" style:list-style-name="L32"/>
    <style:style style:name="P42" style:family="paragraph" style:parent-style-name="Table_20_Contents" style:list-style-name="L33"/>
    <style:style style:name="P43" style:family="paragraph" style:parent-style-name="Table_20_Contents" style:list-style-name="L34"/>
    <style:style style:name="P44" style:family="paragraph" style:parent-style-name="Table_20_Contents" style:list-style-name="L36"/>
    <style:style style:name="P45" style:family="paragraph" style:parent-style-name="Table_20_Contents" style:list-style-name="L48"/>
    <style:style style:name="P46" style:family="paragraph" style:parent-style-name="Table_20_Contents" style:list-style-name="L49"/>
    <style:style style:name="P47" style:family="paragraph" style:parent-style-name="Table_20_Contents" style:list-style-name="L50"/>
    <style:style style:name="P48" style:family="paragraph" style:parent-style-name="Table_20_Contents" style:list-style-name="L51"/>
    <style:style style:name="P49" style:family="paragraph" style:parent-style-name="Table_20_Contents" style:list-style-name="L52"/>
    <style:style style:name="P50" style:family="paragraph" style:parent-style-name="Table_20_Contents">
      <style:paragraph-properties fo:margin-top="0cm" fo:margin-bottom="0.499cm" loext:contextual-spacing="false"/>
    </style:style>
    <style:style style:name="P51" style:family="paragraph" style:parent-style-name="Table_20_Contents">
      <style:paragraph-properties fo:margin-top="0cm" fo:margin-bottom="0.499cm" loext:contextual-spacing="false"/>
      <style:text-properties fo:font-weight="bold"/>
    </style:style>
    <style:style style:name="P52" style:family="paragraph" style:parent-style-name="Table_20_Contents">
      <style:paragraph-properties fo:margin-top="0cm" fo:margin-bottom="0.499cm" loext:contextual-spacing="false" fo:text-align="center" style:justify-single-word="false"/>
      <style:text-properties fo:font-weight="bold"/>
    </style:style>
    <style:style style:name="P53" style:family="paragraph" style:parent-style-name="Table_20_Contents">
      <style:paragraph-properties fo:margin-top="0cm" fo:margin-bottom="0.499cm" loext:contextual-spacing="false"/>
      <style:text-properties fo:font-style="italic"/>
    </style:style>
    <style:style style:name="P54" style:family="paragraph" style:parent-style-name="Table_20_Contents">
      <style:paragraph-properties fo:margin-top="0cm" fo:margin-bottom="0.499cm" loext:contextual-spacing="false" fo:text-align="center" style:justify-single-word="false"/>
      <style:text-properties fo:font-style="italic" fo:font-weight="bold"/>
    </style:style>
    <style:style style:name="P55" style:family="paragraph" style:parent-style-name="Table_20_Contents">
      <style:paragraph-properties fo:margin-top="0cm" fo:margin-bottom="0.499cm" loext:contextual-spacing="false"/>
      <style:text-properties fo:font-style="italic" style:text-underline-style="solid" style:text-underline-width="auto" style:text-underline-color="font-color"/>
    </style:style>
    <style:style style:name="P56" style:family="paragraph" style:parent-style-name="Table_20_Contents" style:list-style-name="L6">
      <style:paragraph-properties fo:margin-top="0cm" fo:margin-bottom="0.499cm" loext:contextual-spacing="false"/>
    </style:style>
    <style:style style:name="P57" style:family="paragraph" style:parent-style-name="Table_20_Contents">
      <style:paragraph-properties fo:margin-top="0cm" fo:margin-bottom="0.499cm" loext:contextual-spacing="false" fo:text-align="center" style:justify-single-word="false"/>
    </style:style>
    <style:style style:name="P58" style:family="paragraph" style:parent-style-name="Table_20_Contents" style:list-style-name="L7">
      <style:paragraph-properties fo:margin-top="0cm" fo:margin-bottom="0.499cm" loext:contextual-spacing="false"/>
    </style:style>
    <style:style style:name="P59" style:family="paragraph" style:parent-style-name="Table_20_Contents" style:list-style-name="L8">
      <style:paragraph-properties fo:margin-top="0cm" fo:margin-bottom="0.499cm" loext:contextual-spacing="false"/>
    </style:style>
    <style:style style:name="P60" style:family="paragraph" style:parent-style-name="Table_20_Contents" style:list-style-name="L9">
      <style:paragraph-properties fo:margin-top="0cm" fo:margin-bottom="0.499cm" loext:contextual-spacing="false"/>
    </style:style>
    <style:style style:name="P61" style:family="paragraph" style:parent-style-name="Table_20_Contents">
      <style:paragraph-properties fo:margin-top="0cm" fo:margin-bottom="0.499cm" loext:contextual-spacing="false"/>
      <style:text-properties style:text-underline-style="solid" style:text-underline-width="auto" style:text-underline-color="font-color"/>
    </style:style>
    <style:style style:name="P62" style:family="paragraph" style:parent-style-name="Table_20_Contents" style:list-style-name="L10">
      <style:paragraph-properties fo:margin-top="0cm" fo:margin-bottom="0.499cm" loext:contextual-spacing="false"/>
    </style:style>
    <style:style style:name="P63" style:family="paragraph" style:parent-style-name="Table_20_Contents" style:list-style-name="L11">
      <style:paragraph-properties fo:margin-top="0cm" fo:margin-bottom="0.499cm" loext:contextual-spacing="false"/>
    </style:style>
    <style:style style:name="P64" style:family="paragraph" style:parent-style-name="Table_20_Contents" style:list-style-name="L12">
      <style:paragraph-properties fo:margin-top="0cm" fo:margin-bottom="0.499cm" loext:contextual-spacing="false"/>
    </style:style>
    <style:style style:name="P65" style:family="paragraph" style:parent-style-name="Table_20_Contents" style:list-style-name="L13">
      <style:paragraph-properties fo:margin-top="0cm" fo:margin-bottom="0.499cm" loext:contextual-spacing="false"/>
    </style:style>
    <style:style style:name="P66" style:family="paragraph" style:parent-style-name="Table_20_Contents" style:list-style-name="L14">
      <style:paragraph-properties fo:margin-top="0cm" fo:margin-bottom="0.499cm" loext:contextual-spacing="false"/>
    </style:style>
    <style:style style:name="P67" style:family="paragraph" style:parent-style-name="Table_20_Contents" style:list-style-name="L15">
      <style:paragraph-properties fo:margin-top="0cm" fo:margin-bottom="0.499cm" loext:contextual-spacing="false"/>
    </style:style>
    <style:style style:name="P68" style:family="paragraph" style:parent-style-name="Table_20_Contents" style:list-style-name="L16">
      <style:paragraph-properties fo:margin-top="0cm" fo:margin-bottom="0.499cm" loext:contextual-spacing="false"/>
    </style:style>
    <style:style style:name="P69" style:family="paragraph" style:parent-style-name="Table_20_Contents" style:list-style-name="L17">
      <style:paragraph-properties fo:margin-top="0cm" fo:margin-bottom="0.499cm" loext:contextual-spacing="false"/>
    </style:style>
    <style:style style:name="P70" style:family="paragraph" style:parent-style-name="Table_20_Contents" style:list-style-name="L19">
      <style:paragraph-properties fo:margin-top="0cm" fo:margin-bottom="0.499cm" loext:contextual-spacing="false"/>
    </style:style>
    <style:style style:name="P71" style:family="paragraph" style:parent-style-name="Table_20_Contents" style:list-style-name="L20">
      <style:paragraph-properties fo:margin-top="0cm" fo:margin-bottom="0.499cm" loext:contextual-spacing="false"/>
    </style:style>
    <style:style style:name="P72" style:family="paragraph" style:parent-style-name="Table_20_Contents" style:list-style-name="L21">
      <style:paragraph-properties fo:margin-top="0cm" fo:margin-bottom="0.499cm" loext:contextual-spacing="false"/>
    </style:style>
    <style:style style:name="P73" style:family="paragraph" style:parent-style-name="Table_20_Contents" style:list-style-name="L22">
      <style:paragraph-properties fo:margin-top="0cm" fo:margin-bottom="0.499cm" loext:contextual-spacing="false"/>
    </style:style>
    <style:style style:name="P74" style:family="paragraph" style:parent-style-name="Table_20_Contents" style:list-style-name="L23">
      <style:paragraph-properties fo:margin-top="0cm" fo:margin-bottom="0.499cm" loext:contextual-spacing="false"/>
    </style:style>
    <style:style style:name="P75" style:family="paragraph" style:parent-style-name="Table_20_Contents" style:list-style-name="L24">
      <style:paragraph-properties fo:margin-top="0cm" fo:margin-bottom="0.499cm" loext:contextual-spacing="false"/>
    </style:style>
    <style:style style:name="P76" style:family="paragraph" style:parent-style-name="Table_20_Contents" style:list-style-name="L25">
      <style:paragraph-properties fo:margin-top="0cm" fo:margin-bottom="0.499cm" loext:contextual-spacing="false"/>
    </style:style>
    <style:style style:name="P77" style:family="paragraph" style:parent-style-name="Table_20_Contents" style:list-style-name="L26">
      <style:paragraph-properties fo:margin-top="0cm" fo:margin-bottom="0.499cm" loext:contextual-spacing="false"/>
    </style:style>
    <style:style style:name="P78" style:family="paragraph" style:parent-style-name="Table_20_Contents" style:list-style-name="L27">
      <style:paragraph-properties fo:margin-top="0cm" fo:margin-bottom="0.499cm" loext:contextual-spacing="false"/>
    </style:style>
    <style:style style:name="P79" style:family="paragraph" style:parent-style-name="Table_20_Contents" style:list-style-name="L28">
      <style:paragraph-properties fo:margin-top="0cm" fo:margin-bottom="0.499cm" loext:contextual-spacing="false"/>
    </style:style>
    <style:style style:name="P80" style:family="paragraph" style:parent-style-name="Table_20_Contents" style:list-style-name="L29">
      <style:paragraph-properties fo:margin-top="0cm" fo:margin-bottom="0.499cm" loext:contextual-spacing="false"/>
    </style:style>
    <style:style style:name="P81" style:family="paragraph" style:parent-style-name="Table_20_Contents" style:list-style-name="L30">
      <style:paragraph-properties fo:margin-top="0cm" fo:margin-bottom="0.499cm" loext:contextual-spacing="false"/>
    </style:style>
    <style:style style:name="P82" style:family="paragraph" style:parent-style-name="Table_20_Contents" style:list-style-name="L31">
      <style:paragraph-properties fo:margin-top="0cm" fo:margin-bottom="0.499cm" loext:contextual-spacing="false"/>
    </style:style>
    <style:style style:name="P83" style:family="paragraph" style:parent-style-name="Table_20_Contents" style:list-style-name="L32">
      <style:paragraph-properties fo:margin-top="0cm" fo:margin-bottom="0.499cm" loext:contextual-spacing="false"/>
    </style:style>
    <style:style style:name="P84" style:family="paragraph" style:parent-style-name="Table_20_Contents" style:list-style-name="L33">
      <style:paragraph-properties fo:margin-top="0cm" fo:margin-bottom="0.499cm" loext:contextual-spacing="false"/>
    </style:style>
    <style:style style:name="P85" style:family="paragraph" style:parent-style-name="Table_20_Contents" style:list-style-name="L34">
      <style:paragraph-properties fo:margin-top="0cm" fo:margin-bottom="0.499cm" loext:contextual-spacing="false"/>
    </style:style>
    <style:style style:name="P86" style:family="paragraph" style:parent-style-name="Table_20_Contents" style:list-style-name="L35">
      <style:paragraph-properties fo:margin-top="0cm" fo:margin-bottom="0.499cm" loext:contextual-spacing="false"/>
    </style:style>
    <style:style style:name="P87" style:family="paragraph" style:parent-style-name="Table_20_Contents" style:list-style-name="L36">
      <style:paragraph-properties fo:margin-top="0cm" fo:margin-bottom="0.499cm" loext:contextual-spacing="false"/>
    </style:style>
    <style:style style:name="P88" style:family="paragraph" style:parent-style-name="Table_20_Contents" style:list-style-name="L37">
      <style:paragraph-properties fo:margin-top="0cm" fo:margin-bottom="0.499cm" loext:contextual-spacing="false"/>
    </style:style>
    <style:style style:name="P89" style:family="paragraph" style:parent-style-name="Table_20_Contents" style:list-style-name="L38">
      <style:paragraph-properties fo:margin-top="0cm" fo:margin-bottom="0.499cm" loext:contextual-spacing="false"/>
    </style:style>
    <style:style style:name="P90" style:family="paragraph" style:parent-style-name="Table_20_Contents" style:list-style-name="L40">
      <style:paragraph-properties fo:margin-top="0cm" fo:margin-bottom="0.499cm" loext:contextual-spacing="false"/>
    </style:style>
    <style:style style:name="P91" style:family="paragraph" style:parent-style-name="Table_20_Contents" style:list-style-name="L41">
      <style:paragraph-properties fo:margin-top="0cm" fo:margin-bottom="0.499cm" loext:contextual-spacing="false"/>
    </style:style>
    <style:style style:name="P92" style:family="paragraph" style:parent-style-name="Table_20_Contents" style:list-style-name="L42">
      <style:paragraph-properties fo:margin-top="0cm" fo:margin-bottom="0.499cm" loext:contextual-spacing="false"/>
    </style:style>
    <style:style style:name="P93" style:family="paragraph" style:parent-style-name="Table_20_Contents" style:list-style-name="L43">
      <style:paragraph-properties fo:margin-top="0cm" fo:margin-bottom="0.499cm" loext:contextual-spacing="false"/>
    </style:style>
    <style:style style:name="P94" style:family="paragraph" style:parent-style-name="Table_20_Contents" style:list-style-name="L48">
      <style:paragraph-properties fo:margin-top="0cm" fo:margin-bottom="0.499cm" loext:contextual-spacing="false"/>
    </style:style>
    <style:style style:name="P95" style:family="paragraph" style:parent-style-name="Table_20_Contents" style:list-style-name="L49">
      <style:paragraph-properties fo:margin-top="0cm" fo:margin-bottom="0.499cm" loext:contextual-spacing="false"/>
    </style:style>
    <style:style style:name="P96" style:family="paragraph" style:parent-style-name="Table_20_Contents" style:list-style-name="L50">
      <style:paragraph-properties fo:margin-top="0cm" fo:margin-bottom="0.499cm" loext:contextual-spacing="false"/>
    </style:style>
    <style:style style:name="P97" style:family="paragraph" style:parent-style-name="Table_20_Contents" style:list-style-name="L51">
      <style:paragraph-properties fo:margin-top="0cm" fo:margin-bottom="0.499cm" loext:contextual-spacing="false"/>
    </style:style>
    <style:style style:name="P98" style:family="paragraph" style:parent-style-name="Table_20_Contents" style:list-style-name="L52">
      <style:paragraph-properties fo:margin-top="0cm" fo:margin-bottom="0.499cm" loext:contextual-spacing="false"/>
    </style:style>
    <style:style style:name="P99" style:family="paragraph" style:parent-style-name="Table_20_Contents" style:list-style-name="L53">
      <style:paragraph-properties fo:margin-top="0cm" fo:margin-bottom="0.499cm" loext:contextual-spacing="false"/>
    </style:style>
    <style:style style:name="P100" style:family="paragraph" style:parent-style-name="Table_20_Contents" style:list-style-name="L54">
      <style:paragraph-properties fo:margin-top="0cm" fo:margin-bottom="0.499cm" loext:contextual-spacing="false"/>
    </style:style>
    <style:style style:name="P101" style:family="paragraph" style:parent-style-name="Table_20_Contents" style:list-style-name="L55">
      <style:paragraph-properties fo:margin-top="0cm" fo:margin-bottom="0.499cm" loext:contextual-spacing="false"/>
    </style:style>
    <style:style style:name="P102" style:family="paragraph" style:parent-style-name="Table_20_Contents" style:list-style-name="L56">
      <style:paragraph-properties fo:margin-top="0cm" fo:margin-bottom="0.499cm" loext:contextual-spacing="false"/>
    </style:style>
    <style:style style:name="P103" style:family="paragraph" style:parent-style-name="Table_20_Contents" style:list-style-name="L57">
      <style:paragraph-properties fo:margin-top="0cm" fo:margin-bottom="0.499cm" loext:contextual-spacing="false"/>
    </style:style>
    <style:style style:name="P104" style:family="paragraph" style:parent-style-name="Table_20_Contents" style:list-style-name="L58">
      <style:paragraph-properties fo:margin-top="0cm" fo:margin-bottom="0.499cm" loext:contextual-spacing="false"/>
    </style:style>
    <style:style style:name="P105" style:family="paragraph" style:parent-style-name="Table_20_Contents" style:list-style-name="L59">
      <style:paragraph-properties fo:margin-top="0cm" fo:margin-bottom="0.499cm" loext:contextual-spacing="false"/>
    </style:style>
    <style:style style:name="P106" style:family="paragraph" style:parent-style-name="Table_20_Contents" style:list-style-name="L60">
      <style:paragraph-properties fo:margin-top="0cm" fo:margin-bottom="0.499cm" loext:contextual-spacing="false"/>
    </style:style>
    <style:style style:name="P107" style:family="paragraph" style:parent-style-name="Heading_20_1">
      <style:text-properties officeooo:rsid="001bdcd3" officeooo:paragraph-rsid="001bdcd3"/>
    </style:style>
    <style:style style:name="P108" style:family="paragraph" style:parent-style-name="Heading_20_2">
      <style:text-properties officeooo:rsid="001bdcd3" officeooo:paragraph-rsid="001bdcd3"/>
    </style:style>
    <style:style style:name="T1" style:family="text">
      <style:text-properties fo:language="fr" fo:country="FR"/>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fo:font-style="italic"/>
    </style:style>
    <style:style style:name="T5" style:family="text">
      <style:text-properties fo:font-style="italic" style:text-underline-style="solid" style:text-underline-width="auto" style:text-underline-color="font-color"/>
    </style:style>
    <style:style style:name="T6" style:family="text">
      <style:text-properties style:text-line-through-style="solid" style:text-line-through-type="singl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6">
      <text:list-level-style-number text:level="1" text:style-name="Numbering_20_Symbols" style:num-suffix="." style:num-format="a" text:start-value="2">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Bulletin officiel spécial n°11 du 26 novembre 2015 </text:h>
      <text:p text:style-name="P7"/>
      <text:h text:style-name="P108" text:outline-level="2"><text:bookmark text:name="h2_cid_bo"/>Annexe 1 Programme d'enseignement du cycle des apprentissages fondamentaux (cycle 2) </text:h>
      <text:p text:style-name="P15"><text:span text:style-name="acronym"><text:span text:style-name="T1">NOR</text:span></text:span> : MENE1526483A<text:line-break/>arrêté du 9-11-2015 - J.O. du 24-11-2015<text:line-break/>MENESR - DGESCO MAF 1</text:p>
      <text:p text:style-name="P15"/>
      <text:p text:style-name="Horizontal_20_Line"/>
      <text:p text:style-name="P15">Les textes qui suivent appliquent les rectifications orthographiques proposées par le Conseil supérieur de la langue française, approuvées par l'Académie française et publiées par le Journal officiel de la République française le 6 décembre 1990.</text:p>
      <text:p text:style-name="Horizontal_20_Line"/>
      <text:p text:style-name="Text_20_body">Volet 1 : Les spécificités du cycle des apprentissages fondamentaux (cycle 2)</text:p>
      <text:p text:style-name="Text_20_body">Apprendre à l'école, c'est interroger le monde. C'est aussi acquérir des langages spécifiques, acquisitions pour lesquelles le simple fait de grandir ne suffit pas. Le cycle 2 couvre désormais la période du CP au CE2, offrant ainsi la durée et la cohérence nécessaires pour des apprentissages progressifs et exigeants. Au cycle 2, tous les enseignements interrogent le monde. La maitrise des langages, et notamment de la langue française, est la priorité.</text:p>
      <text:p text:style-name="Text_20_body"><text:span text:style-name="T2">Au cycle 2, les élèves</text:span> [1] <text:span text:style-name="Strong_20_Emphasis">ont le temps d'apprendre.</text:span> Les enfants qui arrivent au cycle 2 sont très différents entre eux. Ils ont grandi et ont appris dans des contextes familiaux et scolaires divers qui influencent fortement les apprentissages et leur rythme. La classe s'organise donc autour de reprises constantes des connaissances en cours d'acquisition et si les élèves apprennent ensemble, c'est de façon progressive et chacun à son rythme. Il s'agit de prendre en compte les besoins éducatifs particuliers de certains élèves (élèves allophones nouvellement arrivés, en situation de handicap, éprouvant des difficultés importantes à entrer dans l'écrit, entrant nouvellement à l'école, etc.) qui nécessitent des aménagements pédagogiques appropriés.</text:p>
      <text:p text:style-name="Text_20_body"><text:span text:style-name="T2">Au cycle 2, le sens et l'automatisation se construisent simultanément</text:span>. La compréhension est indispensable à l'élaboration de savoirs solides que les élèves pourront réinvestir et l'automatisation de certains savoir-faire est le moyen de libérer des ressources cognitives pour qu'ils puissent accéder à des opérations plus élaborées et à la compréhension. Tous les enseignements sont concernés. En mathématiques par exemple, comprendre les différentes opérations est indispensable à l'élaboration de ces savoirs que les élèves réinvestissent. En parallèle, des connaissances immédiatement disponibles (comme les résultats des tables de multiplication) améliorent considérablement les capacités de « calcul intelligent », où les élèves comprennent ce qu'ils font et pourquoi ils le font. En questionnement du monde, la construction des repères temporels répond à la même logique : leur compréhension liée à un apprentissage explicite permet progressivement de les utiliser <text:soft-page-break/>spontanément.</text:p>
      <text:p text:style-name="Text_20_body"><text:span text:style-name="T2">Au cycle 2, la langue française constitue l'objet d'apprentissage central</text:span>. La construction du sens et l'automatisation constituent deux dimensions nécessaires à la maitrise de la langue. La maitrise du fonctionnement du code phonographique, qui va des sons vers les lettres et réciproquement, constitue un enjeu essentiel de l'apprentissage du français au cycle 2. Cependant, l'apprentissage de la lecture nécessite aussi de comprendre des textes narratifs ou documentaires, de commencer à interpréter et à apprécier des textes, en comprenant ce qui parfois n'est pas tout à fait explicite. Cet apprentissage est conduit en écriture et en lecture de façon simultanée et complémentaire.</text:p>
      <text:p text:style-name="Text_20_body">La place centrale donnée à la langue française ne s'acquiert pas au détriment des autres apprentissages. Bien au contraire, la langue est aussi un outil au service de tous les apprentissages du cycle dans des champs qui ont chacun leur langage. S'approprier un champ d'apprentissage, c'est pouvoir repérer puis utiliser peu à peu des vocabulaires spécifiques. Ce repérage débute au cycle 2, se poursuit et s'intensifie dans les cycles suivants. La polyvalence des professeurs [2] permet de privilégier des situations de transversalité, avec des retours réguliers sur les apprentissages fondamentaux. Elle permet d'élaborer des projets où les élèves s'emparent de la langue française comme outil de communication, avec de véritables destinataires, en rendant compte de visites, d'expériences, de recherches. La langue est un moyen pour donner plus de sens aux apprentissages, puisqu'elle construit du lien entre les différents enseignements et permet d'intégrer dans le langage des expériences vécues.</text:p>
      <text:p text:style-name="Text_20_body"><text:span text:style-name="T2">Au cycle 2, on ne cesse d'articuler le concret et l'abstrait</text:span>. Observer et agir sur le réel, manipuler, expérimenter, toutes ces activités mènent à la représentation, qu'elle soit analogique (dessins, images, schématisations) ou symbolique, abstraite (nombres, concepts). Le lien entre familiarisation pratique et élaboration conceptuelle est toujours à construire et reconstruire, dans les deux sens.</text:p>
      <text:p text:style-name="Text_20_body"><text:span text:style-name="T2">Au cycle 2, l'oral et l'écrit sont en décalage important</text:span>. Ce qu'un élève est capable de comprendre et de produire à l'oral est d'un niveau très supérieur à ce qu'il est capable de comprendre et de produire à l'écrit. Mais l'oral et l'écrit sont très liés, et au cours du cycle 2, les élèves ont accès à l'écrit structuré, en production et lecture-compréhension. Dans tous les enseignements, les élèves apprennent que parler ou écrire, c'est à la fois traduire ce qu'on pense et respecter des règles, c'est être libre sur le fond et contraint sur la forme. Ce décalage entre oral et écrit est particulièrement important dans l'apprentissage des langues vivantes. Le cycle 2 contribue à mettre en place les jalons en vue d'un premier développement de la compétence des élèves dans plusieurs langues, d'abord à l'oral. L'enseignement et l'apprentissage d'une langue vivante, étrangère ou régionale, doivent mettre les élèves en position de s'exercer dans la langue, de réfléchir sur la langue et sur les processus et stratégies qu'ils mobilisent en situation. Le travail sur la langue et celui sur la culture sont indissociables.</text:p>
      <text:p text:style-name="Text_20_body"><text:span text:style-name="T2">Au cycle 2, les connaissances intuitives tiennent encore une place centrale</text:span>. En dehors de l'école, dans leurs familles ou ailleurs, les enfants acquièrent des connaissances dans de nombreux domaines : social (règles, conventions, usages), physique (connaissance de son corps, des mouvements), de la langue orale et de la culture. Ces connaissances préalables à l'enseignement, acquises de façon implicite, sont utilisées comme fondements des apprentissages explicites. Elles sont au cœur des situations de prise de conscience, où l'élève se met à comprendre ce qu'il savait faire sans y réfléchir et où il utilise ses connaissances intuitives comme ressources pour contrôler et <text:soft-page-break/>évaluer sa propre action (par ex. juger si une forme verbale est correcte, appréhender une quantité, raisonner logiquement).</text:p>
      <text:p text:style-name="Text_20_body"><text:span text:style-name="T2">Au cycle 2, on apprend à réaliser les activités scolaires fondamentales</text:span> que l'on retrouve dans plusieurs enseignements et qu'on retrouvera tout au cours de la scolarité : résoudre un problème, comprendre un document, rédiger un texte, créer ou concevoir un objet. Les liens entre ces diverses activités scolaires fondamentales seront mis en évidence par les professeurs qui souligneront les analogies entre les objets d'étude (par exemple, résoudre un problème mathématique / mettre en œuvre une démarche d'investigation en sciences / comprendre et interpréter un texte en français / recevoir une œuvre en arts) pour mettre en évidence les éléments semblables et les différences. Sans une prise en main de ce travail par les professeurs, seuls quelques élèves découvrent par eux-mêmes les modes opératoires de ces activités scolaires fondamentales et les relations qui les caractérisent.</text:p>
      <text:p text:style-name="Text_20_body"><text:span text:style-name="T2">Au cycle 2, on justifie de façon rationnelle</text:span>. Les élèves, dans le contexte d'une activité, savent non seulement la réaliser mais expliquer pourquoi ils l'ont réalisée de telle manière. Ils apprennent à justifier leurs réponses et leurs démarches en utilisant le registre de la raison, de façon spécifique aux enseignements : on ne justifie pas de la même manière le résultat d'un calcul, la compréhension d'un texte, l'appréciation d'une œuvre ou l'observation d'un phénomène naturel. Peu à peu, cette activité rationnelle permet aux élèves de mettre en doute, de critiquer ce qu'ils ont fait, mais aussi d'apprécier ce qui a été fait par autrui.</text:p>
      <text:p text:style-name="Text_20_body">L'éducation aux médias et à l'information permet de préparer l'exercice du jugement et de développer l'esprit critique.</text:p>
      <text:p text:style-name="Text_20_body">Volet 2 : Contributions essentielles des différents enseignements au socle commun</text:p>
      <text:p text:style-name="Text_20_body"> </text:p>
      <table:table table:name="Tableau1" table:style-name="Tableau1">
        <table:table-column table:style-name="Tableau1.A"/>
        <table:table-row>
          <table:table-cell table:style-name="Tableau1.A1" office:value-type="string">
            <text:p text:style-name="P52">Domaine 1</text:p>
            <text:p text:style-name="P54">Les langages pour penser et communiquer</text:p>
          </table:table-cell>
        </table:table-row>
        <table:table-row>
          <table:table-cell table:style-name="Tableau1.A2" office:value-type="string">
            <text:p text:style-name="P51">Comprendre, s'exprimer en utilisant la langue française à l'oral et à l'écrit</text:p>
            <text:p text:style-name="P50">Au cycle 2, l'apprentissage de la langue française s'exerce à l'oral, en lecture et en écriture. L'acquisition d'une aisance à l'oral, l'accès à la langue écrite en réception et en production s'accompagnent de l'étude du fonctionnement de la langue et permettent de produire des énoncés oraux maitrisés, des écrits simples, organisés, ponctués, de plus en plus complexes et de commencer à exercer une vigilance orthographique.</text:p>
            <text:p text:style-name="P50">Tous les enseignements concourent à la maitrise de la langue. Toutefois, « Questionner le monde », les arts plastiques comme l'éducation musicale, en proposant de s'intéresser à des phénomènes naturels, des formes et des représentations variées, fournissent l'occasion de les décrire, de les comparer, et de commencer à manipuler, à l'oral comme à l'écrit, des formes d'expression et un lexique spécifiques.</text:p>
            <text:p text:style-name="P50"> </text:p>
            <text:p text:style-name="P51">Comprendre, s'exprimer en utilisant une langue étrangère et le cas échéant une langue <text:soft-page-break/>régionale</text:p>
            <text:p text:style-name="P50">Le cycle 2 est le point de départ de l'enseignement des langues étrangères et régionales qui doit faire acquérir aux élèves le niveau A1 des compétences langagières orales (écouter/prendre part à une conversation/s'exprimer oralement en continu) du Cadre européen commun de référence pour les langues (CECRL).</text:p>
            <text:p text:style-name="P50">En français, le rapprochement avec la langue vivante étudiée en classe permet de mieux ancrer la représentation du système linguistique : comparaisons occasionnelles avec le français, sur les mots, l'ordre des mots, la prononciation. La rencontre avec la littérature est aussi un moyen de donner toute leur place aux apprentissages culturels, en utilisant la langue étrangère ou régionale aussi bien que le français (albums bilingues...). Le travail dans plusieurs autres enseignements, en particulier l'éducation musicale ou encore l'éducation physique et sportive, contribue à sensibiliser les élèves à la dimension culturelle.</text:p>
            <text:p text:style-name="P50"> </text:p>
            <text:p text:style-name="P51">Comprendre, s'exprimer en utilisant les langages mathématiques, scientifiques et informatiques </text:p>
            <text:p text:style-name="P50">Les mathématiques participent à l'acquisition des langages scientifiques : compréhension du système de numération, pratique du calcul, connaissance des grandeurs. Les représentations symboliques transcrivent l'observation, l'exploration et le questionnement des objets et de la réalité du monde.</text:p>
            <text:p text:style-name="P50">Dans l'enseignement <text:span text:style-name="T2">« </text:span>Questionner le monde », les activités de manipulation, de mesures, de calcul, à partir d'expériences simples utilisent pleinement les langages scientifiques. La familiarisation avec un lexique approprié et précis, permet la lecture, l'exploitation et la communication de résultats à partir de représentations variées d'objets, de phénomènes et d'expériences simples (tableaux, graphiques simples, cartes, schémas, frises chronologiques...).</text:p>
            <text:p text:style-name="P50">L'éducation physique et sportive permet de mettre en relation l'espace vécu et l'espace représenté : dans les activités d'orientation en lien avec la géométrie (repérage dans l'espace, sur un quadrillage, déplacements) ; dans les activités d'athlétisme où sont convoqués les grandeurs et les mesures, et des calculs divers sur les longueurs, les durées, ou dans les jeux collectifs (calculs de résultats, scores) etc.</text:p>
            <text:p text:style-name="P50"> </text:p>
            <text:p text:style-name="P51">Comprendre, s'exprimer en utilisant les langages des arts et du corps</text:p>
            <text:p text:style-name="P50">Tous les enseignements concourent à développer les capacités à s'exprimer et à communiquer. L'initiation à différentes formes de langages favorise les interactions sociales : en français, pour comprendre et produire des messages oraux ; en arts plastiques et en éducation musicale, pour réaliser une production, la présenter, s'exprimer sur sa propre production, celle de ses pairs, sur l'art, comparer quelques œuvres d'arts plastiques ou musicales, exprimer ses émotions ; en éducation physique et sportive, notamment dans le cadre du développement des activités à visée artistique et esthétique, pour s'exprimer et communiquer, en reproduisant ou en créant des actions, en les proposant à voir, en donnant son avis.</text:p>
          </table:table-cell>
        </table:table-row>
      </table:table>
      <text:p text:style-name="Text_20_body"> </text:p>
      <table:table table:name="Tableau2" table:style-name="Tableau2">
        <table:table-column table:style-name="Tableau2.A"/>
        <text:soft-page-break/>
        <table:table-row>
          <table:table-cell table:style-name="Tableau2.A1" office:value-type="string">
            <text:p text:style-name="P52">Domaine 2</text:p>
            <text:p text:style-name="P54">Les méthodes et outils pour apprendre</text:p>
          </table:table-cell>
        </table:table-row>
        <table:table-row>
          <table:table-cell table:style-name="Tableau2.A2" office:value-type="string">
            <text:p text:style-name="P50">Tous les enseignements concourent à développer les compétences méthodologiques pour améliorer l'efficacité des apprentissages et favoriser la réussite de tous les élèves. Savoir apprendre une leçon ou une poésie, utiliser des écrits intermédiaires, relire un texte, une consigne, utiliser des outils de référence, fréquenter des bibliothèques et des centres de documentation pour rechercher de l'information, utiliser l'ordinateur... sont autant de pratiques à acquérir pour permettre de mieux organiser son travail. Coopérer et réaliser des projets convoquent tous les enseignements. La démarche de projet développe la capacité à collaborer, à coopérer avec le groupe en utilisant des outils divers pour aboutir à une production. Le Parcours d'éducation artistique et culturelle (PEAC) qui se développe tout au long de la scolarité permet des croisements disciplinaires, notamment ceux liés au corps (danse en lien avec l'éducation physique et sportive, théâtre en lien avec le français). Dans tous les enseignements, et en particulier dans le champ « Questionner le monde », la familiarisation aux techniques de l'information et de la communication contribue à développer les capacités à rechercher l'information, à la partager, à développer les premières explicitations et argumentations et à porter un jugement critique. En français, extraire des informations d'un texte, d'une ressource documentaire permet de répondre aux interrogations, aux besoins, aux curiosités ; la familiarisation avec quelques logiciels (traitement de texte avec correcteur orthographique, dispositif d'écriture collaborative...) aide à rédiger et à se relire. En mathématiques, mémoriser, utiliser des outils de référence, essayer, proposer une réponse, argumenter, vérifier sont des composantes de la résolution de problèmes simples de la vie quotidienne. En langues vivantes étrangères et régionales, utiliser des supports écrits ou multimédia, papiers ou numériques, culturellement identifiables développe le gout des échanges. Les activités d'écoute et de production se nourrissent des dispositifs et réseaux numériques. Les arts plastiques et l'éducation musicale tirent profit des recherches sur internet dans le cadre du travail sur l'image, de la recherche d'informations pour créer et représenter et de la manipulation d'objets sonores. La fréquentation et l'utilisation régulières des outils numériques au cycle 2, dans tous les enseignements, permet de découvrir les règles de communication numérique et de commencer à en mesurer les limites et les risques.</text:p>
          </table:table-cell>
        </table:table-row>
      </table:table>
      <text:p text:style-name="Text_20_body"> </text:p>
      <table:table table:name="Tableau3" table:style-name="Tableau3">
        <table:table-column table:style-name="Tableau3.A"/>
        <table:table-row>
          <table:table-cell table:style-name="Tableau3.A1" office:value-type="string">
            <text:p text:style-name="P52">Domaine 3</text:p>
            <text:p text:style-name="P54">La formation de la personne et du citoyen</text:p>
          </table:table-cell>
        </table:table-row>
        <table:table-row>
          <table:table-cell table:style-name="Tableau3.A2" office:value-type="string">
            <text:p text:style-name="P50">L'accès à des valeurs morales, civiques et sociales se fait à partir de situations concrètes, de confrontations avec la diversité des textes et des œuvres dans tous les enseignements et plus particulièrement dans l'enseignement moral et civique. </text:p>
            <text:p text:style-name="P50">Cet enseignement vise à faire comprendre pourquoi et comment sont élaborées les règles, à en acquérir le sens, à connaitre le droit dans et hors de l'école. Confronté à des dilemmes moraux simples, à des exemples de préjugés, à des réflexions sur la justice et l'injustice, l'élève est sensibilisé à une culture du jugement moral : par le débat, l'argumentation, l'interrogation raisonnée, l'élève acquiert la capacité d'émettre un point de vue personnel, d'exprimer ses sentiments, ses opinions, d'accéder à une réflexion critique, de formuler et de justifier des jugements. Il apprend à différencier son intérêt particulier de l'intérêt général. Il est sensibilisé à un usage responsable du numérique.</text:p>
            <text:p text:style-name="P50"><text:soft-page-break/>Dans le cadre de l'enseignement « Questionner le monde », les élèves commencent à acquérir une conscience citoyenne en apprenant le respect des engagements envers soi et autrui, en adoptant une attitude raisonnée fondée sur la connaissance, en développant un comportement responsable vis-à-vis de l'environnement et de la santé. L'expression de leurs sentiments et de leurs émotions<text:span text:style-name="T2">, </text:span>leur régulation, la confrontation de leurs perceptions à celles des autres s'appuient également sur l'ensemble des activités artistiques, sur l'enseignement du français et de l'éducation physique et sportive<text:span text:style-name="T2">. </text:span>Ces enseignements nourrissent les gouts et les capacités expressives, fixent les règles et les exigences d'une production individuelle ou collective, éduquent aux codes de communication et d'expression, aident à acquérir le respect de soi et des autres, affutent l'esprit critique. Ils permettent aux élèves de donner leur avis, d'identifier et de remplir des rôles et des statuts différents dans les situations proposées ; ils s'accompagnent de l'apprentissage d'un lexique où les notions de droits et de devoirs, de protection, de liberté, de justice, de respect et de laïcité sont définies et construites. Débattre, argumenter rationnellement, émettre des conjectures et des réfutations simples, s'interroger sur les objets de la connaissance, commencer à résoudre des problèmes notamment en mathématiques en formulant et en justifiant ses choix développent le jugement et la confiance en soi.</text:p>
            <text:p text:style-name="P50">Les langues vivantes étrangères et régionales participent à la construction de la confiance en soi lorsque la prise de parole est accompagnée, étayée et respectée. Cet enseignement permet l'acceptation de l'autre et alimente l'acquisition progressive de l'autonomie.</text:p>
            <text:p text:style-name="P50">Tous les enseignements concourent à développer le sens de l'engagement et de l'initiative, principalement dans la mise en œuvre de projets individuels et collectifs, avec ses pairs ou avec d'autres partenaires.</text:p>
          </table:table-cell>
        </table:table-row>
      </table:table>
      <text:p text:style-name="Text_20_body"> </text:p>
      <table:table table:name="Tableau4" table:style-name="Tableau4">
        <table:table-column table:style-name="Tableau4.A"/>
        <table:table-row>
          <table:table-cell table:style-name="Tableau4.A1" office:value-type="string">
            <text:p text:style-name="P52">Domaine 4</text:p>
            <text:p text:style-name="P54">Les systèmes naturels et les systèmes techniques</text:p>
          </table:table-cell>
        </table:table-row>
        <table:table-row>
          <table:table-cell table:style-name="Tableau4.A2" office:value-type="string">
            <text:p text:style-name="P50">« Questionner le monde » constitue l'enseignement privilégié pour formuler des questions, émettre des suppositions, imaginer des dispositifs d'exploration et proposer des réponses. Par l'observation fine du réel dans trois domaines, le vivant, la matière et les objets, la démarche d'investigation permet d'accéder à la connaissance de quelques caractéristiques du monde vivant, à l'observation et à la description de quelques phénomènes naturels et à la compréhension des fonctions et des fonctionnements d'objets simples.</text:p>
            <text:p text:style-name="P50">Différentes formes de raisonnement commencent à être mobilisées (par analogie, par déduction logique, par inférence...) en fonction des besoins. Étayé par le professeur, l'élève s'essaie à expérimenter, présenter la démarche suivie, expliquer, démontrer, exploiter et communiquer les résultats de mesures ou de recherches, la réponse au problème posé en utilisant un langage précis. Le discours produit est argumenté et prend appui sur des observations et des recherches et non sur des croyances. Cet enseignement développe une attitude raisonnée sur la connaissance, un comportement responsable vis-à-vis des autres, de l'environnement, de sa santé à travers des gestes simples et l'acquisition de quelques règles simples d'hygiène relatives à la propreté, à l'alimentation et au sommeil, la connaissance et l'utilisation de règles de sécurité simples.</text:p>
            <text:p text:style-name="P50">La pratique du calcul, l'acquisition du sens des opérations et la résolution de problèmes élémentaires en mathématiques permettent l'observation, suscitent des questionnements et la recherche de réponses, donnent du sens aux notions abordées et participent à la compréhension de <text:soft-page-break/>quelques éléments du monde.</text:p>
            <text:p text:style-name="P50">L'enseignement des arts plastiques permet lui aussi d'aborder sous un angle différent les objets et la matière lors de la conception et de la réalisation d'objets. L'imagination et la créativité sont convoquées lors de la modélisation de quelques objets dans la sphère artistique, culturelle ou esthétique ou dans la sphère technologique comme des circuits électriques simples, en se fondant sur l'observation et quelques connaissances scientifiques ou techniques de base.</text:p>
            <text:p text:style-name="P50">L'enseignement moral et civique dans son volet culture de l'engagement participe pleinement à la construction du futur citoyen dans le cadre de l'école et de la classe. Respecter ses engagements, travailler en autonomie et coopérer, s'impliquer dans la vie de l'école et de la classe constituent les premiers principes de responsabilité individuelle et collective. </text:p>
          </table:table-cell>
        </table:table-row>
      </table:table>
      <text:p text:style-name="Text_20_body"> </text:p>
      <table:table table:name="Tableau5" table:style-name="Tableau5">
        <table:table-column table:style-name="Tableau5.A"/>
        <table:table-row>
          <table:table-cell table:style-name="Tableau5.A1" office:value-type="string">
            <text:p text:style-name="P52">Domaine 5</text:p>
            <text:p text:style-name="P54">Les représentations du monde et l'activité humaine</text:p>
          </table:table-cell>
        </table:table-row>
        <table:table-row>
          <table:table-cell table:style-name="Tableau5.A2" office:value-type="string">
            <text:p text:style-name="P50">Le travail mené au sein des enseignements artistiques dans une nécessaire complémentarité entre la réception et la production permet à l'élève de commencer à comprendre les représentations du monde. Comprendre la diversité des représentations dans le temps et dans l'espace à travers quelques œuvres majeures du patrimoine et de la littérature de jeunesse adaptées au cycle 2 complète cette formation. Cette compréhension est favorisée lorsque les élèves utilisent leurs connaissances et leurs compétences lors de la réalisation d'actions et de productions individuelles, collectives, plastiques et sonores, à visée expressive, esthétique ou acrobatique, lors de la conception et de la création d'objets dans des situations problématisées. Ils peuvent inventer des histoires en manipulant et en jouant de stéréotypes, produire des œuvres en s'inspirant de leurs expériences créatives, de techniques abordées en classe, d'œuvres rencontrées.</text:p>
            <text:p text:style-name="P50">Les enseignements « Questionner le monde », mathématiques et éducation physique et sportive mettent en place les notions d'espace et de temps. Se repérer dans son environnement proche, s'orienter, se déplacer, le représenter, identifier les grands repères terrestres, construire des figures géométriques simples, situer des œuvres d'art d'époques différentes, effectuer des parcours et des déplacements lors d'activités physiques ou esthétiques, participent à l'installation des repères spatiaux. Les repères temporels aident à appréhender et apprendre les notions de continuité, de succession, d'antériorité et de postériorité, de simultanéité. Commencer à repérer quelques événements dans un temps long, prendre conscience de réalités ou d'événements du passé et du temps plus ou moins grand qui nous en sépare vise à une première approche de la chronologie. La répétition des événements et l'appréhension du temps qui passe permet une première approche des rythmes cycliques. Plus particulièrement, le champ <text:span text:style-name="T2">« </text:span>Questionner le monde » permet également de construire progressivement une culture commune, dans une société organisée, évoluant dans un temps et un espace donnés : découverte de l'environnement proche et plus éloigné, étude de ces espaces et de leurs principales fonctions, comparaison de quelques modes de vie et mise en relation des choix de transformation et d'adaptation aux milieux géographiques. L'enseignement des langues vivantes étrangères et régionales, dans sa dimension culturelle, contribue à faire comprendre d'autres modes de vie.</text:p>
          </table:table-cell>
        </table:table-row>
      </table:table>
      <text:p text:style-name="Text_20_body">Volet 3 : les enseignements</text:p>
      <text:p text:style-name="Text_20_body">Français</text:p>
      <text:p text:style-name="Text_20_body"><text:soft-page-break/>À l'école maternelle, les élèves ont développé des compétences dans l'usage du langage oral et appris à parler ensemble, entendu des textes et appris à les comprendre, découvert la fonction de l'écrit et commencé à en produire. L'acquisition de vocabulaire, la conscience phonologique et la découverte du principe alphabétique, l'attention aux régularités de la langue et un premier entrainement aux gestes essentiels de l'écriture leur ont donné des repères pour poursuivre les apprentissages en français.</text:p>
      <text:p text:style-name="Text_20_body">L'enseignement du français consolide les compétences des élèves pour communiquer et vivre en société, structure chacun dans sa relation au monde et participe à la construction de soi ; il facilite l'entrée dans tous les enseignements et leurs langages.</text:p>
      <text:p text:style-name="Text_20_body">L'intégration du CE2 au cycle 2 doit permettre d'assurer des compétences de base solides en lecture et en écriture pour tous les élèves. Durant ce cycle, un apprentissage explicite du français est organisé à raison de plusieurs séances chaque jour. Comme en maternelle, l'oral, travaillé dans une grande variété de situations scolaires, fait l'objet de séances d'enseignement spécifiques. Les activités de lecture et d'écriture sont quotidiennes et les relations entre elles permanentes. Afin de conduire chaque élève à une identification des mots sure et rapide, des activités systématiques permettent d'installer et de perfectionner la maitrise du code alphabétique et la mémorisation des mots. Les démarches et stratégies permettant la compréhension des textes sont enseignées explicitement. Deux éléments sont particulièrement importants pour permettre aux élèves de progresser : la répétition, la régularité, voire la ritualisation d'activités langagières d'une part, la clarification des objets d'apprentissage et des enjeux cognitifs des tâches afin qu'ils se représentent ce qui est attendu d'eux d'autre part.</text:p>
      <text:p text:style-name="Text_20_body">Pour l'étude de la langue, une approche progressive fondée sur l'observation et la manipulation des énoncés et des formes, leur classement et leur transformation, conduit à une première structuration de connaissances qui seront consolidées au cycle suivant ; mises en œuvre dans des exercices nombreux, ces connaissances sont également exploitées - vérifiées et consolidées - en situation d'expression orale ou écrite et de lecture.</text:p>
      <text:p text:style-name="Text_20_body"> </text:p>
      <table:table table:name="Tableau6" table:style-name="Tableau6">
        <table:table-column table:style-name="Tableau6.A"/>
        <table:table-column table:style-name="Tableau6.B"/>
        <table:table-row>
          <table:table-cell table:style-name="Tableau6.A1" office:value-type="string">
            <text:p text:style-name="P51">Compétences travaillées</text:p>
          </table:table-cell>
          <table:table-cell table:style-name="Tableau6.B1" office:value-type="string">
            <text:p text:style-name="P52">Domaines du socle</text:p>
          </table:table-cell>
        </table:table-row>
        <table:table-row>
          <table:table-cell table:style-name="Tableau6.A4" office:value-type="string">
            <text:p text:style-name="P51">Comprendre et s'exprimer à l'oral </text:p>
            <text:list xml:id="list6157636543052529645" text:style-name="L6">
              <text:list-item>
                <text:p text:style-name="P22">Écouter pour comprendre des messages oraux ou des textes lus par un adulte. </text:p>
              </text:list-item>
              <text:list-item>
                <text:p text:style-name="P22">Dire pour être entendu et compris. </text:p>
              </text:list-item>
              <text:list-item>
                <text:p text:style-name="P22">Participer à des échanges dans des situations diversifiées. </text:p>
              </text:list-item>
              <text:list-item>
                <text:p text:style-name="P56">Adopter une distance critique par rapport au langage produit. </text:p>
              </text:list-item>
            </text:list>
          </table:table-cell>
          <table:table-cell table:style-name="Tableau6.B2" office:value-type="string">
            <text:p text:style-name="P57">1, 2, 3</text:p>
          </table:table-cell>
        </table:table-row>
        <table:table-row>
          <table:table-cell table:style-name="Tableau6.A4" office:value-type="string">
            <text:p text:style-name="P51">Lire</text:p>
            <text:list xml:id="list7131779064667334887" text:style-name="L7">
              <text:list-item>
                <text:p text:style-name="P23">Identifier des mots de manière de plus en plus aisée. </text:p>
              </text:list-item>
              <text:list-item>
                <text:p text:style-name="P23">Comprendre un texte. </text:p>
              </text:list-item>
              <text:list-item>
                <text:p text:style-name="P23">Pratiquer différentes formes de lecture. </text:p>
              </text:list-item>
              <text:list-item>
                <text:p text:style-name="P23">Lire à voix haute. </text:p>
              </text:list-item>
              <text:list-item>
                <text:p text:style-name="P58"><text:soft-page-break/>Contrôler sa compréhension. </text:p>
              </text:list-item>
            </text:list>
          </table:table-cell>
          <table:table-cell table:style-name="Tableau6.B2" office:value-type="string">
            <text:p text:style-name="P57">1, 5</text:p>
          </table:table-cell>
        </table:table-row>
        <table:table-row>
          <table:table-cell table:style-name="Tableau6.A4" office:value-type="string">
            <text:p text:style-name="P51">Écrire</text:p>
            <text:list xml:id="list4570276207702944132" text:style-name="L8">
              <text:list-item>
                <text:p text:style-name="P24">Copier de manière experte. </text:p>
              </text:list-item>
              <text:list-item>
                <text:p text:style-name="P24">Produire des écrits. </text:p>
              </text:list-item>
              <text:list-item>
                <text:p text:style-name="P59">Réviser et améliorer l'écrit qu'on a produit. </text:p>
              </text:list-item>
            </text:list>
          </table:table-cell>
          <table:table-cell table:style-name="Tableau6.B2" office:value-type="string">
            <text:p text:style-name="P57">1</text:p>
          </table:table-cell>
        </table:table-row>
        <table:table-row>
          <table:table-cell table:style-name="Tableau6.A5" office:value-type="string">
            <text:p text:style-name="P51">Comprendre le fonctionnement de la langue </text:p>
            <text:list xml:id="list3900432177909287084" text:style-name="L9">
              <text:list-item>
                <text:p text:style-name="P25">Maitriser les relations entre l'oral et l'écrit. </text:p>
              </text:list-item>
              <text:list-item>
                <text:p text:style-name="P25">Mémoriser et se remémorer l'orthographe de mots fréquents et de mots irréguliers dont le sens est connu. </text:p>
              </text:list-item>
              <text:list-item>
                <text:p text:style-name="P25">Identifier les principaux constituants d'une phrase simple en relation avec sa cohérence sémantique. </text:p>
              </text:list-item>
              <text:list-item>
                <text:p text:style-name="P25">Raisonner pour résoudre des problèmes orthographiques. </text:p>
              </text:list-item>
              <text:list-item>
                <text:p text:style-name="P25">Orthographier les formes verbales les plus fréquentes. </text:p>
              </text:list-item>
              <text:list-item>
                <text:p text:style-name="P25">Identifier des relations entre les mots, entre les mots et leur contexte d'utilisation ; s'en servir pour mieux comprendre. </text:p>
              </text:list-item>
              <text:list-item>
                <text:p text:style-name="P60">Étendre ses connaissances lexicales, mémoriser et réutiliser des mots nouvellement appris. </text:p>
              </text:list-item>
            </text:list>
          </table:table-cell>
          <table:table-cell table:style-name="Tableau6.B5" office:value-type="string">
            <text:p text:style-name="P57">1, 2</text:p>
          </table:table-cell>
        </table:table-row>
      </table:table>
      <text:p text:style-name="Text_20_body"> </text:p>
      <text:p text:style-name="Text_20_body"><text:span text:style-name="Strong_20_Emphasis">Langage oral</text:span></text:p>
      <text:p text:style-name="Text_20_body">Une première maitrise du langage oral permet aux élèves d'être actifs dans les échanges verbaux, de s'exprimer, d'écouter en cherchant à comprendre les apports des pairs, les messages ou les textes entendus, de réagir en formulant un point de vue ou une proposition, en acquiesçant ou en contestant. L'attention du professeur portée à la qualité et à l'efficacité du langage oral des élèves et aux interactions verbales reste soutenue en toute occasion durant le cycle. Son rôle comme garant de l'efficacité des échanges en les régulant reste important tout au long du cycle, les élèves ayant besoin d'un guidage pour apprendre à débattre.</text:p>
      <text:p text:style-name="Text_20_body">Développer la maitrise de l'oral suppose d'accepter essais et erreurs dans le cadre d'une approche organisée qui permette d'apprendre à produire des discours variés, adaptés et compréhensibles permettant ainsi à chacun de conquérir un langage plus élaboré. Les séances consacrées à un entrainement explicite de pratiques langagières spécifiques (raconter, décrire, expliquer, prendre part à des interactions) gagnent à être incluses dans les séquences constitutives des divers enseignements et dans les moments de régulation de la vie de la classe. Ces séquences incluent l'explication, la mémorisation et le réemploi du vocabulaire découvert en contexte.</text:p>
      <text:p text:style-name="Text_20_body">Les compétences acquises en matière de langage oral, en expression et en compréhension, sont essentielles pour mieux maitriser l'écrit ; de même, la maitrise progressive des usages de la langue écrite favorise l'accès à un oral plus formel et mieux structuré. La lecture à haute voix, la diction ou la récitation de textes permettent de compléter la compréhension du texte en lecture. La mémorisation de textes (poèmes notamment, extraits de pièces de théâtre qui seront joués) constitue un appui pour l'expression personnelle en fournissant aux élèves des formes linguistiques qu'ils <text:soft-page-break/>pourront réutiliser.</text:p>
      <text:p text:style-name="Text_20_body"> </text:p>
      <table:table table:name="Tableau7" table:style-name="Tableau7">
        <table:table-column table:style-name="Tableau7.A"/>
        <table:table-column table:style-name="Tableau7.B"/>
        <table:table-row>
          <table:table-cell table:style-name="Tableau7.A1" table:number-columns-spanned="2" office:value-type="string">
            <text:p text:style-name="P51">Attendus de fin de cycle </text:p>
          </table:table-cell>
          <table:covered-table-cell/>
        </table:table-row>
        <table:table-row>
          <table:table-cell table:style-name="Tableau7.A1" table:number-columns-spanned="2" office:value-type="string">
            <text:p text:style-name="P50">-          Conserver une attention soutenue lors de situations d'écoute ou d'interactions et manifester, si besoin et à bon escient, son incompréhension.</text:p>
            <text:p text:style-name="P50">-          Dans les différentes situations de communication, produire des énoncés clairs en tenant compte de l'objet du propos et des interlocuteurs.</text:p>
            <text:p text:style-name="P50">-          Pratiquer avec efficacité les formes de discours attendues - notamment raconter, décrire, expliquer - dans des situations où les attentes sont explicites ; en particulier raconter seul un récit étudié en classe.</text:p>
            <text:p text:style-name="P50">-          Participer avec pertinence à un échange (questionner, répondre à une interpellation, exprimer un accord ou un désaccord, apporter un complément...).</text:p>
          </table:table-cell>
          <table:covered-table-cell/>
        </table:table-row>
        <table:table-row>
          <table:table-cell table:style-name="Tableau7.A1" office:value-type="string">
            <text:p text:style-name="P52">Connaissances et compétences associées</text:p>
          </table:table-cell>
          <table:table-cell table:style-name="Tableau7.A1" office:value-type="string">
            <text:p text:style-name="P52">Exemples de situations, d'activités et de ressources pour l'élève</text:p>
          </table:table-cell>
        </table:table-row>
        <table:table-row>
          <table:table-cell office:value-type="string">
            <text:p text:style-name="P50"><text:span text:style-name="T2">Écouter pour comprendre des messages oraux</text:span> (adressés par un adulte ou par des pairs) <text:span text:style-name="T2">ou des textes lus par un adulte</text:span> <text:span text:style-name="T4">(</text:span><text:span text:style-name="T5">lien avec la lecture</text:span><text:span text:style-name="T4">)</text:span>.</text:p>
            <text:p text:style-name="P50">-  Maintien d'une attention orientée en fonction du but.</text:p>
            <text:p text:style-name="P50">-  Repérage et mémorisation des informations importantes ; enchainement mental de ces informations.</text:p>
            <text:p text:style-name="P50">-  Mobilisation des références culturelles nécessaires pour comprendre le message ou le texte.</text:p>
            <text:p text:style-name="P50">-  Attention portée au vocabulaire et mémorisation.</text:p>
            <text:p text:style-name="P50">-  Repérage d'éventuelles difficultés de compréhension.</text:p>
          </table:table-cell>
          <table:table-cell office:value-type="string">
            <text:p text:style-name="P50">Activités requérant l'écoute attentive de messages ou de consignes adressées par un adulte ou par un pair.</text:p>
            <text:p text:style-name="P50">Audition de textes lus, d'explications ou d'informations données par un adulte.</text:p>
            <text:p text:style-name="P50">Répétition, rappel ou reformulation de consignes ; récapitulation d'informations, de conclusions.</text:p>
            <text:p text:style-name="P50">Récapitulation des mots découverts lors de l'audition de textes ou de messages.</text:p>
            <text:p text:style-name="P50">Explicitation des repères pris pour comprendre (intonation, mots clés, connecteurs, etc.) ; une relation peut être faite avec les situations d'écoute en langue vivante étrangère ou régionale.</text:p>
          </table:table-cell>
        </table:table-row>
        <table:table-row>
          <table:table-cell office:value-type="string">
            <text:p text:style-name="P50"><text:span text:style-name="T2">Dire pour être entendu et compris</text:span>, en situation d'adresse à un auditoire ou de présentation de textes <text:span text:style-name="T4">(</text:span><text:span text:style-name="T5">lien avec la lecture</text:span><text:span text:style-name="T4">)</text:span>.</text:p>
            <text:p text:style-name="P50">-  Prise en compte des récepteurs ou interlocuteurs.</text:p>
            <text:p text:style-name="P50">-  Mobilisation de techniques qui font qu'on est écouté (articulation, débit, volume de la voix, intonation, posture, regard, gestualité...).</text:p>
            <text:p text:style-name="P50"><text:soft-page-break/>-  Organisation du discours.</text:p>
            <text:p text:style-name="P50">-  Mémorisation des textes (en situation de récitation, d'interprétation).</text:p>
            <text:p text:style-name="P50">-  Lecture (en situation de mise en voix de textes).</text:p>
          </table:table-cell>
          <table:table-cell office:value-type="string">
            <text:p text:style-name="P50">Jeux sur le volume de la voix, la tonalité, le débit, notamment pour préparer la mise en voix de textes (expression des émotions en particulier).</text:p>
            <text:p text:style-name="P50">Rappel de récits entendus ou lus.</text:p>
            <text:p text:style-name="P50">Présentation des conclusions tirées d'une séance d'apprentissage, d'une lecture documentaire, avec réutilisation du <text:soft-page-break/>vocabulaire découvert en contexte</text:p>
            <text:p text:style-name="P50">Présentation de travaux à ses pairs.</text:p>
            <text:p text:style-name="P50">Présentation d'un ouvrage, d'une œuvre.</text:p>
            <text:p text:style-name="P50">Justification d'un choix, d'un point de vue.</text:p>
            <text:p text:style-name="P50">Préparation d'une lecture à voix haute.</text:p>
            <text:p text:style-name="P50">Lecture après préparation d'un texte dont les pairs ne disposent pas.</text:p>
            <text:p text:style-name="P50">Enregistrement et écoute ou visionnement de sa propre prestation ou d'autres prestations.</text:p>
          </table:table-cell>
        </table:table-row>
        <table:table-row>
          <table:table-cell office:value-type="string">
            <text:p text:style-name="P50"><text:span text:style-name="T2">Participer à des échanges dans des situations diversifiées </text:span>(séances d'apprentissage, régulation de la vie de la classe).</text:p>
            <text:p text:style-name="P50">-  Respect des règles régulant les échanges.</text:p>
            <text:p text:style-name="P50">-  Conscience et prise en compte des enjeux.</text:p>
            <text:p text:style-name="P50">-  Organisation du propos.</text:p>
            <text:p text:style-name="P50">-  Moyens de l'expression (vocabulaire, organisation syntaxique, enchainements...).</text:p>
          </table:table-cell>
          <table:table-cell office:value-type="string">
            <text:p text:style-name="P50">Prise en charge de rôles bien identifiés dans les interactions, notamment les débats.</text:p>
            <text:p text:style-name="P50">Préparation individuelle ou à plusieurs des éléments à mobiliser dans les échanges (ce que l'on veut dire, comment on le dira, recherche et tri des arguments...).</text:p>
            <text:p text:style-name="P50"> </text:p>
          </table:table-cell>
        </table:table-row>
        <table:table-row>
          <table:table-cell office:value-type="string">
            <text:p text:style-name="P51">Adopter une distance critique par rapport au langage produit </text:p>
            <text:p text:style-name="P50">-  Règles régulant les échanges ; repérage du respect ou non de ces règles dans les propos d'un pair, aide à la reformulation.</text:p>
            <text:p text:style-name="P50">-  Prise en compte de règles explicites établies collectivement.</text:p>
            <text:p text:style-name="P50">-  Autocorrection après écoute (reformulations).</text:p>
          </table:table-cell>
          <table:table-cell office:value-type="string">
            <text:p text:style-name="P50">Participation à l'élaboration collective de règles, de critères de réussite concernant des prestations orales.</text:p>
            <text:p text:style-name="P50">Mises en situation d'observateurs (« gardiens des règles ») ou de co-évaluateurs (avec le professeur) dans des situations variées d'exposés, de débats, d'échanges.</text:p>
            <text:p text:style-name="P50">Élaboration d'un aide-mémoire avant une prise de parole (première familiarisation avec cette pratique).</text:p>
          </table:table-cell>
        </table:table-row>
        <table:table-row>
          <table:table-cell table:number-columns-spanned="2" office:value-type="string">
            <text:p text:style-name="P51">Repères de progressivité</text:p>
            <text:p text:style-name="P50">À l'issue de la scolarité à l'école maternelle, la diversité des compétences langagières à l'oral reste forte. Certains élèves ont encore besoin d'entrainements alors que d'autres sont à l'aise dans la plupart des situations ; la différenciation est indispensable, les interactions entre pairs plus ou moins habiles étant favorables aux progrès des uns et des autres.</text:p>
            <text:p text:style-name="P50">Il est difficile de déterminer des étapes distinctes durant le cycle 2 ; la progressivité doit être <text:soft-page-break/>recherchée dans une évolution des variables de mise en situation :</text:p>
            <text:p text:style-name="P50">-          la régulation, voire le guidage de l'adulte peuvent être forts au CP et devront décroitre sans jamais faire défaut à ceux qui en ont besoin ;</text:p>
            <text:p text:style-name="P50">-          dans les interactions, la taille du groupe d'élèves impliqués directement, réduite au <text:span text:style-name="T2">CP,</text:span> s'élargira ; au <text:span text:style-name="T2">CE2</text:span>, des interactions performantes doivent pouvoir s'installer avec la classe entière ;</text:p>
            <text:p text:style-name="P50">-          les sujets autour desquels l'écoute ou les échanges sont organisés sont proches des expériences des élèves au <text:span text:style-name="T2">CP</text:span> et s'en éloignent progressivement tout en restant dans le registre de la culture partagée ou à partager par la classe ;</text:p>
            <text:p text:style-name="P50">-          la préparation des prises de parole devient progressivement plus exigeante (précision du lexique, structuration du propos) et peut s'appuyer sur l'écrit à partir du moment où les élèves ont acquis une certaine aisance avec la lecture et la production d'écrits.</text:p>
          </table:table-cell>
          <table:covered-table-cell/>
        </table:table-row>
      </table:table>
      <text:p text:style-name="Text_20_body"> </text:p>
      <text:p text:style-name="Text_20_body"><text:span text:style-name="Strong_20_Emphasis">Lecture et compréhension de l'écrit</text:span></text:p>
      <text:p text:style-name="Text_20_body">Lecture et écriture sont deux activités intimement liées dont une pratique bien articulée consolide l'efficacité. Leur acquisition s'effectue tout au long de la scolarité, en interaction avec les autres apprentissages ; néanmoins, le cycle 2 constitue une période déterminante.</text:p>
      <text:p text:style-name="Text_20_body">Au terme des trois années qui constituent désormais ce cycle, les élèves doivent avoir acquis une première autonomie dans la lecture de textes variés, adaptés à leur âge. La pratique de ces textes les conduit à élargir le champ de leurs connaissances, à accroitre les références et les modèles pour écrire, à multiplier les objets de curiosité ou d'intérêt, à affiner leur pensée.</text:p>
      <text:p text:style-name="Text_20_body">Au cours du cycle 2, les élèves continuent à pratiquer des activités sur le code dont ils ont eu une première expérience en GS. Ces activités doivent être nombreuses et fréquentes. Ce sont des « gammes » indispensables pour parvenir à l'automatisation de l'identification des mots. L'identification des mots écrits est soutenue par un travail de mémorisation de formes orthographiques : copie, restitution différée, encodage ; écrire est l'un des moyens d'apprendre à lire. L'augmentation de la quantité de lecture, les lectures réitérées ou la lecture de textes apparentés conduisent à une automatisation progressive. L'aisance dans l'identification des mots rend plus disponible pour accéder à la compréhension.</text:p>
      <text:p text:style-name="Text_20_body">La compréhension est la finalité de toutes les lectures. Dans la diversité des situations de lecture, les élèves sont conduits à identifier les buts qu'ils poursuivent et les processus à mettre en œuvre. Ces processus sont travaillés à de multiples occasions, mais toujours de manière explicite grâce à l'accompagnement du professeur, à partir de l'écoute de textes lus par celui-ci, en situation de découverte guidée, puis autonome, de textes plus simples ou à travers des exercices réalisés sur des extraits courts.</text:p>
      <text:p text:style-name="Text_20_body">La lecture collective d'un texte permet l'articulation entre les processus d'identification des mots et l'accès au sens des phrases. Elle s'accompagne d'activités de reformulation et de paraphrase qui favorisent l'accès à l'implicite et sont l'occasion d'apports de connaissances lexicales et encyclopédiques.</text:p>
      <text:p text:style-name="Text_20_body"><text:soft-page-break/>La lecture à voix haute est un exercice complexe qui sollicite des habiletés multiples. Pratiquée selon diverses modalités, elle concourt à l'articulation entre code et sens et permet aux élèves de se familiariser avec la syntaxe de l'écrit. L'entrainement à la lecture fluide contribue aussi à l'automatisation des processus d'identification des mots.</text:p>
      <text:p text:style-name="Text_20_body">La fréquentation d'œuvres complètes (lectures offertes ou réalisées par les élèves eux-mêmes, en classe ou librement) permet de donner des repères autour de genres, de séries, d'auteurs... De cinq à dix œuvres sont étudiées par année scolaire du CP au CE2. Ces textes sont empruntés à la littérature de jeunesse et à la littérature patrimoniale (albums, romans, contes, fables, poèmes, théâtre). Les textes et ouvrages donnés à lire aux élèves sont adaptés à leur âge, du point de vue de la complexité linguistique, des thèmes traités et des connaissances à mobiliser.</text:p>
      <text:p text:style-name="Text_20_body">Les lectures autonomes sont encouragées : les élèves empruntent régulièrement des livres qui correspondent à leurs propres projets de lecteurs ; un dispositif est prévu pour parler en classe de ces lectures personnelles.</text:p>
      <text:p text:style-name="Text_20_body">La lecture met à l'épreuve les premières connaissances acquises sur la langue, contribue à l'acquisition du vocabulaire ; par les obstacles qu'ils font rencontrer, les textes constituent des points de départ ou des supports pour s'interroger sur des mots inconnus, sur l'orthographe de mots connus, sur des formes linguistiques.</text:p>
      <text:p text:style-name="Text_20_body"> </text:p>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1">Attendus de fin de cycle</text:p>
          </table:table-cell>
          <table:covered-table-cell/>
          <table:table-cell table:style-name="Tableau8.A1" office:value-type="string">
            <text:p text:style-name="P50"> </text:p>
          </table:table-cell>
        </table:table-row>
        <table:table-row>
          <table:table-cell table:style-name="Tableau8.A1" table:number-columns-spanned="2" office:value-type="string">
            <text:p text:style-name="P50">-          Identifier des mots rapidement : décoder aisément des mots inconnus réguliers, reconnaitre des mots fréquents et des mots irréguliers mémorisés.</text:p>
            <text:p text:style-name="P50">-          Lire et comprendre des textes adaptés à la maturité et à la culture scolaire des élèves.</text:p>
            <text:p text:style-name="P50">-          Lire à voix haute avec fluidité, après préparation, un texte d'une demi-page ; participer à une lecture dialoguée après préparation.</text:p>
          </table:table-cell>
          <table:covered-table-cell/>
          <table:table-cell table:style-name="Tableau8.A1" office:value-type="string">
            <text:p text:style-name="P50"> </text:p>
          </table:table-cell>
        </table:table-row>
        <table:table-row>
          <table:table-cell table:style-name="Tableau8.A1" office:value-type="string">
            <text:p text:style-name="P52">Connaissances et compétences associées</text:p>
          </table:table-cell>
          <table:table-cell table:style-name="Tableau8.A1" office:value-type="string">
            <text:p text:style-name="P52">Exemples de situations, d'activités et de ressources pour l'élève</text:p>
          </table:table-cell>
          <table:table-cell table:style-name="Tableau8.A1" office:value-type="string">
            <text:p text:style-name="P50"> </text:p>
          </table:table-cell>
        </table:table-row>
        <table:table-row>
          <table:table-cell office:value-type="string">
            <text:p text:style-name="P50"><text:span text:style-name="T2">Identifier des mots de manière de plus en plus aisée (</text:span><text:span text:style-name="T5">lien avec l'écriture : décodage associé à l'encodage</text:span><text:span text:style-name="T4">)</text:span>.</text:p>
            <text:p text:style-name="P50">-  Discrimination auditive fine et analyse des constituants des mots (conscience phonologique).</text:p>
            <text:p text:style-name="P50">-  Discrimination visuelle et connaissance des lettres.</text:p>
            <text:p text:style-name="P50">-  Correspondances graphophonologiques ; combinatoire (construction des syllabes simples et complexes).</text:p>
            <text:p text:style-name="P50"><text:soft-page-break/>-  Mémorisation des composantes du code. </text:p>
            <text:p text:style-name="P50">-  Mémorisation de mots fréquents (notamment en situation scolaire) et irréguliers.</text:p>
            <text:p text:style-name="P50"> </text:p>
          </table:table-cell>
          <table:table-cell office:value-type="string">
            <text:p text:style-name="P50">Manipulations et jeux permettant de travailler sur l'identification et la discrimination des phonèmes.</text:p>
            <text:p text:style-name="P50">Copie de mots et, surtout, encodage de mots construits avec les éléments du code appris.</text:p>
            <text:p text:style-name="P50">Activités nombreuses et fréquentes sur le code : exercices, « jeux », notamment avec des outils numériques, permettant de fixer des correspondances, d'accélérer les processus d'association de graphèmes en syllabes, de décomposition et recomposition de mots.</text:p>
            <text:p text:style-name="P50"><text:soft-page-break/>Utilisation des manuels ou/et des outils élaborés par la classe, notamment comme aides pour écrire.</text:p>
          </table:table-cell>
          <table:table-cell table:style-name="Tableau8.A1" office:value-type="string">
            <text:p text:style-name="P50"> </text:p>
          </table:table-cell>
        </table:table-row>
        <table:table-row>
          <table:table-cell office:value-type="string">
            <text:p text:style-name="P50"><text:span text:style-name="T2">Comprendre un texte</text:span> <text:span text:style-name="T2">(</text:span><text:span text:style-name="T5">lien avec l'écriture)</text:span></text:p>
            <text:p text:style-name="P50"> </text:p>
            <text:p text:style-name="P50">-  Mobilisation de la compétence de décodage.</text:p>
            <text:p text:style-name="P50">-  Mise en œuvre (guidée, puis autonome) d'une démarche pour découvrir et comprendre un texte (parcourir le texte de manière rigoureuse et ordonnée ; identifier les informations clés et relier ces informations ; identifier les liens logiques et chronologiques ; mettre en relation avec ses propres connaissances ; affronter des mots inconnus ; formuler des hypothèses...).</text:p>
            <text:p text:style-name="P50">-  Mobilisation des expériences antérieures de lecture et des connaissances qui en sont issues (sur des univers, des personnages-types, des scripts...).</text:p>
            <text:p text:style-name="P50">-  Mobilisation de connaissances lexicales et de connaissances portant sur l'univers évoqué par les textes.</text:p>
            <text:p text:style-name="P50"> </text:p>
          </table:table-cell>
          <table:table-cell office:value-type="string">
            <text:p text:style-name="P50">Deux types de situation pour travailler la compréhension :</text:p>
            <text:p text:style-name="P50">- textes lus par le professeur ou un autre adulte expert (enregistrement), comme en maternelle mais sur des textes un peu plus complexes ;</text:p>
            <text:p text:style-name="P50">- découverte de textes plus accessibles que les précédents (plus courts, plus aisés à décoder surtout en début de cycle, plus simples du point de vue de la langue et des référents culturels).</text:p>
            <text:p text:style-name="P50">Variété des textes travaillés et de leur présentation (texte complet ; textes à trous ; texte-puzzle...).</text:p>
            <text:p text:style-name="P50">Pratique régulière d'activités permettant la compréhension d'un texte :</text:p>
            <text:p text:style-name="P50">- activités individuelles : recherche et surlignage d'informations ; écriture en relation avec le texte ; repérage des personnages et de leurs désignations variées ; repérage de mots de liaison...</text:p>
            <text:p text:style-name="P50">- activités en collaboration : échanges guidés par le professeur, justifications (texte non visible alors).</text:p>
            <text:p text:style-name="P50">Activités variées guidées par le professeur permettant aux élèves de mieux comprendre les textes : réponses à des questions, paraphrase, reformulation, titres de paragraphes, rappel du récit (« racontage »), représentations diverses (dessin, mise en scène avec marionnettes ou jeu théâtral...).</text:p>
          </table:table-cell>
          <table:table-cell table:style-name="Tableau8.A1" office:value-type="string">
            <text:p text:style-name="P50"> </text:p>
          </table:table-cell>
        </table:table-row>
        <table:table-row>
          <table:table-cell office:value-type="string">
            <text:p text:style-name="P51">Pratiquer différentes formes de lecture</text:p>
            <text:p text:style-name="P50"> </text:p>
            <text:p text:style-name="P50">-  Mobilisation de la démarche permettant de comprendre.</text:p>
            <text:p text:style-name="P50"><text:soft-page-break/>-  Prise en compte des enjeux de la lecture notamment : lire pour réaliser quelque chose ; lire pour découvrir ou valider des informations sur... ; lire une histoire pour la comprendre et la raconter à son tour...</text:p>
            <text:p text:style-name="P50">-  Mobilisation des connaissances lexicales en lien avec le texte lu.</text:p>
            <text:p text:style-name="P50">-  Repérage dans des lieux de lecture (bibliothèque de l'école ou du quartier notamment).</text:p>
            <text:p text:style-name="P50">-  Prise de repères dans les manuels, dans des ouvrages documentaires.</text:p>
            <text:p text:style-name="P50"> </text:p>
          </table:table-cell>
          <table:table-cell office:value-type="string">
            <text:p text:style-name="P50">Diversité des situations de lecture :</text:p>
            <text:p text:style-name="P50">- lecture fonctionnelle, notamment avec les écrits scolaires : emploi du temps, consignes, énoncés de problèmes, outils gardant trace des connaissances structurées, règles de vie... ;</text:p>
            <text:p text:style-name="P50"><text:soft-page-break/>- lecture documentaire : manuels, ouvrages spécifiques, encyclopédies adaptées à leur âge... ; texte éventuellement accompagné d'autres formes de représentation ; supports numériques possibles ;</text:p>
            <text:p text:style-name="P50">- lecture de textes de fiction, de genres variés : extraits et œuvres intégrales.</text:p>
            <text:p text:style-name="P50">Fréquentation de bibliothèques.</text:p>
            <text:p text:style-name="P50">Lecture « libre » favorisée et valorisée ; échanges sur les livres lus, tenue de journal de lecture ou d'un cahier personnel.</text:p>
            <text:p text:style-name="P50"> </text:p>
          </table:table-cell>
          <table:table-cell table:style-name="Tableau8.A1" office:value-type="string">
            <text:p text:style-name="P50"> </text:p>
          </table:table-cell>
        </table:table-row>
        <table:table-row>
          <table:table-cell office:value-type="string">
            <text:p text:style-name="P50"><text:span text:style-name="T2">Lire à voix haute </text:span><text:span text:style-name="T4">(</text:span><text:span text:style-name="T5">lien avec le langage oral</text:span><text:span text:style-name="T4">)</text:span>.</text:p>
            <text:p text:style-name="P50"> </text:p>
            <text:p text:style-name="P50">-  Mobilisation de la compétence de décodage et de la compréhension du texte.</text:p>
            <text:p text:style-name="P50">-  Identification et prise en compte des marques de ponctuation.</text:p>
            <text:p text:style-name="P50">-  Recherche d'effets à produire sur l'auditoire en lien avec la compréhension (expressivité).</text:p>
            <text:p text:style-name="P50"> </text:p>
          </table:table-cell>
          <table:table-cell office:value-type="string">
            <text:p text:style-name="P50">Séances de travail visant à développer la vitesse et la fluidité de la lecture, à distinguer de celles qui portent sur l'expressivité de la lecture.</text:p>
            <text:p text:style-name="P50">Situations de lecture à voix haute n'intervenant qu'après une première découverte des textes, collective ou personnelle (selon le moment du cycle et la nature du texte).</text:p>
            <text:p text:style-name="P50">Pratiques nombreuses et fréquentes sur une variété de genres de textes à lire et selon une diversité de modalités de lecture à voix haute (individuellement ou à plusieurs).</text:p>
            <text:p text:style-name="P50">Travail d'entrainement à deux ou en petit groupe hétérogène (lire, écouter, aider à améliorer...).</text:p>
            <text:p text:style-name="P50">Enregistrements (écoute, amélioration de sa lecture).</text:p>
            <text:p text:style-name="P50"> </text:p>
          </table:table-cell>
          <table:table-cell table:style-name="Tableau8.A1" office:value-type="string">
            <text:p text:style-name="P50"> </text:p>
          </table:table-cell>
        </table:table-row>
        <table:table-row>
          <table:table-cell office:value-type="string">
            <text:p text:style-name="P51">Contrôler sa compréhension </text:p>
            <text:p text:style-name="P50">-  Justifications possibles de son interprétation ou de ses réponses ; appui sur le texte et sur les autres connaissances mobilisées.</text:p>
            <text:p text:style-name="P50">-  Repérage de ses difficultés ; tentatives pour les expliquer.</text:p>
            <text:p text:style-name="P50"><text:soft-page-break/>-  Maintien d'une attitude active et réflexive : vigilance relative à l'objectif (compréhension, buts de la lecture) ; demande d'aide ; mise en œuvre de stratégies pour résoudre ses difficultés...</text:p>
            <text:p text:style-name="P50"> </text:p>
          </table:table-cell>
          <table:table-cell office:value-type="string">
            <text:p text:style-name="P50">Échanges constitutifs des entrainements à la compréhension et de l'enseignement explicite des stratégies.</text:p>
            <text:p text:style-name="P50">Justification des réponses (interprétation, informations trouvées...), confrontation des stratégies qui ont conduit à ces réponses.</text:p>
            <text:p text:style-name="P50"><text:soft-page-break/> </text:p>
          </table:table-cell>
          <table:table-cell table:style-name="Tableau8.A1" office:value-type="string">
            <text:p text:style-name="P50"> </text:p>
          </table:table-cell>
        </table:table-row>
        <table:table-row>
          <table:table-cell table:number-columns-spanned="3" office:value-type="string">
            <text:p text:style-name="P51">Repères de progressivité</text:p>
            <text:p text:style-name="P50">Les bilans de fin de GS sont à prendre en compte pour organiser une entrée dans le cycle qui valorise les acquis et prenne en compte les besoins ; la diversité des situations ne traduit que rarement de réelles difficultés, elle révèle plutôt des écarts de maturité ou de rythme d'apprentissage qui peuvent évoluer vite.</text:p>
            <text:p text:style-name="P50">Au <text:span text:style-name="T2">CP,</text:span> est dispensé un enseignement systématique et structuré du code graphophonologique et de la combinatoire en ménageant tout le temps nécessaire aux entrainements pour tous les élèves. Ce travail est associé à des activités d'écriture : encodage pour utiliser les acquis et copie travaillée pour favoriser la mémorisation orthographique. La compréhension des textes est exercée comme en GS sur des textes lus par l'adulte qui sont différents des textes que les élèves apprennent par ailleurs à découvrir en autonomie et à comprendre. Elle est aussi exercée à l'occasion de la découverte guidée, puis autonome, de textes dont le contenu est plus simple. La lecture à voix haute ne concerne à ce niveau que de très courts textes.</text:p>
            <text:p text:style-name="P50">Au <text:span text:style-name="T2">CE1 </text:span>et au <text:span text:style-name="T2">CE2,</text:span> les révisions nécessaires à la maitrise du code et les entrainements pour parvenir à une réelle automatisation de l'identification des mots sont mises en place autant que de besoin, toujours en relation avec l'écriture de mots. Progressivement, l'essentiel du temps est accordé à l'apprentissage de la compréhension (travail guidé d'abord, puis guidé ou autonome selon les habiletés des élèves) dans des lectures à visée différente et sur des textes de genres variés. L'entrainement en lecture à voix haute est régulier. Ces activités sont pratiquées en classe où des ateliers peuvent aisément permettre la différenciation, et non pas reportées durant le travail personnel hors de la classe. Elles gagnent à être finalisées par des projets qui permettent aux élèves de valoriser les compétences qu'ils ont acquises (expositions à propos des ouvrages lus ; présentation ou mise en voix de textes sous différentes formes ; rencontres avec d'autres classes autour d'ouvrages lus ; etc.).</text:p>
          </table:table-cell>
          <table:covered-table-cell/>
          <table:covered-table-cell/>
        </table:table-row>
      </table:table>
      <text:p text:style-name="Text_20_body"> </text:p>
      <text:p text:style-name="Text_20_body"><text:span text:style-name="Strong_20_Emphasis">Écriture</text:span></text:p>
      <text:p text:style-name="Text_20_body">En relation avec toutes les autres composantes de l'enseignement de français et en particulier avec la lecture, les élèves acquièrent peu à peu les moyens d'une écriture relativement aisée.</text:p>
      <text:p text:style-name="Text_20_body">Ayant commencé d'apprendre à écrire (en cursive, au clavier) en GS, ils complètent l'apprentissage du geste graphomoteur non achevé et perfectionnent leurs acquis (sureté et vitesse), automatisant progressivement le tracé normé des lettres. Ils apprennent à utiliser les fonctions simples d'un traitement de texte, ils manipulent le clavier. De façon manuscrite ou numérique, ils apprennent à copier ou transcrire sans erreur, depuis des supports variés (livre, tableau, affiche...) en veillant à la mise en page. Les exigences qui s'appliquent à la copie sont justifiées par l'usage réel qui sera fait des messages ou des textes copiés.</text:p>
      <text:p text:style-name="Text_20_body">Les élèves sont par ailleurs confrontés à des tâches de production d'écrits : production d'une phrase <text:soft-page-break/>en réponse à une question, production d'une question, élaboration d'une portion de texte ou d'un texte entier. Ils commencent à identifier les particularités de différents genres de textes à partir de plusieurs textes appartenant à un même genre. Ils apprennent à écrire des textes de genres divers. Avec l'aide du professeur, ils établissent les caractéristiques du texte à produire et ses enjeux. Pour passer à l'écriture, ils s'appuient sur des textes qu'ils ont lus et recueillent des ressources pour nourrir leur production : vocabulaire, thèmes, modes d'organisation mais aussi fragments à copier, modèles à partir desquels proposer une variation, une expansion ou une imitation ; ils s'approprient des stéréotypes à respecter ou à détourner. Avec l'aide du professeur, ils prennent en compte leur lecteur.</text:p>
      <text:p text:style-name="Text_20_body">Les élèves se familiarisent avec la pratique de la relecture de leurs propres textes pour les améliorer. Cette activité complexe suppose l'expérience préalable de la lecture et de l'amélioration de textes dans une collaboration au sein de la classe sous la conduite du professeur. L'appui sur des remarques toujours bienveillantes relatives au texte initialement produit, sur des échanges avec un pair à propos de ce texte est une étape indispensable avant une activité autonome.</text:p>
      <text:p text:style-name="Text_20_body">Les élèves développent une attitude de vigilance orthographique, soutenus par le professeur qui répond à leurs demandes d'aide. Le recours aux outils numériques (traitement de texte avec correcteur orthographique, dispositif d'écriture collaborative...) peut permettre d'alléger la tâche de rédaction et de relecture.</text:p>
      <text:p text:style-name="Text_20_body"> </text:p>
      <table:table table:name="Tableau9" table:style-name="Tableau9">
        <table:table-column table:style-name="Tableau9.A"/>
        <table:table-column table:style-name="Tableau9.B"/>
        <table:table-column table:style-name="Tableau9.C"/>
        <table:table-row>
          <table:table-cell table:style-name="Tableau9.A1" table:number-columns-spanned="2" office:value-type="string">
            <text:p text:style-name="P51">Attendus de fin de cycle</text:p>
          </table:table-cell>
          <table:covered-table-cell/>
          <table:table-cell table:style-name="Tableau9.A1" office:value-type="string">
            <text:p text:style-name="P50"> </text:p>
          </table:table-cell>
        </table:table-row>
        <table:table-row>
          <table:table-cell table:style-name="Tableau9.A1" table:number-columns-spanned="2" office:value-type="string">
            <text:p text:style-name="P50">-          Copier ou transcrire, dans une écriture lisible, un texte d'une dizaine de lignes en respectant la ponctuation, l'orthographe et en soignant la présentation.</text:p>
            <text:p text:style-name="P50">-          Rédiger un texte d'environ une demi-page, cohérent, organisé, ponctué, pertinent par rapport à la visée et au destinataire.</text:p>
            <text:p text:style-name="P50">-          Améliorer une production, notamment l'orthographe, en tenant compte d'indications.</text:p>
          </table:table-cell>
          <table:covered-table-cell/>
          <table:table-cell table:style-name="Tableau9.A1" office:value-type="string">
            <text:p text:style-name="P50"> </text:p>
          </table:table-cell>
        </table:table-row>
        <table:table-row>
          <table:table-cell table:style-name="Tableau9.A1" office:value-type="string">
            <text:p text:style-name="P52">Connaissances et compétences associées</text:p>
          </table:table-cell>
          <table:table-cell table:style-name="Tableau9.A1" office:value-type="string">
            <text:p text:style-name="P52">Exemples de situations, d'activités et de ressources pour l'élève</text:p>
          </table:table-cell>
          <table:table-cell table:style-name="Tableau9.A1" office:value-type="string">
            <text:p text:style-name="P50"> </text:p>
          </table:table-cell>
        </table:table-row>
        <table:table-row>
          <table:table-cell office:value-type="string">
            <text:p text:style-name="P50"><text:span text:style-name="T2">Copier de manière experte </text:span><text:span text:style-name="T5">(lien avec la lecture</text:span><text:span text:style-name="T4">)</text:span>.</text:p>
            <text:p text:style-name="P55"/>
            <text:p text:style-name="P50">-  Maitrise des gestes de l'écriture cursive exécutés avec une vitesse et une sureté croissantes.</text:p>
            <text:p text:style-name="P50">-  Correspondances entre diverses écritures des lettres pour transcrire un texte (donné en script et copié en cursive, ou l'inverse pour une copie au clavier).</text:p>
            <text:p text:style-name="P50"><text:soft-page-break/>-  Stratégies de copie pour dépasser la copie lettre à lettre : prise d'indices, mémorisation de mots ou groupes de mots.</text:p>
            <text:p text:style-name="P50">-  Lecture (relire pour vérifier la conformité).</text:p>
            <text:p text:style-name="P50">-  Maniement du traitement de texte pour la mise en page de courts textes.</text:p>
            <text:p text:style-name="P50"> </text:p>
          </table:table-cell>
          <table:table-cell office:value-type="string">
            <text:p text:style-name="P50">Activités permettant le perfectionnement des acquis (sureté et vitesse) et complétant l'apprentissage non achevé à l'issue de la maternelle, après explicitations et démonstrations du professeur, avec son guidage aussi longtemps que nécessaire.</text:p>
            <text:p text:style-name="P50"> </text:p>
            <text:p text:style-name="P50">Tâches de copie et de mise en page des textes</text:p>
            <text:p text:style-name="P50">dans des situations variées et avec des objectifs clairs qui justifient les exigences (pouvoir se relire, être lu) : demandes ou <text:soft-page-break/>informations adressées aux parents ; synthèses d'activités ; outils de référence ; résumés de leçons ; poèmes et chansons à mémoriser ; anthologie personnelle de textes...</text:p>
          </table:table-cell>
          <table:table-cell table:style-name="Tableau9.A1" office:value-type="string">
            <text:p text:style-name="P50"> </text:p>
          </table:table-cell>
        </table:table-row>
        <table:table-row>
          <table:table-cell office:value-type="string">
            <text:p text:style-name="P50"><text:span text:style-name="T2">Produire des écrits en commençant à s'approprier une démarche </text:span><text:span text:style-name="T5">(lien avec la lecture, le langage oral et l'étude de la langue)</text:span></text:p>
            <text:p text:style-name="P50"> </text:p>
            <text:p text:style-name="P50">-  Identification de caractéristiques propres à différents genres de textes.</text:p>
            <text:p text:style-name="P50">-  Mise en œuvre (guidée, puis autonome) d'une démarche de production de textes : trouver et organiser des idées, élaborer des phrases qui s'enchainent avec cohérence, écrire ces phrases.</text:p>
            <text:p text:style-name="P50">-  Connaissances sur la langue (mémoire orthographique des mots, règles d'accord, ponctuation, organisateurs du discours...).</text:p>
            <text:p text:style-name="P50">-  Mobilisation des outils à disposition dans la classe liés à l'étude de la langue.</text:p>
            <text:p text:style-name="P50"> </text:p>
          </table:table-cell>
          <table:table-cell office:value-type="string">
            <text:p text:style-name="P50">Dans la continuité de ce qui a été pratiqué à l'école maternelle, dictée à l'adulte aussi longtemps que nécessaire pour les élèves peu autonomes pour écrire.</text:p>
            <text:p text:style-name="P50">Situations quotidiennes pour des écrits courts intégrées aux séances d'apprentissage ; écrits longs intégrés à des projets plus ambitieux moins fréquents. La variation sur la longueur peut être une variable différenciant les attentes selon l'aisance des élèves dans une même situation.</text:p>
            <text:p text:style-name="P50">Variété de formes textuelles : récits, devinettes, poèmes et jeux poétiques, protocoles et comptes rendus d'expériences, règles de jeu, lettres, synthèses de leçons, questionnaires, réponses à des questions, courriels, contributions à des blogs, etc.</text:p>
            <text:p text:style-name="P50">Situations d'écriture à partir de supports variés (début de texte à poursuivre, texte à détourner, photos à légender...).</text:p>
            <text:p text:style-name="P50">Recherche collective des caractéristiques attendues du texte à produire.</text:p>
            <text:p text:style-name="P50">Pratique du « brouillon » ou d'écrits intermédiaires.</text:p>
            <text:p text:style-name="P50">Modalités de travail à deux (motivation mutuelle, aides).</text:p>
            <text:p text:style-name="P50"> </text:p>
          </table:table-cell>
          <table:table-cell table:style-name="Tableau9.A1" office:value-type="string">
            <text:p text:style-name="P50"> </text:p>
          </table:table-cell>
        </table:table-row>
        <table:table-row>
          <table:table-cell office:value-type="string">
            <text:p text:style-name="P50"><text:span text:style-name="T2">Réviser et améliorer l'écrit qu'on a produit</text:span> <text:span text:style-name="T4">(lien avec l'étude de la langue)</text:span>.</text:p>
            <text:p text:style-name="P50">-  Repérage de dysfonctionnements dans les textes produits (omissions, incohérences, redites...).</text:p>
            <text:p text:style-name="P50"><text:soft-page-break/>-  Mobilisation des connaissances portant sur le genre d'écrit à produire et sur la langue.</text:p>
            <text:p text:style-name="P50">-  Vigilance orthographique, exercée d'abord sur des points désignés par le professeur, puis progressivement étendue.</text:p>
            <text:p text:style-name="P50">-  Utilisation d'outils aidant à la correction : outils élaborés dans la classe, correcteur orthographique, guide de relecture.</text:p>
            <text:p text:style-name="P50"> </text:p>
          </table:table-cell>
          <table:table-cell office:value-type="string">
            <text:p text:style-name="P50">Activités permettant de s'habituer à intervenir sur des textes, notamment modifications de textes (enrichissement de phrases, recours aux pronoms pour éviter les répétitions, changement ou ajout d'éléments...) d'abord effectuées de façon collective, notamment au <text:soft-page-break/>moyen du TBI, puis individuelle ; modifications d'écrits réalisés sur traitement de texte.</text:p>
            <text:p text:style-name="P50">Relecture à voix haute d'un texte par l'élève qui en est l'auteur ou par un pair.</text:p>
            <text:p text:style-name="P50">Comparaison de textes produits en réponse à une même consigne.</text:p>
            <text:p text:style-name="P50">Relectures ciblées (vérification d'un point précis d'orthographe ou de syntaxe travaillé en classe, du respect d'éléments de la consigne...).</text:p>
            <text:p text:style-name="P50">Repérage des erreurs à l'aide du correcteur orthographique, une fois le texte rédigé.</text:p>
            <text:p text:style-name="P50">Élaboration de guides de relecture adaptés aux écrits à produire.</text:p>
            <text:p text:style-name="P50">Relecture de son texte après un délai permettant de prendre de la distance.</text:p>
          </table:table-cell>
          <table:table-cell table:style-name="Tableau9.A1" office:value-type="string">
            <text:p text:style-name="P50"> </text:p>
          </table:table-cell>
        </table:table-row>
        <table:table-row>
          <table:table-cell table:number-columns-spanned="3" office:value-type="string">
            <text:p text:style-name="P51">Repères de progressivité</text:p>
            <text:p text:style-name="P50">Quel que soit le niveau, la fréquence des situations d'écriture et la quantité des écrits produits, dans leur variété, sont gages de progrès. Au début du cycle, le temps que demande toute activité d'écriture pour de jeunes élèves non experts ne doit pas dissuader de lui donner toute sa place tous les jours.</text:p>
            <text:p text:style-name="P50">Au <text:span text:style-name="T2">CP</text:span>, la pratique guidée et contrôlée par le professeur doit permettre d'assurer une première maitrise des gestes d'écriture et des modalités efficaces de copie. La production de textes courts est alors articulée avec l'apprentissage de la lecture ; des textes d'appui, juste transformés sur quelques points, peuvent constituer de premières matrices pour une activité qui articule copie et production d'un texte neuf et cohérent. Le guidage du professeur est nécessaire pour l'élaboration de textes ; les échanges préparatoires sont constitutifs du travail du langage oral. L'aide apportée par la dictée à l'adulte reste indispensable pour nombre d'élèves.</text:p>
            <text:p text:style-name="P50">Au <text:span text:style-name="T2">CE1 </text:span>et au <text:span text:style-name="T2">CE2</text:span>, la vigilance quant à l'activité graphique doit demeurer forte ; l'apprentissage de stratégies de copie performantes continue, en relation avec le travail de perfectionnement sur le code conduit en lecture et avec la mémorisation orthographique. La diversification des textes produits est liée à la diversité des situations offertes par l'ensemble des activités de la classe. C'est le travail « méthodologique » en continu sur le cycle, en interaction avec la lecture et l'étude de la langue, qui fera progresser les élèves, alors que les activités dans lesquelles il s'insère apporteront la matière aux productions. Les occasions d'écrire très nombreuses devraient faire de cette pratique l'ordinaire de l'écolier. Celui-ci gagne à se représenter l'enjeu du texte, l'intérêt de son ou ses lecteur(s) pour s'engager dans la tâche (élaboration d'écrits en interaction avec la lecture pour donner envie de lire un livre, rédaction de synthèses partielles puis finale dans une séquence d'apprentissage pour se remémorer l'essentiel de ce qui est à savoir, pastiches pour amuser, exposé de « faits divers » arrivés dans l'école pour informer via le journal ou le <text:soft-page-break/>blog de l'école, etc.).</text:p>
          </table:table-cell>
          <table:covered-table-cell/>
          <table:covered-table-cell/>
        </table:table-row>
      </table:table>
      <text:p text:style-name="Text_20_body"> </text:p>
      <text:p text:style-name="Text_20_body"><text:span text:style-name="Strong_20_Emphasis">Étude de la langue (grammaire, orthographe, lexique)</text:span></text:p>
      <text:p text:style-name="Text_20_body">Les élèves apprennent progressivement à pratiquer des observations, à entrer dans des réflexions organisées sur le fonctionnement de la langue pour commencer à acquérir les notions fondamentales d'un enseignement qui se poursuit jusqu'à la fin du collège.</text:p>
      <text:p text:style-name="Text_20_body">Les objectifs essentiels de l'étude de la langue durant le cycle 2 sont liés à la lecture et à l'écriture. Les connaissances acquises permettent de traiter des problèmes de compréhension et des problèmes orthographiques. Les textes à lire et les projets d'écriture peuvent servir de supports à des rappels d'acquis ou à l'observation de faits de langue (orthographiques, lexicaux, morphosyntaxiques, syntaxiques) non encore travaillés. Dans tous les enseignements, les professeurs accueillent avec intérêt les remarques révélant une vigilance relative aux mots ou à d'autres formes linguistiques.</text:p>
      <text:p text:style-name="Text_20_body">Les élèves sont conduits à centrer leur attention sur la forme de l'énoncé lui-même, à relativiser certains aspects sémantiques pour privilégier un regard sur la formation des mots (la morphologie) et sur les relations entre les mots (la syntaxe). L'enseignement de l'orthographe a pour référence les rectifications orthographiques publiées par le Journal officiel de la République française le 6 décembre 1990.</text:p>
      <text:p text:style-name="Text_20_body">L'étude de la langue s'appuie essentiellement sur des tâches de tri et de classement, donc de comparaison, des activités de manipulation d'énoncés (substitution, déplacement, ajout, suppression) à partir de corpus soigneusement constitués, afin d'établir des régularités. Les phénomènes irréguliers ou exceptionnels relèvent, s'ils sont fréquents dans l'usage, d'un effort de mémorisation.</text:p>
      <text:p text:style-name="Text_20_body">Les connaissances se consolident dans des exercices et des situations de lecture et de production d'écrits. La mémoire a besoin d'être entretenue pour que les acquis constatés étape par étape se stabilisent dans le temps. Des activités ritualisées fixent et accroissent les capacités de raisonnement sur des énoncés et l'application de procédures qui s'automatisent progressivement. Des séances courtes et fréquentes sont donc le plus souvent préférables à une séance longue hebdomadaire.</text:p>
      <text:p text:style-name="Text_20_body"> </text:p>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1">Attendus de fin de cycle</text:p>
          </table:table-cell>
          <table:covered-table-cell/>
          <table:table-cell table:style-name="Tableau10.A1" office:value-type="string">
            <text:p text:style-name="P50"> </text:p>
          </table:table-cell>
        </table:table-row>
        <table:table-row>
          <table:table-cell table:style-name="Tableau10.A1" table:number-columns-spanned="2" office:value-type="string">
            <text:p text:style-name="P50">-          Orthographier les mots les plus fréquents (notamment en situation scolaire) et les mots invariables mémorisés.</text:p>
            <text:p text:style-name="P50">-          Raisonner pour réaliser les accords dans le groupe nominal d'une part (déterminant, nom, adjectif), entre le verbe et son sujet d'autre part (cas simples : sujet placé avant le verbe et proche de lui ; sujet composé d'un groupe nominal comportant au plus un adjectif).</text:p>
            <text:p text:style-name="P50">-          Utiliser ses connaissances sur la langue pour mieux s'exprimer à l'oral, pour mieux comprendre des mots et des textes, pour améliorer des textes écrits.</text:p>
          </table:table-cell>
          <table:covered-table-cell/>
          <table:table-cell table:style-name="Tableau10.A1" office:value-type="string">
            <text:p text:style-name="P50"> </text:p>
          </table:table-cell>
        </table:table-row>
        <table:table-row>
          <table:table-cell table:style-name="Tableau10.A1" office:value-type="string">
            <text:p text:style-name="P52">Connaissances et compétences associées</text:p>
          </table:table-cell>
          <table:table-cell table:style-name="Tableau10.A1" office:value-type="string">
            <text:p text:style-name="P52">Exemples de situations, d'activités et de <text:soft-page-break/>ressources pour l'élève</text:p>
          </table:table-cell>
          <table:table-cell table:style-name="Tableau10.A1" office:value-type="string">
            <text:p text:style-name="P50"> </text:p>
          </table:table-cell>
        </table:table-row>
        <table:table-row>
          <table:table-cell office:value-type="string">
            <text:p text:style-name="P50"><text:span text:style-name="T2">Maitriser les relations entre l'oral et l'écrit</text:span> <text:span text:style-name="T5">(lien avec la lecture)</text:span>.</text:p>
            <text:p text:style-name="P50"> </text:p>
            <text:p text:style-name="P50">-  Correspondances graphophonologiques.</text:p>
            <text:p text:style-name="P50">-  Valeur sonore de certaines lettres (s - c - g) selon le contexte.</text:p>
            <text:p text:style-name="P50">-  Composition de certains graphèmes selon la lettre qui suit (an/am, en/em, on/om, in/im).</text:p>
            <text:p text:style-name="P50"> </text:p>
          </table:table-cell>
          <table:table-cell office:value-type="string">
            <text:p text:style-name="P50">Activités liées à l'apprentissage de la lecture et de l'écriture au CP, régulières, voire rituelles tout au long du cycle, au moins pour les élèves les plus fragiles au CE2.</text:p>
            <text:p text:style-name="P50">Nombreux retours sur les « leçons » antérieures, rebrassage des acquis.</text:p>
            <text:p text:style-name="P50">Élaboration de listes qui rapprochent des mots, de tableaux qui classent en fonction des relations graphèmes / phonèmes pour favoriser la mémorisation.</text:p>
            <text:p text:style-name="P50">Activation de la remémoration par de courtes et fréquentes dictées de syllabes ou de mots.</text:p>
          </table:table-cell>
          <table:table-cell table:style-name="Tableau10.A1" office:value-type="string">
            <text:p text:style-name="P50"> </text:p>
          </table:table-cell>
        </table:table-row>
        <table:table-row>
          <table:table-cell office:value-type="string">
            <text:p text:style-name="P50"><text:span text:style-name="T2">Mémoriser et se remémorer l'orthographe de mots fréquents et de mots irréguliers dont le sens est connu </text:span><text:span text:style-name="T5">(lien avec l'écriture)</text:span>.</text:p>
            <text:p text:style-name="P50"> </text:p>
            <text:p text:style-name="P50">-  Vocabulaire des activités scolaires et vocabulaire spécialisé lié aux apprentissages disciplinaires.</text:p>
            <text:p text:style-name="P50">-  Séries de mots (mots relevant d'un même champ lexical ; séries correspondant à des familles de mots ; séries regroupant des mots ayant une analogie morphologique...).</text:p>
            <text:p text:style-name="P50">-  Mots invariables.</text:p>
            <text:p text:style-name="P50"> </text:p>
          </table:table-cell>
          <table:table-cell office:value-type="string">
            <text:p text:style-name="P50">Activités concourant à la mémorisation (copie ; analyse et épellation de mots, puis écriture sans voir le modèle ; reconstitution de mots à partir de syllabes ; etc.). Interrogations rapides régulières permettant de vérifier l'ancrage en mémoire.</text:p>
            <text:p text:style-name="P50">En lien avec les apprentissages de tous les enseignements, repérage et tri de mots selon des critères variés ; mémorisation des mots des lexiques spécialisés (noms des nombres dès le CP) ; révision par la mobilisation et le brassage des mêmes mots dans des listes différentes.</text:p>
            <text:p text:style-name="P50">Exercice de la vigilance orthographique dans toutes les activités d'écriture ; correction avec échanges au sein d'une « doublette ». <text:span text:style-name="T4">Dans toute situation d'écriture, les élèves devraient bénéficier d'un temps ménagé pour la relecture et la correction avec consignes éventuellement.</text:span></text:p>
            <text:p text:style-name="P50">Au CE, conservation et utilisation des outils constitués au CP, et enrichissements.</text:p>
          </table:table-cell>
          <table:table-cell table:style-name="Tableau10.A1" office:value-type="string">
            <text:p text:style-name="P50"> </text:p>
          </table:table-cell>
        </table:table-row>
        <table:table-row>
          <table:table-cell office:value-type="string">
            <text:p text:style-name="P50"><text:span text:style-name="T2">Identifier les principaux constituants d'une phrase simple en relation avec sa cohérence sémantique</text:span> (de quoi on parle, ce qu'on en dit)</text:p>
            <text:p text:style-name="P50"> </text:p>
            <text:p text:style-name="P50">-  Identification du groupe nominal.</text:p>
            <text:p text:style-name="P50">-  Identification du verbe (connaissance des propriétés permettant de l'identifier).</text:p>
            <text:p text:style-name="P50"><text:soft-page-break/>-  Classes de mots : noms - verbes - déterminants - adjectifs - pronoms (en position sujet) - mots invariables.</text:p>
            <text:p text:style-name="P50">-  Phrases affirmatives et négatives (notamment, transformations liées à l'identification du verbe).</text:p>
            <text:p text:style-name="P50">-  Ponctuation de fin de phrases ; signes du discours rapporté.</text:p>
          </table:table-cell>
          <table:table-cell office:value-type="string">
            <text:p text:style-name="P50">Activités relevant du domaine de la « grammaire » d'abord largement implicites et pratiquées en lien avec la lecture et l'écriture <text:span text:style-name="T4">(le travail de compréhension de la phrase effectué au CP conduit à identifier de qui ou de quoi l'on parle et ce qui en est dit ; la lecture à voix haute permet aussi de « saisir » l'unité de la phrase)</text:span>.</text:p>
            <text:p text:style-name="P50">Activités de manipulations de phrases, de tris, <text:soft-page-break/>de classements débouchant sur la catégorisation de faits de langue et sur le métalangage grammatical, après un temps significatif de familiarisation avec l'objet étudié.</text:p>
            <text:p text:style-name="P50">Exercices pour fixer les acquis et mobilisation explicite de ces acquis (notamment les « mots de la grammaire ») dans l'ensemble des échanges pratiqués pour résoudre des problèmes de lecture, d'écriture, d'orthographe.</text:p>
          </table:table-cell>
          <table:table-cell table:style-name="Tableau10.A1" office:value-type="string">
            <text:p text:style-name="P50"> </text:p>
          </table:table-cell>
        </table:table-row>
        <table:table-row>
          <table:table-cell office:value-type="string">
            <text:p text:style-name="P50"><text:span text:style-name="T2">Raisonner pour résoudre des problèmes orthographiques, d'accord essentiellement </text:span><text:span text:style-name="T5">(lien avec l'écriture)</text:span><text:span text:style-name="T4">.</text:span></text:p>
            <text:p text:style-name="P50"> </text:p>
            <text:p text:style-name="P50">-  Compréhension que des éléments de la phrase fonctionnent ensemble (groupe nominal) ; compréhension de la notion de « chaine d'accords » pour déterminant/nom/adjectif (variation singulier/pluriel en priorité ; variation masculin/féminin). </text:p>
            <text:p text:style-name="P50">-  Compréhension qu'écrire ne consiste pas seulement à coder des sons.</text:p>
            <text:p text:style-name="P50">-  Relation sujet - verbe (identification dans des situations simples).</text:p>
            <text:p text:style-name="P50">-  Notions de singulier et pluriel ; de masculin et féminin.</text:p>
            <text:p text:style-name="P50">-  Marques d'accord pour les noms et adjectifs : nombre (-s) et genre (-e).</text:p>
            <text:p text:style-name="P50">-  Découverte en lien avec les activités d'oral et de lexique d'autres formes de pluriel (-ail/-aux ; -al/-aux...) et d'autres marques du féminin quand elles s'entendent dans les noms (lecteur/lectrice...) et les adjectifs (joyeux/joyeuse...).</text:p>
            <text:p text:style-name="P50">-  Marque de pluriel pour les verbes à la 3e personne (-nt)</text:p>
          </table:table-cell>
          <table:table-cell office:value-type="string">
            <text:p text:style-name="P50">Exploration de la langue. Repérage d'analogies conduisant à l'élaboration de listes, à la collecte de mots ou de groupes de mots, voire de phrases.</text:p>
            <text:p text:style-name="P50">Premiers raisonnements sur la langue dans le cadre de débats entre élèves sur leurs « trouvailles », de justifications qu'ils donnent à leurs propositions.</text:p>
            <text:p text:style-name="P50">Utilisation des listes constituées comme références pour la production d'écrits (utilisation des occurrences relevées en copie littérale ou comme modèles pour faire comme...).</text:p>
            <text:p text:style-name="P50">Activités de classements et d'analyses permettant de dégager des régularités, voire des « règles ».</text:p>
            <text:p text:style-name="P50">Si les élèves ne disposent pas d'un manuel de référence, constitution d'une mémoire écrite organisée (fiches complétées au cours de l'année, affichage...), cet outil étant utilisé dans les activités de production d'écrits.</text:p>
            <text:p text:style-name="P50">Activités diverses - dont des dictées courtes sous une variété de formes, suivies de l'examen collectif des problèmes d'orthographe rencontrés - pratiquées de manière rituelle (c'est-à-dire fréquemment et selon des modalités récurrentes) permettant aux élèves d'intégrer les règles et leurs procédures d'application, en faisant exercer les raisonnements adaptés sur des phrases progressivement plus complexes.</text:p>
          </table:table-cell>
          <table:table-cell table:style-name="Tableau10.A1" office:value-type="string">
            <text:p text:style-name="P50"> </text:p>
          </table:table-cell>
        </table:table-row>
        <table:table-row>
          <table:table-cell office:value-type="string">
            <text:p text:style-name="P50"><text:span text:style-name="T2">Comprendre comment se forment les verbes et orthographier les formes verbales les plus fréquentes </text:span><text:span text:style-name="T5">(lien avec l'écriture)</text:span></text:p>
            <text:p text:style-name="P50"><text:soft-page-break/>-  Familiarisation avec l'indicatif présent, imparfait et futur des verbes <text:span text:style-name="T4">être, avoir, faire, aller, dire, venir, pouvoir, voir, vouloir, prendre </text:span>et des verbes dont l'infinitif se termine par -ER.</text:p>
            <text:p text:style-name="P50">-  Mémorisation des formes les plus fréquentes (troisième personne du singulier et du pluriel).</text:p>
            <text:p text:style-name="P50">-  Compréhension de la construction de la forme conjuguée du verbe (radical ; terminaison).</text:p>
            <text:p text:style-name="P50">-  Mémorisation de marques régulières liées à des personnes (-ons, -ez, -nt).</text:p>
            <text:p text:style-name="P50">-  Infinitif ; participe passé.</text:p>
            <text:p text:style-name="P50">-  Notions de temps simples et temps composés ; formation du passé composé.</text:p>
            <text:p text:style-name="P50">-  Notions de marques liées au temps (imparfait et futur en particulier).</text:p>
            <text:p text:style-name="P50">-  Mémorisation des verbes <text:span text:style-name="Emphasis">être</text:span> et <text:span text:style-name="Emphasis">avoir</text:span> au présent, à l'imparfait et au futur.</text:p>
            <text:p text:style-name="P50">-  Homophones : les formes verbales <text:span text:style-name="T4">a / est/ ont / sont</text:span> distinguées des homophones <text:span text:style-name="T4">(à / et / on / son</text:span>).</text:p>
          </table:table-cell>
          <table:table-cell office:value-type="string">
            <text:p text:style-name="P50"> </text:p>
            <text:p text:style-name="P50">Activités orales de transformation de phrases en fonction de variations du temps (lien avec le <text:soft-page-break/>travail sur la chronologie au début du cycle) et repérage des mots affectés par ces variations, préalables aux observations portant sur l'écrit.</text:p>
            <text:p text:style-name="P50">Classement de formes verbales avant leur désignation ; repérage de régularités.</text:p>
            <text:p text:style-name="P50">Élaboration progressive de « tableaux de conjugaison ».</text:p>
            <text:p text:style-name="P50">Exercices, « jeux » (de type loto par exemple) pour fixer la mémorisation et activer régulièrement la remémoration.</text:p>
            <text:p text:style-name="P50">Activités nombreuses et fréquentes de résolution de problèmes relatifs aux formes verbales, dans les dictées à visée d'entrainement et dans les écrits du quotidien ; pratique régulière de la justification des choix avec emploi du métalangage approprié.</text:p>
          </table:table-cell>
          <table:table-cell table:style-name="Tableau10.A1" office:value-type="string">
            <text:p text:style-name="P50"> </text:p>
          </table:table-cell>
        </table:table-row>
        <table:table-row>
          <table:table-cell office:value-type="string">
            <text:p text:style-name="P50"><text:span text:style-name="T2">Identifier des relations entre les mots, entre les mots et leur contexte d'utilisation ; s'en servir pour mieux comprendre </text:span><text:span text:style-name="T5">(lien avec la lecture et l'écriture)</text:span>.</text:p>
            <text:p text:style-name="P50"> </text:p>
            <text:p text:style-name="P50">-  Familles de mots et dérivation (préfixe, suffixe).</text:p>
            <text:p text:style-name="P50">-  Catégorisation et relations entre termes génériques et termes spécifiques.</text:p>
            <text:p text:style-name="P50">-  Synonymie ; antonymie (contraires) pour adjectifs et verbes.</text:p>
            <text:p text:style-name="P50">-  Polysémie ; relation avec les contextes d'emploi.</text:p>
            <text:p text:style-name="P50">-  Sens propre ; sens figuré.</text:p>
            <text:p text:style-name="P50">-  Registres familier, courant, soutenu <text:span text:style-name="T4">(lien avec enseignement moral et civique)</text:span>.</text:p>
            <text:p text:style-name="P50"> </text:p>
            <text:p text:style-name="P53"><text:soft-page-break/>Ces notions ne sont pas enseignées en tant que telles ; elles constituent les références qui servent à repérer des formes de relation entre les mots auxquelles les élèves sont initiés parce qu'ils ont à les mobiliser pour mieux comprendre, mieux parler, mieux écrire.</text:p>
            <text:p text:style-name="P50"> </text:p>
          </table:table-cell>
          <table:table-cell office:value-type="string">
            <text:p text:style-name="P50">Mots travaillés découverts en contexte.</text:p>
            <text:p text:style-name="P50">Réflexion sur les mots et leurs relations telle que commencée en maternelle, continuée au CP : constitution de listes traduisant les liens relevés.</text:p>
            <text:p text:style-name="P50">Réflexion en lien avec la lecture quand les élèves achoppent sur des mots inconnus (constitution du mot, ressemblances avec d'autres ; hypothèse sur le sens dans le contexte ; identification d'un registre inhabituel ; etc.) ou rencontrent des mots qu'ils connaissent avec une autre acception que la plus usuelle.</text:p>
            <text:p text:style-name="P50">Séances spécifiques de mise en ordre de ce premier savoir aboutissant aux « étiquettes savantes ». Synthèses de ces phases réflexives et structurantes complétées d'exemples issus des lectures ou des apprentissages.</text:p>
            <text:p text:style-name="P50">Utilisation des catégories dès qu'elles sont identifiées, dans des échanges, voire des débats, <text:soft-page-break/>pour justifier des analyses, des points de vue.</text:p>
            <text:p text:style-name="P50">Manipulation ludique de préfixes et suffixes pour « inventer » des mots ; vérification de leur existence dans le dictionnaire.</text:p>
          </table:table-cell>
          <table:table-cell table:style-name="Tableau10.A1" office:value-type="string">
            <text:p text:style-name="P50"> </text:p>
          </table:table-cell>
        </table:table-row>
        <table:table-row>
          <table:table-cell office:value-type="string">
            <text:p text:style-name="P50"><text:span text:style-name="T2">Étendre ses connaissances lexicales, mémoriser et réutiliser des mots nouvellement appris </text:span><text:span text:style-name="T5">(lien avec l'expression orale et écrite)</text:span>.</text:p>
            <text:p text:style-name="P50">-  Définition d'un mot ; compréhension d'un article de dictionnaire.</text:p>
            <text:p text:style-name="P50">-  Mobilisation de mots « nouveaux » en situation d'écriture avec appui éventuel sur des outils.</text:p>
            <text:p text:style-name="P50"> </text:p>
            <text:p text:style-name="P50"> </text:p>
          </table:table-cell>
          <table:table-cell office:value-type="string">
            <text:p text:style-name="P50">Collecte de mots encouragée ; exploitation des relations entre les mots pour relier les mots découverts à d'autres mots nouveaux, pour les intégrer à des « catégories ».</text:p>
            <text:p text:style-name="P50">Pratique de formes de groupements différents pour les mêmes stocks de mots pour favoriser leur brassage, leur activation, leur mémorisation.</text:p>
            <text:p text:style-name="P50">Utilisation du dictionnaire dès le CE1 ; usage des formes électroniques encouragé.</text:p>
            <text:p text:style-name="P53">Le travail sur la compréhension d'articles du dictionnaire ressortit autant de la lecture que de l'étude de la langue.</text:p>
          </table:table-cell>
          <table:table-cell table:style-name="Tableau10.A1" office:value-type="string">
            <text:p text:style-name="P50"> </text:p>
          </table:table-cell>
        </table:table-row>
        <table:table-row>
          <table:table-cell table:number-columns-spanned="3" office:value-type="string">
            <text:p text:style-name="P51">Repères de progressivité </text:p>
            <text:p text:style-name="P50">Plusieurs phases de travail sont requises pour installer solidement les premières connaissances sur la langue, de l'approche intuitive à la structuration qui est souvent associée à la désignation et suivie d'activités concourant à la mémorisation et, surtout, à l'entrainement à l'utilisation correcte des connaissances acquises.</text:p>
            <text:p text:style-name="P50">Au <text:span text:style-name="T2">CP</text:span>, en relation avec les autres composantes de l'enseignement de français, on privilégiera l'approche intuitive :</text:p>
            <text:p text:style-name="P50">-          en s'appuyant beaucoup sur l'oral : les élèves sont rendus attentifs à l'ordre des mots ; des jeux avec le langage et des transformations permettent de manier les formes verbales (changements de temps, de personnes) et les variations liées au nombre et au genre, de telle façon que la vigilance des élèves soit attirée sur les changements qui s'entendent ;</text:p>
            <text:p text:style-name="P50">-          en exploitant toutes les observations portant sur la forme des mots et leurs variations : compte tenu des exigences des activités de décodage en lecture, la sensibilité des élèves aux « lettres qui ne s'entendent pas » en fin de mots est très forte (variations en genre et en nombre essentiellement); des relevés de mots ou de groupes de mots sont effectués et une première catégorisation établie, fondée sur des raisonnements par analogie. Alors employés par le professeur, les termes spécifiques qualifiant ces catégories (pluriel/singulier - féminin/masculin - verbe, nom, adjectif) ne sont pas exigés des élèves ;</text:p>
            <text:p text:style-name="P50">-          dans les activités de lecture et de production d'écrits, en recueillant toutes les observations sur la ponctuation, sur la forme des phrases et en exploitant toutes les occasions de réflexion sur des mots nouveaux, sur des usages particuliers de mots connus, sur les relations qui peuvent être faites <text:soft-page-break/>entre certains mots et d'autres déjà vus, etc.</text:p>
            <text:p text:style-name="P50">Au <text:span text:style-name="T2">CP</text:span>, l'accent est mis sur le mot (sens et forme) et sur l'observation de variations ; le raisonnement par analogie est fortement mobilisé ; des régularités sont identifiées (marques d'accord, formes verbales).</text:p>
            <text:p text:style-name="P50">Les élèves manipulent à l'oral les formes verbales en relation avec la structuration du temps (présent, passé, futur). Ils découvrent des régularités à l'écrit et mémorisent quelques formes conjuguées avant d'entrer dans leur étude formelle, notamment pour les verbes <text:span text:style-name="T4">avoir</text:span> et <text:span text:style-name="T4">être</text:span>.</text:p>
            <text:p text:style-name="P50">Au <text:span text:style-name="T2">CE1 </text:span>et au <text:span text:style-name="T2">CE2</text:span>, le moment est venu de structurer, de faire pratiquer des comparaisons qui débouchent sur des analyses, d'en tirer des conclusions qui sont formalisées et dont les conséquences pour l'écriture et la lecture sont identifiées, d'apporter les mots du langage spécialisé et de veiller à leur utilisation par les élèves, d'aménager les conditions d'exercice, de mémorisation, d'entrainement et de réemploi pour consolider les acquisitions. L'étude systématique du verbe, du nom et du repérage du sujet dans des situations simples, la construction de quelques temps du verbe (présent, imparfait, futur, passé composé) pour les verbes les plus fréquents et la mémorisation des formes verbales requièrent du temps et des reprises à intervalles réguliers. L'approche intuitive prévaut encore pour d'autres faits de langue qui seront étudiés dans le cycle suivant, notamment la détermination du nom et les compléments.</text:p>
            <text:p text:style-name="P50">Les élèves identifient, mémorisent et apprennent à écrire en situation des formes verbales affectant les verbes les plus fréquents, aux personnes les plus utilisées ; ils découvrent la distinction entre temps simples et temps composés et comprennent la formation des temps composés en étudiant le passé composé. L'attention aux terminaisons qui ne s'entendent pas mais qui servent à marquer le pluriel ou le féminin est constamment stimulée.</text:p>
            <text:p text:style-name="P50">Le travail sur le lexique continue, d'une part pour étendre le vocabulaire compris et utilisé et, d'autre part, pour structurer les relations entre les mots. Les phénomènes linguistiques explorés (dérivation, polysémie, synonymie...) sont abordés à cette fin, et non pas étudiés pour eux-mêmes ; leur dénomination n'est pas requise des élèves.</text:p>
            <text:p text:style-name="P50">Dès le CE2, des activités de comparaison de phrases entre le français et la langue vivante étudiée aiguisent la vigilance des élèves sur l'ordre des mots, la nature de certaines marques, l'existence ou non de chaines d'accord. L'exercice de ces comparaisons débouche sur la formalisation des écarts et sur la mémorisation de ce qui est spécifique de chacune des deux langues.</text:p>
          </table:table-cell>
          <table:covered-table-cell/>
          <table:covered-table-cell/>
        </table:table-row>
      </table:table>
      <text:p text:style-name="Text_20_body"> </text:p>
      <text:p text:style-name="Text_20_body"><text:span text:style-name="Strong_20_Emphasis">Croisements entre enseignements</text:span></text:p>
      <text:p text:style-name="Text_20_body">Les activités langagières sont constitutives de toutes les séances d'apprentissage et de tous les moments de vie collective qui permettent, par leur répétition, un véritable entrainement si l'attention des élèves est mobilisée sur le versant langagier ou linguistique de la séance. Les activités d'oral, de lecture, d'écriture sont intégrées dans l'ensemble des enseignements quotidiennement.</text:p>
      <text:p text:style-name="Text_20_body">Le langage oral trouve à se développer dans les dialogues didactiques, dans les débats de savoirs ou d'interprétation (à propos de textes ou d'images), dans les comptes rendus, dans les discussions à visée philosophique (lien avec l'enseignement moral et civique)... Il peut également être travaillé en éducation physique et sportive, qui nécessite l'emploi d'un vocabulaire adapté et précis pour décrire les actions réalisées et pour échanger entre partenaires.</text:p>
      <text:p text:style-name="Text_20_body"><text:soft-page-break/>Tout enseignement ou apprentissage est susceptible de donner à lire et à écrire. En lecture, les supports peuvent consister en textes continus ou en documents constitués de textes et d'illustrations associées, donnés sur supports traditionnels ou numériques. En écriture, au moins une séance quotidienne devrait donner lieu à une production d'écrit (élaboration d'un propos et rédaction).</text:p>
      <text:p text:style-name="Text_20_body">L'apprentissage d'une langue vivante est l'occasion de procéder à des comparaisons du fonctionnement linguistique avec le français, mais aussi d'expliciter des savoir-faire également utiles en français (écouter pour comprendre ; comparer des mots pour inférer le sens...).</text:p>
      <text:p text:style-name="Text_20_body">Sur les trois années du cycle, des projets ambitieux qui s'inscrivent dans la durée peuvent associer les activités langagières, les pratiques artistiques (notamment dans le cadre du parcours d'éducation artistique et culturelle) et / ou d'autres enseignements : par exemple, des projets d'écriture avec édition du texte incluant des illustrations, des projets de mise en voix (parlée et chantée) de textes en français et dans la langue étudiée, des projets d'exposition commentée rendant compte d'une étude particulière incluant une sortie (par exemple à la découverte de l'environnement proche, en lien avec l'enseignement « Questionner le monde ») et des recherches documentaires...</text:p>
      <text:p text:style-name="P8"/>
      <text:p text:style-name="Text_20_body">Langues vivantes (étrangères ou régionales)</text:p>
      <text:p text:style-name="Text_20_body">Le cycle 2 constitue le point de départ de l'apprentissage des langues vivantes pour tous les élèves avec un enseignement correspondant au niveau A1 à l'oral du Cadre européen commun de référence pour les langues (CECRL). Ce cycle contribue à poser les jalons d'un premier développement de la compétence plurilingue des élèves. La langue orale est la priorité. Elle s'organise autour de tâches simples, en compréhension, en reproduction et progressivement en production. Un premier contact avec l'écrit peut s'envisager lorsque les situations langagières le justifient. C'est dans ce cycle que se développent, en premier lieu, des comportements indispensables à l'apprentissage d'une langue vivante étrangère ou régionale : curiosité, écoute, attention, mémorisation, confiance en soi. Développer ces comportements, acquérir des connaissances prioritairement à l'oral, exercer son oreille aux sonorités d'une nouvelle langue sont les objectifs de cet enseignement qui doit tenir compte de l'âge, des capacités et des centres d'intérêt des élèves. L'enseignement et l'apprentissage d'une langue vivante, étrangère ou régionale, doivent mettre les enfants en situation de s'exercer à parler sans réticence et sans crainte de se tromper. Ce sont la répétition et la régularité, voire la ritualisation d'activités quotidiennes qui permettront aux élèves de progresser. Le travail sur la langue est indissociable de celui sur la culture.</text:p>
      <text:p text:style-name="Text_20_body"> </text:p>
      <text:p text:style-name="Text_20_body"> </text:p>
      <table:table table:name="Tableau11" table:style-name="Tableau11">
        <table:table-column table:style-name="Tableau11.A"/>
        <table:table-column table:style-name="Tableau11.B"/>
        <table:table-row>
          <table:table-cell table:style-name="Tableau11.A1" office:value-type="string">
            <text:p text:style-name="P51">Compétences travaillées</text:p>
          </table:table-cell>
          <table:table-cell table:style-name="Tableau11.B1" office:value-type="string">
            <text:p text:style-name="P52">Domaines du socle</text:p>
          </table:table-cell>
        </table:table-row>
        <table:table-row>
          <table:table-cell table:style-name="Tableau11.A4" office:value-type="string">
            <text:p text:style-name="P51">Comprendre l'oral</text:p>
            <text:list xml:id="list9114992703856156859" text:style-name="L10">
              <text:list-item>
                <text:p text:style-name="P62">Écouter et comprendre des messages oraux simples relevant de la vie quotidienne, des textes simples lus par le professeur. </text:p>
              </text:list-item>
            </text:list>
          </table:table-cell>
          <table:table-cell table:style-name="Tableau11.B2" office:value-type="string">
            <text:p text:style-name="P57">1, 2</text:p>
          </table:table-cell>
        </table:table-row>
        <table:table-row>
          <table:table-cell table:style-name="Tableau11.A4" office:value-type="string">
            <text:p text:style-name="P51">S'exprimer oralement en continu</text:p>
            <text:list xml:id="list412221085908002880" text:style-name="L11">
              <text:list-item>
                <text:p text:style-name="P63"><text:soft-page-break/>En s'appuyant sur un modèle, réciter, se décrire, lire ou raconter. </text:p>
              </text:list-item>
            </text:list>
          </table:table-cell>
          <table:table-cell table:style-name="Tableau11.B2" office:value-type="string">
            <text:p text:style-name="P57">1, 2<text:soft-page-break/></text:p>
          </table:table-cell>
        </table:table-row>
        <table:table-row>
          <table:table-cell table:style-name="Tableau11.A4" office:value-type="string">
            <text:p text:style-name="P51">Prendre part à une conversation</text:p>
            <text:list xml:id="list1295406526995682775" text:style-name="L12">
              <text:list-item>
                <text:p text:style-name="P64">Participer à des échanges simples pour être entendu et compris dans quelques situations diversifiées de la vie quotidienne. </text:p>
              </text:list-item>
            </text:list>
          </table:table-cell>
          <table:table-cell table:style-name="Tableau11.B2" office:value-type="string">
            <text:p text:style-name="P57">1, 2, 3</text:p>
          </table:table-cell>
        </table:table-row>
        <table:table-row>
          <table:table-cell table:style-name="Tableau11.A5" office:value-type="string">
            <text:p text:style-name="P51">Découvrir quelques aspects culturels d'une langue vivante étrangère et régionale</text:p>
            <text:list xml:id="list2741010799511558693" text:style-name="L13">
              <text:list-item>
                <text:p text:style-name="P65">Identifier quelques grands repères culturels de l'environnement quotidien des élèves du même âge dans les pays ou régions étudiés. </text:p>
              </text:list-item>
            </text:list>
          </table:table-cell>
          <table:table-cell table:style-name="Tableau11.B5" office:value-type="string">
            <text:p text:style-name="P57">1, 2, 3, 5</text:p>
          </table:table-cell>
        </table:table-row>
      </table:table>
      <text:p text:style-name="Text_20_body"> </text:p>
      <text:p text:style-name="Text_20_body"><text:span text:style-name="Strong_20_Emphasis">Approches culturelles</text:span></text:p>
      <text:p text:style-name="Text_20_body">Le socle commun de connaissances, de compétences et de culture offre dans le domaine « Les représentations du monde et l'activité humaine » une entrée particulièrement riche, qui permet aux élèves de commencer, dès le cycle 2, à observer et à aborder les faits culturels et à développer leur sensibilité à la différence et à la diversité culturelle.</text:p>
      <text:p text:style-name="Text_20_body">L'entrée dans la langue étrangère ou régionale se fait naturellement en parlant de soi et de son univers, réel et imaginaire. Trois thématiques sont ainsi proposées autour de l'enfant, la classe, l'univers enfantin : environnement quotidien et monde imaginaire, qui permettent de confronter l'élève à des genres et des situations de communication variés, en s'appuyant sur ce qu'il connait.</text:p>
      <text:p text:style-name="Text_20_body">Les élèves découvrent les éléments culturels en contexte grâce aux possibilités offertes par la vie de classe, les activités ritualisées, les centres d'intérêt et les gouts de leur âge, les évènements rythmant l'année scolaire et une ouverture sur l'environnement matériel et les grands repères culturels des élèves du même âge dans les pays ou régions étudiés.</text:p>
      <text:p text:style-name="Text_20_body">Une progressivité est ménagée à partir des trois thématiques proposées tout au long du cycle.</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51">L'enfant</text:p>
            <text:p text:style-name="P50">Soi, le corps, les vêtements.</text:p>
            <text:p text:style-name="P50">La famille.</text:p>
            <text:p text:style-name="P50">L'organisation de la journée.</text:p>
            <text:p text:style-name="P50">Les habitudes de l'enfant.</text:p>
            <text:p text:style-name="P50">Les trajets quotidiens de l'enfant.</text:p>
            <text:p text:style-name="P50">Les usages dans les relations à l'école.</text:p>
            <text:p text:style-name="P50">Le temps, les grandes <text:soft-page-break/>périodes de l'année, de la vie.</text:p>
            <text:p text:style-name="P50">Sensations, gouts et sentiments.</text:p>
            <text:p text:style-name="P50">Éléments de description physique et morale.</text:p>
            <text:p text:style-name="P50"> </text:p>
          </table:table-cell>
          <table:table-cell table:style-name="Tableau12.B1" office:value-type="string">
            <text:p text:style-name="P51">La classe</text:p>
            <text:p text:style-name="P50">L'alphabet.</text:p>
            <text:p text:style-name="P50">Les nombres.</text:p>
            <text:p text:style-name="P50">Les repères temporels.</text:p>
            <text:p text:style-name="P50">Climat et météo.</text:p>
            <text:p text:style-name="P50">Les rituels.</text:p>
            <text:p text:style-name="P50">Les règles et règlements dans la classe.</text:p>
            <text:p text:style-name="P50">Les activités scolaires.</text:p>
            <text:p text:style-name="P50"><text:soft-page-break/>Le sport.</text:p>
            <text:p text:style-name="P50">Les loisirs artistiques.</text:p>
            <text:p text:style-name="P50">L'amitié.</text:p>
            <text:p text:style-name="P50"> </text:p>
          </table:table-cell>
          <table:table-cell table:style-name="Tableau12.C1" office:value-type="string">
            <text:p text:style-name="P51">L'univers enfantin</text:p>
            <text:p text:style-name="P50">La maison, l'environnement immédiat et concret.</text:p>
            <text:p text:style-name="P50">La vie quotidienne, les commerces, les lieux publics.</text:p>
            <text:p text:style-name="P50">L'environnement géographique ou culturel proche.</text:p>
            <text:p text:style-name="P50"> </text:p>
            <text:p text:style-name="P50">Les animaux.</text:p>
            <text:p text:style-name="P50">Les contes et légendes.</text:p>
            <text:p text:style-name="P50"><text:soft-page-break/>Les monstres, fées et autres références culturelles de la littérature enfantine. </text:p>
            <text:p text:style-name="P50">Les comptines, les chansons.</text:p>
            <text:p text:style-name="P50">La littérature enfantine.</text:p>
            <text:p text:style-name="P50"> </text:p>
            <text:p text:style-name="P50">Quelques villes, campagnes et paysages typiques.</text:p>
            <text:p text:style-name="P50">Les drapeaux et monnaies.</text:p>
            <text:p text:style-name="P50">Les grandes fêtes et coutumes.</text:p>
            <text:p text:style-name="P50">Les recettes.</text:p>
          </table:table-cell>
        </table:table-row>
      </table:table>
      <text:p text:style-name="Text_20_body"> </text:p>
      <text:p text:style-name="Text_20_body"><text:span text:style-name="Strong_20_Emphasis">Activités langagières</text:span></text:p>
      <text:p text:style-name="P8">Comprendre l'oral</text:p>
      <text:p text:style-name="Text_20_body">Apprendre une seconde langue vivante, c'est une ouverture à d'autres sons, d'autres mots. C'est un état d'esprit fait de curiosité et d'audace car c'est accepter de ne pas (tout) comprendre et de s'exprimer imparfaitement.</text:p>
      <text:p text:style-name="Text_20_body"> </text:p>
      <table:table table:name="Tableau13" table:style-name="Tableau13">
        <table:table-column table:style-name="Tableau13.A"/>
        <table:table-column table:style-name="Tableau13.B"/>
        <table:table-row>
          <table:table-cell table:style-name="Tableau13.A1" table:number-columns-spanned="2" office:value-type="string">
            <text:p text:style-name="P51">Attendus de fin de cycle</text:p>
          </table:table-cell>
          <table:covered-table-cell/>
        </table:table-row>
        <table:table-row>
          <table:table-cell table:style-name="Tableau13.A2" table:number-columns-spanned="2" office:value-type="string">
            <text:p text:style-name="P50">-         Comprendre des mots familiers et des expressions très courantes au sujet de soi, de sa famille et de l'environnement concret et immédiat, si les gens parlent lentement et distinctement.</text:p>
          </table:table-cell>
          <table:covered-table-cell/>
        </table:table-row>
        <table:table-row>
          <table:table-cell table:style-name="Tableau13.A3" office:value-type="string">
            <text:p text:style-name="P52">Connaissances et compétences associées</text:p>
          </table:table-cell>
          <table:table-cell table:style-name="Tableau13.B3" office:value-type="string">
            <text:p text:style-name="P52">Exemples de situations, activités et ressources pour l'élève </text:p>
          </table:table-cell>
        </table:table-row>
        <table:table-row>
          <table:table-cell table:style-name="Tableau13.A3" office:value-type="string">
            <text:p text:style-name="P50">Comprendre les consignes de classe.</text:p>
            <text:p text:style-name="P50">Utiliser quelques mots familiers et quelques expressions très courantes.</text:p>
            <text:p text:style-name="P50">Suivre le fil d'une histoire très courte.</text:p>
            <text:p text:style-name="P50">Suivre des instructions courtes et simples.</text:p>
            <text:p text:style-name="P50">-  Répertoire élémentaire de mots et d'expressions simples relatifs à des situations concrètes particulières.</text:p>
          </table:table-cell>
          <table:table-cell table:style-name="Tableau13.B3" office:value-type="string">
            <text:p text:style-name="P50">Activités d'exposition à la langue dans divers contextes culturellement identifiables, correspondant aux préoccupations des élèves de cet âge, en utilisant les outils numériques, en écoutant la lecture d'albums, des comptines ou des chansons, en visionnant de brefs extraits de dessins d'animation, de films pour enfants.</text:p>
            <text:p text:style-name="P50">Appréhension individuelle du document sonore et mises en commun pour repérer et restituer son sens explicite, sans s'interdire le recours à la langue française si besoin.</text:p>
            <text:p text:style-name="P50">Repérage de quelques contrastes simples dans le <text:soft-page-break/>fonctionnement de la langue orale.</text:p>
          </table:table-cell>
        </table:table-row>
        <table:table-row>
          <table:table-cell table:style-name="Tableau13.A5" table:number-columns-spanned="2" office:value-type="string">
            <text:p text:style-name="P51">Repères de progressivité</text:p>
            <text:p text:style-name="P50">Au <text:span text:style-name="T2">CP</text:span> les élèves découvrent et apprennent à utiliser les consignes de classe, quelques mots familiers et quelques expressions très courantes (formules d'encouragement et de félicitation, nom, âge, formules de politesse). Ils peuvent suivre le fil d'une histoire très courte adaptée à leur âge, avec des aides appropriées et des instructions très simples (frapper des mains, se lever...). Au <text:span text:style-name="T2">CE1</text:span>, ils consolident ces connaissances en enrichissant le lexique : ils peuvent comprendre une dizaine de consignes, utiliser des expressions familières et quotidiennes ainsi que des énoncés très simples qui visent à situer et décrire leur environnement proche (lieu d'habitation par exemple). Ils peuvent suivre 3 ou 4 instructions relatives aux gestes et mouvement du corps et écouter la lecture d'un album adapté à leur âge. Au <text:span text:style-name="T2">CE2</text:span>, les élèves se présentent ou présentent quelqu'un, posent à une personne des questions simples la concernant - par exemple, sur son lieu d'habitation, ses relations, ce qui lui appartient..., et peuvent répondre au même type de questions. Ils suivent le fil d'une histoire simple (comptines, chansons, albums) avec les aides appropriées.</text:p>
          </table:table-cell>
          <table:covered-table-cell/>
        </table:table-row>
      </table:table>
      <text:p text:style-name="Text_20_body"> </text:p>
      <text:p text:style-name="P8">S'exprimer oralement en continu</text:p>
      <text:p text:style-name="Text_20_body">Un des enjeux majeurs de l'enseignement / apprentissage d'une langue étrangère ou régionale réside dans la recherche d'un équilibre entre, d'une part, les activités de répétition et, d'autre part, les activités de production, celles-ci pouvant être personnelles grâce aux dispositifs numériques. L'objectif recherché est avant tout que la prise de parole soit adaptée à la situation de communication. L'intelligibilité prend le pas sur la correction formelle : il faut dédramatiser la prise de parole et encourager la prise de risque tout en apprenant aux élèves qu'un discours, pour être compris, doit obéir à des règles. La prise de parole est accompagnée, aidée et respectée.</text:p>
      <text:p text:style-name="Text_20_body"> </text:p>
      <table:table table:name="Tableau14" table:style-name="Tableau14">
        <table:table-column table:style-name="Tableau14.A"/>
        <table:table-column table:style-name="Tableau14.B"/>
        <table:table-row>
          <table:table-cell table:style-name="Tableau14.A1" table:number-columns-spanned="2" office:value-type="string">
            <text:p text:style-name="P51">Attendus de fin de cycle</text:p>
          </table:table-cell>
          <table:covered-table-cell/>
        </table:table-row>
        <table:table-row>
          <table:table-cell table:style-name="Tableau14.A2" table:number-columns-spanned="2" office:value-type="string">
            <text:p text:style-name="P50">-          Utiliser des expressions et des phrases simples pour se décrire, décrire le lieu d'habitation et les gens de l'entourage.</text:p>
          </table:table-cell>
          <table:covered-table-cell/>
        </table:table-row>
        <table:table-row>
          <table:table-cell table:style-name="Tableau14.A3" office:value-type="string">
            <text:p text:style-name="P52">Connaissances et compétences associées</text:p>
          </table:table-cell>
          <table:table-cell table:style-name="Tableau14.B3" office:value-type="string">
            <text:p text:style-name="P52">Exemples de situations, activités et ressources pour l'élève</text:p>
          </table:table-cell>
        </table:table-row>
        <table:table-row>
          <table:table-cell table:style-name="Tableau14.A3" office:value-type="string">
            <text:p text:style-name="P50">Reproduire un modèle oral.</text:p>
            <text:p text:style-name="P50">Utiliser des expressions courtes ou phrases proches des modèles rencontrés lors des apprentissages pour se décrire.</text:p>
            <text:p text:style-name="P50">Lire à haute voix de manière expressive un texte bref.</text:p>
            <text:p text:style-name="P50">Raconter une histoire courte à partir d'images ou de modèles déjà rencontrés.</text:p>
            <text:p text:style-name="P50"><text:soft-page-break/>-  Répertoire élémentaire de mots sur les lieux d'habitation et les personnes de l'entourage de l'enfant.</text:p>
            <text:p text:style-name="P50">-  Syntaxe de la description simple (lieux, espaces, personnes).</text:p>
          </table:table-cell>
          <table:table-cell table:style-name="Tableau14.B3" office:value-type="string">
            <text:p text:style-name="P50">Activités destinées à rendre compte de la diversité des langues parlées.</text:p>
            <text:p text:style-name="P50">Activités permettant l'utilisation de la langue dans des situations analogues à des situations déjà rencontrées. Les élèves analysent et évaluent leur propre pratique de la langue et celle de leurs camarades en direct ou à partir d'enregistrements sonores.</text:p>
            <text:p text:style-name="P50">Chants ou comptines et saynètes élaborés à partir d'extraits d'album ou de films pour la jeunesse, et de <text:soft-page-break/>jeux.</text:p>
            <text:p text:style-name="P50"> </text:p>
          </table:table-cell>
        </table:table-row>
        <table:table-row>
          <table:table-cell table:style-name="Tableau14.A5" table:number-columns-spanned="2" office:value-type="string">
            <text:p text:style-name="P51">Repères de progressivité</text:p>
            <text:p text:style-name="P50">Au <text:span text:style-name="T2">CP</text:span> les élèves doivent reproduire un modèle oral simple extrait d'une comptine, d'un chant, d'une histoire et utiliser une ou deux expressions ou phrases proches des modèles rencontrés lors des apprentissages pour se décrire (nom, âge). Au <text:span text:style-name="T2">CE1</text:span>, les élèves ont la capacité de reproduire un court extrait d'une comptine, d'un chant, d'un poème, d'une histoire. Ils se présentent de manière autonome en disant leur nom, prénom, âge et lieu d'habitation.</text:p>
            <text:p text:style-name="P50">Au <text:span text:style-name="T2">CE2</text:span>, ils reproduisent la date, de courtes comptines, des chants, des poèmes. Après entrainement, ils lisent à haute voix des textes brefs et racontent une histoire courte et stéréotypée en s'aidant de quelques images.</text:p>
          </table:table-cell>
          <table:covered-table-cell/>
        </table:table-row>
      </table:table>
      <text:p text:style-name="Text_20_body"> </text:p>
      <text:p text:style-name="P8">Prendre part à une conversation</text:p>
      <text:p text:style-name="Text_20_body">Au cycle 2, les situations de dialogue en langue étrangère ou régionale sont plus difficiles à mettre en œuvre que l'expression orale en continu. Le dialogue ne fait pas l'objet d'évaluations formelles.</text:p>
      <table:table table:name="Tableau15" table:style-name="Tableau15">
        <table:table-column table:style-name="Tableau15.A"/>
        <table:table-column table:style-name="Tableau15.B"/>
        <table:table-row>
          <table:table-cell table:style-name="Tableau15.A1" table:number-columns-spanned="2" office:value-type="string">
            <text:p text:style-name="P51">Attendus de fin de cycle</text:p>
          </table:table-cell>
          <table:covered-table-cell/>
        </table:table-row>
        <table:table-row>
          <table:table-cell table:style-name="Tableau15.A2" table:number-columns-spanned="2" office:value-type="string">
            <text:p text:style-name="P50">-          Poser des questions simples sur des sujets familiers ou sur ce dont on a immédiatement besoin, ainsi que répondre à de telles questions.</text:p>
          </table:table-cell>
          <table:covered-table-cell/>
        </table:table-row>
        <table:table-row>
          <table:table-cell table:style-name="Tableau15.A3" office:value-type="string">
            <text:p text:style-name="P52">Connaissances et compétences associées</text:p>
          </table:table-cell>
          <table:table-cell table:style-name="Tableau15.B3" office:value-type="string">
            <text:p text:style-name="P52">Exemples de situations, activités et ressources pour l'élève</text:p>
          </table:table-cell>
        </table:table-row>
        <table:table-row>
          <table:table-cell table:style-name="Tableau15.A3" office:value-type="string">
            <text:p text:style-name="P50">Saluer.</text:p>
            <text:p text:style-name="P50">Se présenter.</text:p>
            <text:p text:style-name="P50">Demander à quelqu'un de ses nouvelles et réagir, donner de ses nouvelles.</text:p>
            <text:p text:style-name="P50">Formuler des souhaits basiques.</text:p>
            <text:p text:style-name="P50">Utiliser des formules de politesse.</text:p>
            <text:p text:style-name="P50">Répondre à des questions sur des sujets familiers.</text:p>
            <text:p text:style-name="P50">Épeler des mots et des noms familiers.</text:p>
            <text:p text:style-name="P50">-  Répertoire élémentaire de mots sur des sujets <text:soft-page-break/>familiers.</text:p>
            <text:p text:style-name="P50">-  Syntaxe de la conversation simple de type question / réponse.</text:p>
            <text:p text:style-name="P50">-  Situations de communication.</text:p>
          </table:table-cell>
          <table:table-cell table:style-name="Tableau15.B3" office:value-type="string">
            <text:p text:style-name="P50">Jeux de rôles.</text:p>
            <text:p text:style-name="P50">Enregistrement et réécoute de ce que l'on dit afin d'analyser et évaluer sa propre pratique de la langue.</text:p>
            <text:p text:style-name="P50">Échanges électroniques dans le cadre de projets, d'un travail autour d'un album jeunesse, de comptines, de chants et de poèmes.</text:p>
            <text:p text:style-name="P50"> </text:p>
          </table:table-cell>
        </table:table-row>
        <table:table-row>
          <table:table-cell table:style-name="Tableau15.A5" table:number-columns-spanned="2" office:value-type="string">
            <text:p text:style-name="P51">Repères de progressivité</text:p>
            <text:p text:style-name="P50">Au <text:span text:style-name="T2">CP</text:span>, les élèves apprennent à répéter des dialogues basiques de rituels de classe. Au <text:span text:style-name="T2">CE1</text:span>, ils commencent à dialoguer en demandant des nouvelles et en réagissant. Ils commencent à utiliser des formules de politesse. C'est au <text:span text:style-name="T2">CE2</text:span> que les élèves peuvent engager une conversation très courte qui permet de réinvestir le lexique relatif à la présentation de soi-même et de quelqu'un, d'utiliser des formules simples de politesse, de présenter des excuses, d'épeler des mots simples et transparents et de répondre à quelques questions pour communiquer de façon simple si l'interlocuteur parle lentement et distinctement et se montre coopératif.</text:p>
          </table:table-cell>
          <table:covered-table-cell/>
        </table:table-row>
      </table:table>
      <text:p text:style-name="Text_20_body"> </text:p>
      <text:p text:style-name="Text_20_body"><text:span text:style-name="Strong_20_Emphasis">Croisements entre enseignements</text:span></text:p>
      <text:p text:style-name="Text_20_body">Les activités langagières en langues vivantes étrangères et régionales sont l'occasion de mettre en relation la langue cible avec le français ou des langues différentes, de procéder à des comparaisons du fonctionnement de la langue et de permettre une observation comparée de quelques phénomènes simples par exemple autour d'un album jeunesse.</text:p>
      <text:p text:style-name="Text_20_body">Au cycle 2, dans toutes les disciplines et notamment en éducation physique et sportive, la langue cible peut être utilisée par exemple, pour donner les consignes de jeu ou de travail.</text:p>
      <text:p text:style-name="Text_20_body">L'enseignement des langues vivantes étrangères ou régionales constitue un moyen de donner toute sa place aux apprentissages culturels et à la formation civique des élèves en s'interrogeant sur les modes de vie des pays ou des régions concernés, leur patrimoine culturel, et en appréhendant les différences avec curiosité et respect.</text:p>
      <text:p text:style-name="P8"/>
      <text:p text:style-name="Text_20_body">Enseignements artistiques</text:p>
      <text:p text:style-name="Text_20_body">La sensibilité et l'expression artistiques sont les moyens et les finalités des enseignements artistiques. Moyens, car elles motivent en permanence la pratique plastique comme le travail vocal, l'écoute de la musique et le regard sur les œuvres et les images. Finalités, car l'ensemble des activités nourrit la sensibilité et les capacités expressives de chacun. Les enseignements artistiques prennent en compte le son et les images qui font partie de l'environnement quotidien des élèves. Ils développent une écoute, un regard curieux et informé sur l'art, dans sa diversité. Ils contribuent ainsi à la construction de la personnalité et à la formation du citoyen, développant l'intelligence sensible et procurant des repères culturels, nécessaires pour participer à la vie sociale.</text:p>
      <text:p text:style-name="Text_20_body"> </text:p>
      <text:p text:style-name="Text_20_body">Ces deux enseignements sont propices à la démarche de projet. Ils s'articulent aisément avec d'autres enseignements pour consolider les compétences, transférer les acquis dans le cadre d'une <text:soft-page-break/>pédagogie de projet interdisciplinaire, s'ouvrant ainsi à d'autres domaines artistiques, tels que l'architecture, le cinéma, la danse, le théâtre... Ils s'enrichissent du travail concerté avec les structures et partenaires culturels. Ils sont ainsi le fondement, au sein de l'école, du parcours d'éducation artistique et culturelle de chaque élève, contribuant aux trois champs d'action constitutifs : rencontres, pratiques et connaissances. Par leur intégration au sein de la classe, ils instaurent une relation spécifique au savoir, liée à l'articulation constante entre pratique et réflexion.</text:p>
      <text:p text:style-name="Text_20_body"> </text:p>
      <text:p text:style-name="Text_20_body">Arts plastiques</text:p>
      <text:p text:style-name="Text_20_body">L'enseignement des arts plastiques développe particulièrement le potentiel d'invention des élèves, au sein de situations ouvertes favorisant l'autonomie, l'initiative et le recul critique. Il se construit à partir des éléments du langage artistique : forme, espace, lumière, couleur, matière, geste, support, outil, temps. Il explore des domaines variés, tant dans la pratique que dans les références : dessin, peinture, collage, modelage, sculpture, assemblage, photographie, vidéo, création numérique... La rencontre avec les œuvres d'art y trouve un espace privilégié, qui permet aux élèves de s'engager dans une approche sensible et curieuse, enrichissant leur potentiel d'expression singulière et de jugement. Ces derniers apprennent ainsi à accepter ce qui est autre et autrement en art et par les arts.</text:p>
      <text:p text:style-name="Text_20_body">En cycle 2, cet enseignement consolide la sensibilisation artistique engagée en maternelle et apporte aux élèves des connaissances et des moyens qui leur permettront, dès le cycle 3, d'explorer une expression personnelle, de reconnaitre la singularité d'autrui et d'accéder à une culture artistique partagée. Les élèves passent ainsi progressivement d'une posture encore souvent autocentrée à une pratique tournée vers autrui et établissent des liens entre leur univers et une première culture artistique commune. La recherche de réponses personnelles et originales aux propositions faites par le professeur dans la pratique est constamment articulée avec l'observation et la comparaison d'œuvres d'art, avec la découverte de démarches d'artistes. Il ne s'agit pas de reproduire mais d'observer pour nourrir l'exploration des outils, des gestes, des matériaux, développer ainsi l'invention et un regard curieux.</text:p>
      <table:table table:name="Tableau16" table:style-name="Tableau16">
        <table:table-column table:style-name="Tableau16.A"/>
        <table:table-row>
          <table:table-cell table:style-name="Tableau16.A1" office:value-type="string">
            <text:p text:style-name="P50">Même dans ses formes les plus modestes, le projet permet dès le cycle 2 de confronter les élèves aux conditions de la réalisation plastique, individuelle et collective, favorisant la motivation, les intentions, les initiatives. Ponctuellement dans l'année, des projets de réalisation artistique aboutis permettent le passage de la production à l'exposition. Ce faisant, ils permettent aux élèves de prendre conscience de l'importance du récepteur, des spectateurs ; ils apprennent eux-mêmes aussi à devenir spectateurs. Le professeur s'assure que les élèves prennent plaisir à donner à voir leurs productions plastiques et à recevoir celles de leurs camarades. Ce temps est également l'occasion de développer le langage oral dans la présentation par les élèves des productions et des démarches engagées. Ce travail se conduit dans la salle de classe, dans des espaces de l'école organisés à cet effet (mini galeries), ou dans d'autres espaces extérieurs à l'enceinte scolaire.</text:p>
            <text:p text:style-name="P50"> </text:p>
            <text:p text:style-name="P50">Les quatre compétences énoncées dans le tableau ci-dessous se travaillent toujours de front, lors de chaque séquence, et non successivement.</text:p>
          </table:table-cell>
        </table:table-row>
      </table:table>
      <text:p text:style-name="Text_20_body"> </text:p>
      <table:table table:name="Tableau17" table:style-name="Tableau17">
        <table:table-column table:style-name="Tableau17.A"/>
        <table:table-column table:style-name="Tableau17.B"/>
        <text:soft-page-break/>
        <table:table-row>
          <table:table-cell table:style-name="Tableau17.A1" office:value-type="string">
            <text:p text:style-name="P51">Compétences travaillées</text:p>
          </table:table-cell>
          <table:table-cell table:style-name="Tableau17.B1" office:value-type="string">
            <text:p text:style-name="P52">Domaines du socle</text:p>
          </table:table-cell>
        </table:table-row>
        <table:table-row>
          <table:table-cell table:style-name="Tableau17.A2" office:value-type="string">
            <text:p text:style-name="P51">Expérimenter, produire, créer </text:p>
            <text:list xml:id="list4860605906618014877" text:style-name="L14">
              <text:list-item>
                <text:p text:style-name="P26">S'approprier par les sens les éléments du langage plastique : matière, support, couleur... </text:p>
              </text:list-item>
              <text:list-item>
                <text:p text:style-name="P26">Observer les effets produits par ses gestes, par les outils utilisés. </text:p>
              </text:list-item>
              <text:list-item>
                <text:p text:style-name="P26">Tirer parti de trouvailles fortuites, saisir les effets du hasard. </text:p>
              </text:list-item>
              <text:list-item>
                <text:p text:style-name="P66">Représenter le monde environnant ou donner forme à son imaginaire en explorant la diversité des domaines (dessin, collage, modelage, sculpture, photographie ...). </text:p>
              </text:list-item>
            </text:list>
          </table:table-cell>
          <table:table-cell table:style-name="Tableau17.B2" office:value-type="string">
            <text:p text:style-name="P57">1, 2,4, 5</text:p>
            <text:p text:style-name="P57"> </text:p>
          </table:table-cell>
        </table:table-row>
        <table:table-row>
          <table:table-cell table:style-name="Tableau17.A2" office:value-type="string">
            <text:p text:style-name="P51">Mettre en œuvre un projet artistique </text:p>
            <text:list xml:id="list4532538353487168900" text:style-name="L15">
              <text:list-item>
                <text:p text:style-name="P27">Respecter l'espace, les outils et les matériaux partagés. </text:p>
              </text:list-item>
              <text:list-item>
                <text:p text:style-name="P27">Mener à terme une production individuelle dans le cadre d'un projet accompagné par le professeur. </text:p>
              </text:list-item>
              <text:list-item>
                <text:p text:style-name="P67">Montrer sans réticence ses productions et regarder celles des autres. </text:p>
              </text:list-item>
            </text:list>
          </table:table-cell>
          <table:table-cell table:style-name="Tableau17.B2" office:value-type="string">
            <text:p text:style-name="P57">2, 3, 5</text:p>
            <text:p text:style-name="P57"> </text:p>
          </table:table-cell>
        </table:table-row>
        <table:table-row>
          <table:table-cell table:style-name="Tableau17.A2" office:value-type="string">
            <text:p text:style-name="P51">S'exprimer, analyser sa pratique, celle de ses pairs ; établir une relation avec celle des artistes, s'ouvrir à l'altérité</text:p>
            <text:list xml:id="list6646909580486360770" text:style-name="L16">
              <text:list-item>
                <text:p text:style-name="P28">Prendre la parole devant un groupe pour partager ses trouvailles, s'intéresser à celles découvertes dans des œuvres d'art. </text:p>
              </text:list-item>
              <text:list-item>
                <text:p text:style-name="P28">Formuler ses émotions, entendre et respecter celles des autres. </text:p>
              </text:list-item>
              <text:list-item>
                <text:p text:style-name="P68">Repérer les éléments du langage plastique dans une production : couleurs, formes, matières, support... </text:p>
              </text:list-item>
            </text:list>
          </table:table-cell>
          <table:table-cell table:style-name="Tableau17.B2" office:value-type="string">
            <text:p text:style-name="P57">1, 3</text:p>
            <text:p text:style-name="P57"> </text:p>
          </table:table-cell>
        </table:table-row>
        <table:table-row>
          <table:table-cell table:style-name="Tableau17.A5" office:value-type="string">
            <text:p text:style-name="P51">Se repérer dans les domaines liés aux arts plastiques, être sensible aux questions de l'art.</text:p>
            <text:list xml:id="list1903150069171802619" text:style-name="L17">
              <text:list-item>
                <text:p text:style-name="P29">Effectuer des choix parmi les images rencontrées, établir un premier lien entre son univers visuel et la culture artistique. </text:p>
              </text:list-item>
              <text:list-item>
                <text:p text:style-name="P29">Exprimer ses émotions lors de la rencontre avec des œuvres d'art, manifester son intérêt pour la rencontre directe avec des œuvres. </text:p>
              </text:list-item>
              <text:list-item>
                <text:p text:style-name="P29">S'approprier quelques œuvres de domaines et d'époques variés appartenant au patrimoine national et mondial. </text:p>
              </text:list-item>
              <text:list-item>
                <text:p text:style-name="P69">S'ouvrir à la diversité des pratiques et des cultures artistiques. </text:p>
              </text:list-item>
            </text:list>
          </table:table-cell>
          <table:table-cell table:style-name="Tableau17.B5" office:value-type="string">
            <text:p text:style-name="P57">1, 3, 5</text:p>
          </table:table-cell>
        </table:table-row>
      </table:table>
      <text:p text:style-name="Text_20_body"> </text:p>
      <text:p text:style-name="Text_20_body">Ces compétences sont développées et travaillées à partir de trois grandes questions proches des préoccupations des élèves, visant à investir progressivement l'art : la représentation du monde ; l'expression des émotions ; la narration et le témoignage par les images :</text:p>
      <text:list xml:id="list4784686582447547353" text:style-name="L18">
        <text:list-item>
          <text:p text:style-name="P21">Entre six et neuf ans, l'enfant investit dans ses productions l'envie de représenter le monde qui l'entoure. Progressivement, il prend conscience de l'écart entre ce qu'il voit, ce qu'il produit et ce que le spectateur perçoit (ce moment où l'élève pense qu'il ne sait pas dessiner). L'enjeu est de l'amener à garder un regard ouvert à la pluralité des représentations, au-delà <text:soft-page-break/>d'une représentation qu'il considère comme juste car ressemblant à ce qu'il voit ou à ce qui fait norme. </text:p>
        </text:list-item>
        <text:list-item>
          <text:p text:style-name="P21">À cet âge, l'enfant s'implique dans ses productions à partir de ses peurs, ses rêves, ses souvenirs, ses émotions... Il prend plaisir à inventer des formes, des univers, des langages imaginaires. L'enjeu est de l'amener à expérimenter les effets des couleurs, des matériaux, des supports..., allant jusqu'à se détacher de la seule imitation du monde visible. Les élèves sont peu à peu rendus tolérants et curieux de la diversité des fonctions de l'art, qui peuvent être liées aux usages symboliques, à l'expression des émotions individuelles ou collectives, ou encore à l'affirmation de soi (altérité, singularité). </text:p>
        </text:list-item>
        <text:list-item>
          <text:p text:style-name="P9">Enfin, entre six et neuf ans, l'enfant raconte souvent des histoires, s'invente des univers et les met en récit par le biais de ses productions. Progressivement, il prend conscience de l'importance de les conserver pour raconter, témoigner de situations qu'il vit seul ou avec ses pairs. L'enjeu est de lui permettre de fréquenter les images, de lui apporter les moyens de les transformer, de le rendre progressivement auteur des images qu'il produit et spectateur des images qu'il regarde. </text:p>
        </text:list-item>
      </text:list>
      <text:p text:style-name="Text_20_body">Toutes les questions du programme sont abordées chaque année du cycle ; travaillées isolement ou mises en relation, elles permettent de structurer les apprentissages.</text:p>
      <text:p text:style-name="Text_20_body">Les acquis sont réinvestis au cours du cycle dans de nouveaux projets pour ménager une progressivité dans les apprentissages. Le professeur s'appuie sur l'univers propre aux élèves, issu de leur curiosité pour les images présentes dans leur environnement quotidien (images issues de la publicité, patrimoine de proximité, albums jeunesse...). Il développe peu à peu chez les élèves une attention aux éléments du langage plastique et une culture plastique commune. Il met en relation constante la production et la perception, deux principes complémentaires : le geste et le regard sont intimement liés, telles la voix et l'écoute, l'écriture et la lecture. Le professeur est également attentif aux inventions des élèves qui peuvent être inattendues, au sens où elles ne relèvent pas d'un conditionnement pédagogique, mais d'intentions rendues possibles par la pédagogie.</text:p>
      <text:p text:style-name="Text_20_body">L'évaluation, tournée vers les élèves dans une visée essentiellement formative, accompagne les apprentissages, qui se fondent sur des propositions ouvertes favorisant la diversité des réponses. Le professeur prend appui sur l'observation des élèves dans la pratique et lors de la prise de parole, pour valoriser et encourager.</text:p>
      <text:p text:style-name="Text_20_body"> </text:p>
      <table:table table:name="Tableau18" table:style-name="Tableau18">
        <table:table-column table:style-name="Tableau18.A"/>
        <table:table-column table:style-name="Tableau18.B"/>
        <table:table-row>
          <table:table-cell table:style-name="Tableau18.A1" table:number-columns-spanned="2" office:value-type="string">
            <text:p text:style-name="P51">Attendus de fin de cycle</text:p>
          </table:table-cell>
          <table:covered-table-cell/>
        </table:table-row>
        <table:table-row>
          <table:table-cell table:style-name="Tableau18.A2" table:number-columns-spanned="2" office:value-type="string">
            <text:p text:style-name="P50">- Réaliser et donner à voir, individuellement ou collectivement, des productions plastiques de natures diverses.</text:p>
            <text:p text:style-name="P50">- Proposer des réponses inventives dans un projet individuel ou collectif.</text:p>
            <text:p text:style-name="P50">- Coopérer dans un projet artistique.</text:p>
            <text:p text:style-name="P50">- S'exprimer sur sa production, celle de ses pairs, sur l'art.</text:p>
            <text:p text:style-name="P50"><text:soft-page-break/>- Comparer quelques œuvres d'art.</text:p>
          </table:table-cell>
          <table:covered-table-cell/>
        </table:table-row>
        <table:table-row>
          <table:table-cell table:style-name="Tableau18.A3" office:value-type="string">
            <text:p text:style-name="P52">Connaissances et compétences associées</text:p>
          </table:table-cell>
          <table:table-cell table:style-name="Tableau18.B3" office:value-type="string">
            <text:p text:style-name="P52">Exemples de situations, d'activités et de ressources pour l'élève</text:p>
          </table:table-cell>
        </table:table-row>
        <table:table-row>
          <table:table-cell table:style-name="Tableau18.A2" table:number-columns-spanned="2" office:value-type="string">
            <text:p text:style-name="P52">La représentation du monde</text:p>
          </table:table-cell>
          <table:covered-table-cell/>
        </table:table-row>
        <table:table-row>
          <table:table-cell table:style-name="Tableau18.A3" office:value-type="string">
            <text:p text:style-name="P50">- Utiliser le dessin dans toute sa diversité comme moyen d'expression.</text:p>
            <text:p text:style-name="P50"> </text:p>
            <text:p text:style-name="P50">- Employer divers outils, dont ceux numériques, pour représenter.</text:p>
            <text:p text:style-name="P50"> </text:p>
            <text:p text:style-name="P50">- Prendre en compte l'influence des outils, supports, matériaux, gestes sur la représentation en deux et en trois dimensions.</text:p>
            <text:p text:style-name="P50"> </text:p>
            <text:p text:style-name="P50"> </text:p>
            <text:p text:style-name="P50">- Connaitre diverses formes artistiques de représentation du monde : œuvres contemporaines et du passé, occidentales et extra occidentales.</text:p>
          </table:table-cell>
          <table:table-cell table:style-name="Tableau18.B3" office:value-type="string">
            <text:p text:style-name="P50">Explorer son environnement visuel pour prendre conscience de la présence du dessin et de la diversité des modes de représentation.</text:p>
            <text:p text:style-name="P50">Représenter l'environnement proche par le dessin (carnet de croquis) ; photographier en variant les points de vue et les cadrages ; explorer la représentation par le volume, notamment le modelage.</text:p>
            <text:p text:style-name="P50">Explorer des outils et des supports connus, en découvrir d'autres, y compris numériques.</text:p>
            <text:p text:style-name="P50">Reconstituer une scène, enregistrer les traces ou le constat d'une observation.</text:p>
            <text:p text:style-name="P50">Mettre en relation l'observation des productions plastiques avec les images présentes dans l'environnement quotidien des élèves (images issues de la publicité, patrimoine de proximité, albums jeunesse...).</text:p>
            <text:p text:style-name="P50">Comparer et établir des liens entre des œuvres d'art appartenant à un même domaine d'expression plastique ou portant sur un même sujet , à propos des formes, de l'espace, de la lumière, de la couleur, des matières, des gestes, des supports, des outils.</text:p>
          </table:table-cell>
        </table:table-row>
        <table:table-row>
          <table:table-cell table:style-name="Tableau18.A2" table:number-columns-spanned="2" office:value-type="string">
            <text:p text:style-name="P52">L'expression des émotions</text:p>
          </table:table-cell>
          <table:covered-table-cell/>
        </table:table-row>
        <table:table-row>
          <table:table-cell table:style-name="Tableau18.A3" office:value-type="string">
            <text:p text:style-name="P50">- Exprimer sa sensibilité et son imagination en s'emparant des éléments du langage plastique.</text:p>
            <text:p text:style-name="P50"> </text:p>
            <text:p text:style-name="P50"> </text:p>
            <text:p text:style-name="P50">- Expérimenter les effets des couleurs, des matériaux, des supports... en explorant l'organisation et la composition plastiques.</text:p>
            <text:p text:style-name="P50"> </text:p>
            <text:p text:style-name="P50"><text:soft-page-break/>- Exprimer ses émotions et sa sensibilité en confrontant sa perception à celle d'autres élèves.</text:p>
          </table:table-cell>
          <table:table-cell table:style-name="Tableau18.B3" office:value-type="string">
            <text:p text:style-name="P50">Repérer des matières et des matériaux dans l'environnement quotidien, dans les productions de pairs, dans les représentations d'œuvres rencontrées en classe.</text:p>
            <text:p text:style-name="P50">Agir sur les formes (supports, matériaux, constituants...), sur les couleurs (mélanges, dégradés, contrastes...), sur les matières et les objets : peindre avec des matières épaisses, fluides, sans dessin préalable ; coller, superposer des papiers et des images ; modeler, creuser pour explorer le volume...</text:p>
            <text:p text:style-name="P50">Explorer les possibilités d'assemblage ou de modelage (carton, bois, argile...), la rigidité, la souplesse, en tirant parti de gestes connus : modeler, creuser, pousser, tirer, équilibrer, coller...</text:p>
            <text:p text:style-name="P50"><text:soft-page-break/>Observer, expérimenter des principes d'organisation et de composition plastiques : répétition, alternance, superposition, orientation, concentration, dispersion, équilibre...</text:p>
            <text:p text:style-name="P50">Articuler dessin d'observation et d'invention, tirer parti du tracé et du recouvrement (outils graphiques, craies, encres...).</text:p>
          </table:table-cell>
        </table:table-row>
        <table:table-row>
          <table:table-cell table:style-name="Tableau18.A2" table:number-columns-spanned="2" office:value-type="string">
            <text:p text:style-name="P52">La narration et le témoignage par les images</text:p>
          </table:table-cell>
          <table:covered-table-cell/>
        </table:table-row>
        <table:table-row>
          <table:table-cell table:style-name="Tableau18.A9" office:value-type="string">
            <text:p text:style-name="P50">- Réaliser des productions plastiques pour raconter, témoigner.</text:p>
            <text:p text:style-name="P50"> </text:p>
            <text:p text:style-name="P50">- Transformer ou restructurer des images ou des objets.</text:p>
            <text:p text:style-name="P50"> </text:p>
            <text:p text:style-name="P50">- Articuler le texte et l'image à des fins d'illustration, de création.</text:p>
          </table:table-cell>
          <table:table-cell table:style-name="Tableau18.B9" office:value-type="string">
            <text:p text:style-name="P50">Raconter des histoires vraies ou inventées par le dessin, la reprise ou l'agencement d'images connues, l'isolement des fragments, l'association d'images de différentes origines.</text:p>
            <text:p text:style-name="P50">Transformer un récit en une image, en explorer divers principes d'organisation (répétition, alternance, superposition, concentration, dispersion, équilibre).</text:p>
            <text:p text:style-name="P50">Intervenir sur une image existante, découvrir son fonctionnement, en détourner le sens.</text:p>
            <text:p text:style-name="P50">Observer son environnement à l'aide de dispositifs transformant la perception (verres colorés, lentilles, loupes...).</text:p>
            <text:p text:style-name="P50">Explorer dans l'environnement proche, dans les médias, dans les médiathèques, les liens entre récit et images.</text:p>
            <text:p text:style-name="P50">Découvrir des œuvres d'art comme traces ou témoignages de faits réels restitués de manière plus ou moins fidèle (carnets de voyage du passé et du présent, statuaire...) ou vecteurs d'histoires, héritées ou inventées.</text:p>
            <text:p text:style-name="P50">Témoigner en réalisant des productions pérennes ou éphémères données à voir par différents médias : murs de l'école, lieu extérieur, blog...</text:p>
          </table:table-cell>
        </table:table-row>
      </table:table>
      <text:p text:style-name="Text_20_body"> </text:p>
      <text:p text:style-name="P8">Croisements entre enseignements</text:p>
      <text:p text:style-name="Text_20_body">Les arts plastiques en cycle 2 s'articulent aisément avec d'autres enseignements pour consolider les compétences et transférer les acquis dans le cadre d'une pédagogie de projet interdisciplinaire. L'enseignement des arts plastiques est particulièrement convoqué pour développer l'expérimentation, la mise en œuvre de projets, l'ouverture à l'altérité et la sensibilité aux questions de l'art.</text:p>
      <text:p text:style-name="Text_20_body">La pratique d'exploration liée aux arts plastiques peut être mise en relation avec la production d'écrit, développant l'invention à un âge où l'enfant garde le gout du jeu, de l'imaginaire. Dans ce cycle où les élèves structurent leurs apprentissages, plus encore que la réalisation d'une production <text:soft-page-break/>finale, il s'agit de prêter attention à la recherche, à l'exploration qui lui est sous-jacente. Comme dans le travail d'écriture, la production en cours est constamment perfectible par modification, ajout ou retrait ; elle laisse des traces dans un temps plus ou moins long, contrairement au langage oral ou à la musique. Dans les deux cas, il s'agit de rendre possible l'expression individuelle de l'élève au sein d'un groupe classe, de créer les conditions permettant aux pairs d'accueillir l'altérité, notamment lors de débats autour de productions d'élèves ou d'œuvres d'art, de poèmes, de textes littéraires. En arts plastiques comme en écriture, la production gagne à être présentée et valorisée pour permettre aux élèves de prendre conscience de l'importance du récepteur, lecteur ou spectateur.</text:p>
      <text:p text:style-name="Text_20_body">La construction de compétences à partir de questions posées par la pratique permet d'opérer des rapprochements entre les arts plastiques et les enseignements scientifiques (« Questionner le monde »), qui reposent sur une démarche exploratoire et réflexive. Dans les deux cas, les apprentissages sont conduits au moyen de propositions ouvertes, de situations problèmes qui visent le passage de l'expérience aux connaissances. Toutefois, en sciences, la recherche vise souvent une solution unique, ou du moins la plus efficace. En arts, il s'agit de placer les élèves en situation d'exploration ouverte, en recherchant non pas la solution, mais plusieurs solutions. Par ailleurs, la production artistique implique l'exercice de compétences et le recours à des notions, comme celles de mesure ou de figure géométrique, qui sont développées en lien avec les mathématiques.</text:p>
      <text:p text:style-name="Text_20_body">Les questions au programme permettent de relier plusieurs enseignements entre eux. À titre d'exemple, la question « La représentation du monde » s'articule naturellement avec l'enseignement « Questionner le monde » et avec l'éducation physique et sportive, dans des situations mêlant relation d'une expérience vécue, découverte d'un lieu complexe, etc. La question « La narration et le témoignage par les images » peut s'articuler à l'apprentissage de la lecture ou à l'enseignement des langues vivantes, notamment par l'exploration de la diversité des relations entre texte et image. Celle intitulée « L'expression des émotions » se nourrit de la lecture de contes et de la découverte de mythes fondateurs pour permettre à l'élève de prêter attention à ses émotions et parvenir à les exprimer ou les traduire par des productions plastiques.</text:p>
      <text:p text:style-name="Text_20_body">Éducation musicale</text:p>
      <text:p text:style-name="Text_20_body">L'éducation musicale développe deux grands champs de compétences structurant l'ensemble du parcours de formation de l'élève jusqu'à la fin du cycle 4 : la perception et la production. Prenant en compte la sensibilité et le plaisir de faire de la musique comme d'en écouter, l'éducation musicale apporte les savoirs culturels et techniques nécessaires au développement des capacités d'écoute et d'expression.</text:p>
      <text:p text:style-name="Text_20_body">La voix tient un rôle central dans les pratiques musicales de la classe. Vecteur le plus immédiat pour faire de la musique, elle est particulièrement appropriée aux travaux de production et d'interprétation dans un cadre collectif en milieu scolaire.</text:p>
      <text:p text:style-name="Text_20_body">De même, la mobilisation du corps dans le geste musical contribue à l'équilibre physique et psychologique.</text:p>
      <text:p text:style-name="Text_20_body">Au terme du cycle 2, les élèves disposent d'un ensemble d'expériences, de savoir-faire et de repères culturels qui seront à la base de la formation musicale et artistique poursuivie en cycle 3.</text:p>
      <text:p text:style-name="Text_20_body"> </text:p>
      <table:table table:name="Tableau19" table:style-name="Tableau19">
        <table:table-column table:style-name="Tableau19.A"/>
        <table:table-column table:style-name="Tableau19.B"/>
        <text:soft-page-break/>
        <table:table-row>
          <table:table-cell table:style-name="Tableau19.A1" office:value-type="string">
            <text:p text:style-name="P51">Compétences travaillées</text:p>
          </table:table-cell>
          <table:table-cell table:style-name="Tableau19.B1" office:value-type="string">
            <text:p text:style-name="P52">Domaines du socle</text:p>
          </table:table-cell>
        </table:table-row>
        <table:table-row>
          <table:table-cell table:style-name="Tableau19.A2" office:value-type="string">
            <text:p text:style-name="P51">Chanter</text:p>
            <text:list xml:id="list5646837276724510532" text:style-name="L19">
              <text:list-item>
                <text:p text:style-name="P30">Chanter une mélodie simple avec une intonation juste, chanter une comptine ou un chant par imitation. </text:p>
              </text:list-item>
              <text:list-item>
                <text:p text:style-name="P70">Interpréter un chant avec expressivité. </text:p>
              </text:list-item>
            </text:list>
          </table:table-cell>
          <table:table-cell table:style-name="Tableau19.B2" office:value-type="string">
            <text:p text:style-name="P57">1.4, 5</text:p>
          </table:table-cell>
        </table:table-row>
        <table:table-row>
          <table:table-cell table:style-name="Tableau19.A2" office:value-type="string">
            <text:p text:style-name="P51">Écouter, comparer</text:p>
            <text:list xml:id="list8023220116853494898" text:style-name="L20">
              <text:list-item>
                <text:p text:style-name="P31">Décrire et comparer des éléments sonores. </text:p>
              </text:list-item>
              <text:list-item>
                <text:p text:style-name="P71">Comparer des musiques et identifier des ressemblances et des différences. </text:p>
              </text:list-item>
            </text:list>
          </table:table-cell>
          <table:table-cell table:style-name="Tableau19.B2" office:value-type="string">
            <text:p text:style-name="P57">1.1, 1.4, 3, 5</text:p>
            <text:p text:style-name="P57"> </text:p>
          </table:table-cell>
        </table:table-row>
        <table:table-row>
          <table:table-cell table:style-name="Tableau19.A2" office:value-type="string">
            <text:p text:style-name="P51">Explorer et imaginer</text:p>
            <text:list xml:id="list2251467903759508260" text:style-name="L21">
              <text:list-item>
                <text:p text:style-name="P32">Imaginer des représentations graphiques ou corporelles de la musique. </text:p>
              </text:list-item>
              <text:list-item>
                <text:p text:style-name="P72">Inventer une organisation simple à partir de différents éléments sonores. </text:p>
              </text:list-item>
            </text:list>
          </table:table-cell>
          <table:table-cell table:style-name="Tableau19.B2" office:value-type="string">
            <text:p text:style-name="P57">1.4, 5</text:p>
          </table:table-cell>
        </table:table-row>
        <table:table-row>
          <table:table-cell table:style-name="Tableau19.A5" office:value-type="string">
            <text:p text:style-name="P51">Échanger, partager</text:p>
            <text:list xml:id="list3120600804242529643" text:style-name="L22">
              <text:list-item>
                <text:p text:style-name="P33">Exprimer ses émotions, ses sentiments et ses préférences. </text:p>
              </text:list-item>
              <text:list-item>
                <text:p text:style-name="P73">Écouter et respecter l'avis des autres et l'expression de leur sensibilité. </text:p>
              </text:list-item>
            </text:list>
          </table:table-cell>
          <table:table-cell table:style-name="Tableau19.B5" office:value-type="string">
            <text:p text:style-name="P57">1.1, 3, 5</text:p>
          </table:table-cell>
        </table:table-row>
      </table:table>
      <text:p text:style-name="Text_20_body"> </text:p>
      <table:table table:name="Tableau20" table:style-name="Tableau20">
        <table:table-column table:style-name="Tableau20.A"/>
        <table:table-column table:style-name="Tableau20.B"/>
        <table:table-row>
          <table:table-cell table:style-name="Tableau20.A1" table:number-columns-spanned="2" office:value-type="string">
            <text:p text:style-name="P51">Attendus de fin de cycle</text:p>
          </table:table-cell>
          <table:covered-table-cell/>
        </table:table-row>
        <table:table-row>
          <table:table-cell table:style-name="Tableau20.A2" table:number-columns-spanned="2" office:value-type="string">
            <text:p text:style-name="P50">-          Expérimenter sa voix parlée et chantée, explorer ses paramètres, la mobiliser au bénéfice d'une reproduction expressive.</text:p>
            <text:p text:style-name="P50">-          Connaitre et mettre en œuvre les conditions d'une écoute attentive et précise.</text:p>
            <text:p text:style-name="P50">-          Imaginer des organisations simples ; créer des sons et maitriser leur succession.</text:p>
            <text:p text:style-name="P50">-          Exprimer sa sensibilité et exercer son esprit critique tout en respectant les gouts et points de vue de chacun.</text:p>
          </table:table-cell>
          <table:covered-table-cell/>
        </table:table-row>
        <table:table-row>
          <table:table-cell table:style-name="Tableau20.A3" office:value-type="string">
            <text:p text:style-name="P52">Connaissances et compétences associées</text:p>
          </table:table-cell>
          <table:table-cell table:style-name="Tableau20.B3" office:value-type="string">
            <text:p text:style-name="P52">Exemples de situations, d'activités et de ressources pour l'élève</text:p>
          </table:table-cell>
        </table:table-row>
        <table:table-row>
          <table:table-cell table:style-name="Tableau20.A2" table:number-columns-spanned="2" office:value-type="string">
            <text:p text:style-name="P52">Chanter</text:p>
          </table:table-cell>
          <table:covered-table-cell/>
        </table:table-row>
        <table:table-row>
          <table:table-cell table:style-name="Tableau20.A3" office:value-type="string">
            <text:p text:style-name="P50">Reproduire un modèle mélodique, rythmique.</text:p>
            <text:p text:style-name="P50"><text:soft-page-break/>Chanter une mélodie simple avec une intonation juste.</text:p>
            <text:p text:style-name="P50">Chanter une comptine, un chant par imitation.</text:p>
            <text:p text:style-name="P50">Interpréter un chant avec expressivité (phrasé, articulation du texte) en respectant ses phrases musicales.</text:p>
            <text:p text:style-name="P50">Mobiliser son corps pour interpréter.</text:p>
            <text:p text:style-name="P50">-  Les principaux registres vocaux : voix parlée/chantée, aigu, grave.</text:p>
            <text:p text:style-name="P50">- Éléments constitutifs d'une production vocale : respiration, articulation, posture du corps.</text:p>
            <text:p text:style-name="P50">-  Un répertoire varié de chansons et de comptines.</text:p>
            <text:p text:style-name="P50">-  Éléments de vocabulaire concernant l'usage musical de la voix : fort, doux, aigu, grave, faux, juste, etc.</text:p>
            <text:p text:style-name="P50"> </text:p>
          </table:table-cell>
          <table:table-cell table:style-name="Tableau20.B3" office:value-type="string">
            <text:p text:style-name="P50">Jeux vocaux mobilisant les diverses possibilités de la voix.</text:p>
            <text:p text:style-name="P50"><text:soft-page-break/>Recherche de la justesse dans l'interprétation.</text:p>
            <text:p text:style-name="P50">Mise en mouvement de son corps.</text:p>
            <text:p text:style-name="P50">Imitation d'un modèle.</text:p>
            <text:p text:style-name="P50">Assimilation d'habitudes corporelles pour chanter.</text:p>
          </table:table-cell>
        </table:table-row>
        <table:table-row>
          <table:table-cell table:style-name="Tableau20.A2" table:number-columns-spanned="2" office:value-type="string">
            <text:p text:style-name="P52">Écouter, comparer</text:p>
          </table:table-cell>
          <table:covered-table-cell/>
        </table:table-row>
        <table:table-row>
          <table:table-cell table:style-name="Tableau20.A3" office:value-type="string">
            <text:p text:style-name="P50">Décrire et comparer des éléments sonores, identifier des éléments communs et contrastés.</text:p>
            <text:p text:style-name="P50">Repérer une organisation simple : récurrence d'une mélodie, d'un motif rythmique, d'un thème, etc.</text:p>
            <text:p text:style-name="P50">Comparer des musiques et identifier des ressemblances et des différences.</text:p>
            <text:p text:style-name="P50">-  Lexique élémentaire pour décrire la musique : timbre, hauteur, formes simples, intensité, tempo.</text:p>
            <text:p text:style-name="P50">-  Quelques grandes œuvres du patrimoine.</text:p>
            <text:p text:style-name="P50">-  Repères simples dans l'espace et le temps.</text:p>
            <text:p text:style-name="P50"> </text:p>
          </table:table-cell>
          <table:table-cell table:style-name="Tableau20.B3" office:value-type="string">
            <text:p text:style-name="P50">Identification, caractérisation, tri des éléments perçus lors d'écoutes comparées de brefs extraits musicaux.</text:p>
            <text:p text:style-name="P50">Représentations graphiques de passages musicaux.</text:p>
            <text:p text:style-name="P50"> </text:p>
          </table:table-cell>
        </table:table-row>
        <table:table-row>
          <table:table-cell table:style-name="Tableau20.A2" table:number-columns-spanned="2" office:value-type="string">
            <text:p text:style-name="P52">Explorer et imaginer</text:p>
          </table:table-cell>
          <table:covered-table-cell/>
        </table:table-row>
        <table:table-row>
          <table:table-cell table:style-name="Tableau20.A3" office:value-type="string">
            <text:p text:style-name="P50">Expérimenter les paramètres du son : intensité, hauteur, timbre, durée.</text:p>
            <text:p text:style-name="P50">Imaginer des représentations graphiques ou corporelles de la musique.</text:p>
            <text:p text:style-name="P50">Inventer une organisation simple à partir d'éléments sonores <text:soft-page-break/>travaillés.</text:p>
            <text:p text:style-name="P50">-  Éléments de vocabulaire liés aux paramètres du son (intensité, durée, hauteur, timbre).</text:p>
            <text:p text:style-name="P50">-  Postures du musicien : écouter, respecter l'autre, jouer ensemble.</text:p>
            <text:p text:style-name="P50">-  Diversité des matériaux sonores.</text:p>
          </table:table-cell>
          <table:table-cell table:style-name="Tableau20.B3" office:value-type="string">
            <text:p text:style-name="P50">Jeu avec la voix pour exprimer des sentiments (la tristesse, la joie...) ou évoquer des personnages...</text:p>
            <text:p text:style-name="P50">Utilisation d'objets sonores (petites percussions, lames sonores, etc.) pour enrichir les réalisations <text:soft-page-break/>collectives.</text:p>
          </table:table-cell>
        </table:table-row>
        <table:table-row>
          <table:table-cell table:style-name="Tableau20.A2" table:number-columns-spanned="2" office:value-type="string">
            <text:p text:style-name="P52">Échanger, partager</text:p>
          </table:table-cell>
          <table:covered-table-cell/>
        </table:table-row>
        <table:table-row>
          <table:table-cell table:style-name="Tableau20.A3" office:value-type="string">
            <text:p text:style-name="P50">Exprimer ses émotions, ses sentiments et ses préférences artistiques.</text:p>
            <text:p text:style-name="P50">Écouter et respecter l'avis des autres et l'expression de leur sensibilité.</text:p>
            <text:p text:style-name="P50">Respecter les règles et les exigences d'une production musicale collective.</text:p>
            <text:p text:style-name="P50">-  Vocabulaire adapté à l'expression de son avis.</text:p>
            <text:p text:style-name="P50">-  Conditions d'un travail collectif : concentration, écoute, respect...</text:p>
            <text:p text:style-name="P50">-  Règles et contraintes du travail collectif.</text:p>
          </table:table-cell>
          <table:table-cell table:style-name="Tableau20.B3" office:value-type="string">
            <text:p text:style-name="P50">Expression et partage avec les autres de son ressenti, de ses émotions, de ses sentiments.</text:p>
          </table:table-cell>
        </table:table-row>
        <table:table-row>
          <table:table-cell table:style-name="Tableau20.A12" table:number-columns-spanned="2" office:value-type="string">
            <text:p text:style-name="P51">Repères de progressivité</text:p>
            <text:p text:style-name="P50">Plusieurs principes pédagogiques sont à prendre en compte à chaque niveau :</text:p>
            <text:p text:style-name="P50">- Régularité : la voix, l'écoute et la mémoire se développent par des sollicitations régulières dans des situations et sur des objets variés.</text:p>
            <text:p text:style-name="P50">- Progressivité des apprentissages : six à huit chants et six à huit œuvres forment progressivement le répertoire de la classe.</text:p>
            <text:p text:style-name="P50">- Diversité : choisies dans des styles et des époques divers, les œuvres écoutées posent de premiers repères dans l'espace et dans le temps.</text:p>
          </table:table-cell>
          <table:covered-table-cell/>
        </table:table-row>
      </table:table>
      <text:p text:style-name="Text_20_body"> </text:p>
      <text:p text:style-name="Text_20_body">Éducation physique et sportive</text:p>
      <text:p text:style-name="Text_20_body"> </text:p>
      <table:table table:name="Tableau21" table:style-name="Tableau21">
        <table:table-column table:style-name="Tableau21.A"/>
        <table:table-row>
          <table:table-cell table:style-name="Tableau21.A1" office:value-type="string">
            <text:p text:style-name="P50">L'éducation physique et sportive développe l'accès à un riche champ de pratiques, à forte implication culturelle et sociale, importantes dans le développement de la vie personnelle et collective de l'individu. Tout au long de la scolarité, l'éducation physique et sportive a pour finalité de former un citoyen lucide, autonome, physiquement et socialement éduqué, dans le souci du vivre-ensemble. Elle amène les enfants et les adolescents à rechercher le bien-être et à se soucier de <text:soft-page-break/>leur santé. Elle assure l'inclusion, dans la classe, des élèves à besoins éducatifs particuliers ou en situation de handicap. L'éducation physique et sportive initie au plaisir de la pratique sportive.</text:p>
            <text:p text:style-name="P50">L'éducation physique et sportive répond aux enjeux de formation du socle commun en permettant à tous les élèves, filles et garçons ensemble et à égalité, <text:span text:style-name="Emphasis">a fortiori</text:span> les plus éloignés de la pratique physique et sportive, de construire cinq compétences travaillées en continuité durant les différents cycles :</text:p>
            <text:list xml:id="list8754604002600155039" text:style-name="L23">
              <text:list-item>
                <text:p text:style-name="P34">Développer sa motricité et apprendre à s'exprimer en utilisant son corps </text:p>
              </text:list-item>
              <text:list-item>
                <text:p text:style-name="P34">S'approprier, par la pratique physique et sportive, des méthodes et des outils </text:p>
              </text:list-item>
              <text:list-item>
                <text:p text:style-name="P34">Partager des règles, assumer des rôles et des responsabilités </text:p>
              </text:list-item>
              <text:list-item>
                <text:p text:style-name="P34">Apprendre à entretenir sa santé par une activité physique régulière </text:p>
              </text:list-item>
              <text:list-item>
                <text:p text:style-name="P74">S'approprier une culture physique sportive et artistique </text:p>
              </text:list-item>
            </text:list>
            <text:p text:style-name="P50">Pour développer ces compétences générales, l'éducation physique et sportive propose à tous les élèves, de l'école au collège, un parcours de formation constitué de quatre champs d'apprentissage complémentaires :</text:p>
            <text:list xml:id="list4374600254340181270" text:style-name="L24">
              <text:list-item>
                <text:p text:style-name="P35">Produire une performance optimale, mesurable à une échéance donnée </text:p>
              </text:list-item>
              <text:list-item>
                <text:p text:style-name="P35">Adapter ses déplacements à des environnements variés </text:p>
              </text:list-item>
              <text:list-item>
                <text:p text:style-name="P35">S'exprimer devant les autres par une prestation artistique et/ou acrobatique </text:p>
              </text:list-item>
              <text:list-item>
                <text:p text:style-name="P75">Conduire et maitriser un affrontement collectif ou interindividuel </text:p>
              </text:list-item>
            </text:list>
            <text:p text:style-name="P50">Chaque champ d'apprentissage permet aux élèves de construire des compétences intégrant différentes dimensions (motrice, méthodologique, sociale), en s'appuyant sur des activités physiques sportives et artistiques (APSA) diversifiées. Chaque cycle des programmes (cycles 2, 3, 4) doit permettre aux élèves de rencontrer les quatre champs d'apprentissage. À l'école et au collège, un projet pédagogique définit un parcours de formation équilibré et progressif, adapté aux caractéristiques des élèves, aux capacités des matériels et équipements disponibles, aux ressources humaines mobilisables.</text:p>
            <text:p text:style-name="P50"> </text:p>
            <text:p text:style-name="P51">Spécificités du cycle 2</text:p>
            <text:p text:style-name="P50">Au cours du cycle 2, les élèves s'engagent spontanément et avec plaisir dans l'activité physique. Ils développent leur motricité, ils construisent un langage corporel et apprennent à verbaliser les émotions ressenties et actions réalisées. Par des pratiques physiques individuelles et collectives, ils accèdent à des valeurs morales et sociales (respect de règles, respect de soi-même et d'autrui). À l'issue du cycle 2, les élèves ont acquis des habiletés motrices essentielles à la suite de leur parcours en éducation physique et sportive. Une attention particulière est portée au savoir nager.</text:p>
            <text:p text:style-name="P50"> </text:p>
          </table:table-cell>
        </table:table-row>
      </table:table>
      <text:p text:style-name="Text_20_body"> </text:p>
      <table:table table:name="Tableau22" table:style-name="Tableau22">
        <table:table-column table:style-name="Tableau22.A"/>
        <table:table-column table:style-name="Tableau22.B"/>
        <table:table-row>
          <table:table-cell table:style-name="Tableau22.A1" office:value-type="string">
            <text:p text:style-name="P51">Compétences travaillées</text:p>
          </table:table-cell>
          <table:table-cell table:style-name="Tableau22.B1" office:value-type="string">
            <text:p text:style-name="P52">Domaines du socle</text:p>
          </table:table-cell>
        </table:table-row>
        <table:table-row>
          <table:table-cell table:style-name="Tableau22.A5" office:value-type="string">
            <text:p text:style-name="P51">Développer sa motricité et construire un langage du corps </text:p>
            <text:list xml:id="list3974659374847521882" text:style-name="L25">
              <text:list-item>
                <text:p text:style-name="P36">Prendre conscience des différentes ressources à mobiliser pour agir <text:soft-page-break/>avec son corps. </text:p>
              </text:list-item>
              <text:list-item>
                <text:p text:style-name="P36">Adapter sa motricité à des environnements variés. </text:p>
              </text:list-item>
              <text:list-item>
                <text:p text:style-name="P76">S'exprimer par son corps et accepter de se montrer à autrui. </text:p>
              </text:list-item>
            </text:list>
          </table:table-cell>
          <table:table-cell table:style-name="Tableau22.B2" office:value-type="string">
            <text:p text:style-name="P57">1</text:p>
          </table:table-cell>
        </table:table-row>
        <table:table-row>
          <table:table-cell table:style-name="Tableau22.A5" office:value-type="string">
            <text:p text:style-name="P51">S'approprier seul ou à plusieurs, par la pratique, les méthodes et outils pour apprendre</text:p>
            <text:list xml:id="list9216796524880216974" text:style-name="L26">
              <text:list-item>
                <text:p text:style-name="P37">Apprendre par essai-erreur en utilisant les effets de son action. </text:p>
              </text:list-item>
              <text:list-item>
                <text:p text:style-name="P77">Apprendre à planifier son action avant de la réaliser. </text:p>
              </text:list-item>
            </text:list>
          </table:table-cell>
          <table:table-cell table:style-name="Tableau22.B2" office:value-type="string">
            <text:p text:style-name="P57">2</text:p>
          </table:table-cell>
        </table:table-row>
        <table:table-row>
          <table:table-cell table:style-name="Tableau22.A5" office:value-type="string">
            <text:p text:style-name="P51">Partager des règles, assumer des rôles et des responsabilités pour apprendre à vivre ensemble </text:p>
            <text:list xml:id="list4461059798349457160" text:style-name="L27">
              <text:list-item>
                <text:p text:style-name="P78">Assumer les rôles spécifiques aux différentes APSA (joueur, coach, arbitre, juge, médiateur, organisateur...). </text:p>
              </text:list-item>
            </text:list>
            <text:list xml:id="list9175653955960199585" text:style-name="L28">
              <text:list-item>
                <text:p text:style-name="P38">Élaborer, respecter et faire respecter règles et règlements. </text:p>
              </text:list-item>
              <text:list-item>
                <text:p text:style-name="P79">Accepter et prendre en considération toutes les différences interindividuelles au sein d'un groupe. </text:p>
              </text:list-item>
            </text:list>
          </table:table-cell>
          <table:table-cell table:style-name="Tableau22.B2" office:value-type="string">
            <text:p text:style-name="P57">3</text:p>
          </table:table-cell>
        </table:table-row>
        <table:table-row>
          <table:table-cell table:style-name="Tableau22.A5" office:value-type="string">
            <text:p text:style-name="P51">Apprendre à entretenir sa santé par une activité physique régulière</text:p>
            <text:list xml:id="list4545640965638149483" text:style-name="L29">
              <text:list-item>
                <text:p text:style-name="P39">Découvrir les principes d'une bonne hygiène de vie, à des fins de santé et de bien-être. </text:p>
              </text:list-item>
              <text:list-item>
                <text:p text:style-name="P80">Ne pas se mettre en danger par un engagement physique dont l'intensité excède ses qualités physiques. </text:p>
              </text:list-item>
            </text:list>
          </table:table-cell>
          <table:table-cell table:style-name="Tableau22.B2" office:value-type="string">
            <text:p text:style-name="P57">4</text:p>
          </table:table-cell>
        </table:table-row>
        <table:table-row>
          <table:table-cell table:style-name="Tableau22.A6" office:value-type="string">
            <text:p text:style-name="P51">S'approprier une culture physique sportive et artistique </text:p>
            <text:list xml:id="list7860230256182974570" text:style-name="L30">
              <text:list-item>
                <text:p text:style-name="P40">Découvrir la variété des activités et des spectacles sportifs. </text:p>
              </text:list-item>
              <text:list-item>
                <text:p text:style-name="P81">Exprimer des intentions et des émotions par son corps dans un projet artistique individuel ou collectif. </text:p>
              </text:list-item>
            </text:list>
          </table:table-cell>
          <table:table-cell table:style-name="Tableau22.B6" office:value-type="string">
            <text:p text:style-name="P57">5</text:p>
          </table:table-cell>
        </table:table-row>
      </table:table>
      <text:p text:style-name="Text_20_body"> </text:p>
      <text:p text:style-name="P8">Produire une performance optimale, mesurable à une échéance donnée</text:p>
      <text:p text:style-name="Text_20_body"> </text:p>
      <table:table table:name="Tableau23" table:style-name="Tableau23">
        <table:table-column table:style-name="Tableau23.A"/>
        <table:table-column table:style-name="Tableau23.B"/>
        <table:table-row>
          <table:table-cell table:style-name="Tableau23.A1" table:number-columns-spanned="2" office:value-type="string">
            <text:p text:style-name="P51">Attendus de fin de cycle </text:p>
          </table:table-cell>
          <table:covered-table-cell/>
        </table:table-row>
        <table:table-row>
          <table:table-cell table:style-name="Tableau23.A1" table:number-columns-spanned="2" office:value-type="string">
            <text:p text:style-name="P50">-          Courir, sauter, lancer à des intensités et des durées variables dans des contextes adaptés.</text:p>
            <text:p text:style-name="P50">-          Savoir différencier : courir vite et courir longtemps / lancer loin et lancer précis / sauter haut et sauter loin.</text:p>
            <text:p text:style-name="P50">-          Accepter de viser une performance mesurée et de se confronter aux autres.</text:p>
            <text:p text:style-name="P50">-          Remplir quelques rôles spécifiques.</text:p>
          </table:table-cell>
          <table:covered-table-cell/>
        </table:table-row>
        <table:table-row>
          <table:table-cell table:style-name="Tableau23.A1" office:value-type="string">
            <text:p text:style-name="P52">Compétences travaillées pendant le cycle</text:p>
          </table:table-cell>
          <table:table-cell table:style-name="Tableau23.A1" office:value-type="string">
            <text:p text:style-name="P52">Exemples de situations, d'activités et <text:soft-page-break/>de ressources pour l'élève</text:p>
          </table:table-cell>
        </table:table-row>
        <table:table-row>
          <table:table-cell office:value-type="string">
            <text:p text:style-name="P50">Transformer sa motricité spontanée pour maitriser les actions motrices ; courir, sauter, lancer.</text:p>
            <text:p text:style-name="P50">Utiliser sa main d'adresse et son pied d'appel et construire une adresse gestuelle et corporelle bilatérale.</text:p>
            <text:p text:style-name="P50">Mobiliser de façon optimale ses ressources pour produire des efforts à des intensités variables.</text:p>
            <text:p text:style-name="P50">Pendant l'action, prendre des repères extérieurs à son corps pour percevoir : espace, temps, durée et effort.</text:p>
            <text:p text:style-name="P50">Respecter les règles de sécurité édictées par le professeur.</text:p>
          </table:table-cell>
          <table:table-cell office:value-type="string">
            <text:p text:style-name="P50">Activités athlétiques aménagées.</text:p>
            <text:p text:style-name="P50"> </text:p>
          </table:table-cell>
        </table:table-row>
        <table:table-row>
          <table:table-cell table:number-columns-spanned="2" office:value-type="string">
            <text:p text:style-name="P51">Repères de progressivité</text:p>
            <text:p text:style-name="P50">Quelle que soit l'activité athlétique, l'enjeu est de confronter l'élève à une performance qu'il peut évaluer. Il doit, tout au long du cycle, en mobilisant toutes ses ressources, agir sur des éléments de sa motricité spontanée pour en améliorer la performance.</text:p>
          </table:table-cell>
          <table:covered-table-cell/>
        </table:table-row>
      </table:table>
      <text:p text:style-name="Text_20_body"> </text:p>
      <text:p text:style-name="P8">Adapter ses déplacements à des environnements variés </text:p>
      <table:table table:name="Tableau24" table:style-name="Tableau24">
        <table:table-column table:style-name="Tableau24.A"/>
        <table:table-column table:style-name="Tableau24.B"/>
        <table:table-row>
          <table:table-cell table:style-name="Tableau24.A1" table:number-columns-spanned="2" office:value-type="string">
            <text:p text:style-name="P51">Attendus de fin de cycle </text:p>
          </table:table-cell>
          <table:covered-table-cell/>
        </table:table-row>
        <table:table-row>
          <table:table-cell table:style-name="Tableau24.A1" table:number-columns-spanned="2" office:value-type="string">
            <text:p text:style-name="P50">-          Se déplacer dans l'eau sur une quinzaine de mètres sans appui et après un temps d'immersion.</text:p>
            <text:p text:style-name="P50">-          Réaliser un parcours en adaptant ses déplacements à un environnement inhabituel. L'espace est aménagé et sécurisé.</text:p>
            <text:p text:style-name="P50">-          Respecter les règles de sécurité qui s'appliquent.</text:p>
          </table:table-cell>
          <table:covered-table-cell/>
        </table:table-row>
        <table:table-row>
          <table:table-cell table:style-name="Tableau24.A1" office:value-type="string">
            <text:p text:style-name="P52">Compétences travaillées pendant le cycle</text:p>
          </table:table-cell>
          <table:table-cell table:style-name="Tableau24.A1" office:value-type="string">
            <text:p text:style-name="P52">Exemples de situations, d'activités et de ressources pour l'élève</text:p>
          </table:table-cell>
        </table:table-row>
        <table:table-row>
          <table:table-cell office:value-type="string">
            <text:p text:style-name="P50">Transformer sa motricité spontanée pour maitriser les actions motrices.</text:p>
            <text:p text:style-name="P50">S'engager sans appréhension pour se déplacer dans différents environnements.</text:p>
            <text:p text:style-name="P50">Lire le milieu et adapter ses déplacements à ses contraintes.</text:p>
            <text:p text:style-name="P50">Respecter les règles essentielles de sécurité.</text:p>
            <text:p text:style-name="P50">Reconnaitre une situation à risque.</text:p>
          </table:table-cell>
          <table:table-cell office:value-type="string">
            <text:p text:style-name="P50">Natation, activités de roule et de glisse, activités nautiques, équitation, parcours d'orientation, parcours d'escalade, etc.</text:p>
            <text:p text:style-name="P50"> </text:p>
          </table:table-cell>
        </table:table-row>
        <text:soft-page-break/>
        <table:table-row>
          <table:table-cell table:number-columns-spanned="2" office:value-type="string">
            <text:p text:style-name="P51">Repères de progressivité</text:p>
            <text:p text:style-name="P50">En natation, les activités proposées permettent de passer de réponses motrices naturelles (découvrir le milieu, y évoluer en confiance) à des formes plus élaborées (flotter, se repérer) et plus techniques (se déplacer). L'objectif est de passer d'un équilibre vertical à un équilibre horizontal de nageur, d'une respiration réflexe à une respiration adaptée, puis passer d'une propulsion essentiellement basée sur les jambes à une propulsion essentiellement basée sur les bras.</text:p>
            <text:p text:style-name="P50">Tout au long du cycle, les activités d'orientation doivent se dérouler dans des espaces de plus en plus vastes et de moins en moins connus ; les déplacements doivent, au fur et à mesure de l'âge, demander l'utilisation de codes de plus en plus symboliques. Au fur et à mesure du cycle, la maitrise des engins doit amener les élèves à se déplacer dans des milieux de moins en moins protégés et de plus en plus difficiles.</text:p>
          </table:table-cell>
          <table:covered-table-cell/>
        </table:table-row>
      </table:table>
      <text:p text:style-name="Text_20_body"> </text:p>
      <text:p text:style-name="P8">S'exprimer devant les autres par une prestation artistique et/ou acrobatique</text:p>
      <text:p text:style-name="Text_20_body"> </text:p>
      <table:table table:name="Tableau25" table:style-name="Tableau25">
        <table:table-column table:style-name="Tableau25.A"/>
        <table:table-column table:style-name="Tableau25.B"/>
        <table:table-row>
          <table:table-cell table:style-name="Tableau25.A1" table:number-columns-spanned="2" office:value-type="string">
            <text:p text:style-name="P51">Attendus de fin de cycle </text:p>
          </table:table-cell>
          <table:covered-table-cell/>
        </table:table-row>
        <table:table-row>
          <table:table-cell table:style-name="Tableau25.A1" table:number-columns-spanned="2" office:value-type="string">
            <text:p text:style-name="P50"><text:span text:style-name="T6"> </text:span> Mobiliser le pouvoir expressif du corps, en reproduisant une séquence simple d'actions apprise ou en présentant une action inventée.</text:p>
            <text:p text:style-name="P50"><text:span text:style-name="T6">-</text:span> S'adapter au rythme, mémoriser des pas, des figures, des éléments et des enchainements pour réaliser des actions individuelles et collectives.</text:p>
          </table:table-cell>
          <table:covered-table-cell/>
        </table:table-row>
        <table:table-row>
          <table:table-cell table:style-name="Tableau25.A1" office:value-type="string">
            <text:p text:style-name="P52">Compétences travaillées pendant le cycle</text:p>
          </table:table-cell>
          <table:table-cell table:style-name="Tableau25.A1" office:value-type="string">
            <text:p text:style-name="P52">Exemples de situations, d'activités et de ressources pour l'élève</text:p>
          </table:table-cell>
        </table:table-row>
        <table:table-row>
          <table:table-cell office:value-type="string">
            <text:p text:style-name="P50">S'exposer aux autres : s'engager avec facilité dans des situations d'expression personnelle sans crainte de se montrer.</text:p>
            <text:p text:style-name="P50">Exploiter le pouvoir expressif du corps en transformant sa motricité et en construisant un répertoire d'actions nouvelles à visée esthétique.</text:p>
            <text:p text:style-name="P50">S'engager en sécurité dans des situations acrobatiques en construisant de nouveaux pouvoirs moteurs.</text:p>
            <text:p text:style-name="P50">Synchroniser ses actions avec celles de partenaires.</text:p>
          </table:table-cell>
          <table:table-cell office:value-type="string">
            <text:p text:style-name="P50">Danses collectives, danse de création, activités gymniques, arts du cirque.</text:p>
            <text:p text:style-name="P50"> </text:p>
          </table:table-cell>
        </table:table-row>
        <table:table-row>
          <table:table-cell table:number-columns-spanned="2" office:value-type="string">
            <text:p text:style-name="P51">Repères de progressivité</text:p>
            <text:p text:style-name="P50">Les activités expressives, artistiques, esthétiques ou acrobatiques proposées présentent une progressivité en termes de longueur, de difficultés d'exécution. L'élève évolue au cours du cycle en montrant une pratique de plus en plus élaborée, en passant progressivement de l'exécutant à la composition et à la chorégraphie simple. Lors des activités gymniques, il réalise des actions de plus en plus tournées et renversées, de plus en plus aériennes, de plus en plus manuelles, de plus en plus coordonnées. Il réalise progressivement des actions « acrobatiques » mettant en jeu l'équilibre <text:soft-page-break/>(recherche d'exploits) et pouvant revêtir un caractère esthétique.</text:p>
          </table:table-cell>
          <table:covered-table-cell/>
        </table:table-row>
      </table:table>
      <text:p text:style-name="Text_20_body"> </text:p>
      <text:p text:style-name="P8">Conduire et maitriser un affrontement collectif ou interindividuel</text:p>
      <text:p text:style-name="Text_20_body"> </text:p>
      <table:table table:name="Tableau26" table:style-name="Tableau26">
        <table:table-column table:style-name="Tableau26.A"/>
        <table:table-column table:style-name="Tableau26.B"/>
        <table:table-row>
          <table:table-cell table:style-name="Tableau26.A1" table:number-columns-spanned="2" office:value-type="string">
            <text:p text:style-name="P51">Attendus de fin de cycle </text:p>
          </table:table-cell>
          <table:covered-table-cell/>
        </table:table-row>
        <table:table-row>
          <table:table-cell table:style-name="Tableau26.A1" table:number-columns-spanned="2" office:value-type="string">
            <text:p text:style-name="P51">Dans des situations aménagées et très variées, </text:p>
            <text:p text:style-name="P50">-       S'engager dans un affrontement individuel ou collectif en respectant les règles du jeu.</text:p>
            <text:p text:style-name="P50">-       Contrôler son engagement moteur et affectif pour réussir des actions simples.</text:p>
            <text:p text:style-name="P50">-       Connaitre le but du jeu.</text:p>
            <text:p text:style-name="P50">-       Reconnaitre ses partenaires et ses adversaires.</text:p>
          </table:table-cell>
          <table:covered-table-cell/>
        </table:table-row>
        <table:table-row>
          <table:table-cell table:style-name="Tableau26.A1" office:value-type="string">
            <text:p text:style-name="P52">Compétences travaillées pendant le cycle</text:p>
          </table:table-cell>
          <table:table-cell table:style-name="Tableau26.A1" office:value-type="string">
            <text:p text:style-name="P52">Exemples de situations, d'activités et de ressources pour l'élève</text:p>
          </table:table-cell>
        </table:table-row>
        <table:table-row>
          <table:table-cell office:value-type="string">
            <text:p text:style-name="P50">Rechercher le gain du jeu, de la rencontre.</text:p>
            <text:p text:style-name="P50">Comprendre le but du jeu et orienter ses actions vers la cible.</text:p>
            <text:p text:style-name="P50">Accepter l'opposition et la coopération.</text:p>
            <text:p text:style-name="P50">S'adapter aux actions d'un adversaire.</text:p>
            <text:p text:style-name="P50">Coordonner des actions motrices simples.</text:p>
            <text:p text:style-name="P50">S'informer, prendre des repères pour agir seul ou avec les autres.</text:p>
            <text:p text:style-name="P50">Respecter les règles essentielles de jeu et de sécurité.</text:p>
          </table:table-cell>
          <table:table-cell office:value-type="string">
            <text:p text:style-name="P50">Jeux traditionnels simples (gagne-terrain, béret, balle au capitaine, etc.), jeux collectifs avec ou sans ballon (à effectifs réduits), jeux pré-sportifs, jeux de lutte, jeux de raquettes.</text:p>
            <text:p text:style-name="P50"> </text:p>
          </table:table-cell>
        </table:table-row>
        <table:table-row>
          <table:table-cell table:number-columns-spanned="2" office:value-type="string">
            <text:p text:style-name="P51">Repères de progressivité</text:p>
            <text:p text:style-name="P50">Tout au long du cycle, la pratique d'activités collectives doit amener l'élève à se reconnaitre comme attaquant ou défenseur, développer des stratégies, identifier et remplir des rôles et des statuts différents dans les jeux vécus et respecter les règles. Au cours du cycle, l'élève affronte seul un adversaire afin d'obtenir le gain du jeu, de développer des stratégies comme attaquant ou comme défenseur et de comprendre qu'il faut attaquer tout en se défendant (réversibilité des situations vécues).</text:p>
          </table:table-cell>
          <table:covered-table-cell/>
        </table:table-row>
      </table:table>
      <text:p text:style-name="Text_20_body"> </text:p>
      <text:p text:style-name="P8">Croisements entre enseignements</text:p>
      <text:p text:style-name="Text_20_body">L'éducation physique et sportive offre de nombreuses situations permettant aux élèves de pratiquer <text:soft-page-break/>le langage oral. Ils sont ainsi amenés à utiliser un vocabulaire adapté, spécifique pour décrire les actions réalisées par un camarade, pour raconter ce qu'ils ont fait ou vu et pour se faire comprendre des autres.</text:p>
      <text:p text:style-name="Text_20_body"> </text:p>
      <text:p text:style-name="Text_20_body">En lien avec l'enseignement « Questionner le monde », l'éducation physique et sportive participe à l'éducation à la santé et à la sécurité. Elle contribue pleinement à l'acquisition des notions relatives à l'espace et au temps introduites en mathématiques et dans l'enseignement « Questionner le monde ». Toujours en mathématiques, les élèves peuvent utiliser différents modes de représentation (chiffres, graphiques, tableaux) pour rendre compte des performances réalisées et de leur évolution (exemple : graphique pour rendre compte de l'évolution de ses performances au cours du cycle, tableau ou graphique pour comparer les performances de plusieurs élèves).</text:p>
      <text:p text:style-name="Text_20_body"> </text:p>
      <text:p text:style-name="Text_20_body">En articulation avec l'enseignement moral et civique, les activités de cet enseignement créent les conditions d'apprentissage de comportements citoyens pour organiser un groupe, respecter les règles et autrui, accepter l'autre avec ses différences, développer l'estime de soi et regarder avec bienveillance la prestation de camarades.</text:p>
      <text:p text:style-name="Text_20_body"> </text:p>
      <text:p text:style-name="Text_20_body">Une langue vivante étrangère ou régionale peut être utilisée, par exemple pour donner les consignes de jeu ou de travail.</text:p>
      <text:p text:style-name="Text_20_body"> </text:p>
      <text:p text:style-name="Text_20_body">La danse, activité physique et artistique, approchée dans toutes ses formes, permet de faire le lien avec les activités artistiques.</text:p>
      <text:p text:style-name="Text_20_body"> </text:p>
      <text:p text:style-name="Text_20_body">Enseignement moral et civique</text:p>
      <text:p text:style-name="Text_20_body">Se reporter au programme fixé par l'arrêté du 12-6-2015 - J.O. du 21-6-2015, <text:a xlink:type="simple" xlink:href="http://www.education.gouv.fr/pid25535/bulletin_officiel.html?pid_bo=32675" office:target-frame-name="_blank" xlink:show="new" text:style-name="Internet_20_link" text:visited-style-name="Visited_20_Internet_20_Link">B.O.E.N. spécial n° 6 du 25 juin 2015</text:a>.</text:p>
      <text:p text:style-name="P8"/>
      <text:p text:style-name="Text_20_body">Questionner le monde</text:p>
      <text:p text:style-name="Text_20_body">Dès l'école maternelle, les élèves explorent et observent le monde qui les entoure ; au cycle 2, ils vont apprendre à le questionner de manière plus précise, par une première démarche scientifique et réfléchie. Les objectifs généraux de « Questionner le monde » sont donc : d'une part de permettre aux élèves d'acquérir des connaissances nécessaires pour décrire et comprendre le monde qui les entoure et développer leur capacité à raisonner ; d'autre part de contribuer à leur formation de citoyens. Les apprentissages, repris et approfondis lors des cycles successifs, se poursuivront ensuite tout au long de la scolarité en faisant appel à des idées de plus en plus élaborées, abstraites et complexes.</text:p>
      <text:p text:style-name="Text_20_body"><draw:frame draw:style-name="fr1" draw:name="Cadre1" text:anchor-type="paragraph" svg:width="17cm" draw:z-index="0"><draw:text-box fo:min-height="0cm"><table:table table:name="Tableau27" table:style-name="Tableau27"><table:table-column table:style-name="Tableau27.A"/><table:table-column table:style-name="Tableau27.B"/><table:table-row><table:table-cell table:style-name="Tableau27.A1" office:value-type="string"><text:p text:style-name="P51">Compétences travaillées</text:p></table:table-cell><table:table-cell table:style-name="Tableau27.B1" office:value-type="string"><text:p text:style-name="P52">Domaines du socle</text:p></table:table-cell></table:table-row><table:table-row><table:table-cell table:style-name="Tableau27.A7" office:value-type="string"><text:p text:style-name="P51">Pratiquer des démarches scientifiques </text:p><text:list xml:id="list2876696611399593860" text:style-name="L31"><text:list-item><text:p text:style-name="P82">Pratiquer, avec l'aide des professeurs, quelques moments d'une démarche d'investigation : questionnement, observation, expérience, description, raisonnement, conclusion. </text:p></text:list-item></text:list></table:table-cell><table:table-cell table:style-name="Tableau27.B2" office:value-type="string"><text:p text:style-name="P57">4</text:p></table:table-cell></table:table-row><table:table-row><table:table-cell table:style-name="Tableau27.A7" office:value-type="string"><text:p text:style-name="P51">Imaginer, réaliser </text:p><text:list xml:id="list1546285705600344207" text:style-name="L32"><text:list-item><text:p text:style-name="P41">Observer des objets simples et des situations d'activités de la vie quotidienne. </text:p></text:list-item><text:list-item><text:p text:style-name="P83">Imaginer et réaliser des objets simples et de petits montages. </text:p></text:list-item></text:list></table:table-cell><table:table-cell table:style-name="Tableau27.B2" office:value-type="string"><text:p text:style-name="P57">5</text:p></table:table-cell></table:table-row><table:table-row><table:table-cell table:style-name="Tableau27.A7" office:value-type="string"><text:p text:style-name="P51">S'approprier des outils et des méthodes </text:p><text:list xml:id="list8362144850575512212" text:style-name="L33"><text:list-item><text:p text:style-name="P42">Choisir ou utiliser le matériel adapté proposé pour mener une observation, effectuer une mesure, réaliser une expérience. </text:p></text:list-item><text:list-item><text:p text:style-name="P84">Manipuler avec soin. </text:p></text:list-item></text:list></table:table-cell><table:table-cell table:style-name="Tableau27.B2" office:value-type="string"><text:p text:style-name="P57">2</text:p></table:table-cell></table:table-row><table:table-row><table:table-cell table:style-name="Tableau27.A7" office:value-type="string"><text:p text:style-name="P51">Pratiquer des langages</text:p><text:list xml:id="list7086789970128074725" text:style-name="L34"><text:list-item><text:p text:style-name="P43">Communiquer en français, à l'oral et à l'écrit, en cultivant précision, syntaxe et richesse du vocabulaire. </text:p></text:list-item><text:list-item><text:p text:style-name="P43">Lire et comprendre des textes documentaires illustrés. </text:p></text:list-item><text:list-item><text:p text:style-name="P43">Extraire d'un texte ou d'une ressource documentaire une information qui répond à un besoin, une question. </text:p></text:list-item><text:list-item><text:p text:style-name="P85">Restituer les résultats des observations sous forme orale ou d'écrits variés (notes, listes, dessins, voire tableaux). </text:p></text:list-item></text:list></table:table-cell><table:table-cell table:style-name="Tableau27.B2" office:value-type="string"><text:p text:style-name="P57">1</text:p></table:table-cell></table:table-row><table:table-row><table:table-cell table:style-name="Tableau27.A7" office:value-type="string"><text:p text:style-name="P51">Mobiliser des outils numériques </text:p><text:list xml:id="list6241574151419831402" text:style-name="L35"><text:list-item><text:p text:style-name="P86">Découvrir des outils numériques pour dessiner, communiquer, rechercher et restituer des informations simples. </text:p></text:list-item></text:list></table:table-cell><table:table-cell table:style-name="Tableau27.B2" office:value-type="string"><text:p text:style-name="P57">2</text:p></table:table-cell></table:table-row><table:table-row><table:table-cell table:style-name="Tableau27.A7" office:value-type="string"><text:p text:style-name="P51">Adopter un comportement éthique et responsable</text:p><text:list xml:id="list7150383075915888182" text:style-name="L36"><text:list-item><text:p text:style-name="P44">Développer un comportement responsable vis-à-vis de l'environnement et de la santé grâce à une attitude raisonnée fondée sur la connaissance. </text:p></text:list-item><text:list-item><text:p text:style-name="P87">Mettre en pratique les premières notions d'éco gestion de l'environnement par des actions simples individuelles ou collectives : gestion de déchets, du papier, économies d'eau et d'énergie (éclairage, chauffage...). </text:p></text:list-item></text:list></table:table-cell><table:table-cell table:style-name="Tableau27.B2" office:value-type="string"><text:p text:style-name="P57">3, 5</text:p></table:table-cell></table:table-row><table:table-row><table:table-cell table:style-name="Tableau27.A8" office:value-type="string"><text:p text:style-name="P51">Se situer dans l'espace et dans le temps</text:p><text:list xml:id="list7668831280673210779" text:style-name="L37"><text:list-item><text:p text:style-name="P88">Construire des repères spatiaux. </text:p></text:list-item></text:list><text:p text:style-name="P50">o    Se repérer, s'orienter et se situer dans un espace géographique.</text:p><text:p text:style-name="P50">o    Utiliser et produire des représentations de l'espace.</text:p><text:list xml:id="list483066875119072799" text:style-name="L38"><text:list-item><text:p text:style-name="P89">Construire des repères temporels. </text:p></text:list-item></text:list><text:p text:style-name="P50">o    Ordonner des événements.</text:p><text:p text:style-name="P50">o    Mémoriser quelques repères chronologiques.</text:p></table:table-cell><table:table-cell table:style-name="Tableau27.B8" office:value-type="string"><text:p text:style-name="P57">5</text:p></table:table-cell></table:table-row></table:table></draw:text-box></draw:frame> </text:p>
      <text:list xml:id="list8418129690041863244" text:style-name="L39">
        <text:list-item>
          <text:p text:style-name="P10"><text:span text:style-name="T2">Questionner le monde du vivant, de la matière et des objets </text:span> </text:p>
        </text:list-item>
      </text:list>
      <text:p text:style-name="Text_20_body">Cette première découverte de la science concerne la matière sous toutes ses formes, vivantes ou non, naturellement présentes dans notre environnement, transformées ou fabriquées, en articulant le vécu, le questionnement, l'observation de la nature et l'expérimentation avec la construction intellectuelle de premiers modèles ou concepts simples, permettant d'interpréter et expliquer.</text:p>
      <text:p text:style-name="Text_20_body">La démarche, mise en valeur par la pratique de l'observation, de l'expérimentation et de la mémorisation, développe l'esprit critique et la rigueur, le raisonnement, le gout de la recherche et l'habileté manuelle, ainsi que la curiosité et la créativité. Des expériences simples (exploration, observation, manipulation, fabrication) faites par tous les élèves permettent le dialogue entre eux, l'élaboration de leur représentation du monde qui les entoure, l'acquisition de premières connaissances scientifiques et d'habiletés techniques.</text:p>
      <text:p text:style-name="Text_20_body">La mise en œuvre de ces démarches d'investigation permet aux élèves de développer des manières de penser, de raisonner, d'agir en cultivant le langage oral et écrit.</text:p>
      <text:p text:style-name="Text_20_body"> </text:p>
      <text:p text:style-name="Text_20_body"><text:span text:style-name="T2">a.       Qu'est-ce que la matière ?</text:span></text:p>
      <text:p text:style-name="Text_20_body"> </text:p>
      <table:table table:name="Tableau28" table:style-name="Tableau28">
        <table:table-column table:style-name="Tableau28.A"/>
        <table:table-column table:style-name="Tableau28.B"/>
        <table:table-row>
          <table:table-cell table:style-name="Tableau28.A1" table:number-columns-spanned="2" office:value-type="string">
            <text:p text:style-name="P51">Attendus de fin de cycle                                                                                                                                                                                        </text:p>
          </table:table-cell>
          <table:covered-table-cell/>
        </table:table-row>
        <table:table-row>
          <table:table-cell table:style-name="Tableau28.A2" table:number-columns-spanned="2" office:value-type="string">
            <text:p text:style-name="P50">₋          Identifier les trois états de la matière et observer des changements d'états.</text:p>
            <text:p text:style-name="P50">₋          Identifier un changement d'état de l'eau dans un phénomène de la vie quotidienne.</text:p>
          </table:table-cell>
          <table:covered-table-cell/>
        </table:table-row>
        <table:table-row>
          <table:table-cell table:style-name="Tableau28.A3" office:value-type="string">
            <text:p text:style-name="P52">Connaissances et compétences associées</text:p>
          </table:table-cell>
          <table:table-cell table:style-name="Tableau28.B3" office:value-type="string">
            <text:p text:style-name="P51">Exemples de situations, d'activités et de ressources pour l'élève</text:p>
          </table:table-cell>
        </table:table-row>
        <table:table-row>
          <table:table-cell table:style-name="Tableau28.A2" table:number-columns-spanned="2" office:value-type="string">
            <text:p text:style-name="P52">Identifier les trois états de la matière et observer des changements d'états</text:p>
            <text:p text:style-name="P52">Identifier un changement d'état de l'eau dans un phénomène de la vie quotidienne</text:p>
          </table:table-cell>
          <table:covered-table-cell/>
        </table:table-row>
        <table:table-row>
          <table:table-cell table:style-name="Tableau28.A3" office:value-type="string">
            <text:p text:style-name="P50">Comparer et mesurer la température, le volume, la masse de l'eau à l'état liquide et à l'état solide.</text:p>
            <text:p text:style-name="P50">Reconnaitre les états de l'eau et leur manifestation dans divers phénomènes naturels.</text:p>
            <text:p text:style-name="P50">Mettre en œuvre des expériences simples impliquant l'eau et/ou l'air.</text:p>
            <text:p text:style-name="P50">-  Quelques propriétés des solides, des liquides et des gaz.</text:p>
            <text:p text:style-name="P50">-  Les changements d'états de la matière, notamment solidification, condensation et fusion.</text:p>
            <text:p text:style-name="P50"><text:soft-page-break/>-  Les états de l'eau (liquide, glace, vapeur d'eau).</text:p>
            <text:p text:style-name="P50">-  Existence, effet et quelques propriétés de l'air (matérialité et compressibilité de l'air).</text:p>
          </table:table-cell>
          <table:table-cell table:style-name="Tableau28.B3" office:value-type="string">
            <text:p text:style-name="P50">Observer des processus de solidification et de fusion de l'eau.</text:p>
            <text:p text:style-name="P50">Relier des états liquide et solide de l'eau dans la nature en relation avec certains phénomènes météorologiques observés (nuages, pluie, neige, grêle, glace).</text:p>
            <text:p text:style-name="P50">Mettre en mouvement différents objets avec le vent pour prendre conscience de l'existence de l'air.</text:p>
            <text:p text:style-name="P50">Mettre en œuvre des dispositifs simples (seringues, ballons, pompes à vélo, récipients de formes variées, etc.) visant à éprouver la matérialité de l'air.</text:p>
          </table:table-cell>
        </table:table-row>
        <table:table-row>
          <table:table-cell table:style-name="Tableau28.A6" table:number-columns-spanned="2" office:value-type="string">
            <text:p text:style-name="P51">Repères de progressivité</text:p>
            <text:p text:style-name="P50">Tout ce qui est lié à l'état gazeux est abordé en CE2.</text:p>
          </table:table-cell>
          <table:covered-table-cell/>
        </table:table-row>
      </table:table>
      <text:p text:style-name="Text_20_body"> </text:p>
      <text:p text:style-name="Text_20_body"><text:span text:style-name="T2">b.      Comment reconnaitre le monde vivant ? </text:span></text:p>
      <text:p text:style-name="Text_20_body"> </text:p>
      <table:table table:name="Tableau29" table:style-name="Tableau29">
        <table:table-column table:style-name="Tableau29.A"/>
        <table:table-column table:style-name="Tableau29.B"/>
        <table:table-row>
          <table:table-cell table:style-name="Tableau29.A1" table:number-columns-spanned="2" office:value-type="string">
            <text:p text:style-name="P51">Attendus de fin de cycle               </text:p>
          </table:table-cell>
          <table:covered-table-cell/>
        </table:table-row>
        <table:table-row>
          <table:table-cell table:style-name="Tableau29.A2" table:number-columns-spanned="2" office:value-type="string">
            <text:p text:style-name="P50">₋          Connaitre des caractéristiques du monde vivant, ses interactions, sa diversité.</text:p>
            <text:p text:style-name="P50">₋          Reconnaitre des comportements favorables à sa santé.</text:p>
          </table:table-cell>
          <table:covered-table-cell/>
        </table:table-row>
        <table:table-row>
          <table:table-cell table:style-name="Tableau29.A3" office:value-type="string">
            <text:p text:style-name="P52">Connaissances et compétences associées</text:p>
          </table:table-cell>
          <table:table-cell table:style-name="Tableau29.B3" office:value-type="string">
            <text:p text:style-name="P51">Exemples de situations, d'activités et de ressources pour l'élève</text:p>
          </table:table-cell>
        </table:table-row>
        <table:table-row>
          <table:table-cell table:style-name="Tableau29.A2" table:number-columns-spanned="2" office:value-type="string">
            <text:p text:style-name="P52">Connaitre des caractéristiques du monde vivant, ses interactions, sa diversité</text:p>
          </table:table-cell>
          <table:covered-table-cell/>
        </table:table-row>
        <table:table-row>
          <table:table-cell table:style-name="Tableau29.A3" office:value-type="string">
            <text:p text:style-name="P50">Identifier ce qui est animal, végétal, minéral ou élaboré par des êtres vivants.</text:p>
            <text:p text:style-name="P50">-  Développement d'animaux et de végétaux<text:span text:style-name="T2">.</text:span></text:p>
            <text:p text:style-name="P50">-  Le cycle de vie des êtres vivants.</text:p>
            <text:p text:style-name="P50">-  Régimes alimentaires de quelques animaux<text:span text:style-name="T2">.</text:span></text:p>
            <text:p text:style-name="P50">-  Quelques besoins vitaux des végétaux<text:span text:style-name="T2">.</text:span></text:p>
          </table:table-cell>
          <table:table-cell table:style-name="Tableau29.B3" office:value-type="string">
            <text:p text:style-name="P50">Observer, comme en maternelle, des manifestations de la vie sur soi, sur les animaux et sur les végétaux.</text:p>
            <text:p text:style-name="P50">Observer des animaux et des végétaux de l'environnement proche, puis plus lointain,</text:p>
            <text:p text:style-name="P50">Réaliser de petits écosystèmes (élevages, cultures) en classe, dans un jardin d'école ou une mare d'école.</text:p>
          </table:table-cell>
        </table:table-row>
        <table:table-row>
          <table:table-cell table:style-name="Tableau29.A3" office:value-type="string">
            <text:p text:style-name="P50">Identifier les interactions des êtres vivants entre eux et avec leur milieu.</text:p>
            <text:p text:style-name="P50">-  Diversité des organismes vivants présents dans un milieu et leur interdépendance<text:span text:style-name="T2">.</text:span></text:p>
            <text:p text:style-name="P50">-  Relations alimentaires entre les organismes vivants<text:span text:style-name="T2">.</text:span></text:p>
            <text:p text:style-name="P50">-  Chaines de prédation<text:span text:style-name="T2">.</text:span></text:p>
            <text:p text:style-name="P50">Identifier quelques interactions dans l'école.</text:p>
          </table:table-cell>
          <table:table-cell table:style-name="Tableau29.B3" office:value-type="string">
            <text:p text:style-name="P50"> </text:p>
            <text:p text:style-name="P50"> </text:p>
            <text:p text:style-name="P50"> </text:p>
            <text:p text:style-name="P50">Réaliser des schémas simples des relations entre organismes vivants et avec le milieu.</text:p>
            <text:p text:style-name="P50"> </text:p>
            <text:p text:style-name="P50"> </text:p>
            <text:p text:style-name="P50">Suivi de ce qui entre et sort de la classe (papier, recyclage), de la cantine (aliments, eau, devenir des déchets).</text:p>
          </table:table-cell>
        </table:table-row>
        <table:table-row>
          <table:table-cell table:style-name="Tableau29.A2" table:number-columns-spanned="2" office:value-type="string">
            <text:p text:style-name="P52">Reconnaitre des comportements favorables à sa santé</text:p>
          </table:table-cell>
          <table:covered-table-cell/>
        </table:table-row>
        <table:table-row>
          <table:table-cell table:style-name="Tableau29.A3" office:value-type="string">
            <text:p text:style-name="P50">Repérer les éléments permettant la réalisation d'un mouvement corporel.</text:p>
            <text:p text:style-name="P50">Mesurer et observer la croissance de son corps.</text:p>
            <text:p text:style-name="P50">-  Croissance (taille, masse, pointure)<text:span text:style-name="T2">.</text:span></text:p>
            <text:p text:style-name="P50">-  Modifications de la dentition<text:span text:style-name="T2">.</text:span></text:p>
          </table:table-cell>
          <table:table-cell table:style-name="Tableau29.B3" office:value-type="string">
            <text:p text:style-name="P50">Utiliser des toises, des instruments de mesure. Tableaux et graphiques.</text:p>
          </table:table-cell>
        </table:table-row>
        <table:table-row>
          <table:table-cell table:style-name="Tableau29.A9" office:value-type="string">
            <text:p text:style-name="P50">Mettre en œuvre et apprécier quelques règles d'hygiène de vie : variété alimentaire, activité physique, capacité à se relaxer et mise en relation de son âge et de ses besoins en sommeil, habitudes quotidiennes de propreté (dents, mains, corps).</text:p>
            <text:p text:style-name="P50">-  Catégories d'aliments, leur origine<text:span text:style-name="T2">.</text:span></text:p>
            <text:p text:style-name="P50">-  Les apports spécifiques des aliments (apport d'énergie : manger pour bouger).</text:p>
            <text:p text:style-name="P50">-  La notion d'équilibre alimentaire (sur un repas, sur une journée, sur la semaine)<text:span text:style-name="T2">.</text:span></text:p>
            <text:p text:style-name="P50">-  Effets positifs d'une pratique physique régulière sur l'organisme<text:span text:style-name="T2">.</text:span></text:p>
            <text:p text:style-name="P50">-  Changements des rythmes d'activité quotidiens (sommeil, activité, repos...).</text:p>
          </table:table-cell>
          <table:table-cell table:style-name="Tableau29.B9" office:value-type="string">
            <text:p text:style-name="P50">Utiliser des toises, des instruments de mesure pour suivre sa croissance.</text:p>
            <text:p text:style-name="P50">Tableaux et graphiques.</text:p>
            <text:p text:style-name="P50"> </text:p>
            <text:p text:style-name="P50"> </text:p>
            <text:p text:style-name="P50"> </text:p>
            <text:p text:style-name="P50">Déterminer les principes d'une alimentation équilibrée et variée.</text:p>
            <text:p text:style-name="P50"> </text:p>
            <text:p text:style-name="P50">Élaborer et intégrer quelques règles d'hygiène de vie et de sécurité.</text:p>
          </table:table-cell>
        </table:table-row>
      </table:table>
      <text:p text:style-name="Text_20_body"> </text:p>
      <text:p text:style-name="Text_20_body"><text:span text:style-name="T2">c.       Les objets techniques. Qu'est-ce que c'est ? À quels besoins répondent-ils ? Comment fonctionnent-ils ?</text:span></text:p>
      <text:p text:style-name="Text_20_body"> </text:p>
      <table:table table:name="Tableau30" table:style-name="Tableau30">
        <table:table-column table:style-name="Tableau30.A"/>
        <table:table-column table:style-name="Tableau30.B"/>
        <table:table-row>
          <table:table-cell table:number-columns-spanned="2" office:value-type="string">
            <text:p text:style-name="P51">Attendus de fin de cycle</text:p>
          </table:table-cell>
          <table:covered-table-cell/>
        </table:table-row>
        <table:table-row>
          <table:table-cell table:number-columns-spanned="2" office:value-type="string">
            <text:p text:style-name="P50">₋ Comprendre la fonction et le fonctionnement d'objets fabriqués.</text:p>
            <text:p text:style-name="P50">₋ Réaliser quelques objets et circuits électriques simples, en respectant des règles élémentaires de sécurité.</text:p>
            <text:p text:style-name="P50">₋ Commencer à s'approprier un environnement numérique.</text:p>
          </table:table-cell>
          <table:covered-table-cell/>
        </table:table-row>
        <table:table-row>
          <table:table-cell office:value-type="string">
            <text:p text:style-name="P52">Connaissances et compétences associées</text:p>
          </table:table-cell>
          <table:table-cell office:value-type="string">
            <text:p text:style-name="P51">Exemples de situations, d'activités et de ressources pour l'élève</text:p>
          </table:table-cell>
        </table:table-row>
        <table:table-row>
          <table:table-cell table:number-columns-spanned="2" office:value-type="string">
            <text:p text:style-name="P52">Comprendre la fonction et le fonctionnement d'objets fabriqués</text:p>
          </table:table-cell>
          <table:covered-table-cell/>
        </table:table-row>
        <table:table-row>
          <table:table-cell office:value-type="string">
            <text:p text:style-name="P50">Observer et utiliser des objets techniques et identifier leur fonction.</text:p>
            <text:p text:style-name="P50">Identifier des activités de la vie quotidienne ou professionnelle faisant appel à des outils et objets techniques.</text:p>
          </table:table-cell>
          <table:table-cell office:value-type="string">
            <text:p text:style-name="P50">Par l'usage de quelques objets techniques, actuels ou anciens, identifier leur domaine et leur mode d'emploi, leurs fonctions.</text:p>
            <text:p text:style-name="P50">Dans une démarche d'observation, démonter-remonter, procéder à des tests et essais.</text:p>
            <text:p text:style-name="P50">Découvrir une certaine diversité de métiers courants.</text:p>
            <text:p text:style-name="P50">Interroger des hommes et des femmes au travail sur les techniques, outils et machines utilisés.</text:p>
          </table:table-cell>
        </table:table-row>
        <table:table-row>
          <table:table-cell table:number-columns-spanned="2" office:value-type="string">
            <text:p text:style-name="P57"> </text:p>
          </table:table-cell>
          <table:covered-table-cell/>
        </table:table-row>
        <table:table-row>
          <table:table-cell office:value-type="string">
            <text:p text:style-name="P50"> </text:p>
          </table:table-cell>
          <table:table-cell office:value-type="string">
            <text:p text:style-name="P50"> </text:p>
          </table:table-cell>
        </table:table-row>
        <table:table-row>
          <table:table-cell table:number-columns-spanned="2" office:value-type="string">
            <text:p text:style-name="P52">Réaliser quelques objets et circuits électriques simples, en respectant des règles élémentaires de sécurité</text:p>
          </table:table-cell>
          <table:covered-table-cell/>
        </table:table-row>
        <table:table-row>
          <table:table-cell office:value-type="string">
            <text:p text:style-name="P50">Réaliser des objets techniques par association d'éléments existants en suivant un schéma de montage.</text:p>
            <text:p text:style-name="P50"> </text:p>
            <text:p text:style-name="P50">Identifier les propriétés de la matière vis-à-vis du courant électrique.</text:p>
            <text:p text:style-name="P50">Différencier des objets selon qu'ils sont alimentés avec des piles ou avec le courant du secteur.</text:p>
            <text:list xml:id="list8176527878436135448" text:style-name="L40">
              <text:list-item>
                <text:p text:style-name="P90">Constituants et fonctionnement d'un circuit électrique simple. </text:p>
              </text:list-item>
            </text:list>
            <text:list xml:id="list4367861869861969601" text:style-name="L41">
              <text:list-item>
                <text:p text:style-name="P91">Exemples de bon conducteurs et d'isolants. </text:p>
              </text:list-item>
            </text:list>
            <text:list xml:id="list3789408731872321811" text:style-name="L42">
              <text:list-item>
                <text:p text:style-name="P92">Rôle de l'interrupteur. </text:p>
              </text:list-item>
            </text:list>
            <text:list xml:id="list2122810067908309896" text:style-name="L43">
              <text:list-item>
                <text:p text:style-name="P93">Règles élémentaires de sécurité. </text:p>
              </text:list-item>
            </text:list>
          </table:table-cell>
          <table:table-cell office:value-type="string">
            <text:p text:style-name="P50">Concernant les réalisations, les démarches varient en fonction de l'âge des élèves, de l'objet fabriqué, de leur familiarité avec ce type de démarche et en travaillant avec eux les règles élémentaires de sécurité.</text:p>
            <text:p text:style-name="P50">Exemples : réaliser une maquette de maison de poupée, un treuil, un quizz simple.</text:p>
            <text:p text:style-name="P50"> </text:p>
            <text:p text:style-name="P50"> </text:p>
            <text:p text:style-name="P50"> </text:p>
            <text:p text:style-name="P50"> </text:p>
            <text:p text:style-name="P50"> </text:p>
            <text:p text:style-name="P50">Réaliser des montages permettant de différencier des matériaux en deux catégories : bons conducteurs et isolants.</text:p>
            <text:p text:style-name="P50">Exemple : réaliser un jeu d'adresse électrique.</text:p>
          </table:table-cell>
        </table:table-row>
        <table:table-row>
          <table:table-cell table:number-columns-spanned="2" office:value-type="string">
            <text:p text:style-name="P52">Commencer à s'approprier un environnement numérique</text:p>
          </table:table-cell>
          <table:covered-table-cell/>
        </table:table-row>
        <table:table-row>
          <table:table-cell office:value-type="string">
            <text:p text:style-name="P50">Décrire l'architecture simple d'un dispositif informatique.</text:p>
            <text:p text:style-name="P50">Avoir acquis une familiarisation suffisante avec le traitement de texte et en faire un usage rationnel (en lien avec le français).</text:p>
            <text:p text:style-name="P50"> </text:p>
          </table:table-cell>
          <table:table-cell office:value-type="string">
            <text:p text:style-name="P50">Observer les connexions entre les différents matériels.</text:p>
            <text:p text:style-name="P50">Familiarisation progressive par la pratique, usage du correcteur orthographique.</text:p>
            <text:p text:style-name="P50">Mise en page, mise en forme de paragraphes, supprimer, déplacer, dupliquer.</text:p>
            <text:p text:style-name="P50">Saisie, traitement, sauvegarde, restitution.</text:p>
            <text:p text:style-name="P50"> </text:p>
          </table:table-cell>
        </table:table-row>
      </table:table>
      <text:list xml:id="list8125542028863742935" text:style-name="L44">
        <text:list-item>
          <text:p text:style-name="P11"><text:span text:style-name="T2">Questionner l'espace et le temps</text:span>  </text:p>
        </text:list-item>
      </text:list>
      <text:p text:style-name="Text_20_body">Dans cet enseignement, au cycle 2, les élèves passent progressivement d'un temps individuel autocentré à un temps physique et social décentré, et de la même façon d'un espace autocentré à un espace géographique et cosmique. Cette capacité de décentration leur permet de comprendre d'abord l'évolution de quelques aspects des modes de vie à l'échelle de deux ou trois générations, de comprendre les interactions entre l'espace et les activités humaines et de comparer des espaces géographiques simples. En fin de cycle, les élèves entrent dans la compréhension du temps long, donc de l'histoire, et commencent à penser la planète, donc sa géographie, comme un tout dans sa variété et sa complexité. Cette démarche est enrichie en explorant la diversité des œuvres humaines réalisées selon le temps et les lieux. Dès le CP, les élèves, guidés par le maitre, mènent sur le terrain, des observations, manipulations, explorations et descriptions, complétées par des récits, des témoignages et des études de documents. Ils repèrent ainsi des régularités, des transformations, des corrélations et dégagent des faits remarquables. Ces pratiques régulières articulent des moments ritualisés en évolution constante et des séquences structurées.</text:p>
      <text:list xml:id="list1897234841767358146" text:style-name="L45">
        <text:list-item>
          <text:p text:style-name="P12"><text:span text:style-name="T2">Se situer dans l'espace</text:span> </text:p>
        </text:list-item>
      </text:list>
      <text:p text:style-name="Text_20_body">Cette compétence transversale, indispensable à la structuration cognitive des élèves, se construit à partir d'une verbalisation et de rituels quotidiens ainsi que de séquences dédiées, qui installent progressivement des repères spatiaux ainsi qu'un langage précis.</text:p>
      <text:p text:style-name="Text_20_body"> </text:p>
      <table:table table:name="Tableau31" table:style-name="Tableau31">
        <table:table-column table:style-name="Tableau31.A"/>
        <table:table-column table:style-name="Tableau31.B"/>
        <table:table-row>
          <table:table-cell table:style-name="Tableau31.A1" table:number-columns-spanned="2" office:value-type="string">
            <text:p text:style-name="P51">Attendus de fin de cycle</text:p>
          </table:table-cell>
          <table:covered-table-cell/>
        </table:table-row>
        <table:table-row>
          <table:table-cell table:style-name="Tableau31.A2" table:number-columns-spanned="2" office:value-type="string">
            <text:p text:style-name="P50">₋          Se repérer dans l'espace et le représenter.</text:p>
            <text:p text:style-name="P50">₋          Situer un lieu sur une carte, sur un globe ou sur un écran informatique.</text:p>
          </table:table-cell>
          <table:covered-table-cell/>
        </table:table-row>
        <table:table-row>
          <table:table-cell table:style-name="Tableau31.A3" office:value-type="string">
            <text:p text:style-name="P52">Connaissances et compétences associées</text:p>
          </table:table-cell>
          <table:table-cell table:style-name="Tableau31.B3" office:value-type="string">
            <text:p text:style-name="P51">Exemples de situations, d'activités et de ressources pour l'élève</text:p>
          </table:table-cell>
        </table:table-row>
        <table:table-row>
          <table:table-cell table:style-name="Tableau31.A2" table:number-columns-spanned="2" office:value-type="string">
            <text:p text:style-name="P52">Se repérer dans l'espace et le représenter</text:p>
          </table:table-cell>
          <table:covered-table-cell/>
        </table:table-row>
        <table:table-row>
          <table:table-cell table:style-name="Tableau31.A5" office:value-type="string">
            <text:p text:style-name="P50">Se repérer dans son environnement proche.</text:p>
            <text:p text:style-name="P50">Situer des objets ou des personnes les uns par rapport aux autres ou par rapport à d'autres repères.</text:p>
            <text:p text:style-name="P50">-  Vocabulaire permettant de définir des positions (gauche, droite, au-dessus, en dessous, sur, sous, devant, derrière, près, loin, premier plan, second plan, nord, sud, est, ouest...).</text:p>
            <text:p text:style-name="P50">-  Vocabulaire permettant de définir des déplacements (avancer, reculer, tourner à droite/à gauche, monter, descendre...).</text:p>
          </table:table-cell>
          <table:table-cell table:style-name="Tableau31.B5" office:value-type="string">
            <text:p text:style-name="P50">Ce travail est mené en lien avec les mathématiques.</text:p>
            <text:p text:style-name="P50">Passer, dans les activités, de l'espace proche et connu à un espace inconnu.</text:p>
            <text:p text:style-name="P50">Mises en situations, avec utilisation orale puis écrite d'un langage approprié.</text:p>
            <text:p text:style-name="P50"> </text:p>
          </table:table-cell>
        </table:table-row>
      </table:table>
      <table:table table:name="Tableau32" table:style-name="Tableau32">
        <table:table-column table:style-name="Tableau32.A"/>
        <table:table-column table:style-name="Tableau32.B"/>
        <table:table-row>
          <table:table-cell table:style-name="Tableau32.A1" office:value-type="string">
            <text:p text:style-name="P50">Produire des représentations des espaces familiers (les espaces scolaires extérieurs proches, le village, le quartier) et moins familiers (vécus lors de sorties).</text:p>
            <text:p text:style-name="P50">-  Quelques modes de représentation de l'espace.</text:p>
          </table:table-cell>
          <table:table-cell table:style-name="Tableau32.B1" office:value-type="string">
            <text:p text:style-name="P50">Ce travail est mené en lien avec les mathématiques.</text:p>
            <text:p text:style-name="P50">Étudier des représentations de l'espace environnant (maquettes, plans, photos), en produire.</text:p>
            <text:p text:style-name="P50">Dessiner l'espace de l'école.</text:p>
          </table:table-cell>
        </table:table-row>
        <table:table-row>
          <table:table-cell table:style-name="Tableau32.A2" office:value-type="string">
            <text:p text:style-name="P50">Lire des plans, se repérer sur des cartes.</text:p>
            <text:p text:style-name="P50">-  Éléments constitutifs d'une carte : titre, échelle, orientation, légende.</text:p>
          </table:table-cell>
          <table:table-cell table:style-name="Tableau32.B2" office:value-type="string">
            <text:p text:style-name="P50">Prélever des informations sur une carte.</text:p>
          </table:table-cell>
        </table:table-row>
        <table:table-row>
          <table:table-cell table:style-name="Tableau32.A3" table:number-columns-spanned="2" office:value-type="string">
            <text:p text:style-name="P52">Situer un lieu sur une carte ou un globe ou sur un écran informatique</text:p>
          </table:table-cell>
          <table:covered-table-cell/>
        </table:table-row>
        <table:table-row>
          <table:table-cell table:style-name="Tableau32.A2" office:value-type="string">
            <text:p text:style-name="P50">Identifier des représentations globales de la Terre et du monde.</text:p>
            <text:p text:style-name="P50">Situer les espaces étudiés sur une carte ou un globe.</text:p>
            <text:p text:style-name="P50">Repérer la position de sa région, de la France, de l'Europe et des autres continents.</text:p>
            <text:p text:style-name="P50">Savoir que la Terre fait partie d'un univers très vaste composé de différents types d'astres.</text:p>
            <text:p text:style-name="P50"><text:soft-page-break/>-  De l'espace connu à l'espace lointain :</text:p>
            <text:p text:style-name="P50">o    les pays, les continents, les océans ;</text:p>
            <text:p text:style-name="P50">o    la Terre et les astres (la Lune, le Soleil...).</text:p>
          </table:table-cell>
          <table:table-cell table:style-name="Tableau32.B2" office:value-type="string">
            <text:p text:style-name="P50">Cartes, cartes numériques, planisphères, globe comme instruments de visualisation de la planète pour repérer la présence des océans, des mers, des continents, de l'équateur et des pôles...</text:p>
            <text:p text:style-name="P50">Cartes du système solaire ; repérage de la position de la Terre par rapport au Soleil.</text:p>
            <text:p text:style-name="P50">Saisons, lunaisons, à l'aide de modèles <text:soft-page-break/>réduits (boules éclairées).</text:p>
          </table:table-cell>
        </table:table-row>
        <table:table-row>
          <table:table-cell table:style-name="Tableau32.A5" table:number-columns-spanned="2" office:value-type="string">
            <text:p text:style-name="P51">Repères de progressivité </text:p>
            <text:p text:style-name="P50">Au <text:span text:style-name="T2">CE2</text:span>, on commence l'étude de l'espace géographique terrestre à travers quelques milieux géographiques caractéristiques.</text:p>
            <text:p text:style-name="P50">En partant de l'espace vécu puis en abordant progressivement les espaces plus lointains ou peu familiers, on contribue à la décentration de l'élève.</text:p>
          </table:table-cell>
          <table:covered-table-cell/>
        </table:table-row>
      </table:table>
      <text:list xml:id="list8915307932631278927" text:style-name="L46">
        <text:list-item>
          <text:p text:style-name="P13"><text:span text:style-name="T2">Se situer dans le temps</text:span> </text:p>
        </text:list-item>
      </text:list>
      <text:p text:style-name="Text_20_body">Cette compétence transversale, indispensable à la structuration cognitive des élèves, se construit à partir d'une verbalisation et de rituels quotidiens ainsi que de séquences dédiées, qui installent progressivement des repères temporels ainsi qu'un langage précis.</text:p>
      <text:p text:style-name="Text_20_body"> </text:p>
      <table:table table:name="Tableau33" table:style-name="Tableau33">
        <table:table-column table:style-name="Tableau33.A"/>
        <table:table-column table:style-name="Tableau33.B"/>
        <table:table-row>
          <table:table-cell table:style-name="Tableau33.A1" table:number-columns-spanned="2" office:value-type="string">
            <text:p text:style-name="P51">Attendus de fin de cycle</text:p>
          </table:table-cell>
          <table:covered-table-cell/>
        </table:table-row>
        <table:table-row>
          <table:table-cell table:style-name="Tableau33.A2" table:number-columns-spanned="2" office:value-type="string">
            <text:p text:style-name="P50">₋          Se repérer dans le temps et mesurer des durées.</text:p>
            <text:p text:style-name="P50">₋          Repérer et situer quelques évènements dans un temps long.</text:p>
          </table:table-cell>
          <table:covered-table-cell/>
        </table:table-row>
        <table:table-row>
          <table:table-cell table:style-name="Tableau33.A3" office:value-type="string">
            <text:p text:style-name="P52">Connaissances et compétences associées</text:p>
          </table:table-cell>
          <table:table-cell table:style-name="Tableau33.B3" office:value-type="string">
            <text:p text:style-name="P51">Exemples de situations, d'activités et de ressources pour l'élève</text:p>
          </table:table-cell>
        </table:table-row>
        <table:table-row>
          <table:table-cell table:style-name="Tableau33.A2" table:number-columns-spanned="2" office:value-type="string">
            <text:p text:style-name="P52">Se repérer dans le temps et le mesurer</text:p>
          </table:table-cell>
          <table:covered-table-cell/>
        </table:table-row>
        <table:table-row>
          <table:table-cell table:style-name="Tableau33.A3" office:value-type="string">
            <text:p text:style-name="P50">Identifier les rythmes cycliques du temps.</text:p>
            <text:p text:style-name="P50">Lire l'heure et les dates.</text:p>
            <text:p text:style-name="P50">-  L'alternance jour/nuit.</text:p>
            <text:p text:style-name="P50">-  Le caractère cyclique des jours, des semaines, des mois, des saisons.</text:p>
            <text:p text:style-name="P50">-  La journée est divisée en heures.</text:p>
            <text:p text:style-name="P50">-  La semaine est divisée en jours.</text:p>
          </table:table-cell>
          <table:table-cell table:style-name="Tableau33.B3" office:value-type="string">
            <text:p text:style-name="P50">Calendriers pour marquer les repères temporels (année, mois, semaine, jour).</text:p>
            <text:p text:style-name="P50">« Roue des jours » pour mettre en évidence le caractère cyclique des jours de la semaine.</text:p>
            <text:p text:style-name="P50">Emploi du temps d'une journée.</text:p>
            <text:p text:style-name="P50">Horloge, pendule pour appréhender quelques repères de codification du temps. Cadran solaire.</text:p>
          </table:table-cell>
        </table:table-row>
        <table:table-row>
          <table:table-cell table:style-name="Tableau33.A3" office:value-type="string">
            <text:p text:style-name="P50">Comparer, estimer, mesurer des durées.</text:p>
            <text:p text:style-name="P50">-  Unités de mesure usuelles de durées : jour, semaine, heure, minute, seconde, mois, année, siècle, millénaire.</text:p>
            <text:p text:style-name="P50">-  Relations entre ces unités.</text:p>
          </table:table-cell>
          <table:table-cell table:style-name="Tableau33.B3" office:value-type="string">
            <text:p text:style-name="P50">Ce travail est mené en lien avec les mathématiques.</text:p>
            <text:p text:style-name="P50">Utiliser un sablier, des horloges et des montres à aiguilles et à affichage digital, un chronomètre.</text:p>
          </table:table-cell>
        </table:table-row>
        <table:table-row>
          <table:table-cell table:style-name="Tableau33.A7" office:value-type="string">
            <text:p text:style-name="P50">Situer des évènements les uns par rapport aux autres.</text:p>
            <text:p text:style-name="P50">-  Les évènements quotidiens, hebdomadaires, récurrents, et leur positionnement les uns par rapport aux autres.</text:p>
            <text:p text:style-name="P50">-  Continuité et succession, antériorité et postériorité, simultanéité.</text:p>
          </table:table-cell>
          <table:table-cell table:style-name="Tableau33.B7" office:value-type="string">
            <text:p text:style-name="P50">Calendriers pour repérer et situer sur le mois puis l'année, des dates particulières personnelles ou historiques.</text:p>
            <text:p text:style-name="P50">Les frises chronologiques pour repérer et situer des événements sur un temps donné (avant, après, pendant, au fil du temps, il y a tant de jours, de mois, d'années...).</text:p>
            <text:p text:style-name="P50">Situation temporelle d'évènements dans un récit.</text:p>
          </table:table-cell>
        </table:table-row>
      </table:table>
      <table:table table:name="Tableau34" table:style-name="Tableau34">
        <table:table-column table:style-name="Tableau34.A"/>
        <table:table-column table:style-name="Tableau34.B"/>
        <table:table-row>
          <table:table-cell table:style-name="Tableau34.A1" table:number-columns-spanned="2" office:value-type="string">
            <text:p text:style-name="P52">Repérer et situer quelques évènements dans un temps long</text:p>
          </table:table-cell>
          <table:covered-table-cell/>
        </table:table-row>
        <table:table-row>
          <table:table-cell table:style-name="Tableau34.A2" office:value-type="string">
            <text:p text:style-name="P50">Prendre conscience que le temps qui passe est irréversible.</text:p>
            <text:p text:style-name="P50">-  Le temps des parents.</text:p>
            <text:p text:style-name="P50">-  Les générations vivantes et la mémoire familiale.</text:p>
            <text:p text:style-name="P50">-  L'évolution des sociétés à travers des modes de vie (alimentation, habitat, vêtements, outils, guerre, déplacements...) et des techniques à diverses époques.</text:p>
          </table:table-cell>
          <table:table-cell table:style-name="Tableau34.B2" office:value-type="string">
            <text:p text:style-name="P50">Éphéméride pour appréhender l'irréversibilité du temps.</text:p>
            <text:p text:style-name="P50">Élaborer et utiliser des calendriers et/ou des frises à différentes échelles temporelles (chronologiques, générationnelles, historiques).</text:p>
            <text:p text:style-name="P50">Situer sur une frise chronologique simple des évènements vécus ou non dans la classe, l'école, le quartier, la ville, le pays, le monde.</text:p>
          </table:table-cell>
        </table:table-row>
        <table:table-row>
          <table:table-cell table:style-name="Tableau34.A2" office:value-type="string">
            <text:p text:style-name="P50">Repérer des périodes de l'histoire du monde occidental et de la France en particulier, quelques grandes dates et personnages clés.</text:p>
            <text:p text:style-name="P50">-  Quelques personnages et dates.</text:p>
          </table:table-cell>
          <table:table-cell table:style-name="Tableau34.B2" office:value-type="string">
            <text:p text:style-name="P50">Ressources locales (monuments, architecture...), récits, témoignages, films vus comme des éléments d'enquête.</text:p>
          </table:table-cell>
        </table:table-row>
        <table:table-row>
          <table:table-cell table:style-name="Tableau34.A4" table:number-columns-spanned="2" office:value-type="string">
            <text:p text:style-name="P51">Repères de progressivité</text:p>
            <text:p text:style-name="P50">Les rythmes cycliques sont étudiés dès le <text:span text:style-name="T2">CP</text:span> en continuité du travail amorcé en classe maternelle. Les outils de représentation du temps, calendrier, frise ... sont utilisés tout au long du cycle. Le repérage des grandes périodes historiques se travaille au <text:span text:style-name="T2">CE2</text:span>.</text:p>
            <text:p text:style-name="P50">Au <text:span text:style-name="T2">CE2</text:span>, on commence l'étude du temps long et de l'espace géographique terrestre à travers quelques évènements, personnages et modes de vie caractéristiques des principales périodes de l'histoire de la France et du monde occidental et à travers quelques milieux géographiques caractéristiques.</text:p>
          </table:table-cell>
          <table:covered-table-cell/>
        </table:table-row>
      </table:table>
      <text:list xml:id="list3782621280218583955" text:style-name="L47">
        <text:list-item>
          <text:p text:style-name="P14"><text:span text:style-name="T2">Explorer les organisations du monde</text:span> </text:p>
        </text:list-item>
      </text:list>
      <text:p text:style-name="Text_20_body">Progressivement, au cycle 2, en se demandant en quoi ils participent d'un monde en transformation, les élèves développent des savoir-faire et des connaissances leur permettant de comprendre qu'ils font partie d'une société organisée qui évolue dans un temps et un espace donnés.</text:p>
      <text:p text:style-name="Text_20_body"> </text:p>
      <table:table table:name="Tableau35" table:style-name="Tableau35">
        <table:table-column table:style-name="Tableau35.A"/>
        <table:table-column table:style-name="Tableau35.B"/>
        <table:table-row>
          <table:table-cell table:style-name="Tableau35.A1" table:number-columns-spanned="2" office:value-type="string">
            <text:p text:style-name="P51">Attendus de fin de cycle </text:p>
          </table:table-cell>
          <table:covered-table-cell/>
        </table:table-row>
        <table:table-row>
          <table:table-cell table:style-name="Tableau35.A2" table:number-columns-spanned="2" office:value-type="string">
            <text:p text:style-name="P50">-          Comparer quelques modes de vie des hommes et des femmes, et quelques représentations du monde.</text:p>
            <text:p text:style-name="P50">-          Comprendre qu'un espace est organisé.</text:p>
            <text:p text:style-name="P50">-          Identifier des paysages.</text:p>
          </table:table-cell>
          <table:covered-table-cell/>
        </table:table-row>
        <table:table-row>
          <table:table-cell table:style-name="Tableau35.A3" office:value-type="string">
            <text:p text:style-name="P52">Connaissances et compétences associées</text:p>
          </table:table-cell>
          <table:table-cell table:style-name="Tableau35.B3" office:value-type="string">
            <text:p text:style-name="P51">Exemples de situations, d'activités et de ressources pour l'élève</text:p>
          </table:table-cell>
        </table:table-row>
        <table:table-row>
          <table:table-cell table:style-name="Tableau35.A2" table:number-columns-spanned="2" office:value-type="string">
            <text:p text:style-name="P52">Comparer des modes de vie </text:p>
          </table:table-cell>
          <table:covered-table-cell/>
        </table:table-row>
        <table:table-row>
          <table:table-cell table:style-name="Tableau35.A3" office:value-type="string">
            <text:p text:style-name="P50">Comparer des modes de vie (alimentation, habitat, vêtements, outils, guerre, déplacements...) à différentes époques ou de différentes cultures.</text:p>
            <text:p text:style-name="P50">-  Quelques éléments permettant de comparer des modes de vie : alimentation, habitat, vêtements, outils, guerre, déplacements...</text:p>
            <text:p text:style-name="P50">-  Quelques modes de vie des hommes et des femmes et quelques représentations du monde à travers le temps historique.</text:p>
            <text:p text:style-name="P50">-  Les modes de vie caractéristiques dans quelques espaces très emblématiques.</text:p>
          </table:table-cell>
          <table:table-cell table:style-name="Tableau35.B3" office:value-type="string">
            <text:p text:style-name="P50">Documents, documents numériques, documentaires, écoute et lecture de témoignages, récits.</text:p>
            <text:p text:style-name="P50"> </text:p>
            <text:p text:style-name="P50"> </text:p>
            <text:p text:style-name="P50">Documents, documents numériques, documentaires, témoignages.</text:p>
          </table:table-cell>
        </table:table-row>
        <table:table-row>
          <table:table-cell table:style-name="Tableau35.A2" table:number-columns-spanned="2" office:value-type="string">
            <text:p text:style-name="P52">Comprendre qu'un espace est organisé</text:p>
          </table:table-cell>
          <table:covered-table-cell/>
        </table:table-row>
        <table:table-row>
          <table:table-cell table:style-name="Tableau35.A3" office:value-type="string">
            <text:p text:style-name="P50">Découvrir le quartier, le village, la ville: ses principaux espaces et ses principales fonctions.</text:p>
            <text:p text:style-name="P50">-  Des espaces très proches (école, parc, parcours régulier...) puis proches et plus complexes (quartier, village, centre-ville, centre commercial...), en construisant progressivement des légendes.</text:p>
            <text:p text:style-name="P50">-  Des organisations spatiales, à partir de photographies paysagères de terrain et aériennes; à partir de documents cartographiques.</text:p>
            <text:p text:style-name="P50">-  Une carte thématique simple des villes en France.</text:p>
            <text:p text:style-name="P50">-  Le rôle de certains acteurs urbains : la municipalité, les habitants, les commerçants ...</text:p>
          </table:table-cell>
          <table:table-cell table:style-name="Tableau35.B3" office:value-type="string">
            <text:p text:style-name="P50">Photographies prises sur le terrain, dessins ; photographies aériennes obliques (schématisations), puis verticales; plans, cartes topographiques (schématisations); tableau de chiffres (population des grandes villes).</text:p>
          </table:table-cell>
        </table:table-row>
        <table:table-row>
          <table:table-cell table:style-name="Tableau35.A2" table:number-columns-spanned="2" office:value-type="string">
            <text:p text:style-name="P52">Identifier des paysages </text:p>
          </table:table-cell>
          <table:covered-table-cell/>
        </table:table-row>
        <table:table-row>
          <table:table-cell table:style-name="Tableau35.A3" office:value-type="string">
            <text:p text:style-name="P50">Reconnaitre différents paysages: les littoraux, les massifs montagneux, les campagnes, les villes, les déserts...</text:p>
            <text:p text:style-name="P50">-  Les principaux paysages français en s'appuyant sur des lieux de vie.</text:p>
            <text:p text:style-name="P50">-  Quelques paysages de la planète et leurs caractéristiques.</text:p>
          </table:table-cell>
          <table:table-cell table:style-name="Tableau35.B3" office:value-type="string">
            <text:p text:style-name="P50">Photographies paysagères, de terrain, vues aériennes, globe terrestre, planisphère, films documentaires.</text:p>
          </table:table-cell>
        </table:table-row>
        <table:table-row>
          <table:table-cell table:style-name="Tableau35.A10" table:number-columns-spanned="2" office:value-type="string">
            <text:p text:style-name="P51">Repères de progressivité</text:p>
            <text:p text:style-name="P50">Au <text:span text:style-name="T2">CP</text:span> : les élèves observent et comparent leur mode de vie à celui de leurs parents et de leurs grands-parents, ils observent et décrivent des milieux proches puis découvrent aussi des milieux plus lointains et variés, en exploitant les projets de classe.</text:p>
            <text:p text:style-name="P50">Au <text:span text:style-name="T2">CE1</text:span> : les élèves étudient l'évolution des modes de vie et des évènements remarquables à l'échelle de trois à quatre générations. Ils extraient les principales caractéristiques des milieux humanisés dans l'espace proche pour les comparer à des milieux plus lointains et variés : comment habite-t-on, comment circule-t-on en ville, à la campagne, en France ou ailleurs ?</text:p>
            <text:p text:style-name="P50">Au <text:span text:style-name="T2">CE2</text:span> : les élèves découvrent et comparent les modes de vie de quelques personnages, grands et petits, femmes et hommes (une paysanne, un artisan, une ouvrière, un soldat, un écrivain, une savante, un musicien, une puissante...), appréhendent quelques grands faits de quelques périodes historiques. À partir de critères de comparaison, les élèves découvrent comment d'autres sociétés vivent et se sont adaptées à leur milieu naturel (habitat, alimentation, vêtements, coutumes, importance du climat, du relief, de la localisation...). À partir de l'exemple d'un milieu urbain proche, ils étudient comment les sociétés humaines organisent leur espace pour exercer leurs activités : résidentielles, commerciales, industrielles, administratives...</text:p>
          </table:table-cell>
          <table:covered-table-cell/>
        </table:table-row>
      </table:table>
      <text:p text:style-name="Text_20_body"> </text:p>
      <text:p text:style-name="P8">Croisements entre enseignements</text:p>
      <text:p text:style-name="Text_20_body">L'enseignement « Questionner le monde » est en premier lieu en relation avec celui de mathématiques. Les élèves sont amenés à lire des tableaux, faire des relevés et les noter, effectuer des mesures.</text:p>
      <text:p text:style-name="Text_20_body">Ils utilisent des notions de géométrie et mesurent des grandeurs lors de la fabrication d'objets techniques. Ils utilisent des repères temporels et spatiaux pour situer des évènements ou situer des lieux sur une carte.</text:p>
      <text:p text:style-name="Text_20_body">En éducation physique et sportive, le rôle des muscles, des tendons et des os pour la production des mouvements est mis en évidence, tout comme les bénéfices de l'activité physique sur l'organisme.</text:p>
      <text:p text:style-name="Text_20_body">En manipulant un lexique explicite pour décrire et concevoir des objets, pour désigner une action par un verbe spécifique, et une syntaxe appropriée pour la situer dans le temps et dans la succession de causes et d'effets, cet enseignement participe également à renforcer les compétences des élèves en production écrite et orale. Ils s'initient aussi à un usage particulier de l'écriture : notation rapide, établissement de listes, voire de tableaux, élaboration avec l'aide du professeur d'écrits documentaires.</text:p>
      <text:p text:style-name="Text_20_body"> </text:p>
      <text:p text:style-name="Text_20_body">En articulation avec l'enseignement moral et civique, les activités de cet enseignement sont l'occasion, pour les élèves, de confronter leurs idées dans des discussions collectives, développer le gout de l'explication, de l'argumentation et leur jugement critique, de prendre confiance en leur propre intelligence capable d'explorer le monde.</text:p>
      <text:p text:style-name="Text_20_body"> </text:p>
      <text:p text:style-name="Text_20_body">Des liens sont possibles avec les enseignements artistiques lors du travail sur les matériaux et les objets techniques.</text:p>
      <text:p text:style-name="P8"/>
      <text:p text:style-name="Text_20_body">Mathématiques</text:p>
      <text:p text:style-name="Text_20_body">Au cycle 2, la résolution de problèmes est au centre de l'activité mathématique des élèves, développant leurs capacités à chercher, raisonner et communiquer. Les problèmes permettent d'aborder de nouvelles notions, de consolider des acquisitions, de provoquer des questionnements. Ils peuvent être issus de situations de vie de classe ou de situations rencontrées dans d'autres enseignements, notamment « Questionner le monde ». Ils ont le plus souvent possible un caractère ludique. On veillera à proposer aux élèves dès le CP des problèmes pour apprendre à chercher qui ne soient pas de simples problèmes d'application à une ou plusieurs opérations mais nécessitent des recherches avec tâtonnements.</text:p>
      <text:p text:style-name="Text_20_body">La composante écrite de l'activité mathématique devient essentielle. Ces écrits sont d'abord des écritures et représentations produites en situation par les élèves eux-mêmes qui évoluent progressivement avec l'aide du professeur vers des formes conventionnelles. Il est tout aussi essentiel qu'une activité langagière orale reposant sur une syntaxe et un lexique adaptés accompagne le recours à l'écrit et soit favorisée dans les échanges d'arguments entre élèves. L'introduction et l'utilisation des symboles mathématiques sont réalisées au fur et à mesure qu'ils prennent sens dans des situations d'action, en relation avec le vocabulaire utilisé.</text:p>
      <text:p text:style-name="Text_20_body">Les élèves consolident leur compréhension des nombres entiers, déjà rencontrés au cycle 1. Ils étudient différentes manières de désigner les nombres, notamment leurs écritures en chiffres, leurs noms à l'oral, les compositions-décompositions fondées sur les propriétés numériques (le double de, <text:soft-page-break/>la moitié de, etc.), ainsi que les décompositions en unités de numération (unités, dizaines, etc.).</text:p>
      <text:p text:style-name="Text_20_body">Les quatre opérations (addition, soustraction, multiplication, division) sont étudiées à partir de problèmes qui contribuent à leur donner du sens, en particulier des problèmes portant sur des grandeurs ou sur leurs mesures. La pratique quotidienne du calcul mental conforte la maitrise des nombres et des opérations.</text:p>
      <text:p text:style-name="Text_20_body">En lien avec le travail mené dans « Questionner le monde » les élèves rencontrent des grandeurs qu'ils apprennent à mesurer, ils construisent des connaissances de l'espace essentielles et abordent l'étude de quelques relations géométriques et de quelques objets (solides et figures planes) en étant confrontés à des problèmes dans lesquels ces connaissances sont en jeu.</text:p>
      <text:p text:style-name="Text_20_body"> </text:p>
      <table:table table:name="Tableau36" table:style-name="Tableau36">
        <table:table-column table:style-name="Tableau36.A"/>
        <table:table-column table:style-name="Tableau36.B"/>
        <table:table-row>
          <table:table-cell table:style-name="Tableau36.A1" office:value-type="string">
            <text:p text:style-name="P51">Compétences travaillées</text:p>
          </table:table-cell>
          <table:table-cell table:style-name="Tableau36.B1" office:value-type="string">
            <text:p text:style-name="P52">Domaines du socle</text:p>
          </table:table-cell>
        </table:table-row>
        <table:table-row>
          <table:table-cell table:style-name="Tableau36.A6" office:value-type="string">
            <text:p text:style-name="P51">Chercher </text:p>
            <text:list xml:id="list8261742315255684889" text:style-name="L48">
              <text:list-item>
                <text:p text:style-name="P45">S'engager dans une démarche de résolution de problèmes en observant, en posant des questions, en manipulant, en expérimentant, en émettant des hypothèses, si besoin avec l'accompagnement du professeur après un temps de recherche autonome. </text:p>
              </text:list-item>
              <text:list-item>
                <text:p text:style-name="P94">Tester, essayer plusieurs pistes proposées par soi-même, les autres élèves ou le professeur. </text:p>
              </text:list-item>
            </text:list>
          </table:table-cell>
          <table:table-cell table:style-name="Tableau36.B2" office:value-type="string">
            <text:p text:style-name="P57">2, 4</text:p>
          </table:table-cell>
        </table:table-row>
        <table:table-row>
          <table:table-cell table:style-name="Tableau36.A6" office:value-type="string">
            <text:p text:style-name="P51">Modéliser</text:p>
            <text:list xml:id="list7711074365871417297" text:style-name="L49">
              <text:list-item>
                <text:p text:style-name="P46">Utiliser des outils mathématiques pour résoudre des problèmes concrets, notamment des problèmes portant sur des grandeurs et leurs mesures. </text:p>
              </text:list-item>
              <text:list-item>
                <text:p text:style-name="P46">Réaliser que certains problèmes relèvent de situations additives, d'autres de situations multiplicatives, de partages ou de groupements. </text:p>
              </text:list-item>
              <text:list-item>
                <text:p text:style-name="P95">Reconnaitre des formes dans des objets réels et les reproduire géométriquement. </text:p>
              </text:list-item>
            </text:list>
          </table:table-cell>
          <table:table-cell table:style-name="Tableau36.B2" office:value-type="string">
            <text:p text:style-name="P57">1, 2, 4</text:p>
          </table:table-cell>
        </table:table-row>
        <table:table-row>
          <table:table-cell table:style-name="Tableau36.A6" office:value-type="string">
            <text:p text:style-name="P51">Représenter</text:p>
            <text:list xml:id="list3828955485355067806" text:style-name="L50">
              <text:list-item>
                <text:p text:style-name="P47">Appréhender différents systèmes de représentations (dessins, schémas, arbres de calcul, etc.). </text:p>
              </text:list-item>
              <text:list-item>
                <text:p text:style-name="P47">Utiliser des nombres pour représenter des quantités ou des grandeurs. </text:p>
              </text:list-item>
              <text:list-item>
                <text:p text:style-name="P96">Utiliser diverses représentations de solides et de situations spatiales. </text:p>
              </text:list-item>
            </text:list>
          </table:table-cell>
          <table:table-cell table:style-name="Tableau36.B2" office:value-type="string">
            <text:p text:style-name="P57">1, 5</text:p>
          </table:table-cell>
        </table:table-row>
        <table:table-row>
          <table:table-cell table:style-name="Tableau36.A6" office:value-type="string">
            <text:p text:style-name="P51">Raisonner</text:p>
            <text:list xml:id="list6480201371905187503" text:style-name="L51">
              <text:list-item>
                <text:p text:style-name="P48">Anticiper le résultat d'une manipulation, d'un calcul, ou d'une mesure. </text:p>
              </text:list-item>
              <text:list-item>
                <text:p text:style-name="P48">Raisonner sur des figures pour les reproduire avec des instruments. </text:p>
              </text:list-item>
              <text:list-item>
                <text:p text:style-name="P48">Tenir compte d'éléments divers (arguments d'autrui, résultats d'une expérience, sources internes ou externes à la classe, etc.) pour modifier son jugement. </text:p>
              </text:list-item>
              <text:list-item>
                <text:p text:style-name="P97">Prendre progressivement conscience de la nécessité et de l'intérêt de justifier ce que l'on affirme. </text:p>
              </text:list-item>
            </text:list>
          </table:table-cell>
          <table:table-cell table:style-name="Tableau36.B2" office:value-type="string">
            <text:p text:style-name="P57">2, 3, 4</text:p>
          </table:table-cell>
        </table:table-row>
        <table:table-row>
          <table:table-cell table:style-name="Tableau36.A6" office:value-type="string">
            <text:p text:style-name="P51">Calculer</text:p>
            <text:list xml:id="list685199931932139" text:style-name="L52">
              <text:list-item>
                <text:p text:style-name="P49">Calculer avec des nombres entiers, mentalement ou à la main, de manière exacte ou approchée, en utilisant des stratégies adaptées aux nombres en jeu. </text:p>
              </text:list-item>
              <text:list-item>
                <text:p text:style-name="P98">Contrôler la vraisemblance de ses résultats. </text:p>
              </text:list-item>
            </text:list>
          </table:table-cell>
          <table:table-cell table:style-name="Tableau36.B2" office:value-type="string">
            <text:p text:style-name="P57">4</text:p>
          </table:table-cell>
        </table:table-row>
        <table:table-row>
          <table:table-cell table:style-name="Tableau36.A7" office:value-type="string">
            <text:p text:style-name="P51">Communiquer</text:p>
            <text:list xml:id="list2031404601640639584" text:style-name="L53">
              <text:list-item>
                <text:p text:style-name="P99">Utiliser l'oral et l'écrit, le langage naturel puis quelques représentations et quelques symboles pour expliciter des démarches, argumenter des raisonnements. </text:p>
              </text:list-item>
            </text:list>
          </table:table-cell>
          <table:table-cell table:style-name="Tableau36.B7" office:value-type="string">
            <text:p text:style-name="P57">1, 3</text:p>
          </table:table-cell>
        </table:table-row>
      </table:table>
      <text:p text:style-name="P8">Nombres et calculs</text:p>
      <text:p text:style-name="Text_20_body">La connaissance des nombres entiers et du calcul est un objectif majeur du cycle 2. Elle se développe en appui sur les quantités et les grandeurs, en travaillant selon plusieurs axes.</text:p>
      <text:p text:style-name="Text_20_body"><text:span text:style-name="T2">Des résolutions de</text:span> <text:span text:style-name="T2">problèmes contextualisés </text:span>: dénombrer des collections, mesurer des grandeurs, repérer un rang dans une liste, prévoir des résultats d'actions portant sur des collections ou des grandeurs (les comparer, les réunir, les augmenter, les diminuer, les partager en parts égales ou inégales, chercher combien de fois l'une est comprise dans l'autre, etc.). Ces actions portent sur des objets tout d'abord matériels puis évoqués à l'oral ou à l'écrit ; le travail de recherche et de modélisation sur ces problèmes permet d'introduire progressivement les quatre opérations (addition, soustraction, multiplication, division).</text:p>
      <text:p text:style-name="Text_20_body"><text:span text:style-name="T2">L'étude de relations internes aux nombres</text:span> : comprendre que le successeur d'un nombre entier c'est « ce nombre plus un », décomposer/recomposer les nombres additivement, multiplicativement, en utilisant les unités de numération (dizaines, centaines, milliers), changer d'unités de numération de référence, comparer, ranger, itérer une suite (+1, +10, +n), etc.</text:p>
      <text:p text:style-name="Text_20_body"><text:span text:style-name="T2">L'étude des différentes désignations orales et/ou écrites</text:span> : nom du nombre ; écriture usuelle en chiffres (numération décimale de position) ; <text:span text:style-name="T4">double </text:span>de, <text:span text:style-name="T4">moitié </text:span>de, <text:span text:style-name="T4">somme</text:span> de, <text:span text:style-name="T4">produit</text:span> de ; <text:span text:style-name="T4">différence</text:span> de, <text:span text:style-name="T4">quotient </text:span>et <text:span text:style-name="T4">reste de </text:span>; écritures en ligne additives/soustractives, multiplicatives, mixtes, en unités de numération, etc.</text:p>
      <text:p text:style-name="Text_20_body"><text:span text:style-name="T2">L'appropriation de stratégies de calcul </text:span>adaptées aux nombres et aux opérations en jeu. Ces stratégies s'appuient sur la connaissance de faits numériques mémorisés (répertoires additif et multiplicatif<text:span text:style-name="T4">, </text:span>connaissance des unités de numération et de leurs relations, etc.) et sur celle des propriétés des opérations et de la numération. Le calcul mental est essentiel dans la vie quotidienne où il est souvent nécessaire de parvenir rapidement à un ordre de grandeur du résultat d'une opération, ou de vérifier un prix, etc.</text:p>
      <text:p text:style-name="Text_20_body"> </text:p>
      <text:p text:style-name="Text_20_body"><text:span text:style-name="T2">Une bonne connaissance des nombres inférieurs à mille</text:span> <text:span text:style-name="T2">et de leurs relations</text:span> est le fondement de la compréhension des nombres entiers et ce champ numérique est privilégié pour la construction de stratégies de calcul et la résolution des premiers problèmes arithmétiques.</text:p>
      <text:p text:style-name="Text_20_body"><text:soft-page-break/> </text:p>
      <table:table table:name="Tableau37" table:style-name="Tableau37">
        <table:table-column table:style-name="Tableau37.A"/>
        <table:table-column table:style-name="Tableau37.B"/>
        <table:table-row>
          <table:table-cell table:style-name="Tableau37.A1" table:number-columns-spanned="2" office:value-type="string">
            <text:p text:style-name="P51">Attendus de fin de cycle</text:p>
          </table:table-cell>
          <table:covered-table-cell/>
        </table:table-row>
        <table:table-row>
          <table:table-cell table:style-name="Tableau37.A2" table:number-columns-spanned="2" office:value-type="string">
            <text:p text:style-name="P50">-          Comprendre et utiliser des nombres entiers pour dénombrer, ordonner, repérer, comparer.</text:p>
            <text:p text:style-name="P50">-          Nommer, lire, écrire, représenter des nombres entiers.</text:p>
            <text:p text:style-name="P50">-          Résoudre des problèmes en utilisant des nombres entiers et le calcul.</text:p>
            <text:p text:style-name="P50">-          Calculer avec des nombres entiers.</text:p>
          </table:table-cell>
          <table:covered-table-cell/>
        </table:table-row>
        <table:table-row>
          <table:table-cell table:style-name="Tableau37.A3" office:value-type="string">
            <text:p text:style-name="P52">Connaissances et compétences associées</text:p>
          </table:table-cell>
          <table:table-cell table:style-name="Tableau37.B3" office:value-type="string">
            <text:p text:style-name="P51">Exemples de situations, d'activités et de ressources pour l'élève</text:p>
          </table:table-cell>
        </table:table-row>
        <table:table-row>
          <table:table-cell table:style-name="Tableau37.A2" table:number-columns-spanned="2" office:value-type="string">
            <text:p text:style-name="P52">Comprendre et utiliser des nombres entiers pour dénombrer, ordonner, repérer, comparer</text:p>
          </table:table-cell>
          <table:covered-table-cell/>
        </table:table-row>
        <table:table-row>
          <table:table-cell table:style-name="Tableau37.A3" office:value-type="string">
            <text:p text:style-name="P50">Dénombrer, constituer et comparer des collections.</text:p>
            <text:p text:style-name="P50">Utiliser diverses stratégies de dénombrement.</text:p>
            <text:p text:style-name="P50">-  Procédures de dénombrement (décompositions/recompositions additives ou multiplicatives, utilisations d'unités intermédiaires : dizaines, centaines, en relation ou non avec des groupements).</text:p>
            <text:p text:style-name="P50">Repérer un rang ou une position dans une file ou sur une piste.</text:p>
            <text:p text:style-name="P50">Faire le lien entre le rang dans une liste et le nombre d'éléments qui le précèdent.</text:p>
            <text:p text:style-name="P50">-  Relation entre ordinaux et cardinaux.</text:p>
            <text:p text:style-name="P50">Comparer, ranger, encadrer, intercaler des nombres entiers, en utilisant les symboles =, ≠, &lt;, &gt;.</text:p>
            <text:p text:style-name="P50">-  Egalite traduisant l'équivalence de deux désignations du même nombre.</text:p>
            <text:p text:style-name="P50">-  Ordre.</text:p>
            <text:p text:style-name="P50">-  Sens des symboles =, ≠, &lt;, &gt;.</text:p>
          </table:table-cell>
          <table:table-cell table:style-name="Tableau37.B3" office:value-type="string">
            <text:p text:style-name="P50">Dénombrer des collections en les organisant et désigner leur nombre d'éléments (écritures additives ou multiplicatives, écritures en unités de numération, écriture usuelle).</text:p>
            <text:p text:style-name="P50">Une importance particulière est accordée aux regroupements par dizaines, centaines, milliers.</text:p>
            <text:p text:style-name="P50">Les comparaisons peuvent porter sur des écritures usuelles ou non : par exemple comparer 8+5+4 et 8+3+2+4 en utilisant que 5=3+2 et en déduire que les deux nombres sont égaux.</text:p>
          </table:table-cell>
        </table:table-row>
        <table:table-row>
          <table:table-cell table:style-name="Tableau37.A2" table:number-columns-spanned="2" office:value-type="string">
            <text:p text:style-name="P52">Nommer, lire, écrire, représenter des nombres entiers</text:p>
          </table:table-cell>
          <table:covered-table-cell/>
        </table:table-row>
        <table:table-row>
          <table:table-cell table:style-name="Tableau37.A3" office:value-type="string">
            <text:p text:style-name="P50">Utiliser diverses représentations des nombres (écritures en chiffres et en lettres, noms à l'oral, graduations sur une demi-droite, constellations sur des dés, doigts de la main...).</text:p>
            <text:p text:style-name="P50">Passer d'une représentation à une autre, en particulier <text:soft-page-break/>associer les noms des nombres à leurs écritures chiffrées.</text:p>
            <text:p text:style-name="P50">Interpréter les noms des nombres à l'aide des unités de numération et des écritures arithmétiques.</text:p>
            <text:p text:style-name="P50">-  Unités de numération (unités simples, dizaines, centaines, milliers) et leurs relations (principe décimal de la numération en chiffres).</text:p>
            <text:p text:style-name="P50">-  Valeur des chiffres en fonction de leur rang dans l'écriture d'un nombre (principe de position).</text:p>
            <text:p text:style-name="P50">-  Noms des nombres.</text:p>
          </table:table-cell>
          <table:table-cell table:style-name="Tableau37.B3" office:value-type="string">
            <text:p text:style-name="P50">Les connaissances de la numération orale sont approfondies par un travail spécifique à partir des « mots-nombres ».</text:p>
            <text:p text:style-name="P50"><text:soft-page-break/>Utiliser des écritures en unités de numération (5d 6u, mais aussi 4d 16u ou 6u 5d pour 56).</text:p>
            <text:p text:style-name="P50">Itérer une suite de 1 en 1, de 10 en 10, de 100 en 100.</text:p>
          </table:table-cell>
        </table:table-row>
        <table:table-row>
          <table:table-cell table:style-name="Tableau37.A3" office:value-type="string">
            <text:p text:style-name="P50">Associer un nombre entier à une position sur une demi-droite graduée, ainsi qu'à la distance de ce point à l'origine.</text:p>
            <text:p text:style-name="P50">Associer un nombre ou un encadrement à une grandeur en mesurant celle-ci à l'aide d'une unité.</text:p>
            <text:p text:style-name="P50">-  La demi-droite graduée comme mode de représentation des nombres grâce au lien entre nombres et longueurs.</text:p>
            <text:p text:style-name="P50">-  Lien entre nombre et mesure de grandeurs une unité étant choisie.</text:p>
          </table:table-cell>
          <table:table-cell table:style-name="Tableau37.B3" office:value-type="string">
            <text:p text:style-name="P50">Graduer une droite munie d'un point origine à l'aide d'une unité de longueur.</text:p>
            <text:p text:style-name="P50"> </text:p>
            <text:p text:style-name="P50">Faire le lien entre unités de numération et unités du système métrique étudiées au cycle 2.</text:p>
          </table:table-cell>
        </table:table-row>
        <table:table-row>
          <table:table-cell table:style-name="Tableau37.A2" table:number-columns-spanned="2" office:value-type="string">
            <text:p text:style-name="P52">Résoudre des problèmes en utilisant des nombres entiers et le calcul</text:p>
          </table:table-cell>
          <table:covered-table-cell/>
        </table:table-row>
        <table:table-row>
          <table:table-cell table:style-name="Tableau37.A3" office:value-type="string">
            <text:p text:style-name="P50">Résoudre des problèmes issus de situations de la vie quotidienne ou adaptés de jeux portant sur des grandeurs et leur mesure, des déplacements sur une demi-droite graduée..., conduisant à utiliser les quatre opérations.</text:p>
            <text:p text:style-name="P50">-  Sens des opérations.</text:p>
            <text:p text:style-name="P50">-  Problèmes relevant des structures additives (addition/soustraction).</text:p>
            <text:p text:style-name="P50">-  Problèmes relevant des structures multiplicatives, de partages ou de groupements (multiplication/division).</text:p>
            <text:p text:style-name="P50">Modéliser ces problèmes à l'aide d'écritures mathématiques.</text:p>
            <text:p text:style-name="P50">-  Sens des symboles +, -, ×, :</text:p>
          </table:table-cell>
          <table:table-cell table:style-name="Tableau37.B3" office:value-type="string">
            <text:p text:style-name="P50">Étudier les liens, entre :</text:p>
            <text:p text:style-name="P50">- addition et soustraction</text:p>
            <text:p text:style-name="P50">- multiplication et division.</text:p>
            <text:p text:style-name="P50"> </text:p>
            <text:p text:style-name="P50">Distinguer les problèmes relevant des structures additives des problèmes relevant de structures multiplicatives. </text:p>
          </table:table-cell>
        </table:table-row>
        <table:table-row>
          <table:table-cell table:style-name="Tableau37.A3" office:value-type="string">
            <text:p text:style-name="P51">Organisation et gestion de données</text:p>
            <text:p text:style-name="P50">Exploiter des données numériques pour répondre à des questions.</text:p>
            <text:p text:style-name="P50"><text:soft-page-break/>Présenter et organiser des mesures sous forme de tableaux.</text:p>
            <text:p text:style-name="P50">-  Modes de représentation de données numériques : tableaux, graphiques simples, etc.</text:p>
          </table:table-cell>
          <table:table-cell table:style-name="Tableau37.B3" office:value-type="string">
            <text:p text:style-name="P50">Ce travail est mené en lien avec « Grandeurs et mesures » et « Questionner le monde ».</text:p>
          </table:table-cell>
        </table:table-row>
        <table:table-row>
          <table:table-cell table:style-name="Tableau37.A2" table:number-columns-spanned="2" office:value-type="string">
            <text:p text:style-name="P52">Calculer avec des nombres entiers</text:p>
          </table:table-cell>
          <table:covered-table-cell/>
        </table:table-row>
        <table:table-row>
          <table:table-cell table:style-name="Tableau37.A3" office:value-type="string">
            <text:p text:style-name="P50">Mémoriser des faits numériques et des procédures.</text:p>
            <text:p text:style-name="P50">-  Tables de l'addition et de la multiplication.</text:p>
            <text:p text:style-name="P50">-  Décompositions additives et multiplicatives de 10 et de 100, compléments à la dizaine supérieure, à la centaine supérieure, multiplication par une puissance de 10, doubles et moitiés de nombres d'usage courant, etc.</text:p>
          </table:table-cell>
          <table:table-cell table:style-name="Tableau37.B3" office:value-type="string">
            <text:p text:style-name="P50">Répondre aux questions :</text:p>
            <text:p text:style-name="P50">7 × 4 = ? ; 28 = 7 × ? ; 28 = 4 × ?, etc.</text:p>
            <text:p text:style-name="P50">Utiliser ses connaissances sur la numération :</text:p>
            <text:p text:style-name="P50"><text:span text:style-name="T4">« 24×10, c'est 24 dizaines, c'est 240 »</text:span>.</text:p>
            <text:p text:style-name="P50"> </text:p>
          </table:table-cell>
        </table:table-row>
        <table:table-row>
          <table:table-cell table:style-name="Tableau37.A3" office:value-type="string">
            <text:p text:style-name="P50">Élaborer ou choisir des stratégies de calcul <text:span text:style-name="T2">à l'oral et à l'écrit</text:span>.</text:p>
            <text:p text:style-name="P50">Vérifier la vraisemblance d'un résultat, notamment en estimant son ordre de grandeur.</text:p>
            <text:p text:style-name="P50">-  Addition, soustraction, multiplication, division.</text:p>
            <text:p text:style-name="P50">-  Propriétés implicites des opérations : </text:p>
            <text:p text:style-name="P50"><text:span text:style-name="T4">2+9, c'est pareil que 9+2</text:span>,</text:p>
            <text:p text:style-name="P50"><text:span text:style-name="T4">3×5×2, c'est pareil que 3×10</text:span>.</text:p>
            <text:p text:style-name="P50">-  Propriétés de la numération :</text:p>
            <text:p text:style-name="P53">« 50+80, c'est 5 dizaines + 8 dizaines, c'est 13 dizaines, c'est 130 »</text:p>
            <text:p text:style-name="P50"><text:span text:style-name="T4">« 4</text:span>×<text:span text:style-name="T4">60, c'est 4</text:span>×<text:span text:style-name="T4">6 dizaines, c'est 24 dizaines, c'est 240 ».</text:span></text:p>
          </table:table-cell>
          <table:table-cell table:style-name="Tableau37.B3" office:value-type="string">
            <text:p text:style-name="P50">Traiter des calculs relevant des quatre opérations, expliciter les procédures utilisées et comparer leur efficacité.</text:p>
            <text:p text:style-name="P50">Pour calculer, estimer ou vérifier un résultat, utiliser divers supports ou instruments : les doigts ou le corps, bouliers ou abaques, ficelle à nœuds, cailloux ou jetons, monnaie fictive, double règle graduée, calculette, etc.</text:p>
          </table:table-cell>
        </table:table-row>
        <table:table-row>
          <table:table-cell table:style-name="Tableau37.A3" office:value-type="string">
            <text:p text:style-name="P50"><text:span text:style-name="T3">Calcul mental </text:span>: calculer mentalement pour obtenir un résultat exact ou évaluer un ordre de grandeur.</text:p>
            <text:p text:style-name="P61"/>
          </table:table-cell>
          <table:table-cell table:style-name="Tableau37.B3" office:value-type="string">
            <text:p text:style-name="P50">Calculer mentalement</text:p>
            <text:p text:style-name="P50">- sur les nombres 1, 2, 5, 10, 20, 50, 100 en lien avec la monnaie</text:p>
            <text:p text:style-name="P50">- sur les nombres 15, 30, 45, 60, 90 en lien avec les durées.</text:p>
            <text:p text:style-name="P50">Résoudre mentalement des problèmes arithmétiques, à données <text:soft-page-break/>numériques simples</text:p>
            <text:p text:style-name="P50">Utiliser les propriétés des opérations, y compris <text:span text:style-name="T4">celles du type 5×12 = 5×10 + 5×2</text:span>.</text:p>
          </table:table-cell>
        </table:table-row>
        <table:table-row>
          <table:table-cell table:style-name="Tableau37.A3" office:value-type="string">
            <text:p text:style-name="P50"><text:span text:style-name="T3">Calcul en ligne </text:span>: calculer en utilisant des écritures en ligne additives, soustractives, multiplicatives, mixtes.</text:p>
            <text:p text:style-name="P50"> </text:p>
          </table:table-cell>
          <table:table-cell table:style-name="Tableau37.B3" office:value-type="string">
            <text:p text:style-name="P50">Exemples de stratégies de calcul en ligne :</text:p>
            <text:p text:style-name="P50">5×36 = 5×2x18 = 10x18 = 180</text:p>
            <text:p text:style-name="P50">5×36 = 150 + 30 = 180</text:p>
            <text:p text:style-name="P50">5×36u = 15d + 30u = 15d + 3d = 180u</text:p>
            <text:p text:style-name="P50">Utiliser des écritures en ligne du type 21 = 4×5 + 1 pour trouver le quotient et le reste de la division de 21 par 4 (ou par 5). </text:p>
          </table:table-cell>
        </table:table-row>
        <table:table-row>
          <table:table-cell table:style-name="Tableau37.A3" office:value-type="string">
            <text:p text:style-name="P50"><text:span text:style-name="T3">Calcul posé </text:span>: mettre en œuvre un algorithme de calcul posé pour l'addition, la soustraction, la multiplication.</text:p>
            <text:p text:style-name="P50"> </text:p>
          </table:table-cell>
          <table:table-cell table:style-name="Tableau37.B3" office:value-type="string">
            <text:p text:style-name="P50">L'apprentissage des techniques opératoires posées (addition, soustraction, multiplication) se fait en lien avec la numération et les propriétés des opérations.</text:p>
          </table:table-cell>
        </table:table-row>
        <table:table-row>
          <table:table-cell table:style-name="Tableau37.A18" table:number-columns-spanned="2" office:value-type="string">
            <text:p text:style-name="P51">Repères de progressivité</text:p>
            <text:p text:style-name="P50">Il est possible, lors de la résolution de problèmes, d'aller au-delà des repères de progressivité identifiés pour chaque niveau.</text:p>
            <text:p text:style-name="P50">Au <text:span text:style-name="T2">CP</text:span>, l'étude systématique des relations numériques entre des nombres inférieurs à 10, puis à 20 (décomposition/recomposition), est approfondie durant toute l'année. Parallèlement, l'étude de la numération décimale écrite en chiffres (dizaines, unités simples) pour les nombres jusqu'à 100 et celle de la désignation orale, permet aux élèves de dénombrer et constituer des collections de plus en plus importantes (la complexité de la numération orale en France doit être prise en compte pour les nombres supérieur à 69). Au <text:span text:style-name="T2">CE1</text:span>, un temps conséquent est consacré à la reprise de l'étude des nombres jusqu'à 100, notamment pour leur désignation orale et pour les stratégies de calcul mental ou écrit. Parallèlement, l'étude de la numération décimale écrite (centaine, dizaines, unités simples) est étendue par paliers, jusqu'à 200, puis 600 et éventuellement 1000, puis au <text:span text:style-name="T2">CE2</text:span>, jusqu'à 10 000 (l'absence de mot spécifique pour désigner le groupement suivant correspondant à 10 000 justifie ce palier).</text:p>
            <text:p text:style-name="P50">Au <text:span text:style-name="T2">CP</text:span>, les élèves commencent à résoudre des problèmes additifs et soustractifs auxquels s'ajoutent des problèmes multiplicatifs dans la suite du cycle. L'étude de la division, travaillée au cycle 3, est initiée au cours du cycle 2 dans des situations simples de partage ou de groupement. Elle est ensuite préparée par la résolution de deux types de problèmes : ceux où l'on cherche combien de fois une grandeur contient une autre grandeur et ceux où l'on partage une grandeur en un nombre donné de grandeurs. Au <text:span text:style-name="T2">CE2</text:span>, les élèves sont amenés à résoudre des problèmes plus complexes, éventuellement à deux étapes, nécessitant par exemple l'exploration d'un tableau ou d'un graphique, <text:soft-page-break/>ou l'élaboration d'une stratégie de résolution originale.</text:p>
            <text:p text:style-name="P50">Le réinvestissement dans de nombreux problèmes arithmétiques élémentaires permet ensuite aux élèves d'accéder à différentes compréhensions de chaque opération.</text:p>
            <text:p text:style-name="P50"> </text:p>
            <text:p text:style-name="P50">En ce qui concerne le calcul, les élèves établissent puis doivent progressivement mémoriser :</text:p>
            <text:list xml:id="list1539668562497114111" text:style-name="L54">
              <text:list-item>
                <text:p text:style-name="P100">des faits numériques: décompositions/recompositions additives dès début de cycle (dont les tables d'addition), multiplicatives dans la suite du cycle (dont les tables de multiplication); </text:p>
              </text:list-item>
            </text:list>
            <text:list xml:id="list1349264116895842753" text:style-name="L55">
              <text:list-item>
                <text:p text:style-name="P101">des procédures de calculs élémentaires. </text:p>
              </text:list-item>
            </text:list>
            <text:p text:style-name="P50">Ils s'appuient sur ces connaissances pour développer des procédures de calcul adaptées aux nombres en jeu pour les additions au <text:span text:style-name="T2">CP</text:span>, pour les soustractions et les multiplications au <text:span text:style-name="T2">CE1</text:span> ainsi que pour obtenir le quotient et le reste d'une division euclidienne par un nombre à 1 chiffre et par des nombres comme 10, 25, 50, 100 en fin de cycle.</text:p>
            <text:p text:style-name="P50"> </text:p>
            <text:p text:style-name="P50">Les opérations posées permettent l'obtention de résultats notamment lorsque le calcul mental ou écrit en ligne atteint ses limites. Leur apprentissage est aussi un moyen de renforcer la compréhension du système décimal de position et de consolider la mémorisation des relations numériques élémentaires. Il a donc lieu lorsque les élèves se sont approprié des stratégies de calcul basées sur des décompositions/recompositions liées à la numération décimale, souvent utilisées également en calcul mental ou écrit.</text:p>
            <text:p text:style-name="P50">Au <text:span text:style-name="Strong_20_Emphasis">CP</text:span>, les élèves apprennent à poser les additions en colonnes avec des nombres de deux chiffres. Au <text:span text:style-name="Strong_20_Emphasis">CE1</text:span>, ils consolident la maîtrise de l'addition avec des nombres plus grands et avec des nombres de taille différente ; ils  apprennent une technique de calcul posé pour la soustraction. Au <text:span text:style-name="Strong_20_Emphasis">CE2</text:span>, ils consolident la maîtrise de la soustraction ; ils apprennent  une technique de calcul posé pour la multiplication, tout d'abord en multipliant un nombre à deux chiffres par un nombre à un chiffre puis avec des nombres plus grands. Le choix de ces techniques est laissé aux équipes d'école, il doit être suivi au cycle 3.</text:p>
          </table:table-cell>
          <table:covered-table-cell/>
        </table:table-row>
      </table:table>
      <text:p text:style-name="Text_20_body"> </text:p>
      <text:p text:style-name="P8">Grandeurs et mesures</text:p>
      <text:p text:style-name="Text_20_body">Dans les différents enseignements mais aussi dans leur vie quotidienne, les élèves sont amenés à comparer des objets ou des phénomènes en utilisant des nombres. À travers des activités de comparaison, ils apprennent à distinguer différents types de grandeurs et à utiliser le lexique approprié : longueurs (et repérage sur une droite), masses, contenance (et volume contenu), durées (et repérage dans le temps), prix. La comparaison de grandeurs peut être directe, d'objet à objet (juxtaposer deux baguettes), nécessiter la comparaison à un objet intermédiaire (utiliser un troisième récipient pour déterminer laquelle de deux bouteilles a la plus grande contenance) ou à plusieurs objets de même grandeur (mettre bout à bout plusieurs baguettes identiques pour comparer les longueurs de deux lignes tracées au sol). Elle peut également reposer sur la comparaison de mesures des grandeurs.</text:p>
      <text:p text:style-name="Text_20_body"><text:soft-page-break/>Dans le cas des longueurs, des masses, des contenances et des durées, les élèves ont une approche mathématique de la mesure d'une grandeur : ils déterminent combien de fois une grandeur à mesurer « contient » une grandeur de référence (l'unité). Ils s'approprient ensuite les unités usuelles et apprennent à utiliser des instruments de mesure (un sablier, une règle graduée, un verre mesureur, une balance, etc.).</text:p>
      <text:p text:style-name="Text_20_body">Pour résoudre des problèmes liés à des situations vécues, les élèves sont amenés à calculer avec des grandeurs. Ils utilisent les propriétés des nombres et les opérations, et en consolident ainsi la maitrise. Pour comprendre les situations et valider leurs résultats ils doivent aussi donner du sens à ces grandeurs (estimer la longueur d'une pièce ou la distance entre deux arbres dans la cour, juger si un livre peut être plus lourd qu'un autre, etc.) en s'appuyant sur quelques références qu'ils se seront construites. Ces problèmes sont l'occasion de renforcer et de relier entre elles les connaissances numériques et géométriques, ainsi que celles acquises dans « Questionner le monde ».</text:p>
      <text:p text:style-name="Text_20_body"> </text:p>
      <table:table table:name="Tableau38" table:style-name="Tableau38">
        <table:table-column table:style-name="Tableau38.A"/>
        <table:table-column table:style-name="Tableau38.B"/>
        <table:table-row>
          <table:table-cell table:style-name="Tableau38.A1" table:number-columns-spanned="2" office:value-type="string">
            <text:p text:style-name="P51">Attendus de fin de cycle</text:p>
          </table:table-cell>
          <table:covered-table-cell/>
        </table:table-row>
        <table:table-row>
          <table:table-cell table:style-name="Tableau38.A2" table:number-columns-spanned="2" office:value-type="string">
            <text:p text:style-name="P50">-          Comparer, estimer, mesurer des longueurs, des masses, des contenances, des durées.</text:p>
            <text:p text:style-name="P50">-          Utiliser le lexique, les unités, les instruments de mesures spécifiques de ces grandeurs.</text:p>
            <text:p text:style-name="P50">-          Résoudre des problèmes impliquant des longueurs, des masses, des contenances, des durées, des prix.</text:p>
          </table:table-cell>
          <table:covered-table-cell/>
        </table:table-row>
        <table:table-row>
          <table:table-cell table:style-name="Tableau38.A3" office:value-type="string">
            <text:p text:style-name="P52">Connaissances et compétences associées</text:p>
          </table:table-cell>
          <table:table-cell table:style-name="Tableau38.B3" office:value-type="string">
            <text:p text:style-name="P51">Exemples de situations, d'activités et de ressources pour l'élève</text:p>
          </table:table-cell>
        </table:table-row>
        <table:table-row>
          <table:table-cell table:style-name="Tableau38.A2" table:number-columns-spanned="2" office:value-type="string">
            <text:p text:style-name="P52">Comparer, estimer, mesurer des longueurs, des masses, des contenances, des durées</text:p>
            <text:p text:style-name="P52">Utiliser le lexique, les unités, les instruments de mesures spécifiques ces grandeurs</text:p>
          </table:table-cell>
          <table:covered-table-cell/>
        </table:table-row>
        <table:table-row>
          <table:table-cell table:style-name="Tableau38.A3" office:value-type="string">
            <text:p text:style-name="P50">Comparer des objets selon plusieurs grandeurs et identifier quand il s'agit d'une longueur, d'une masse, d'une contenance ou d'une durée.</text:p>
            <text:p text:style-name="P50">-  Lexique spécifique associé aux longueurs, aux masses, aux contenances, aux durées.</text:p>
          </table:table-cell>
          <table:table-cell table:style-name="Tableau38.B3" office:value-type="string">
            <text:p text:style-name="P50">Un objet peut être plus haut, moins large et plus léger qu'un autre ; identifier que « haut » et « large » font référence à la notion de longueur et que « léger » fait référence à la notion de masse.</text:p>
          </table:table-cell>
        </table:table-row>
        <table:table-row>
          <table:table-cell table:style-name="Tableau38.A3" office:value-type="string">
            <text:p text:style-name="P50">Comparer des longueurs, des masses et des contenances, directement, en introduisant la comparaison à un objet intermédiaire ou par mesurage.</text:p>
            <text:p text:style-name="P50">-  Principe de comparaison des longueurs, des masses, des contenances.</text:p>
            <text:p text:style-name="P50"> </text:p>
          </table:table-cell>
          <table:table-cell table:style-name="Tableau38.B3" office:value-type="string">
            <text:p text:style-name="P50">Juxtaposer des objets pour comparer leur longueur.</text:p>
            <text:p text:style-name="P50">Estimer à vue des rapports très simples de longueur. Vérifier éventuellement avec une bande de papier.</text:p>
          </table:table-cell>
        </table:table-row>
        <text:soft-page-break/>
        <table:table-row>
          <table:table-cell table:style-name="Tableau38.A3" office:value-type="string">
            <text:p text:style-name="P50">Estimer les ordres de grandeurs de quelques longueurs, masses et contenances en relation avec les unités métriques.</text:p>
            <text:p text:style-name="P50">Vérifier éventuellement avec un instrument.</text:p>
            <text:p text:style-name="P50">-  Ordres de grandeur des unités usuelles en les associant à quelques objets familiers.</text:p>
            <text:p text:style-name="P50">-  Rapports très simples de longueurs (double et moitié).</text:p>
          </table:table-cell>
          <table:table-cell table:style-name="Tableau38.B3" office:value-type="string">
            <text:p text:style-name="P50">À vue ou par manipulation, proposer une estimation de la mesure d'une grandeur attachée à un objet, avant confrontation avec d'autres approches.</text:p>
            <text:p text:style-name="P50"> </text:p>
          </table:table-cell>
        </table:table-row>
        <table:table-row>
          <table:table-cell table:style-name="Tableau38.A3" office:value-type="string">
            <text:p text:style-name="P50">Mesurer des longueurs avec un instrument adapté, notamment en reportant une unité.</text:p>
            <text:p text:style-name="P50">Mesurer des masses et des contenances avec des instruments adaptés.</text:p>
            <text:p text:style-name="P50">Encadrer une grandeur par deux nombres entiers d'unités</text:p>
            <text:p text:style-name="P50">Exprimer une mesure dans une ou plusieurs unités choisies ou imposées.</text:p>
            <text:p text:style-name="P50">-  Notion d'unité : grandeur arbitraire prise comme référence pour mesurer les grandeurs de la même espèce.</text:p>
            <text:p text:style-name="P50">-  Unités de mesures usuelles.</text:p>
            <text:p text:style-name="P50">o    longueur : m, dm, cm, mm, km.</text:p>
            <text:p text:style-name="P50">o    masse : g, kg, tonne.</text:p>
            <text:p text:style-name="P50">o    contenance : L, dL, cL.</text:p>
            <text:p text:style-name="P50">-  Relations entre les unités de longueur, entre les unités de masses, entre les unités de contenance.</text:p>
          </table:table-cell>
          <table:table-cell table:style-name="Tableau38.B3" office:value-type="string">
            <text:p text:style-name="P50">Instruments : règle graduée, bandes de 1 dm de long graduées ou non, bande de papier plus ou moins longue, ficelle, mètre gradué ou non, balance à plateaux, à lecture directe, des récipients pour transvaser, un verre mesureur, ...</text:p>
            <text:p text:style-name="P50">Les encadrements de grandeurs sont du type : le couloir mesure entre 6 m et 7 m de long.</text:p>
            <text:p text:style-name="P50">Les grandeurs peuvent être exprimées avec des expressions complexes (1 m 13 cm, 1 h 20 min, etc.)</text:p>
          </table:table-cell>
        </table:table-row>
        <table:table-row>
          <table:table-cell table:style-name="Tableau38.A3" office:value-type="string">
            <text:p text:style-name="P50">Comparer, estimer, mesurer des durées </text:p>
            <text:p text:style-name="P50">-  Unités de mesure usuelles de durées : j, semaine, h, min, s, mois, année, siècle, millénaire.</text:p>
            <text:p text:style-name="P50">-  Relations entre ces unités.</text:p>
          </table:table-cell>
          <table:table-cell table:style-name="Tableau38.B3" office:value-type="string">
            <text:p text:style-name="P50">Ce travail est mené en lien avec « Questionner le monde »</text:p>
            <text:p text:style-name="P50">Utiliser un sablier, des horloges et des montres à aiguilles et à affichage digital, un chronomètre.</text:p>
          </table:table-cell>
        </table:table-row>
        <table:table-row>
          <table:table-cell table:style-name="Tableau38.A3" office:value-type="string">
            <text:p text:style-name="P50">Dans des cas simples, représenter une grandeur par une longueur, notamment sur une demi-droite graduée.</text:p>
            <text:p text:style-name="P50">-  Des objets de grandeurs égales sont représentés par des segments de longueurs égales.</text:p>
            <text:p text:style-name="P50">-  Une grandeur double est représentée par une longueur double.</text:p>
            <text:p text:style-name="P50"><text:soft-page-break/>-  La règle graduée en cm comme cas particulier d'une demi-droite graduée.</text:p>
          </table:table-cell>
          <table:table-cell table:style-name="Tableau38.B3" office:value-type="string">
            <text:p text:style-name="P50">Lire les graduations représentant des grandeurs : cadran d'une balance, frise chronologique, progressivement axes d'un graphique.</text:p>
          </table:table-cell>
        </table:table-row>
        <table:table-row>
          <table:table-cell table:style-name="Tableau38.A2" table:number-columns-spanned="2" office:value-type="string">
            <text:p text:style-name="P52">Résoudre des problèmes impliquant des longueurs, des masses, des contenances, des durées, des prix</text:p>
          </table:table-cell>
          <table:covered-table-cell/>
        </table:table-row>
        <table:table-row>
          <table:table-cell table:style-name="Tableau38.A3" office:value-type="string">
            <text:p text:style-name="P50">Résoudre des problèmes, notamment de mesurage et de comparaison, en utilisant les opérations sur les grandeurs ou sur les nombres.</text:p>
            <text:p text:style-name="P50">-  Opérations sur les grandeurs (addition, soustraction, multiplication par un entier, division : recherche du nombre de parts et de la taille d'une part).</text:p>
            <text:p text:style-name="P50">-  Quatre opérations sur les mesures des grandeurs.</text:p>
            <text:p text:style-name="P50">-  Principes d'utilisation de la monnaie (en euros et centimes d'euros).</text:p>
            <text:p text:style-name="P50">-  Lexique lié aux pratiques économiques.</text:p>
            <text:p text:style-name="P50"> </text:p>
            <text:p text:style-name="P50"> </text:p>
          </table:table-cell>
          <table:table-cell table:style-name="Tableau38.B3" office:value-type="string">
            <text:p text:style-name="P50">Observer que les longueurs, les masses, les contenances, les durées, sont des grandeurs additives.</text:p>
            <text:p text:style-name="P50">Utiliser le résultat d'un mesurage pour calculer une autre grandeur, notamment mesurer des segments pour calculer la longueur d'une ligne brisée, périmètre d'un polygone.</text:p>
            <text:p text:style-name="P50">Réinvestir les connaissances de calcul mental, de numération et le sens des opérations.</text:p>
            <text:p text:style-name="P50">Connaitre le prix de quelques objets familiers.</text:p>
          </table:table-cell>
        </table:table-row>
        <table:table-row>
          <table:table-cell table:style-name="Tableau38.A3" office:value-type="string">
            <text:p text:style-name="P50">Résoudre des problèmes impliquant des conversions simples d'une unité usuelle à une autre.</text:p>
            <text:p text:style-name="P50">Convertir avant de calculer si nécessaire.</text:p>
            <text:p text:style-name="P50">-  Relations entre les unités usuelles.</text:p>
          </table:table-cell>
          <table:table-cell table:style-name="Tableau38.B3" office:value-type="string">
            <text:p text:style-name="P50">Faire des liens entre les unités de mesure décimales et les unités de numération.</text:p>
          </table:table-cell>
        </table:table-row>
        <table:table-row>
          <table:table-cell table:style-name="Tableau38.A14" table:number-columns-spanned="2" office:value-type="string">
            <text:p text:style-name="P51">Repères de progressivité</text:p>
            <text:p text:style-name="P50">Il est possible, lors de la résolution de problèmes, d'aller au-delà des repères de progressivité identifiés pour chaque niveau.</text:p>
            <text:p text:style-name="P50"> </text:p>
            <text:p text:style-name="P50">Tout au long du cycle, les élèves travaillent sur des grandeurs diverses en commençant par les comparer pour appréhender le concept, avant de les mesurer au moyen d'instruments adéquats en s'appropriant peu à peu les unités usuelles. Les différentes unités sont introduites et mises en relation progressivement au cours du cycle :</text:p>
            <text:list xml:id="list6251210333449801361" text:style-name="L56">
              <text:list-item>
                <text:p text:style-name="P102">la <text:span text:style-name="T4">longueur</text:span> (comparaison, double et moitié dès le <text:span text:style-name="T2">CP</text:span>, en dm, cm, m, km au <text:span text:style-name="T2">CE1 </text:span>puis en mm au <text:span text:style-name="T2">CE2</text:span>); </text:p>
              </text:list-item>
            </text:list>
            <text:list xml:id="list1157214189093369313" text:style-name="L57">
              <text:list-item>
                <text:p text:style-name="P103">la <text:span text:style-name="T4">masse</text:span> (en g et kg, comme unités indépendantes au <text:span text:style-name="T2">CE1</text:span>, puis en g, kg, et tonne en relation au <text:span text:style-name="T2">CE2</text:span>); </text:p>
              </text:list-item>
            </text:list>
            <text:list xml:id="list5878777634915031069" text:style-name="L58">
              <text:list-item>
                <text:p text:style-name="P104"><text:soft-page-break/>la <text:span text:style-name="T4">contenance</text:span> (en litres au <text:span text:style-name="T2">CE1</text:span>, en cL et dL au <text:span text:style-name="T2">CE2</text:span>); </text:p>
              </text:list-item>
            </text:list>
            <text:list xml:id="list8393851969667772349" text:style-name="L59">
              <text:list-item>
                <text:p text:style-name="P105">la <text:span text:style-name="T4">durée</text:span> (jour et semaine et leur relation tout au long du cycle, relations entre j et h, entre h et min en cours de <text:span text:style-name="T2">CE1</text:span>, j, mois, année et leurs relations, année, siècle, millénaire et leurs relations, min, s et leur relation au <text:span text:style-name="T2">CE2</text:span>); </text:p>
              </text:list-item>
            </text:list>
            <text:list xml:id="list4877091226190688531" text:style-name="L60">
              <text:list-item>
                <text:p text:style-name="P106">le <text:span text:style-name="T4">prix</text:span> (en euros dès le <text:span text:style-name="T2">CP</text:span>, en euros et en centimes d'euros, en relation au <text:span text:style-name="T2">CE1</text:span>). </text:p>
              </text:list-item>
            </text:list>
            <text:p text:style-name="P50">Les opérations sur les grandeurs sont menées en lien avec l'avancée des opérations sur les nombres, de la connaissance des unités et des relations entre elles. Le lexique suivant est introduit : le double d'une longueur, sa moitié au début du cycle.</text:p>
          </table:table-cell>
          <table:covered-table-cell/>
        </table:table-row>
      </table:table>
      <text:p text:style-name="Text_20_body"> </text:p>
      <text:p text:style-name="P8">Espace et géométrie</text:p>
      <text:p text:style-name="Text_20_body">Au cycle 2, les élèves acquièrent à la fois des connaissances spatiales comme l'orientation et le repérage dans l'espace et des connaissances géométriques sur les solides et sur les figures planes. Apprendre à se repérer et se déplacer dans l'espace se fait en lien étroit avec le travail dans « Questionner le monde » et « Éducation physique et sportive ». Les connaissances géométriques contribuent à la construction, tout au long de la scolarité obligatoire, des concepts fondamentaux d'alignement, de distance, d'égalité de longueurs, de parallélisme, de perpendicularité, de symétrie.</text:p>
      <text:p text:style-name="Text_20_body">Les compétences et connaissances attendues en fin de cycle se construisent à partir de problèmes, qui s'enrichissent tout au long du cycle en jouant sur les outils et les supports à disposition, et en relation avec les activités mettant en jeu les grandeurs géométriques et leur mesure.</text:p>
      <text:p text:style-name="Text_20_body">Dans la suite du travail commencé à l'école maternelle, l'acquisition de connaissances spatiales s'appuie sur des problèmes visant à localiser des objets ou à décrire ou produire des déplacements dans l'espace réel. L'oral tient encore une grande place au CP mais les représentations symboliques se développent et l'espace réel est progressivement mis en relation avec des représentations géométriques. La connaissance des solides se développe à travers des activités de tri, d'assemblages et de fabrications d'objets. Les notions de géométrie plane et les connaissances sur les figures usuelles s'acquièrent à partir de résolution de problèmes (reproduction de figures, activités de tri et de classement, description de figures, reconnaissance de figures à partir de leur description, tracés en suivant un programme de construction simple). La reproduction de figures diverses, simples et composées est une source importante de problèmes de géométrie dont on peut faire varier la difficulté en fonction des figures à reproduire et des instruments disponibles. Les concepts généraux de géométrie (droites, points, segments, angles droits) sont présentés à partir de tels problèmes.</text:p>
      <text:p text:style-name="Text_20_body">En géométrie comme ailleurs, il est particulièrement important que les professeurs utilisent un langage précis et adapté et introduisent le vocabulaire approprié au cours des manipulations et situations d'action où il prend sens pour les élèves, et que ceux-ci soient progressivement encouragés à l'utiliser.</text:p>
      <text:p text:style-name="Text_20_body"> </text:p>
      <table:table table:name="Tableau39" table:style-name="Tableau39">
        <table:table-column table:style-name="Tableau39.A"/>
        <table:table-column table:style-name="Tableau39.B"/>
        <table:table-row>
          <table:table-cell table:style-name="Tableau39.A1" table:number-columns-spanned="2" office:value-type="string">
            <text:p text:style-name="P51">Attendus de fin de cycle</text:p>
          </table:table-cell>
          <table:covered-table-cell/>
        </table:table-row>
        <text:soft-page-break/>
        <table:table-row>
          <table:table-cell table:style-name="Tableau39.A2" table:number-columns-spanned="2" office:value-type="string">
            <text:p text:style-name="P50">-          (Se) repérer et (se) déplacer en utilisant des repères et des représentations.</text:p>
            <text:p text:style-name="P50">-          Reconnaitre, nommer, décrire, reproduire quelques solides.</text:p>
            <text:p text:style-name="P50">-          Reconnaitre, nommer, décrire, reproduire, construire quelques figures géométriques.</text:p>
            <text:p text:style-name="P50">-          Reconnaitre et utiliser les notions d'alignement, d'angle droit, d'égalité de longueurs, de milieu, de symétrie.</text:p>
          </table:table-cell>
          <table:covered-table-cell/>
        </table:table-row>
        <table:table-row>
          <table:table-cell table:style-name="Tableau39.A3" office:value-type="string">
            <text:p text:style-name="P52">Connaissances et compétences associées</text:p>
          </table:table-cell>
          <table:table-cell table:style-name="Tableau39.B3" office:value-type="string">
            <text:p text:style-name="P51">Exemples de situations, d'activités et de ressources pour l'élève</text:p>
          </table:table-cell>
        </table:table-row>
        <table:table-row>
          <table:table-cell table:style-name="Tableau39.A2" table:number-columns-spanned="2" office:value-type="string">
            <text:p text:style-name="P52">(Se) repérer et (se) déplacer en utilisant des repères</text:p>
          </table:table-cell>
          <table:covered-table-cell/>
        </table:table-row>
        <table:table-row>
          <table:table-cell table:style-name="Tableau39.A3" office:value-type="string">
            <text:p text:style-name="P50">Se repérer dans son environnement proche.</text:p>
            <text:p text:style-name="P50">Situer des objets ou des personnes les uns par rapport aux autres ou par rapport à d'autres repères.</text:p>
            <text:p text:style-name="P50">-  Vocabulaire permettant de définir des positions (gauche, droite, au-dessus, en dessous, sur, sous, devant, derrière, près, loin, premier plan, second plan, nord, sud, est, ouest,...).</text:p>
            <text:p text:style-name="P50">-  Vocabulaire permettant de définir des déplacements (avancer, reculer, tourner à droite/à gauche, monter, descendre, ...).</text:p>
          </table:table-cell>
          <table:table-cell table:style-name="Tableau39.B3" office:value-type="string">
            <text:p text:style-name="P50">Ce travail est mené en lien avec « Questionner le monde ».</text:p>
            <text:p text:style-name="P50">Passer, dans les activités, de l'espace proche et connu à un espace inconnu.</text:p>
            <text:p text:style-name="P50">Mises en situations, avec utilisation orale puis écrite d'un langage approprié.</text:p>
            <text:p text:style-name="P50"> </text:p>
          </table:table-cell>
        </table:table-row>
        <table:table-row>
          <table:table-cell table:style-name="Tableau39.A3" office:value-type="string">
            <text:p text:style-name="P50">Produire des représentations des espaces familiers (les espaces scolaires extérieurs proches, le village, le quartier) et moins familiers (vécus lors de sorties).</text:p>
            <text:p text:style-name="P50">-  Quelques modes de représentation de l'espace.</text:p>
          </table:table-cell>
          <table:table-cell table:style-name="Tableau39.B3" office:value-type="string">
            <text:p text:style-name="P50">Ce travail est mené en lien avec « Questionner le monde »</text:p>
            <text:p text:style-name="P50">Étudier des représentations de l'espace environnant (maquettes, plans, photos), en produire.</text:p>
            <text:p text:style-name="P50">Dessiner l'espace de l'école.</text:p>
          </table:table-cell>
        </table:table-row>
        <table:table-row>
          <table:table-cell table:style-name="Tableau39.A3" office:value-type="string">
            <text:p text:style-name="P50">S'orienter et se déplacer en utilisant des repères.</text:p>
            <text:p text:style-name="P50">Coder et décoder pour prévoir, représenter et réaliser des déplacements dans des espaces familiers, sur un quadrillage, sur un écran.</text:p>
            <text:p text:style-name="P50">-  Repères spatiaux.</text:p>
            <text:p text:style-name="P50">-  Relations entre l'espace dans lequel on se déplace et ses représentations.</text:p>
          </table:table-cell>
          <table:table-cell table:style-name="Tableau39.B3" office:value-type="string">
            <text:p text:style-name="P50">Parcours de découverte et d'orientation pour identifier des éléments, les situer les uns par rapport aux autres, anticiper et effectuer un déplacement, le coder.</text:p>
            <text:p text:style-name="P50">Réaliser des déplacements dans l'espace et les coder pour qu'un autre élève puisse les reproduire.</text:p>
            <text:p text:style-name="P50">Produire des représentations d'un espace restreint et s'en servir pour communiquer des positions.</text:p>
            <text:p text:style-name="P50"><text:soft-page-break/>Programmer les déplacements d'un robot ou ceux d'un personnage sur un écran.</text:p>
          </table:table-cell>
        </table:table-row>
        <table:table-row>
          <table:table-cell table:style-name="Tableau39.A2" table:number-columns-spanned="2" office:value-type="string">
            <text:p text:style-name="P52">Reconnaitre, nommer, décrire, reproduire quelques solides</text:p>
          </table:table-cell>
          <table:covered-table-cell/>
        </table:table-row>
        <table:table-row>
          <table:table-cell table:style-name="Tableau39.A3" office:value-type="string">
            <text:p text:style-name="P50">Reconnaitre et trier les solides usuels parmi des solides variés. Décrire et comparer des solides en utilisant le vocabulaire approprié.</text:p>
            <text:p text:style-name="P50">Reproduire des solides.</text:p>
            <text:p text:style-name="P50">Fabriquer un cube à partir d'un patron fourni.</text:p>
            <text:p text:style-name="P50">-  Vocabulaire approprié pour :</text:p>
            <text:p text:style-name="P50">o    nommer des solides (boule, cylindre, cône, cube, pavé droit, pyramide) ;</text:p>
            <text:p text:style-name="P50">o    décrire des polyèdres (face, sommet, arête).</text:p>
            <text:p text:style-name="P50">-  Les faces d'un cube sont des carrés.</text:p>
            <text:p text:style-name="P50">-  Les faces d'un pavé droit sont des rectangles (qui peuvent être des carrés).</text:p>
            <text:p text:style-name="P50"> </text:p>
          </table:table-cell>
          <table:table-cell table:style-name="Tableau39.B3" office:value-type="string">
            <text:p text:style-name="P50">Trier, reconnaitre et nommer les solides à travers des activités de tri parmi des solides variés, des jeux (portrait, Kim...).</text:p>
            <text:p text:style-name="P50">Réaliser et reproduire des assemblages de cubes et pavés droits.</text:p>
            <text:p text:style-name="P50">Associer de tels assemblages à divers types de représentations (photos, vues, ...)</text:p>
            <text:p text:style-name="P50">Commander le matériel juste nécessaire pour fabriquer un cube à partir de ses faces.</text:p>
            <text:p text:style-name="P50">Observer, compter le nombre de faces et de sommets d'un cube.</text:p>
            <text:p text:style-name="P50">Initiation à l'usage d'un logiciel permettant de représenter les solides et de les déplacer pour les voir sous différents angles.</text:p>
          </table:table-cell>
        </table:table-row>
        <table:table-row>
          <table:table-cell table:style-name="Tableau39.A2" table:number-columns-spanned="2" office:value-type="string">
            <text:p text:style-name="P52">Reconnaitre, nommer, décrire, reproduire, construire quelques figures géométriques</text:p>
            <text:p text:style-name="P52">Reconnaitre et utiliser les notions d'alignement, d'angle droit, d'égalité de longueurs, de milieu, de symétrie</text:p>
          </table:table-cell>
          <table:covered-table-cell/>
        </table:table-row>
        <table:table-row>
          <table:table-cell table:style-name="Tableau39.A3" office:value-type="string">
            <text:p text:style-name="P50">Décrire, reproduire des figures ou des assemblages de figures planes sur papier quadrillé ou uni</text:p>
            <text:p text:style-name="P50">Utiliser la règle, le compas ou l'équerre comme instruments de tracé.</text:p>
            <text:p text:style-name="P50">Reconnaitre, nommer les figures usuelles.</text:p>
            <text:p text:style-name="P50">Reconnaitre et décrire à partir des côtés et des angles droits, un carré, un rectangle, un triangle rectangle. Les construire sur un support uni connaissant la longueur des côtés.</text:p>
            <text:p text:style-name="P50">Construire un cercle connaissant son centre et un point, ou son centre et son rayon.</text:p>
            <text:p text:style-name="P50">-  Vocabulaire approprié pour décrire les figures planes <text:soft-page-break/>usuelles :</text:p>
            <text:p text:style-name="P50">o    carré, rectangle, triangle, triangle rectangle, polygone, côté, sommet, angle droit ;</text:p>
            <text:p text:style-name="P50">o    cercle, disque, rayon, centre ;</text:p>
            <text:p text:style-name="P50">o    segment, milieu d'un segment, droite.</text:p>
            <text:p text:style-name="P50">-  Propriété des angles et égalités de longueur des côtés pour les carrés et les rectangles.</text:p>
            <text:p text:style-name="P50">-  Lien entre propriétés géométriques et instruments de tracé :</text:p>
            <text:p text:style-name="P50">o    droite, alignement et règle non graduée ;</text:p>
            <text:p text:style-name="P50">o    angle droit et équerre ;</text:p>
            <text:p text:style-name="P50">o    cercle et compas.</text:p>
          </table:table-cell>
          <table:table-cell table:style-name="Tableau39.B3" office:value-type="string">
            <text:p text:style-name="P50">Les jeux du type portrait, Kim etc., la construction de frises, pavages, rosaces peuvent contribuer à développer la connaissance des propriétés des figures du programme et du vocabulaire associé.</text:p>
            <text:p text:style-name="P50">Les problèmes de reproduction de figures (éventuellement à partir d'éléments déjà fournis de la figure à reproduire qu'il s'agit alors de compléter) donnent l'occasion de dégager et travailler les propriétés et relations géométriques du programme. Le choix d'un support uni, quadrillé ou pointé et des instruments <text:soft-page-break/>disponibles se fait suivant les objectifs.</text:p>
            <text:p text:style-name="P50">Les problèmes de description de figures permettent de développer le langage géométrique.</text:p>
          </table:table-cell>
        </table:table-row>
        <table:table-row>
          <table:table-cell table:style-name="Tableau39.A3" office:value-type="string">
            <text:p text:style-name="P50">Utiliser la règle (non graduée) pour repérer et produire des alignements.</text:p>
            <text:p text:style-name="P50">Repérer et produire des angles droits à l'aide d'un gabarit, d'une équerre.</text:p>
            <text:p text:style-name="P50">Reporter une longueur sur une droite déjà tracée.</text:p>
            <text:p text:style-name="P50">Repérer ou trouver le milieu d'un segment.</text:p>
            <text:p text:style-name="P50">-  Alignement de points et de segments.</text:p>
            <text:p text:style-name="P50">-  Angle droit.</text:p>
            <text:p text:style-name="P50">-  Égalité de longueurs.</text:p>
            <text:p text:style-name="P50">-  Milieu d'un segment.</text:p>
            <text:p text:style-name="P50"> </text:p>
          </table:table-cell>
          <table:table-cell table:style-name="Tableau39.B3" office:value-type="string">
            <text:p text:style-name="P50">À travers des activités dans l'espace ou des tracés, les élèves perçoivent les notions d'alignement, de partage en deux, de symétrie.</text:p>
            <text:p text:style-name="P50">Mobiliser des instruments variés lors des tracés: gabarits, pochoirs, règle non graduée, bande de papier avec un bord droit pour reporter des longueurs ou trouver un milieu, gabarit d'angle droit, équerre, compas.</text:p>
            <text:p text:style-name="P50">Le report de longueurs et la recherche du milieu d'un segment peuvent s'obtenir en utilisant la règle graduée en lien avec la mesure mais ils doivent d'abord pouvoir se faire sans règle graduée.</text:p>
          </table:table-cell>
        </table:table-row>
        <table:table-row>
          <table:table-cell table:style-name="Tableau39.A3" office:value-type="string">
            <text:p text:style-name="P50">Reconnaitre si une figure présente un axe de symétrie (à trouver).</text:p>
            <text:p text:style-name="P50">Compléter une figure pour qu'elle soit symétrique par rapport à un axe donné.</text:p>
            <text:p text:style-name="P50">-  Symétrie axiale.</text:p>
            <text:p text:style-name="P50">-  Une figure décalquée puis retournée qui coïncide avec la figure initiale est symétrique : elle a un axe de symétrie (à <text:soft-page-break/>trouver).</text:p>
            <text:p text:style-name="P50">-  Une figure symétrique pliée sur son axe de symétrie, se partage en deux parties qui coïncident exactement.</text:p>
          </table:table-cell>
          <table:table-cell table:style-name="Tableau39.B3" office:value-type="string">
            <text:p text:style-name="P50">Reconnaitre dans son environnement des situations modélisables par la symétrie (papillons, bâtiments, etc.).</text:p>
            <text:p text:style-name="P50">Utiliser du papier calque, des découpages, des pliages, des logiciels permettant de déplacer des figures ou parties de figures.</text:p>
          </table:table-cell>
        </table:table-row>
        <table:table-row>
          <table:table-cell table:style-name="Tableau39.A14" table:number-columns-spanned="2" office:value-type="string">
            <text:p text:style-name="P51">Repères de progressivité</text:p>
            <text:p text:style-name="P50">Il est possible, lors de la résolution de problèmes, d'aller au-delà des repères de progressivité identifiés pour chaque niveau.</text:p>
            <text:p text:style-name="P50"> </text:p>
            <text:p text:style-name="P50">Au <text:span text:style-name="T2">CP</text:span>, la représentation des lieux et le codage des déplacements se situent dans la classe ou dans l'école, puis dans le quartier proche, et au <text:span text:style-name="T2">CE2</text:span> dans un quartier étendu ou le village.</text:p>
            <text:p text:style-name="P50">Dès le <text:span text:style-name="T2">CE1</text:span>, les élèves peuvent coder des déplacements à l'aide d'un logiciel de programmation adapté, ce qui les amènera au <text:span text:style-name="T2">CE2</text:span> à la compréhension, et la production d'algorithmes simples.</text:p>
            <text:p text:style-name="P50">Dès le <text:span text:style-name="T2">CP</text:span>, les élèves observent et apprennent à reconnaitre, trier et nommer des solides variés. Le vocabulaire nécessaire pour les décrire (face, sommet, arête) est progressivement exigible.</text:p>
            <text:p text:style-name="P50">Ils apprennent dès le <text:span text:style-name="T2">CE1</text:span> à construire un cube avec des carrés ou avec des tiges que l'on peut assembler. Au <text:span text:style-name="T2">CE2</text:span>, ils approchent la notion de patron du cube. La discussion sur l'agencement des faces d'un patron relève du cycle 3.</text:p>
            <text:p text:style-name="P50"> </text:p>
            <text:p text:style-name="P50">Les propriétés géométriques sont engagées progressivement dans la reproduction et la description de figures (alignement, report de longueur sur une droite et égalités de longueur en début de cycle, puis angle droit en milieu de cycle). On aborde la construction d'un cercle sans contraintes au <text:span text:style-name="T2">CE1</text:span> ; puis à partir du centre et d'un point de son rayon et son centre, et, au <text:span text:style-name="T2">CE2</text:span>, de son diamètre.</text:p>
            <text:p text:style-name="P50">L'utilisation des instruments se fait graduellement : règle non graduée, outil de report de longueur (bande de papier ou de carton sur laquelle on peut écrire) sur une droite dès le CP ; puis règle graduée, gabarit d'angle droit ; enfin, équerre, compas pour tracer des cercles. Le report de longueurs sur une droite déjà tracée avec le compas peut être abordé au <text:span text:style-name="T2">CE2</text:span> mais il relève surtout du cycle 3.</text:p>
            <text:p text:style-name="P50"> </text:p>
            <text:p text:style-name="P50">L'initiation à l'utilisation de logiciels de géométrie permettant de produire ou déplacer des figures ou composantes de figures se fait graduellement, en lien avec l'ensemble des activités géométriques et le développement des connaissances et compétences géométriques. L'usage des logiciels de géométrie dynamique relève essentiellement des cycles 3 et 4.</text:p>
          </table:table-cell>
          <table:covered-table-cell/>
        </table:table-row>
      </table:table>
      <text:p text:style-name="Text_20_body"> </text:p>
      <text:p text:style-name="P8">Croisements entre enseignements</text:p>
      <text:p text:style-name="Text_20_body">Les connaissances sur les nombres et le calcul se développent en relation étroite avec celles portant sur les grandeurs. Elles sont par ailleurs nécessaires à la résolution de nombreux problèmes rencontrés dans « Questionner le monde ».</text:p>
      <text:p text:style-name="Text_20_body"><text:soft-page-break/>Le travail sur les grandeurs et leur mesure permet des mises en relations fécondes avec d'autres enseignements : « Questionner le monde » (longueurs, masses, durées), « Éducation physique et sportive » (durées, longueurs), « Éducation musicale » (durées).</text:p>
      <text:p text:style-name="Text_20_body">Le travail sur l'espace se fait en forte interrelation avec « Questionner le monde » et « Éducation physique et sportive ».</text:p>
      <text:p text:style-name="Text_20_body">Le travail sur les solides, les figures géométriques et les relations géométriques peut se développer en lien avec « Arts plastiques» et « Éducation physique et sportive ».</text:p>
      <text:p text:style-name="Horizontal_20_Line"/>
      <text:p text:style-name="Text_20_body">[1] Dans le texte qui suit, le terme « élève(s) » désigne indifféremment les filles et les garçons scolarisés.</text:p>
      <text:p text:style-name="Text_20_body">[2] Dans le texte qui suit, le terme « professeur(s) » désigne indifféremment les femmes et les hommes qui exercent cette profess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40:02.121000000</meta:creation-date>
    <dc:date>2016-08-17T10:46:11.432000000</dc:date>
    <meta:editing-duration>PT6M14S</meta:editing-duration>
    <meta:editing-cycles>3</meta:editing-cycles>
    <meta:generator>LibreOffice/4.3.1.2$Windows_x86 LibreOffice_project/958349dc3b25111dbca392fbc281a05559ef6848</meta:generator>
    <meta:document-statistic meta:table-count="39" meta:image-count="0" meta:object-count="0" meta:page-count="65" meta:paragraph-count="1513" meta:word-count="27466" meta:character-count="183377" meta:non-whitespace-character-count="155990"/>
  </office:meta>
</office:document-meta>
</file>